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53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clusion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OCCLUSION</text:p>
          </table:table-cell>
          <table:table-cell table:style-name="ce2" office:value-type="string" calcext:value-type="string" table:number-columns-spanned="6" table:number-rows-spanned="1">
            <text:p>CenterTrack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FairMOT</text:p>
          </table:table-cell>
          <table:covered-table-cell table:number-columns-repeated="5"/>
          <table:table-cell/>
          <table:table-cell table:style-name="ce1" office:value-type="string" calcext:value-type="string">
            <text:p>SmaR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q</text:p>
          </table:table-cell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 table:style-name="ce1"/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 table:style-name="ce1"/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ompt22_train_2_25_10_circular_0_0_occlusion</text:p>
          </table:table-cell>
          <table:table-cell office:value-type="float" office:value="0.651314650534384" calcext:value-type="float">
            <text:p>0.651314650534384</text:p>
          </table:table-cell>
          <table:table-cell office:value-type="float" office:value="0.778977516833784" calcext:value-type="float">
            <text:p>0.778977516833784</text:p>
          </table:table-cell>
          <table:table-cell office:value-type="float" office:value="0.544769644766442" calcext:value-type="float">
            <text:p>0.544769644766442</text:p>
          </table:table-cell>
          <table:table-cell office:value-type="float" office:value="0.818788772188129" calcext:value-type="float">
            <text:p>0.818788772188129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6803434765715" calcext:value-type="float">
            <text:p>0.776803434765715</text:p>
          </table:table-cell>
          <table:table-cell office:value-type="float" office:value="0.769148670147948" calcext:value-type="float">
            <text:p>0.769148670147948</text:p>
          </table:table-cell>
          <table:table-cell office:value-type="float" office:value="0.786980569808948" calcext:value-type="float">
            <text:p>0.786980569808948</text:p>
          </table:table-cell>
          <table:table-cell office:value-type="float" office:value="0.812924376054398" calcext:value-type="float">
            <text:p>0.812924376054398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704042442508" calcext:value-type="float">
            <text:p>0.788704042442508</text:p>
          </table:table-cell>
          <table:table-cell office:value-type="float" office:value="0.784692226998241" calcext:value-type="float">
            <text:p>0.784692226998241</text:p>
          </table:table-cell>
          <table:table-cell office:value-type="float" office:value="0.793393713704583" calcext:value-type="float">
            <text:p>0.793393713704583</text:p>
          </table:table-cell>
          <table:table-cell office:value-type="float" office:value="0.824720585921403" calcext:value-type="float">
            <text:p>0.824720585921403</text:p>
          </table:table-cell>
          <table:table-cell office:value-type="float" office:value="0.974" calcext:value-type="float">
            <text:p>0.97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0_4_occlusion</text:p>
          </table:table-cell>
          <table:table-cell office:value-type="float" office:value="0.65334496007474" calcext:value-type="float">
            <text:p>0.65334496007474</text:p>
          </table:table-cell>
          <table:table-cell office:value-type="float" office:value="0.780763285187399" calcext:value-type="float">
            <text:p>0.780763285187399</text:p>
          </table:table-cell>
          <table:table-cell office:value-type="float" office:value="0.546929993462027" calcext:value-type="float">
            <text:p>0.546929993462027</text:p>
          </table:table-cell>
          <table:table-cell office:value-type="float" office:value="0.819463202149594" calcext:value-type="float">
            <text:p>0.819463202149594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6830939519209" calcext:value-type="float">
            <text:p>0.776830939519209</text:p>
          </table:table-cell>
          <table:table-cell office:value-type="float" office:value="0.769549422623652" calcext:value-type="float">
            <text:p>0.769549422623652</text:p>
          </table:table-cell>
          <table:table-cell office:value-type="float" office:value="0.786452297368251" calcext:value-type="float">
            <text:p>0.786452297368251</text:p>
          </table:table-cell>
          <table:table-cell office:value-type="float" office:value="0.81186883106714" calcext:value-type="float">
            <text:p>0.81186883106714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822757671032" calcext:value-type="float">
            <text:p>0.786822757671032</text:p>
          </table:table-cell>
          <table:table-cell office:value-type="float" office:value="0.78265541137423" calcext:value-type="float">
            <text:p>0.78265541137423</text:p>
          </table:table-cell>
          <table:table-cell office:value-type="float" office:value="0.791765574668103" calcext:value-type="float">
            <text:p>0.791765574668103</text:p>
          </table:table-cell>
          <table:table-cell office:value-type="float" office:value="0.825077507132973" calcext:value-type="float">
            <text:p>0.825077507132973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0_8_occlusion</text:p>
          </table:table-cell>
          <table:table-cell office:value-type="float" office:value="0.65134625101506" calcext:value-type="float">
            <text:p>0.65134625101506</text:p>
          </table:table-cell>
          <table:table-cell office:value-type="float" office:value="0.777928647386745" calcext:value-type="float">
            <text:p>0.777928647386745</text:p>
          </table:table-cell>
          <table:table-cell office:value-type="float" office:value="0.545653594147351" calcext:value-type="float">
            <text:p>0.545653594147351</text:p>
          </table:table-cell>
          <table:table-cell office:value-type="float" office:value="0.818436710293795" calcext:value-type="float">
            <text:p>0.818436710293795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7269519768" calcext:value-type="float">
            <text:p>0.777269519768</text:p>
          </table:table-cell>
          <table:table-cell office:value-type="float" office:value="0.7699539570771" calcext:value-type="float">
            <text:p>0.7699539570771</text:p>
          </table:table-cell>
          <table:table-cell office:value-type="float" office:value="0.786813001440834" calcext:value-type="float">
            <text:p>0.786813001440834</text:p>
          </table:table-cell>
          <table:table-cell office:value-type="float" office:value="0.812552669051449" calcext:value-type="float">
            <text:p>0.812552669051449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5927957249087" calcext:value-type="float">
            <text:p>0.785927957249087</text:p>
          </table:table-cell>
          <table:table-cell office:value-type="float" office:value="0.782305049819196" calcext:value-type="float">
            <text:p>0.782305049819196</text:p>
          </table:table-cell>
          <table:table-cell office:value-type="float" office:value="0.790207354235071" calcext:value-type="float">
            <text:p>0.790207354235071</text:p>
          </table:table-cell>
          <table:table-cell office:value-type="float" office:value="0.825554940599441" calcext:value-type="float">
            <text:p>0.825554940599441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0_occlusion</text:p>
          </table:table-cell>
          <table:table-cell office:value-type="float" office:value="0.649244224553367" calcext:value-type="float">
            <text:p>0.649244224553367</text:p>
          </table:table-cell>
          <table:table-cell office:value-type="float" office:value="0.774646989153149" calcext:value-type="float">
            <text:p>0.774646989153149</text:p>
          </table:table-cell>
          <table:table-cell office:value-type="float" office:value="0.544361022461522" calcext:value-type="float">
            <text:p>0.544361022461522</text:p>
          </table:table-cell>
          <table:table-cell office:value-type="float" office:value="0.818010003672554" calcext:value-type="float">
            <text:p>0.818010003672554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5451849088841" calcext:value-type="float">
            <text:p>0.775451849088841</text:p>
          </table:table-cell>
          <table:table-cell office:value-type="float" office:value="0.768781217023308" calcext:value-type="float">
            <text:p>0.768781217023308</text:p>
          </table:table-cell>
          <table:table-cell office:value-type="float" office:value="0.784288235164707" calcext:value-type="float">
            <text:p>0.784288235164707</text:p>
          </table:table-cell>
          <table:table-cell office:value-type="float" office:value="0.812509296014177" calcext:value-type="float">
            <text:p>0.812509296014177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151620718758" calcext:value-type="float">
            <text:p>0.789151620718758</text:p>
          </table:table-cell>
          <table:table-cell office:value-type="float" office:value="0.784008203639826" calcext:value-type="float">
            <text:p>0.784008203639826</text:p>
          </table:table-cell>
          <table:table-cell office:value-type="float" office:value="0.795474984344821" calcext:value-type="float">
            <text:p>0.795474984344821</text:p>
          </table:table-cell>
          <table:table-cell office:value-type="float" office:value="0.827760536487582" calcext:value-type="float">
            <text:p>0.827760536487582</text:p>
          </table:table-cell>
          <table:table-cell office:value-type="float" office:value="0.978" calcext:value-type="float">
            <text:p>0.97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4_occlusion</text:p>
          </table:table-cell>
          <table:table-cell office:value-type="float" office:value="0.649898160710917" calcext:value-type="float">
            <text:p>0.649898160710917</text:p>
          </table:table-cell>
          <table:table-cell office:value-type="float" office:value="0.775316298588958" calcext:value-type="float">
            <text:p>0.775316298588958</text:p>
          </table:table-cell>
          <table:table-cell office:value-type="float" office:value="0.545046221613791" calcext:value-type="float">
            <text:p>0.545046221613791</text:p>
          </table:table-cell>
          <table:table-cell office:value-type="float" office:value="0.819556662045663" calcext:value-type="float">
            <text:p>0.81955666204566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5773312879349" calcext:value-type="float">
            <text:p>0.775773312879349</text:p>
          </table:table-cell>
          <table:table-cell office:value-type="float" office:value="0.768687898477793" calcext:value-type="float">
            <text:p>0.768687898477793</text:p>
          </table:table-cell>
          <table:table-cell office:value-type="float" office:value="0.784983790409589" calcext:value-type="float">
            <text:p>0.784983790409589</text:p>
          </table:table-cell>
          <table:table-cell office:value-type="float" office:value="0.812206340624835" calcext:value-type="float">
            <text:p>0.812206340624835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200136108828" calcext:value-type="float">
            <text:p>0.787200136108828</text:p>
          </table:table-cell>
          <table:table-cell office:value-type="float" office:value="0.78272287709328" calcext:value-type="float">
            <text:p>0.78272287709328</text:p>
          </table:table-cell>
          <table:table-cell office:value-type="float" office:value="0.792534189064067" calcext:value-type="float">
            <text:p>0.792534189064067</text:p>
          </table:table-cell>
          <table:table-cell office:value-type="float" office:value="0.825651094042765" calcext:value-type="float">
            <text:p>0.825651094042765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8_occlusion</text:p>
          </table:table-cell>
          <table:table-cell office:value-type="float" office:value="0.6499293156334" calcext:value-type="float">
            <text:p>0.6499293156334</text:p>
          </table:table-cell>
          <table:table-cell office:value-type="float" office:value="0.775716017049416" calcext:value-type="float">
            <text:p>0.775716017049416</text:p>
          </table:table-cell>
          <table:table-cell office:value-type="float" office:value="0.544707572495791" calcext:value-type="float">
            <text:p>0.544707572495791</text:p>
          </table:table-cell>
          <table:table-cell office:value-type="float" office:value="0.81875674645193" calcext:value-type="float">
            <text:p>0.8187567464519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6076772336819" calcext:value-type="float">
            <text:p>0.776076772336819</text:p>
          </table:table-cell>
          <table:table-cell office:value-type="float" office:value="0.768316974736772" calcext:value-type="float">
            <text:p>0.768316974736772</text:p>
          </table:table-cell>
          <table:table-cell office:value-type="float" office:value="0.786278858581983" calcext:value-type="float">
            <text:p>0.786278858581983</text:p>
          </table:table-cell>
          <table:table-cell office:value-type="float" office:value="0.811464341834141" calcext:value-type="float">
            <text:p>0.811464341834141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402380849555" calcext:value-type="float">
            <text:p>0.789402380849555</text:p>
          </table:table-cell>
          <table:table-cell office:value-type="float" office:value="0.785051498777441" calcext:value-type="float">
            <text:p>0.785051498777441</text:p>
          </table:table-cell>
          <table:table-cell office:value-type="float" office:value="0.79468427053665" calcext:value-type="float">
            <text:p>0.79468427053665</text:p>
          </table:table-cell>
          <table:table-cell office:value-type="float" office:value="0.82582048798571" calcext:value-type="float">
            <text:p>0.82582048798571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0_occlusion</text:p>
          </table:table-cell>
          <table:table-cell office:value-type="float" office:value="0.649550972346476" calcext:value-type="float">
            <text:p>0.649550972346476</text:p>
          </table:table-cell>
          <table:table-cell office:value-type="float" office:value="0.775945684213554" calcext:value-type="float">
            <text:p>0.775945684213554</text:p>
          </table:table-cell>
          <table:table-cell office:value-type="float" office:value="0.543868868227409" calcext:value-type="float">
            <text:p>0.543868868227409</text:p>
          </table:table-cell>
          <table:table-cell office:value-type="float" office:value="0.818891539890726" calcext:value-type="float">
            <text:p>0.818891539890726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2462312197724" calcext:value-type="float">
            <text:p>0.772462312197724</text:p>
          </table:table-cell>
          <table:table-cell office:value-type="float" office:value="0.765493990975785" calcext:value-type="float">
            <text:p>0.765493990975785</text:p>
          </table:table-cell>
          <table:table-cell office:value-type="float" office:value="0.781689270753756" calcext:value-type="float">
            <text:p>0.781689270753756</text:p>
          </table:table-cell>
          <table:table-cell office:value-type="float" office:value="0.809871528956729" calcext:value-type="float">
            <text:p>0.809871528956729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574071851967" calcext:value-type="float">
            <text:p>0.786574071851967</text:p>
          </table:table-cell>
          <table:table-cell office:value-type="float" office:value="0.782068110728006" calcext:value-type="float">
            <text:p>0.782068110728006</text:p>
          </table:table-cell>
          <table:table-cell office:value-type="float" office:value="0.79192331287592" calcext:value-type="float">
            <text:p>0.79192331287592</text:p>
          </table:table-cell>
          <table:table-cell office:value-type="float" office:value="0.826503519873484" calcext:value-type="float">
            <text:p>0.826503519873484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4_occlusion</text:p>
          </table:table-cell>
          <table:table-cell office:value-type="float" office:value="0.6488702699064" calcext:value-type="float">
            <text:p>0.6488702699064</text:p>
          </table:table-cell>
          <table:table-cell office:value-type="float" office:value="0.773720188331843" calcext:value-type="float">
            <text:p>0.773720188331843</text:p>
          </table:table-cell>
          <table:table-cell office:value-type="float" office:value="0.544438450866512" calcext:value-type="float">
            <text:p>0.544438450866512</text:p>
          </table:table-cell>
          <table:table-cell office:value-type="float" office:value="0.817564614254416" calcext:value-type="float">
            <text:p>0.817564614254416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4036974057685" calcext:value-type="float">
            <text:p>0.774036974057685</text:p>
          </table:table-cell>
          <table:table-cell office:value-type="float" office:value="0.76694884157178" calcext:value-type="float">
            <text:p>0.76694884157178</text:p>
          </table:table-cell>
          <table:table-cell office:value-type="float" office:value="0.783302400940433" calcext:value-type="float">
            <text:p>0.783302400940433</text:p>
          </table:table-cell>
          <table:table-cell office:value-type="float" office:value="0.810410805187717" calcext:value-type="float">
            <text:p>0.810410805187717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5571320400732" calcext:value-type="float">
            <text:p>0.785571320400732</text:p>
          </table:table-cell>
          <table:table-cell office:value-type="float" office:value="0.781362742535302" calcext:value-type="float">
            <text:p>0.781362742535302</text:p>
          </table:table-cell>
          <table:table-cell office:value-type="float" office:value="0.790649162740499" calcext:value-type="float">
            <text:p>0.790649162740499</text:p>
          </table:table-cell>
          <table:table-cell office:value-type="float" office:value="0.826780225778415" calcext:value-type="float">
            <text:p>0.826780225778415</text:p>
          </table:table-cell>
          <table:table-cell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8_occlusion</text:p>
          </table:table-cell>
          <table:table-cell office:value-type="float" office:value="0.647427466743723" calcext:value-type="float">
            <text:p>0.647427466743723</text:p>
          </table:table-cell>
          <table:table-cell office:value-type="float" office:value="0.773101500383143" calcext:value-type="float">
            <text:p>0.773101500383143</text:p>
          </table:table-cell>
          <table:table-cell office:value-type="float" office:value="0.542477485090473" calcext:value-type="float">
            <text:p>0.542477485090473</text:p>
          </table:table-cell>
          <table:table-cell office:value-type="float" office:value="0.815827554859665" calcext:value-type="float">
            <text:p>0.815827554859665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3019170910571" calcext:value-type="float">
            <text:p>0.773019170910571</text:p>
          </table:table-cell>
          <table:table-cell office:value-type="float" office:value="0.766551417416641" calcext:value-type="float">
            <text:p>0.766551417416641</text:p>
          </table:table-cell>
          <table:table-cell office:value-type="float" office:value="0.781395155318871" calcext:value-type="float">
            <text:p>0.781395155318871</text:p>
          </table:table-cell>
          <table:table-cell office:value-type="float" office:value="0.809218461232343" calcext:value-type="float">
            <text:p>0.809218461232343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01769022834" calcext:value-type="float">
            <text:p>0.78801769022834</text:p>
          </table:table-cell>
          <table:table-cell office:value-type="float" office:value="0.782580033876331" calcext:value-type="float">
            <text:p>0.782580033876331</text:p>
          </table:table-cell>
          <table:table-cell office:value-type="float" office:value="0.79451785553194" calcext:value-type="float">
            <text:p>0.79451785553194</text:p>
          </table:table-cell>
          <table:table-cell office:value-type="float" office:value="0.825198107443243" calcext:value-type="float">
            <text:p>0.825198107443243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0_occlusion</text:p>
          </table:table-cell>
          <table:table-cell office:value-type="float" office:value="0.671476416861581" calcext:value-type="float">
            <text:p>0.671476416861581</text:p>
          </table:table-cell>
          <table:table-cell office:value-type="float" office:value="0.770037639472183" calcext:value-type="float">
            <text:p>0.770037639472183</text:p>
          </table:table-cell>
          <table:table-cell office:value-type="float" office:value="0.58566916095036" calcext:value-type="float">
            <text:p>0.58566916095036</text:p>
          </table:table-cell>
          <table:table-cell office:value-type="float" office:value="0.817345082236755" calcext:value-type="float">
            <text:p>0.817345082236755</text:p>
          </table:table-cell>
          <table:table-cell office:value-type="float" office:value="0.984" calcext:value-type="float">
            <text:p>0.9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0079691809856" calcext:value-type="float">
            <text:p>0.770079691809856</text:p>
          </table:table-cell>
          <table:table-cell office:value-type="float" office:value="0.761669176149586" calcext:value-type="float">
            <text:p>0.761669176149586</text:p>
          </table:table-cell>
          <table:table-cell office:value-type="float" office:value="0.780923722266711" calcext:value-type="float">
            <text:p>0.780923722266711</text:p>
          </table:table-cell>
          <table:table-cell office:value-type="float" office:value="0.807241146314207" calcext:value-type="float">
            <text:p>0.807241146314207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7053651597597" calcext:value-type="float">
            <text:p>0.777053651597597</text:p>
          </table:table-cell>
          <table:table-cell office:value-type="float" office:value="0.774774629452056" calcext:value-type="float">
            <text:p>0.774774629452056</text:p>
          </table:table-cell>
          <table:table-cell office:value-type="float" office:value="0.779549740511992" calcext:value-type="float">
            <text:p>0.779549740511992</text:p>
          </table:table-cell>
          <table:table-cell office:value-type="float" office:value="0.814773668366659" calcext:value-type="float">
            <text:p>0.814773668366659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4_occlusion</text:p>
          </table:table-cell>
          <table:table-cell office:value-type="float" office:value="0.67224929586759" calcext:value-type="float">
            <text:p>0.67224929586759</text:p>
          </table:table-cell>
          <table:table-cell office:value-type="float" office:value="0.77138190260859" calcext:value-type="float">
            <text:p>0.77138190260859</text:p>
          </table:table-cell>
          <table:table-cell office:value-type="float" office:value="0.58599149470089" calcext:value-type="float">
            <text:p>0.58599149470089</text:p>
          </table:table-cell>
          <table:table-cell office:value-type="float" office:value="0.81779500303379" calcext:value-type="float">
            <text:p>0.81779500303379</text:p>
          </table:table-cell>
          <table:table-cell office:value-type="float" office:value="0.984" calcext:value-type="float">
            <text:p>0.9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2018076076589" calcext:value-type="float">
            <text:p>0.772018076076589</text:p>
          </table:table-cell>
          <table:table-cell office:value-type="float" office:value="0.763578083140275" calcext:value-type="float">
            <text:p>0.763578083140275</text:p>
          </table:table-cell>
          <table:table-cell office:value-type="float" office:value="0.782922488516119" calcext:value-type="float">
            <text:p>0.782922488516119</text:p>
          </table:table-cell>
          <table:table-cell office:value-type="float" office:value="0.807775712654304" calcext:value-type="float">
            <text:p>0.807775712654304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3680107330205" calcext:value-type="float">
            <text:p>0.773680107330205</text:p>
          </table:table-cell>
          <table:table-cell office:value-type="float" office:value="0.771241096481336" calcext:value-type="float">
            <text:p>0.771241096481336</text:p>
          </table:table-cell>
          <table:table-cell office:value-type="float" office:value="0.776350744783222" calcext:value-type="float">
            <text:p>0.776350744783222</text:p>
          </table:table-cell>
          <table:table-cell office:value-type="float" office:value="0.812958221863742" calcext:value-type="float">
            <text:p>0.812958221863742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8_occlusion</text:p>
          </table:table-cell>
          <table:table-cell office:value-type="float" office:value="0.670471207547514" calcext:value-type="float">
            <text:p>0.670471207547514</text:p>
          </table:table-cell>
          <table:table-cell office:value-type="float" office:value="0.769147748370729" calcext:value-type="float">
            <text:p>0.769147748370729</text:p>
          </table:table-cell>
          <table:table-cell office:value-type="float" office:value="0.584611414676738" calcext:value-type="float">
            <text:p>0.584611414676738</text:p>
          </table:table-cell>
          <table:table-cell office:value-type="float" office:value="0.81575028326464" calcext:value-type="float">
            <text:p>0.81575028326464</text:p>
          </table:table-cell>
          <table:table-cell office:value-type="float" office:value="0.986" calcext:value-type="float">
            <text:p>0.9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022167492414" calcext:value-type="float">
            <text:p>0.77022167492414</text:p>
          </table:table-cell>
          <table:table-cell office:value-type="float" office:value="0.762190660984612" calcext:value-type="float">
            <text:p>0.762190660984612</text:p>
          </table:table-cell>
          <table:table-cell office:value-type="float" office:value="0.780638091727167" calcext:value-type="float">
            <text:p>0.780638091727167</text:p>
          </table:table-cell>
          <table:table-cell office:value-type="float" office:value="0.806408420289106" calcext:value-type="float">
            <text:p>0.806408420289106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5609324976449" calcext:value-type="float">
            <text:p>0.775609324976449</text:p>
          </table:table-cell>
          <table:table-cell office:value-type="float" office:value="0.773379804765146" calcext:value-type="float">
            <text:p>0.773379804765146</text:p>
          </table:table-cell>
          <table:table-cell office:value-type="float" office:value="0.778078744047949" calcext:value-type="float">
            <text:p>0.778078744047949</text:p>
          </table:table-cell>
          <table:table-cell office:value-type="float" office:value="0.814757049002703" calcext:value-type="float">
            <text:p>0.814757049002703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0_occlusion</text:p>
          </table:table-cell>
          <table:table-cell office:value-type="float" office:value="0.67299294066925" calcext:value-type="float">
            <text:p>0.67299294066925</text:p>
          </table:table-cell>
          <table:table-cell office:value-type="float" office:value="0.772121799911593" calcext:value-type="float">
            <text:p>0.772121799911593</text:p>
          </table:table-cell>
          <table:table-cell office:value-type="float" office:value="0.586708017987104" calcext:value-type="float">
            <text:p>0.586708017987104</text:p>
          </table:table-cell>
          <table:table-cell office:value-type="float" office:value="0.81775649843222" calcext:value-type="float">
            <text:p>0.81775649843222</text:p>
          </table:table-cell>
          <table:table-cell office:value-type="float" office:value="0.986" calcext:value-type="float">
            <text:p>0.9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62113001403599" calcext:value-type="float">
            <text:p>0.662113001403599</text:p>
          </table:table-cell>
          <table:table-cell office:value-type="float" office:value="0.757998944275042" calcext:value-type="float">
            <text:p>0.757998944275042</text:p>
          </table:table-cell>
          <table:table-cell office:value-type="float" office:value="0.580114642682942" calcext:value-type="float">
            <text:p>0.580114642682942</text:p>
          </table:table-cell>
          <table:table-cell office:value-type="float" office:value="0.806345469845173" calcext:value-type="float">
            <text:p>0.806345469845173</text:p>
          </table:table-cell>
          <table:table-cell office:value-type="float" office:value="0.982" calcext:value-type="float">
            <text:p>0.9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8678746656432" calcext:value-type="float">
            <text:p>0.778678746656432</text:p>
          </table:table-cell>
          <table:table-cell office:value-type="float" office:value="0.776210901070201" calcext:value-type="float">
            <text:p>0.776210901070201</text:p>
          </table:table-cell>
          <table:table-cell office:value-type="float" office:value="0.781440184106952" calcext:value-type="float">
            <text:p>0.781440184106952</text:p>
          </table:table-cell>
          <table:table-cell office:value-type="float" office:value="0.814169893347766" calcext:value-type="float">
            <text:p>0.814169893347766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4_occlusion</text:p>
          </table:table-cell>
          <table:table-cell office:value-type="float" office:value="0.672423334142676" calcext:value-type="float">
            <text:p>0.672423334142676</text:p>
          </table:table-cell>
          <table:table-cell office:value-type="float" office:value="0.772039485409185" calcext:value-type="float">
            <text:p>0.772039485409185</text:p>
          </table:table-cell>
          <table:table-cell office:value-type="float" office:value="0.585803987504981" calcext:value-type="float">
            <text:p>0.585803987504981</text:p>
          </table:table-cell>
          <table:table-cell office:value-type="float" office:value="0.816026577973977" calcext:value-type="float">
            <text:p>0.816026577973977</text:p>
          </table:table-cell>
          <table:table-cell office:value-type="float" office:value="0.986" calcext:value-type="float">
            <text:p>0.9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889362976283" calcext:value-type="float">
            <text:p>0.76889362976283</text:p>
          </table:table-cell>
          <table:table-cell office:value-type="float" office:value="0.760583749597558" calcext:value-type="float">
            <text:p>0.760583749597558</text:p>
          </table:table-cell>
          <table:table-cell office:value-type="float" office:value="0.779727299836564" calcext:value-type="float">
            <text:p>0.779727299836564</text:p>
          </table:table-cell>
          <table:table-cell office:value-type="float" office:value="0.806496763773011" calcext:value-type="float">
            <text:p>0.806496763773011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5643445204505" calcext:value-type="float">
            <text:p>0.775643445204505</text:p>
          </table:table-cell>
          <table:table-cell office:value-type="float" office:value="0.772516359276519" calcext:value-type="float">
            <text:p>0.772516359276519</text:p>
          </table:table-cell>
          <table:table-cell office:value-type="float" office:value="0.779194647509576" calcext:value-type="float">
            <text:p>0.779194647509576</text:p>
          </table:table-cell>
          <table:table-cell office:value-type="float" office:value="0.81620850344065" calcext:value-type="float">
            <text:p>0.81620850344065</text:p>
          </table:table-cell>
          <table:table-cell office:value-type="float" office:value="0.982" calcext:value-type="float">
            <text:p>0.98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8_occlusion</text:p>
          </table:table-cell>
          <table:table-cell office:value-type="float" office:value="0.671016374269737" calcext:value-type="float">
            <text:p>0.671016374269737</text:p>
          </table:table-cell>
          <table:table-cell office:value-type="float" office:value="0.770618513555116" calcext:value-type="float">
            <text:p>0.770618513555116</text:p>
          </table:table-cell>
          <table:table-cell office:value-type="float" office:value="0.584340961627051" calcext:value-type="float">
            <text:p>0.584340961627051</text:p>
          </table:table-cell>
          <table:table-cell office:value-type="float" office:value="0.815675672924745" calcext:value-type="float">
            <text:p>0.815675672924745</text:p>
          </table:table-cell>
          <table:table-cell office:value-type="float" office:value="0.986" calcext:value-type="float">
            <text:p>0.9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8307159678272" calcext:value-type="float">
            <text:p>0.768307159678272</text:p>
          </table:table-cell>
          <table:table-cell office:value-type="float" office:value="0.761134884130128" calcext:value-type="float">
            <text:p>0.761134884130128</text:p>
          </table:table-cell>
          <table:table-cell office:value-type="float" office:value="0.777480185165797" calcext:value-type="float">
            <text:p>0.777480185165797</text:p>
          </table:table-cell>
          <table:table-cell office:value-type="float" office:value="0.804510900886011" calcext:value-type="float">
            <text:p>0.804510900886011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3810058511369" calcext:value-type="float">
            <text:p>0.773810058511369</text:p>
          </table:table-cell>
          <table:table-cell office:value-type="float" office:value="0.770881702765918" calcext:value-type="float">
            <text:p>0.770881702765918</text:p>
          </table:table-cell>
          <table:table-cell office:value-type="float" office:value="0.777070680362484" calcext:value-type="float">
            <text:p>0.777070680362484</text:p>
          </table:table-cell>
          <table:table-cell office:value-type="float" office:value="0.814734173879841" calcext:value-type="float">
            <text:p>0.814734173879841</text:p>
          </table:table-cell>
          <table:table-cell office:value-type="float" office:value="0.982" calcext:value-type="float">
            <text:p>0.98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0_occlusion</text:p>
          </table:table-cell>
          <table:table-cell office:value-type="float" office:value="0.670519687721659" calcext:value-type="float">
            <text:p>0.670519687721659</text:p>
          </table:table-cell>
          <table:table-cell office:value-type="float" office:value="0.768233523628255" calcext:value-type="float">
            <text:p>0.768233523628255</text:p>
          </table:table-cell>
          <table:table-cell office:value-type="float" office:value="0.585359463702347" calcext:value-type="float">
            <text:p>0.585359463702347</text:p>
          </table:table-cell>
          <table:table-cell office:value-type="float" office:value="0.816881242600996" calcext:value-type="float">
            <text:p>0.816881242600996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6726117875642" calcext:value-type="float">
            <text:p>0.766726117875642</text:p>
          </table:table-cell>
          <table:table-cell office:value-type="float" office:value="0.758702935168368" calcext:value-type="float">
            <text:p>0.758702935168368</text:p>
          </table:table-cell>
          <table:table-cell office:value-type="float" office:value="0.777085033024443" calcext:value-type="float">
            <text:p>0.777085033024443</text:p>
          </table:table-cell>
          <table:table-cell office:value-type="float" office:value="0.805144062754195" calcext:value-type="float">
            <text:p>0.805144062754195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8438773852382" calcext:value-type="float">
            <text:p>0.778438773852382</text:p>
          </table:table-cell>
          <table:table-cell office:value-type="float" office:value="0.776263824582108" calcext:value-type="float">
            <text:p>0.776263824582108</text:p>
          </table:table-cell>
          <table:table-cell office:value-type="float" office:value="0.780797535241086" calcext:value-type="float">
            <text:p>0.780797535241086</text:p>
          </table:table-cell>
          <table:table-cell office:value-type="float" office:value="0.817168050722336" calcext:value-type="float">
            <text:p>0.817168050722336</text:p>
          </table:table-cell>
          <table:table-cell office:value-type="float" office:value="0.982" calcext:value-type="float">
            <text:p>0.98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4_occlusion</text:p>
          </table:table-cell>
          <table:table-cell office:value-type="float" office:value="0.66812785605273" calcext:value-type="float">
            <text:p>0.66812785605273</text:p>
          </table:table-cell>
          <table:table-cell office:value-type="float" office:value="0.769112104181366" calcext:value-type="float">
            <text:p>0.769112104181366</text:p>
          </table:table-cell>
          <table:table-cell office:value-type="float" office:value="0.580515658038682" calcext:value-type="float">
            <text:p>0.580515658038682</text:p>
          </table:table-cell>
          <table:table-cell office:value-type="float" office:value="0.817844005174033" calcext:value-type="float">
            <text:p>0.81784400517403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8183381557545" calcext:value-type="float">
            <text:p>0.768183381557545</text:p>
          </table:table-cell>
          <table:table-cell office:value-type="float" office:value="0.759260960212945" calcext:value-type="float">
            <text:p>0.759260960212945</text:p>
          </table:table-cell>
          <table:table-cell office:value-type="float" office:value="0.779627623309089" calcext:value-type="float">
            <text:p>0.779627623309089</text:p>
          </table:table-cell>
          <table:table-cell office:value-type="float" office:value="0.80637971566466" calcext:value-type="float">
            <text:p>0.80637971566466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8011385121651" calcext:value-type="float">
            <text:p>0.778011385121651</text:p>
          </table:table-cell>
          <table:table-cell office:value-type="float" office:value="0.77556235229181" calcext:value-type="float">
            <text:p>0.77556235229181</text:p>
          </table:table-cell>
          <table:table-cell office:value-type="float" office:value="0.780683715627352" calcext:value-type="float">
            <text:p>0.780683715627352</text:p>
          </table:table-cell>
          <table:table-cell office:value-type="float" office:value="0.816621891510283" calcext:value-type="float">
            <text:p>0.816621891510283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8_occlusion</text:p>
          </table:table-cell>
          <table:table-cell office:value-type="float" office:value="0.671197845890602" calcext:value-type="float">
            <text:p>0.671197845890602</text:p>
          </table:table-cell>
          <table:table-cell office:value-type="float" office:value="0.77352029609917" calcext:value-type="float">
            <text:p>0.77352029609917</text:p>
          </table:table-cell>
          <table:table-cell office:value-type="float" office:value="0.58252580337587" calcext:value-type="float">
            <text:p>0.58252580337587</text:p>
          </table:table-cell>
          <table:table-cell office:value-type="float" office:value="0.818642269772261" calcext:value-type="float">
            <text:p>0.818642269772261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5636825991457" calcext:value-type="float">
            <text:p>0.765636825991457</text:p>
          </table:table-cell>
          <table:table-cell office:value-type="float" office:value="0.757655617813553" calcext:value-type="float">
            <text:p>0.757655617813553</text:p>
          </table:table-cell>
          <table:table-cell office:value-type="float" office:value="0.775716817574008" calcext:value-type="float">
            <text:p>0.775716817574008</text:p>
          </table:table-cell>
          <table:table-cell office:value-type="float" office:value="0.804495012533244" calcext:value-type="float">
            <text:p>0.804495012533244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2601764471928" calcext:value-type="float">
            <text:p>0.772601764471928</text:p>
          </table:table-cell>
          <table:table-cell office:value-type="float" office:value="0.770213699900348" calcext:value-type="float">
            <text:p>0.770213699900348</text:p>
          </table:table-cell>
          <table:table-cell office:value-type="float" office:value="0.775272236740378" calcext:value-type="float">
            <text:p>0.775272236740378</text:p>
          </table:table-cell>
          <table:table-cell office:value-type="float" office:value="0.815155058429519" calcext:value-type="float">
            <text:p>0.815155058429519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0_occlusion</text:p>
          </table:table-cell>
          <table:table-cell office:value-type="float" office:value="0.74827762939476" calcext:value-type="float">
            <text:p>0.74827762939476</text:p>
          </table:table-cell>
          <table:table-cell office:value-type="float" office:value="0.826826669837088" calcext:value-type="float">
            <text:p>0.826826669837088</text:p>
          </table:table-cell>
          <table:table-cell office:value-type="float" office:value="0.67874275569605" calcext:value-type="float">
            <text:p>0.67874275569605</text:p>
          </table:table-cell>
          <table:table-cell office:value-type="float" office:value="0.873509697928712" calcext:value-type="float">
            <text:p>0.873509697928712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8380060402141" calcext:value-type="float">
            <text:p>0.758380060402141</text:p>
          </table:table-cell>
          <table:table-cell office:value-type="float" office:value="0.750224754607451" calcext:value-type="float">
            <text:p>0.750224754607451</text:p>
          </table:table-cell>
          <table:table-cell office:value-type="float" office:value="0.769669769438979" calcext:value-type="float">
            <text:p>0.769669769438979</text:p>
          </table:table-cell>
          <table:table-cell office:value-type="float" office:value="0.813375365095341" calcext:value-type="float">
            <text:p>0.813375365095341</text:p>
          </table:table-cell>
          <table:table-cell office:value-type="float" office:value="0.949685534591195" calcext:value-type="float">
            <text:p>0.9496855345911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381239018845" calcext:value-type="float">
            <text:p>0.789381239018845</text:p>
          </table:table-cell>
          <table:table-cell office:value-type="float" office:value="0.781281809247939" calcext:value-type="float">
            <text:p>0.781281809247939</text:p>
          </table:table-cell>
          <table:table-cell office:value-type="float" office:value="0.79931948011767" calcext:value-type="float">
            <text:p>0.79931948011767</text:p>
          </table:table-cell>
          <table:table-cell office:value-type="float" office:value="0.844701367585575" calcext:value-type="float">
            <text:p>0.844701367585575</text:p>
          </table:table-cell>
          <table:table-cell office:value-type="float" office:value="0.945492662473795" calcext:value-type="float">
            <text:p>0.94549266247379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4_occlusion</text:p>
          </table:table-cell>
          <table:table-cell office:value-type="float" office:value="0.747864637555498" calcext:value-type="float">
            <text:p>0.747864637555498</text:p>
          </table:table-cell>
          <table:table-cell office:value-type="float" office:value="0.827831727833875" calcext:value-type="float">
            <text:p>0.827831727833875</text:p>
          </table:table-cell>
          <table:table-cell office:value-type="float" office:value="0.676520018806601" calcext:value-type="float">
            <text:p>0.676520018806601</text:p>
          </table:table-cell>
          <table:table-cell office:value-type="float" office:value="0.873111864727797" calcext:value-type="float">
            <text:p>0.873111864727797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80147707857062" calcext:value-type="float">
            <text:p>0.680147707857062</text:p>
          </table:table-cell>
          <table:table-cell office:value-type="float" office:value="0.751725635166522" calcext:value-type="float">
            <text:p>0.751725635166522</text:p>
          </table:table-cell>
          <table:table-cell office:value-type="float" office:value="0.616944789567901" calcext:value-type="float">
            <text:p>0.616944789567901</text:p>
          </table:table-cell>
          <table:table-cell office:value-type="float" office:value="0.814531815797725" calcext:value-type="float">
            <text:p>0.814531815797725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7028617559133" calcext:value-type="float">
            <text:p>0.787028617559133</text:p>
          </table:table-cell>
          <table:table-cell office:value-type="float" office:value="0.778378601286309" calcext:value-type="float">
            <text:p>0.778378601286309</text:p>
          </table:table-cell>
          <table:table-cell office:value-type="float" office:value="0.797747466558134" calcext:value-type="float">
            <text:p>0.797747466558134</text:p>
          </table:table-cell>
          <table:table-cell office:value-type="float" office:value="0.842763076977615" calcext:value-type="float">
            <text:p>0.842763076977615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8_occlusion</text:p>
          </table:table-cell>
          <table:table-cell office:value-type="float" office:value="0.748069343063971" calcext:value-type="float">
            <text:p>0.748069343063971</text:p>
          </table:table-cell>
          <table:table-cell office:value-type="float" office:value="0.829628849847242" calcext:value-type="float">
            <text:p>0.829628849847242</text:p>
          </table:table-cell>
          <table:table-cell office:value-type="float" office:value="0.67512067912701" calcext:value-type="float">
            <text:p>0.67512067912701</text:p>
          </table:table-cell>
          <table:table-cell office:value-type="float" office:value="0.873416986461852" calcext:value-type="float">
            <text:p>0.873416986461852</text:p>
          </table:table-cell>
          <table:table-cell office:value-type="float" office:value="0.951781970649895" calcext:value-type="float">
            <text:p>0.9517819706498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9415494580779" calcext:value-type="float">
            <text:p>0.759415494580779</text:p>
          </table:table-cell>
          <table:table-cell office:value-type="float" office:value="0.752288286448396" calcext:value-type="float">
            <text:p>0.752288286448396</text:p>
          </table:table-cell>
          <table:table-cell office:value-type="float" office:value="0.769033359077772" calcext:value-type="float">
            <text:p>0.769033359077772</text:p>
          </table:table-cell>
          <table:table-cell office:value-type="float" office:value="0.814865883321107" calcext:value-type="float">
            <text:p>0.814865883321107</text:p>
          </table:table-cell>
          <table:table-cell office:value-type="float" office:value="0.945492662473795" calcext:value-type="float">
            <text:p>0.9454926624737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746267349073" calcext:value-type="float">
            <text:p>0.782746267349073</text:p>
          </table:table-cell>
          <table:table-cell office:value-type="float" office:value="0.774242799681379" calcext:value-type="float">
            <text:p>0.774242799681379</text:p>
          </table:table-cell>
          <table:table-cell office:value-type="float" office:value="0.79334710236698" calcext:value-type="float">
            <text:p>0.79334710236698</text:p>
          </table:table-cell>
          <table:table-cell office:value-type="float" office:value="0.841161995940328" calcext:value-type="float">
            <text:p>0.841161995940328</text:p>
          </table:table-cell>
          <table:table-cell office:value-type="float" office:value="0.945492662473795" calcext:value-type="float">
            <text:p>0.94549266247379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0_occlusion</text:p>
          </table:table-cell>
          <table:table-cell office:value-type="float" office:value="0.739638183621477" calcext:value-type="float">
            <text:p>0.739638183621477</text:p>
          </table:table-cell>
          <table:table-cell office:value-type="float" office:value="0.819835732268922" calcext:value-type="float">
            <text:p>0.819835732268922</text:p>
          </table:table-cell>
          <table:table-cell office:value-type="float" office:value="0.668015554053348" calcext:value-type="float">
            <text:p>0.668015554053348</text:p>
          </table:table-cell>
          <table:table-cell office:value-type="float" office:value="0.867838193179773" calcext:value-type="float">
            <text:p>0.867838193179773</text:p>
          </table:table-cell>
          <table:table-cell office:value-type="float" office:value="0.953878406708595" calcext:value-type="float">
            <text:p>0.9538784067085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78620498810923" calcext:value-type="float">
            <text:p>0.678620498810923</text:p>
          </table:table-cell>
          <table:table-cell office:value-type="float" office:value="0.750994783719344" calcext:value-type="float">
            <text:p>0.750994783719344</text:p>
          </table:table-cell>
          <table:table-cell office:value-type="float" office:value="0.614454187668918" calcext:value-type="float">
            <text:p>0.614454187668918</text:p>
          </table:table-cell>
          <table:table-cell office:value-type="float" office:value="0.808762821558981" calcext:value-type="float">
            <text:p>0.808762821558981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9536267625663" calcext:value-type="float">
            <text:p>0.789536267625663</text:p>
          </table:table-cell>
          <table:table-cell office:value-type="float" office:value="0.78185598056426" calcext:value-type="float">
            <text:p>0.78185598056426</text:p>
          </table:table-cell>
          <table:table-cell office:value-type="float" office:value="0.798947592141626" calcext:value-type="float">
            <text:p>0.798947592141626</text:p>
          </table:table-cell>
          <table:table-cell office:value-type="float" office:value="0.842364367009391" calcext:value-type="float">
            <text:p>0.842364367009391</text:p>
          </table:table-cell>
          <table:table-cell office:value-type="float" office:value="0.947589098532495" calcext:value-type="float">
            <text:p>0.94758909853249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4_occlusion</text:p>
          </table:table-cell>
          <table:table-cell office:value-type="float" office:value="0.742846063596239" calcext:value-type="float">
            <text:p>0.742846063596239</text:p>
          </table:table-cell>
          <table:table-cell office:value-type="float" office:value="0.823829414801296" calcext:value-type="float">
            <text:p>0.823829414801296</text:p>
          </table:table-cell>
          <table:table-cell office:value-type="float" office:value="0.670403731945155" calcext:value-type="float">
            <text:p>0.670403731945155</text:p>
          </table:table-cell>
          <table:table-cell office:value-type="float" office:value="0.867816495101625" calcext:value-type="float">
            <text:p>0.867816495101625</text:p>
          </table:table-cell>
          <table:table-cell office:value-type="float" office:value="0.957983193277311" calcext:value-type="float">
            <text:p>0.9579831932773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9576029878963" calcext:value-type="float">
            <text:p>0.759576029878963</text:p>
          </table:table-cell>
          <table:table-cell office:value-type="float" office:value="0.752622165535467" calcext:value-type="float">
            <text:p>0.752622165535467</text:p>
          </table:table-cell>
          <table:table-cell office:value-type="float" office:value="0.768849649479846" calcext:value-type="float">
            <text:p>0.768849649479846</text:p>
          </table:table-cell>
          <table:table-cell office:value-type="float" office:value="0.809095406864375" calcext:value-type="float">
            <text:p>0.809095406864375</text:p>
          </table:table-cell>
          <table:table-cell office:value-type="float" office:value="0.951680672268907" calcext:value-type="float">
            <text:p>0.9516806722689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086594945844" calcext:value-type="float">
            <text:p>0.788086594945844</text:p>
          </table:table-cell>
          <table:table-cell office:value-type="float" office:value="0.77906001350836" calcext:value-type="float">
            <text:p>0.77906001350836</text:p>
          </table:table-cell>
          <table:table-cell office:value-type="float" office:value="0.79953591553846" calcext:value-type="float">
            <text:p>0.79953591553846</text:p>
          </table:table-cell>
          <table:table-cell office:value-type="float" office:value="0.842439879874754" calcext:value-type="float">
            <text:p>0.842439879874754</text:p>
          </table:table-cell>
          <table:table-cell office:value-type="float" office:value="0.947478991596639" calcext:value-type="float">
            <text:p>0.94747899159663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8_occlusion</text:p>
          </table:table-cell>
          <table:table-cell office:value-type="float" office:value="0.739513697910067" calcext:value-type="float">
            <text:p>0.739513697910067</text:p>
          </table:table-cell>
          <table:table-cell office:value-type="float" office:value="0.821139316833488" calcext:value-type="float">
            <text:p>0.821139316833488</text:p>
          </table:table-cell>
          <table:table-cell office:value-type="float" office:value="0.666261889004748" calcext:value-type="float">
            <text:p>0.666261889004748</text:p>
          </table:table-cell>
          <table:table-cell office:value-type="float" office:value="0.867243810100271" calcext:value-type="float">
            <text:p>0.867243810100271</text:p>
          </table:table-cell>
          <table:table-cell office:value-type="float" office:value="0.960167714884696" calcext:value-type="float">
            <text:p>0.9601677148846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8263975873741" calcext:value-type="float">
            <text:p>0.68263975873741</text:p>
          </table:table-cell>
          <table:table-cell office:value-type="float" office:value="0.754158320854355" calcext:value-type="float">
            <text:p>0.754158320854355</text:p>
          </table:table-cell>
          <table:table-cell office:value-type="float" office:value="0.619242033597492" calcext:value-type="float">
            <text:p>0.619242033597492</text:p>
          </table:table-cell>
          <table:table-cell office:value-type="float" office:value="0.809229331487718" calcext:value-type="float">
            <text:p>0.809229331487718</text:p>
          </table:table-cell>
          <table:table-cell office:value-type="float" office:value="0.958071278825996" calcext:value-type="float">
            <text:p>0.958071278825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6673462131458" calcext:value-type="float">
            <text:p>0.786673462131458</text:p>
          </table:table-cell>
          <table:table-cell office:value-type="float" office:value="0.777694850948826" calcext:value-type="float">
            <text:p>0.777694850948826</text:p>
          </table:table-cell>
          <table:table-cell office:value-type="float" office:value="0.797845633848302" calcext:value-type="float">
            <text:p>0.797845633848302</text:p>
          </table:table-cell>
          <table:table-cell office:value-type="float" office:value="0.838907714105548" calcext:value-type="float">
            <text:p>0.838907714105548</text:p>
          </table:table-cell>
          <table:table-cell office:value-type="float" office:value="0.947589098532495" calcext:value-type="float">
            <text:p>0.94758909853249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0_occlusion</text:p>
          </table:table-cell>
          <table:table-cell office:value-type="float" office:value="0.736472118842082" calcext:value-type="float">
            <text:p>0.736472118842082</text:p>
          </table:table-cell>
          <table:table-cell office:value-type="float" office:value="0.816403989471798" calcext:value-type="float">
            <text:p>0.816403989471798</text:p>
          </table:table-cell>
          <table:table-cell office:value-type="float" office:value="0.664973918306227" calcext:value-type="float">
            <text:p>0.664973918306227</text:p>
          </table:table-cell>
          <table:table-cell office:value-type="float" office:value="0.863351080709781" calcext:value-type="float">
            <text:p>0.863351080709781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9317361767996" calcext:value-type="float">
            <text:p>0.759317361767996</text:p>
          </table:table-cell>
          <table:table-cell office:value-type="float" office:value="0.751235603234863" calcext:value-type="float">
            <text:p>0.751235603234863</text:p>
          </table:table-cell>
          <table:table-cell office:value-type="float" office:value="0.770371443416497" calcext:value-type="float">
            <text:p>0.770371443416497</text:p>
          </table:table-cell>
          <table:table-cell office:value-type="float" office:value="0.810123626136071" calcext:value-type="float">
            <text:p>0.810123626136071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3350708562652" calcext:value-type="float">
            <text:p>0.783350708562652</text:p>
          </table:table-cell>
          <table:table-cell office:value-type="float" office:value="0.775106235098712" calcext:value-type="float">
            <text:p>0.775106235098712</text:p>
          </table:table-cell>
          <table:table-cell office:value-type="float" office:value="0.793562600974244" calcext:value-type="float">
            <text:p>0.793562600974244</text:p>
          </table:table-cell>
          <table:table-cell office:value-type="float" office:value="0.841082345282918" calcext:value-type="float">
            <text:p>0.841082345282918</text:p>
          </table:table-cell>
          <table:table-cell office:value-type="float" office:value="0.939203354297694" calcext:value-type="float">
            <text:p>0.9392033542976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4_occlusion</text:p>
          </table:table-cell>
          <table:table-cell office:value-type="float" office:value="0.736338635258244" calcext:value-type="float">
            <text:p>0.736338635258244</text:p>
          </table:table-cell>
          <table:table-cell office:value-type="float" office:value="0.81639190638907" calcext:value-type="float">
            <text:p>0.81639190638907</text:p>
          </table:table-cell>
          <table:table-cell office:value-type="float" office:value="0.664580931179111" calcext:value-type="float">
            <text:p>0.664580931179111</text:p>
          </table:table-cell>
          <table:table-cell office:value-type="float" office:value="0.864091374849849" calcext:value-type="float">
            <text:p>0.864091374849849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9014369734171" calcext:value-type="float">
            <text:p>0.759014369734171</text:p>
          </table:table-cell>
          <table:table-cell office:value-type="float" office:value="0.751285606157299" calcext:value-type="float">
            <text:p>0.751285606157299</text:p>
          </table:table-cell>
          <table:table-cell office:value-type="float" office:value="0.769452712413481" calcext:value-type="float">
            <text:p>0.769452712413481</text:p>
          </table:table-cell>
          <table:table-cell office:value-type="float" office:value="0.809969848933719" calcext:value-type="float">
            <text:p>0.809969848933719</text:p>
          </table:table-cell>
          <table:table-cell office:value-type="float" office:value="0.964360587002096" calcext:value-type="float">
            <text:p>0.9643605870020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585285138629" calcext:value-type="float">
            <text:p>0.786585285138629</text:p>
          </table:table-cell>
          <table:table-cell office:value-type="float" office:value="0.777390467917091" calcext:value-type="float">
            <text:p>0.777390467917091</text:p>
          </table:table-cell>
          <table:table-cell office:value-type="float" office:value="0.79817537427397" calcext:value-type="float">
            <text:p>0.79817537427397</text:p>
          </table:table-cell>
          <table:table-cell office:value-type="float" office:value="0.839789117169389" calcext:value-type="float">
            <text:p>0.839789117169389</text:p>
          </table:table-cell>
          <table:table-cell office:value-type="float" office:value="0.947589098532495" calcext:value-type="float">
            <text:p>0.94758909853249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8_occlusion</text:p>
          </table:table-cell>
          <table:table-cell office:value-type="float" office:value="0.734965289295517" calcext:value-type="float">
            <text:p>0.734965289295517</text:p>
          </table:table-cell>
          <table:table-cell office:value-type="float" office:value="0.817721746924219" calcext:value-type="float">
            <text:p>0.817721746924219</text:p>
          </table:table-cell>
          <table:table-cell office:value-type="float" office:value="0.660771732252474" calcext:value-type="float">
            <text:p>0.660771732252474</text:p>
          </table:table-cell>
          <table:table-cell office:value-type="float" office:value="0.861543696783121" calcext:value-type="float">
            <text:p>0.861543696783121</text:p>
          </table:table-cell>
          <table:table-cell office:value-type="float" office:value="0.96218487394958" calcext:value-type="float">
            <text:p>0.96218487394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81057652295853" calcext:value-type="float">
            <text:p>0.681057652295853</text:p>
          </table:table-cell>
          <table:table-cell office:value-type="float" office:value="0.752348096957877" calcext:value-type="float">
            <text:p>0.752348096957877</text:p>
          </table:table-cell>
          <table:table-cell office:value-type="float" office:value="0.618034139520971" calcext:value-type="float">
            <text:p>0.618034139520971</text:p>
          </table:table-cell>
          <table:table-cell office:value-type="float" office:value="0.810715450940212" calcext:value-type="float">
            <text:p>0.810715450940212</text:p>
          </table:table-cell>
          <table:table-cell office:value-type="float" office:value="0.953781512605042" calcext:value-type="float">
            <text:p>0.9537815126050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8432024486772" calcext:value-type="float">
            <text:p>0.788432024486772</text:p>
          </table:table-cell>
          <table:table-cell office:value-type="float" office:value="0.779770776672867" calcext:value-type="float">
            <text:p>0.779770776672867</text:p>
          </table:table-cell>
          <table:table-cell office:value-type="float" office:value="0.799090711361981" calcext:value-type="float">
            <text:p>0.799090711361981</text:p>
          </table:table-cell>
          <table:table-cell office:value-type="float" office:value="0.837490549639347" calcext:value-type="float">
            <text:p>0.837490549639347</text:p>
          </table:table-cell>
          <table:table-cell office:value-type="float" office:value="0.953781512605042" calcext:value-type="float">
            <text:p>0.95378151260504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0_occlusion</text:p>
          </table:table-cell>
          <table:table-cell office:value-type="float" office:value="0.720468318803678" calcext:value-type="float">
            <text:p>0.720468318803678</text:p>
          </table:table-cell>
          <table:table-cell office:value-type="float" office:value="0.786552809755865" calcext:value-type="float">
            <text:p>0.786552809755865</text:p>
          </table:table-cell>
          <table:table-cell office:value-type="float" office:value="0.660137390644984" calcext:value-type="float">
            <text:p>0.660137390644984</text:p>
          </table:table-cell>
          <table:table-cell office:value-type="float" office:value="0.832422369285525" calcext:value-type="float">
            <text:p>0.832422369285525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9808526622166" calcext:value-type="float">
            <text:p>0.749808526622166</text:p>
          </table:table-cell>
          <table:table-cell office:value-type="float" office:value="0.742483540247983" calcext:value-type="float">
            <text:p>0.742483540247983</text:p>
          </table:table-cell>
          <table:table-cell office:value-type="float" office:value="0.759514554900684" calcext:value-type="float">
            <text:p>0.759514554900684</text:p>
          </table:table-cell>
          <table:table-cell office:value-type="float" office:value="0.802011547611453" calcext:value-type="float">
            <text:p>0.802011547611453</text:p>
          </table:table-cell>
          <table:table-cell office:value-type="float" office:value="0.952" calcext:value-type="float">
            <text:p>0.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076903230463" calcext:value-type="float">
            <text:p>0.77076903230463</text:p>
          </table:table-cell>
          <table:table-cell office:value-type="float" office:value="0.767198502374893" calcext:value-type="float">
            <text:p>0.767198502374893</text:p>
          </table:table-cell>
          <table:table-cell office:value-type="float" office:value="0.774583925858939" calcext:value-type="float">
            <text:p>0.774583925858939</text:p>
          </table:table-cell>
          <table:table-cell office:value-type="float" office:value="0.833010267357219" calcext:value-type="float">
            <text:p>0.833010267357219</text:p>
          </table:table-cell>
          <table:table-cell office:value-type="float" office:value="0.946" calcext:value-type="float">
            <text:p>0.94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4_occlusion</text:p>
          </table:table-cell>
          <table:table-cell office:value-type="float" office:value="0.717580461773836" calcext:value-type="float">
            <text:p>0.717580461773836</text:p>
          </table:table-cell>
          <table:table-cell office:value-type="float" office:value="0.784177439649018" calcext:value-type="float">
            <text:p>0.784177439649018</text:p>
          </table:table-cell>
          <table:table-cell office:value-type="float" office:value="0.656827081274048" calcext:value-type="float">
            <text:p>0.656827081274048</text:p>
          </table:table-cell>
          <table:table-cell office:value-type="float" office:value="0.832208337336682" calcext:value-type="float">
            <text:p>0.832208337336682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8820107059035" calcext:value-type="float">
            <text:p>0.748820107059035</text:p>
          </table:table-cell>
          <table:table-cell office:value-type="float" office:value="0.741994607051628" calcext:value-type="float">
            <text:p>0.741994607051628</text:p>
          </table:table-cell>
          <table:table-cell office:value-type="float" office:value="0.75791738082956" calcext:value-type="float">
            <text:p>0.75791738082956</text:p>
          </table:table-cell>
          <table:table-cell office:value-type="float" office:value="0.806744526464541" calcext:value-type="float">
            <text:p>0.806744526464541</text:p>
          </table:table-cell>
          <table:table-cell office:value-type="float" office:value="0.954" calcext:value-type="float">
            <text:p>0.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382296649843" calcext:value-type="float">
            <text:p>0.767382296649843</text:p>
          </table:table-cell>
          <table:table-cell office:value-type="float" office:value="0.76341832516569" calcext:value-type="float">
            <text:p>0.76341832516569</text:p>
          </table:table-cell>
          <table:table-cell office:value-type="float" office:value="0.771761401285988" calcext:value-type="float">
            <text:p>0.771761401285988</text:p>
          </table:table-cell>
          <table:table-cell office:value-type="float" office:value="0.828474149905287" calcext:value-type="float">
            <text:p>0.828474149905287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8_occlusion</text:p>
          </table:table-cell>
          <table:table-cell office:value-type="float" office:value="0.717621437935313" calcext:value-type="float">
            <text:p>0.717621437935313</text:p>
          </table:table-cell>
          <table:table-cell office:value-type="float" office:value="0.783652409634819" calcext:value-type="float">
            <text:p>0.783652409634819</text:p>
          </table:table-cell>
          <table:table-cell office:value-type="float" office:value="0.657300787338759" calcext:value-type="float">
            <text:p>0.657300787338759</text:p>
          </table:table-cell>
          <table:table-cell office:value-type="float" office:value="0.829642589201671" calcext:value-type="float">
            <text:p>0.829642589201671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9912346393578" calcext:value-type="float">
            <text:p>0.749912346393578</text:p>
          </table:table-cell>
          <table:table-cell office:value-type="float" office:value="0.742876046986873" calcext:value-type="float">
            <text:p>0.742876046986873</text:p>
          </table:table-cell>
          <table:table-cell office:value-type="float" office:value="0.759372417234999" calcext:value-type="float">
            <text:p>0.759372417234999</text:p>
          </table:table-cell>
          <table:table-cell office:value-type="float" office:value="0.800547238707005" calcext:value-type="float">
            <text:p>0.800547238707005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2817051592508" calcext:value-type="float">
            <text:p>0.762817051592508</text:p>
          </table:table-cell>
          <table:table-cell office:value-type="float" office:value="0.758646659825115" calcext:value-type="float">
            <text:p>0.758646659825115</text:p>
          </table:table-cell>
          <table:table-cell office:value-type="float" office:value="0.767420769943418" calcext:value-type="float">
            <text:p>0.767420769943418</text:p>
          </table:table-cell>
          <table:table-cell office:value-type="float" office:value="0.828183074963644" calcext:value-type="float">
            <text:p>0.828183074963644</text:p>
          </table:table-cell>
          <table:table-cell office:value-type="float" office:value="0.944" calcext:value-type="float">
            <text:p>0.94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0_occlusion</text:p>
          </table:table-cell>
          <table:table-cell office:value-type="float" office:value="0.720069866296238" calcext:value-type="float">
            <text:p>0.720069866296238</text:p>
          </table:table-cell>
          <table:table-cell office:value-type="float" office:value="0.786509782398528" calcext:value-type="float">
            <text:p>0.786509782398528</text:p>
          </table:table-cell>
          <table:table-cell office:value-type="float" office:value="0.659439278674562" calcext:value-type="float">
            <text:p>0.659439278674562</text:p>
          </table:table-cell>
          <table:table-cell office:value-type="float" office:value="0.83215516905702" calcext:value-type="float">
            <text:p>0.83215516905702</text:p>
          </table:table-cell>
          <table:table-cell office:value-type="float" office:value="0.974" calcext:value-type="float">
            <text:p>0.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8414123261462" calcext:value-type="float">
            <text:p>0.748414123261462</text:p>
          </table:table-cell>
          <table:table-cell office:value-type="float" office:value="0.740705058601807" calcext:value-type="float">
            <text:p>0.740705058601807</text:p>
          </table:table-cell>
          <table:table-cell office:value-type="float" office:value="0.758563486153338" calcext:value-type="float">
            <text:p>0.758563486153338</text:p>
          </table:table-cell>
          <table:table-cell office:value-type="float" office:value="0.802860861683273" calcext:value-type="float">
            <text:p>0.802860861683273</text:p>
          </table:table-cell>
          <table:table-cell office:value-type="float" office:value="0.954" calcext:value-type="float">
            <text:p>0.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1765490360164" calcext:value-type="float">
            <text:p>0.771765490360164</text:p>
          </table:table-cell>
          <table:table-cell office:value-type="float" office:value="0.767843513795375" calcext:value-type="float">
            <text:p>0.767843513795375</text:p>
          </table:table-cell>
          <table:table-cell office:value-type="float" office:value="0.776035229885322" calcext:value-type="float">
            <text:p>0.776035229885322</text:p>
          </table:table-cell>
          <table:table-cell office:value-type="float" office:value="0.832267780321094" calcext:value-type="float">
            <text:p>0.832267780321094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4_occlusion</text:p>
          </table:table-cell>
          <table:table-cell office:value-type="float" office:value="0.717063711190597" calcext:value-type="float">
            <text:p>0.717063711190597</text:p>
          </table:table-cell>
          <table:table-cell office:value-type="float" office:value="0.78316168264827" calcext:value-type="float">
            <text:p>0.78316168264827</text:p>
          </table:table-cell>
          <table:table-cell office:value-type="float" office:value="0.65677282782705" calcext:value-type="float">
            <text:p>0.65677282782705</text:p>
          </table:table-cell>
          <table:table-cell office:value-type="float" office:value="0.832010330250446" calcext:value-type="float">
            <text:p>0.832010330250446</text:p>
          </table:table-cell>
          <table:table-cell office:value-type="float" office:value="0.974" calcext:value-type="float">
            <text:p>0.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815469240024" calcext:value-type="float">
            <text:p>0.74815469240024</text:p>
          </table:table-cell>
          <table:table-cell office:value-type="float" office:value="0.740517430809235" calcext:value-type="float">
            <text:p>0.740517430809235</text:p>
          </table:table-cell>
          <table:table-cell office:value-type="float" office:value="0.758311769867523" calcext:value-type="float">
            <text:p>0.758311769867523</text:p>
          </table:table-cell>
          <table:table-cell office:value-type="float" office:value="0.802373625951676" calcext:value-type="float">
            <text:p>0.802373625951676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938364664948" calcext:value-type="float">
            <text:p>0.76938364664948</text:p>
          </table:table-cell>
          <table:table-cell office:value-type="float" office:value="0.764946447584008" calcext:value-type="float">
            <text:p>0.764946447584008</text:p>
          </table:table-cell>
          <table:table-cell office:value-type="float" office:value="0.774336297948182" calcext:value-type="float">
            <text:p>0.774336297948182</text:p>
          </table:table-cell>
          <table:table-cell office:value-type="float" office:value="0.830556174250565" calcext:value-type="float">
            <text:p>0.830556174250565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8_occlusion</text:p>
          </table:table-cell>
          <table:table-cell office:value-type="float" office:value="0.71332953401978" calcext:value-type="float">
            <text:p>0.71332953401978</text:p>
          </table:table-cell>
          <table:table-cell office:value-type="float" office:value="0.780135542109174" calcext:value-type="float">
            <text:p>0.780135542109174</text:p>
          </table:table-cell>
          <table:table-cell office:value-type="float" office:value="0.652339587202367" calcext:value-type="float">
            <text:p>0.652339587202367</text:p>
          </table:table-cell>
          <table:table-cell office:value-type="float" office:value="0.829552958128938" calcext:value-type="float">
            <text:p>0.829552958128938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6769642539864" calcext:value-type="float">
            <text:p>0.746769642539864</text:p>
          </table:table-cell>
          <table:table-cell office:value-type="float" office:value="0.739713255217135" calcext:value-type="float">
            <text:p>0.739713255217135</text:p>
          </table:table-cell>
          <table:table-cell office:value-type="float" office:value="0.756111103908848" calcext:value-type="float">
            <text:p>0.756111103908848</text:p>
          </table:table-cell>
          <table:table-cell office:value-type="float" office:value="0.801589543391679" calcext:value-type="float">
            <text:p>0.801589543391679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6197826558144" calcext:value-type="float">
            <text:p>0.766197826558144</text:p>
          </table:table-cell>
          <table:table-cell office:value-type="float" office:value="0.761831072300539" calcext:value-type="float">
            <text:p>0.761831072300539</text:p>
          </table:table-cell>
          <table:table-cell office:value-type="float" office:value="0.771131890347942" calcext:value-type="float">
            <text:p>0.771131890347942</text:p>
          </table:table-cell>
          <table:table-cell office:value-type="float" office:value="0.825720473950258" calcext:value-type="float">
            <text:p>0.825720473950258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0_occlusion</text:p>
          </table:table-cell>
          <table:table-cell office:value-type="float" office:value="0.718509554233863" calcext:value-type="float">
            <text:p>0.718509554233863</text:p>
          </table:table-cell>
          <table:table-cell office:value-type="float" office:value="0.785008584413914" calcext:value-type="float">
            <text:p>0.785008584413914</text:p>
          </table:table-cell>
          <table:table-cell office:value-type="float" office:value="0.657868074871024" calcext:value-type="float">
            <text:p>0.657868074871024</text:p>
          </table:table-cell>
          <table:table-cell office:value-type="float" office:value="0.833461286211513" calcext:value-type="float">
            <text:p>0.833461286211513</text:p>
          </table:table-cell>
          <table:table-cell office:value-type="float" office:value="0.972" calcext:value-type="float">
            <text:p>0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7771641651889" calcext:value-type="float">
            <text:p>0.747771641651889</text:p>
          </table:table-cell>
          <table:table-cell office:value-type="float" office:value="0.740326082811297" calcext:value-type="float">
            <text:p>0.740326082811297</text:p>
          </table:table-cell>
          <table:table-cell office:value-type="float" office:value="0.757574815435603" calcext:value-type="float">
            <text:p>0.757574815435603</text:p>
          </table:table-cell>
          <table:table-cell office:value-type="float" office:value="0.800757636492181" calcext:value-type="float">
            <text:p>0.800757636492181</text:p>
          </table:table-cell>
          <table:table-cell office:value-type="float" office:value="0.958" calcext:value-type="float">
            <text:p>0.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558625676789" calcext:value-type="float">
            <text:p>0.767558625676789</text:p>
          </table:table-cell>
          <table:table-cell office:value-type="float" office:value="0.76297266342187" calcext:value-type="float">
            <text:p>0.76297266342187</text:p>
          </table:table-cell>
          <table:table-cell office:value-type="float" office:value="0.772615836888031" calcext:value-type="float">
            <text:p>0.772615836888031</text:p>
          </table:table-cell>
          <table:table-cell office:value-type="float" office:value="0.8308273221066" calcext:value-type="float">
            <text:p>0.8308273221066</text:p>
          </table:table-cell>
          <table:table-cell office:value-type="float" office:value="0.946" calcext:value-type="float">
            <text:p>0.94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4_occlusion</text:p>
          </table:table-cell>
          <table:table-cell office:value-type="float" office:value="0.714035511585171" calcext:value-type="float">
            <text:p>0.714035511585171</text:p>
          </table:table-cell>
          <table:table-cell office:value-type="float" office:value="0.779868917446203" calcext:value-type="float">
            <text:p>0.779868917446203</text:p>
          </table:table-cell>
          <table:table-cell office:value-type="float" office:value="0.65393631834583" calcext:value-type="float">
            <text:p>0.65393631834583</text:p>
          </table:table-cell>
          <table:table-cell office:value-type="float" office:value="0.827093725021116" calcext:value-type="float">
            <text:p>0.827093725021116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4810145270075" calcext:value-type="float">
            <text:p>0.744810145270075</text:p>
          </table:table-cell>
          <table:table-cell office:value-type="float" office:value="0.738049664501851" calcext:value-type="float">
            <text:p>0.738049664501851</text:p>
          </table:table-cell>
          <table:table-cell office:value-type="float" office:value="0.75367827599993" calcext:value-type="float">
            <text:p>0.75367827599993</text:p>
          </table:table-cell>
          <table:table-cell office:value-type="float" office:value="0.800913089946593" calcext:value-type="float">
            <text:p>0.800913089946593</text:p>
          </table:table-cell>
          <table:table-cell office:value-type="float" office:value="0.962" calcext:value-type="float">
            <text:p>0.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5185535923212" calcext:value-type="float">
            <text:p>0.765185535923212</text:p>
          </table:table-cell>
          <table:table-cell office:value-type="float" office:value="0.760600749045486" calcext:value-type="float">
            <text:p>0.760600749045486</text:p>
          </table:table-cell>
          <table:table-cell office:value-type="float" office:value="0.770299110230421" calcext:value-type="float">
            <text:p>0.770299110230421</text:p>
          </table:table-cell>
          <table:table-cell office:value-type="float" office:value="0.829129315182834" calcext:value-type="float">
            <text:p>0.829129315182834</text:p>
          </table:table-cell>
          <table:table-cell office:value-type="float" office:value="0.946" calcext:value-type="float">
            <text:p>0.94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8_occlusion</text:p>
          </table:table-cell>
          <table:table-cell office:value-type="float" office:value="0.715241142202378" calcext:value-type="float">
            <text:p>0.715241142202378</text:p>
          </table:table-cell>
          <table:table-cell office:value-type="float" office:value="0.781653798761461" calcext:value-type="float">
            <text:p>0.781653798761461</text:p>
          </table:table-cell>
          <table:table-cell office:value-type="float" office:value="0.654690288291277" calcext:value-type="float">
            <text:p>0.654690288291277</text:p>
          </table:table-cell>
          <table:table-cell office:value-type="float" office:value="0.830675116939548" calcext:value-type="float">
            <text:p>0.830675116939548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5287051139279" calcext:value-type="float">
            <text:p>0.745287051139279</text:p>
          </table:table-cell>
          <table:table-cell office:value-type="float" office:value="0.738906117005763" calcext:value-type="float">
            <text:p>0.738906117005763</text:p>
          </table:table-cell>
          <table:table-cell office:value-type="float" office:value="0.753746778437222" calcext:value-type="float">
            <text:p>0.753746778437222</text:p>
          </table:table-cell>
          <table:table-cell office:value-type="float" office:value="0.801942104352111" calcext:value-type="float">
            <text:p>0.801942104352111</text:p>
          </table:table-cell>
          <table:table-cell office:value-type="float" office:value="0.954" calcext:value-type="float">
            <text:p>0.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452483762306" calcext:value-type="float">
            <text:p>0.76452483762306</text:p>
          </table:table-cell>
          <table:table-cell office:value-type="float" office:value="0.760246828411613" calcext:value-type="float">
            <text:p>0.760246828411613</text:p>
          </table:table-cell>
          <table:table-cell office:value-type="float" office:value="0.769330122194871" calcext:value-type="float">
            <text:p>0.769330122194871</text:p>
          </table:table-cell>
          <table:table-cell office:value-type="float" office:value="0.826322880056825" calcext:value-type="float">
            <text:p>0.826322880056825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0_occlusion</text:p>
          </table:table-cell>
          <table:table-cell office:value-type="float" office:value="0.659830633739217" calcext:value-type="float">
            <text:p>0.659830633739217</text:p>
          </table:table-cell>
          <table:table-cell office:value-type="float" office:value="0.746936544413491" calcext:value-type="float">
            <text:p>0.746936544413491</text:p>
          </table:table-cell>
          <table:table-cell office:value-type="float" office:value="0.582917949791409" calcext:value-type="float">
            <text:p>0.582917949791409</text:p>
          </table:table-cell>
          <table:table-cell office:value-type="float" office:value="0.814533091038819" calcext:value-type="float">
            <text:p>0.814533091038819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9853798954652" calcext:value-type="float">
            <text:p>0.729853798954652</text:p>
          </table:table-cell>
          <table:table-cell office:value-type="float" office:value="0.721895464528682" calcext:value-type="float">
            <text:p>0.721895464528682</text:p>
          </table:table-cell>
          <table:table-cell office:value-type="float" office:value="0.739704147323782" calcext:value-type="float">
            <text:p>0.739704147323782</text:p>
          </table:table-cell>
          <table:table-cell office:value-type="float" office:value="0.806747363041788" calcext:value-type="float">
            <text:p>0.806747363041788</text:p>
          </table:table-cell>
          <table:table-cell office:value-type="float" office:value="0.938" calcext:value-type="float">
            <text:p>0.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44017660696946" calcext:value-type="float">
            <text:p>0.644017660696946</text:p>
          </table:table-cell>
          <table:table-cell office:value-type="float" office:value="0.72932822624322" calcext:value-type="float">
            <text:p>0.72932822624322</text:p>
          </table:table-cell>
          <table:table-cell office:value-type="float" office:value="0.568981154236252" calcext:value-type="float">
            <text:p>0.568981154236252</text:p>
          </table:table-cell>
          <table:table-cell office:value-type="float" office:value="0.821266491790261" calcext:value-type="float">
            <text:p>0.821266491790261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4_occlusion</text:p>
          </table:table-cell>
          <table:table-cell office:value-type="float" office:value="0.6595809033788" calcext:value-type="float">
            <text:p>0.6595809033788</text:p>
          </table:table-cell>
          <table:table-cell office:value-type="float" office:value="0.746841195789451" calcext:value-type="float">
            <text:p>0.746841195789451</text:p>
          </table:table-cell>
          <table:table-cell office:value-type="float" office:value="0.582551643434528" calcext:value-type="float">
            <text:p>0.582551643434528</text:p>
          </table:table-cell>
          <table:table-cell office:value-type="float" office:value="0.81358616370662" calcext:value-type="float">
            <text:p>0.81358616370662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0354958898742" calcext:value-type="float">
            <text:p>0.730354958898742</text:p>
          </table:table-cell>
          <table:table-cell office:value-type="float" office:value="0.721800938216155" calcext:value-type="float">
            <text:p>0.721800938216155</text:p>
          </table:table-cell>
          <table:table-cell office:value-type="float" office:value="0.740995999317357" calcext:value-type="float">
            <text:p>0.740995999317357</text:p>
          </table:table-cell>
          <table:table-cell office:value-type="float" office:value="0.806317188802381" calcext:value-type="float">
            <text:p>0.806317188802381</text:p>
          </table:table-cell>
          <table:table-cell office:value-type="float" office:value="0.938" calcext:value-type="float">
            <text:p>0.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50187149193725" calcext:value-type="float">
            <text:p>0.650187149193725</text:p>
          </table:table-cell>
          <table:table-cell office:value-type="float" office:value="0.734581657889523" calcext:value-type="float">
            <text:p>0.734581657889523</text:p>
          </table:table-cell>
          <table:table-cell office:value-type="float" office:value="0.575851773937207" calcext:value-type="float">
            <text:p>0.575851773937207</text:p>
          </table:table-cell>
          <table:table-cell office:value-type="float" office:value="0.820905012447815" calcext:value-type="float">
            <text:p>0.820905012447815</text:p>
          </table:table-cell>
          <table:table-cell office:value-type="float" office:value="0.924" calcext:value-type="float">
            <text:p>0.9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8_occlusion</text:p>
          </table:table-cell>
          <table:table-cell office:value-type="float" office:value="0.660024697627814" calcext:value-type="float">
            <text:p>0.660024697627814</text:p>
          </table:table-cell>
          <table:table-cell office:value-type="float" office:value="0.746605699398009" calcext:value-type="float">
            <text:p>0.746605699398009</text:p>
          </table:table-cell>
          <table:table-cell office:value-type="float" office:value="0.583578046494592" calcext:value-type="float">
            <text:p>0.583578046494592</text:p>
          </table:table-cell>
          <table:table-cell office:value-type="float" office:value="0.812671816618347" calcext:value-type="float">
            <text:p>0.812671816618347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6291140034437" calcext:value-type="float">
            <text:p>0.726291140034437</text:p>
          </table:table-cell>
          <table:table-cell office:value-type="float" office:value="0.717908148914601" calcext:value-type="float">
            <text:p>0.717908148914601</text:p>
          </table:table-cell>
          <table:table-cell office:value-type="float" office:value="0.736666085221962" calcext:value-type="float">
            <text:p>0.736666085221962</text:p>
          </table:table-cell>
          <table:table-cell office:value-type="float" office:value="0.806871579021306" calcext:value-type="float">
            <text:p>0.806871579021306</text:p>
          </table:table-cell>
          <table:table-cell office:value-type="float" office:value="0.936" calcext:value-type="float">
            <text:p>0.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44379823118565" calcext:value-type="float">
            <text:p>0.644379823118565</text:p>
          </table:table-cell>
          <table:table-cell office:value-type="float" office:value="0.729605896042539" calcext:value-type="float">
            <text:p>0.729605896042539</text:p>
          </table:table-cell>
          <table:table-cell office:value-type="float" office:value="0.569323720440345" calcext:value-type="float">
            <text:p>0.569323720440345</text:p>
          </table:table-cell>
          <table:table-cell office:value-type="float" office:value="0.820555262908399" calcext:value-type="float">
            <text:p>0.820555262908399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0_occlusion</text:p>
          </table:table-cell>
          <table:table-cell office:value-type="float" office:value="0.657902481668079" calcext:value-type="float">
            <text:p>0.657902481668079</text:p>
          </table:table-cell>
          <table:table-cell office:value-type="float" office:value="0.744718151153682" calcext:value-type="float">
            <text:p>0.744718151153682</text:p>
          </table:table-cell>
          <table:table-cell office:value-type="float" office:value="0.581255688899138" calcext:value-type="float">
            <text:p>0.581255688899138</text:p>
          </table:table-cell>
          <table:table-cell office:value-type="float" office:value="0.813660074731818" calcext:value-type="float">
            <text:p>0.813660074731818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0636102431785" calcext:value-type="float">
            <text:p>0.730636102431785</text:p>
          </table:table-cell>
          <table:table-cell office:value-type="float" office:value="0.722621890952718" calcext:value-type="float">
            <text:p>0.722621890952718</text:p>
          </table:table-cell>
          <table:table-cell office:value-type="float" office:value="0.740487655758423" calcext:value-type="float">
            <text:p>0.740487655758423</text:p>
          </table:table-cell>
          <table:table-cell office:value-type="float" office:value="0.807275998931806" calcext:value-type="float">
            <text:p>0.807275998931806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39354971346648" calcext:value-type="float">
            <text:p>0.739354971346648</text:p>
          </table:table-cell>
          <table:table-cell office:value-type="float" office:value="0.735870000308888" calcext:value-type="float">
            <text:p>0.735870000308888</text:p>
          </table:table-cell>
          <table:table-cell office:value-type="float" office:value="0.743169298486995" calcext:value-type="float">
            <text:p>0.743169298486995</text:p>
          </table:table-cell>
          <table:table-cell office:value-type="float" office:value="0.821054278764846" calcext:value-type="float">
            <text:p>0.821054278764846</text:p>
          </table:table-cell>
          <table:table-cell office:value-type="float" office:value="0.928" calcext:value-type="float">
            <text:p>0.92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4_occlusion</text:p>
          </table:table-cell>
          <table:table-cell office:value-type="float" office:value="0.658376036120053" calcext:value-type="float">
            <text:p>0.658376036120053</text:p>
          </table:table-cell>
          <table:table-cell office:value-type="float" office:value="0.744581180314343" calcext:value-type="float">
            <text:p>0.744581180314343</text:p>
          </table:table-cell>
          <table:table-cell office:value-type="float" office:value="0.582324565487886" calcext:value-type="float">
            <text:p>0.582324565487886</text:p>
          </table:table-cell>
          <table:table-cell office:value-type="float" office:value="0.81177110629676" calcext:value-type="float">
            <text:p>0.81177110629676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8898666934786" calcext:value-type="float">
            <text:p>0.728898666934786</text:p>
          </table:table-cell>
          <table:table-cell office:value-type="float" office:value="0.720210983533244" calcext:value-type="float">
            <text:p>0.720210983533244</text:p>
          </table:table-cell>
          <table:table-cell office:value-type="float" office:value="0.739654176713229" calcext:value-type="float">
            <text:p>0.739654176713229</text:p>
          </table:table-cell>
          <table:table-cell office:value-type="float" office:value="0.806591151593823" calcext:value-type="float">
            <text:p>0.806591151593823</text:p>
          </table:table-cell>
          <table:table-cell office:value-type="float" office:value="0.936" calcext:value-type="float">
            <text:p>0.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3803861389188" calcext:value-type="float">
            <text:p>0.63803861389188</text:p>
          </table:table-cell>
          <table:table-cell office:value-type="float" office:value="0.728813467407603" calcext:value-type="float">
            <text:p>0.728813467407603</text:p>
          </table:table-cell>
          <table:table-cell office:value-type="float" office:value="0.558706161990222" calcext:value-type="float">
            <text:p>0.558706161990222</text:p>
          </table:table-cell>
          <table:table-cell office:value-type="float" office:value="0.819456995337085" calcext:value-type="float">
            <text:p>0.819456995337085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8_occlusion</text:p>
          </table:table-cell>
          <table:table-cell office:value-type="float" office:value="0.654822933908359" calcext:value-type="float">
            <text:p>0.654822933908359</text:p>
          </table:table-cell>
          <table:table-cell office:value-type="float" office:value="0.740478747160676" calcext:value-type="float">
            <text:p>0.740478747160676</text:p>
          </table:table-cell>
          <table:table-cell office:value-type="float" office:value="0.579171778131266" calcext:value-type="float">
            <text:p>0.579171778131266</text:p>
          </table:table-cell>
          <table:table-cell office:value-type="float" office:value="0.809524177594825" calcext:value-type="float">
            <text:p>0.809524177594825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5970298958083" calcext:value-type="float">
            <text:p>0.725970298958083</text:p>
          </table:table-cell>
          <table:table-cell office:value-type="float" office:value="0.718347375371088" calcext:value-type="float">
            <text:p>0.718347375371088</text:p>
          </table:table-cell>
          <table:table-cell office:value-type="float" office:value="0.735403447020676" calcext:value-type="float">
            <text:p>0.735403447020676</text:p>
          </table:table-cell>
          <table:table-cell office:value-type="float" office:value="0.804594151672801" calcext:value-type="float">
            <text:p>0.804594151672801</text:p>
          </table:table-cell>
          <table:table-cell office:value-type="float" office:value="0.936" calcext:value-type="float">
            <text:p>0.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3976084047206" calcext:value-type="float">
            <text:p>0.63976084047206</text:p>
          </table:table-cell>
          <table:table-cell office:value-type="float" office:value="0.722527096936728" calcext:value-type="float">
            <text:p>0.722527096936728</text:p>
          </table:table-cell>
          <table:table-cell office:value-type="float" office:value="0.566821318394528" calcext:value-type="float">
            <text:p>0.566821318394528</text:p>
          </table:table-cell>
          <table:table-cell office:value-type="float" office:value="0.819590628786099" calcext:value-type="float">
            <text:p>0.819590628786099</text:p>
          </table:table-cell>
          <table:table-cell office:value-type="float" office:value="0.912" calcext:value-type="float">
            <text:p>0.9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0_occlusion</text:p>
          </table:table-cell>
          <table:table-cell office:value-type="float" office:value="0.656677244747952" calcext:value-type="float">
            <text:p>0.656677244747952</text:p>
          </table:table-cell>
          <table:table-cell office:value-type="float" office:value="0.741782812802167" calcext:value-type="float">
            <text:p>0.741782812802167</text:p>
          </table:table-cell>
          <table:table-cell office:value-type="float" office:value="0.581393779955153" calcext:value-type="float">
            <text:p>0.581393779955153</text:p>
          </table:table-cell>
          <table:table-cell office:value-type="float" office:value="0.813534926045202" calcext:value-type="float">
            <text:p>0.813534926045202</text:p>
          </table:table-cell>
          <table:table-cell office:value-type="float" office:value="0.946" calcext:value-type="float">
            <text:p>0.9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379208338595" calcext:value-type="float">
            <text:p>0.72379208338595</text:p>
          </table:table-cell>
          <table:table-cell office:value-type="float" office:value="0.715326731021003" calcext:value-type="float">
            <text:p>0.715326731021003</text:p>
          </table:table-cell>
          <table:table-cell office:value-type="float" office:value="0.734141797998284" calcext:value-type="float">
            <text:p>0.734141797998284</text:p>
          </table:table-cell>
          <table:table-cell office:value-type="float" office:value="0.807014966232055" calcext:value-type="float">
            <text:p>0.807014966232055</text:p>
          </table:table-cell>
          <table:table-cell office:value-type="float" office:value="0.932" calcext:value-type="float">
            <text:p>0.9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45324040356853" calcext:value-type="float">
            <text:p>0.645324040356853</text:p>
          </table:table-cell>
          <table:table-cell office:value-type="float" office:value="0.730784376739059" calcext:value-type="float">
            <text:p>0.730784376739059</text:p>
          </table:table-cell>
          <table:table-cell office:value-type="float" office:value="0.569996378268451" calcext:value-type="float">
            <text:p>0.569996378268451</text:p>
          </table:table-cell>
          <table:table-cell office:value-type="float" office:value="0.822543265078262" calcext:value-type="float">
            <text:p>0.822543265078262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4_occlusion</text:p>
          </table:table-cell>
          <table:table-cell office:value-type="float" office:value="0.657483381725338" calcext:value-type="float">
            <text:p>0.657483381725338</text:p>
          </table:table-cell>
          <table:table-cell office:value-type="float" office:value="0.743300639581009" calcext:value-type="float">
            <text:p>0.743300639581009</text:p>
          </table:table-cell>
          <table:table-cell office:value-type="float" office:value="0.581757441510018" calcext:value-type="float">
            <text:p>0.581757441510018</text:p>
          </table:table-cell>
          <table:table-cell office:value-type="float" office:value="0.811136655637892" calcext:value-type="float">
            <text:p>0.811136655637892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5467150710508" calcext:value-type="float">
            <text:p>0.725467150710508</text:p>
          </table:table-cell>
          <table:table-cell office:value-type="float" office:value="0.716778442718651" calcext:value-type="float">
            <text:p>0.716778442718651</text:p>
          </table:table-cell>
          <table:table-cell office:value-type="float" office:value="0.736281428263645" calcext:value-type="float">
            <text:p>0.736281428263645</text:p>
          </table:table-cell>
          <table:table-cell office:value-type="float" office:value="0.805705161133331" calcext:value-type="float">
            <text:p>0.805705161133331</text:p>
          </table:table-cell>
          <table:table-cell office:value-type="float" office:value="0.938" calcext:value-type="float">
            <text:p>0.9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48739847579881" calcext:value-type="float">
            <text:p>0.648739847579881</text:p>
          </table:table-cell>
          <table:table-cell office:value-type="float" office:value="0.733843223475129" calcext:value-type="float">
            <text:p>0.733843223475129</text:p>
          </table:table-cell>
          <table:table-cell office:value-type="float" office:value="0.573698735159705" calcext:value-type="float">
            <text:p>0.573698735159705</text:p>
          </table:table-cell>
          <table:table-cell office:value-type="float" office:value="0.818967605404657" calcext:value-type="float">
            <text:p>0.818967605404657</text:p>
          </table:table-cell>
          <table:table-cell office:value-type="float" office:value="0.922" calcext:value-type="float">
            <text:p>0.9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8_occlusion</text:p>
          </table:table-cell>
          <table:table-cell office:value-type="float" office:value="0.655799512733084" calcext:value-type="float">
            <text:p>0.655799512733084</text:p>
          </table:table-cell>
          <table:table-cell office:value-type="float" office:value="0.740731819015615" calcext:value-type="float">
            <text:p>0.740731819015615</text:p>
          </table:table-cell>
          <table:table-cell office:value-type="float" office:value="0.580743444274984" calcext:value-type="float">
            <text:p>0.580743444274984</text:p>
          </table:table-cell>
          <table:table-cell office:value-type="float" office:value="0.810702521526168" calcext:value-type="float">
            <text:p>0.810702521526168</text:p>
          </table:table-cell>
          <table:table-cell office:value-type="float" office:value="0.948" calcext:value-type="float">
            <text:p>0.9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21141753466637" calcext:value-type="float">
            <text:p>0.721141753466637</text:p>
          </table:table-cell>
          <table:table-cell office:value-type="float" office:value="0.713437630058461" calcext:value-type="float">
            <text:p>0.713437630058461</text:p>
          </table:table-cell>
          <table:table-cell office:value-type="float" office:value="0.730523967233521" calcext:value-type="float">
            <text:p>0.730523967233521</text:p>
          </table:table-cell>
          <table:table-cell office:value-type="float" office:value="0.803814293602558" calcext:value-type="float">
            <text:p>0.803814293602558</text:p>
          </table:table-cell>
          <table:table-cell office:value-type="float" office:value="0.932" calcext:value-type="float">
            <text:p>0.9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2985186019465" calcext:value-type="float">
            <text:p>0.72985186019465</text:p>
          </table:table-cell>
          <table:table-cell office:value-type="float" office:value="0.725998233035346" calcext:value-type="float">
            <text:p>0.725998233035346</text:p>
          </table:table-cell>
          <table:table-cell office:value-type="float" office:value="0.7342086734498" calcext:value-type="float">
            <text:p>0.7342086734498</text:p>
          </table:table-cell>
          <table:table-cell office:value-type="float" office:value="0.819304762963458" calcext:value-type="float">
            <text:p>0.819304762963458</text:p>
          </table:table-cell>
          <table:table-cell office:value-type="float" office:value="0.916" calcext:value-type="float">
            <text:p>0.91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0_occlusion</text:p>
          </table:table-cell>
          <table:table-cell office:value-type="float" office:value="0.620865357803964" calcext:value-type="float">
            <text:p>0.620865357803964</text:p>
          </table:table-cell>
          <table:table-cell office:value-type="float" office:value="0.769315789825969" calcext:value-type="float">
            <text:p>0.769315789825969</text:p>
          </table:table-cell>
          <table:table-cell office:value-type="float" office:value="0.501885064335382" calcext:value-type="float">
            <text:p>0.501885064335382</text:p>
          </table:table-cell>
          <table:table-cell office:value-type="float" office:value="0.81738862036977" calcext:value-type="float">
            <text:p>0.81738862036977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946927051628" calcext:value-type="float">
            <text:p>0.77946927051628</text:p>
          </table:table-cell>
          <table:table-cell office:value-type="float" office:value="0.768124831667201" calcext:value-type="float">
            <text:p>0.768124831667201</text:p>
          </table:table-cell>
          <table:table-cell office:value-type="float" office:value="0.793454788890134" calcext:value-type="float">
            <text:p>0.793454788890134</text:p>
          </table:table-cell>
          <table:table-cell office:value-type="float" office:value="0.823000967298474" calcext:value-type="float">
            <text:p>0.823000967298474</text:p>
          </table:table-cell>
          <table:table-cell office:value-type="float" office:value="0.972" calcext:value-type="float">
            <text:p>0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3568799250018" calcext:value-type="float">
            <text:p>0.753568799250018</text:p>
          </table:table-cell>
          <table:table-cell office:value-type="float" office:value="0.750194519199678" calcext:value-type="float">
            <text:p>0.750194519199678</text:p>
          </table:table-cell>
          <table:table-cell office:value-type="float" office:value="0.75758929905178" calcext:value-type="float">
            <text:p>0.75758929905178</text:p>
          </table:table-cell>
          <table:table-cell office:value-type="float" office:value="0.826404199740219" calcext:value-type="float">
            <text:p>0.826404199740219</text:p>
          </table:table-cell>
          <table:table-cell office:value-type="float" office:value="0.932" calcext:value-type="float">
            <text:p>0.9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4_occlusion</text:p>
          </table:table-cell>
          <table:table-cell office:value-type="float" office:value="0.619403881597507" calcext:value-type="float">
            <text:p>0.619403881597507</text:p>
          </table:table-cell>
          <table:table-cell office:value-type="float" office:value="0.76754727552693" calcext:value-type="float">
            <text:p>0.76754727552693</text:p>
          </table:table-cell>
          <table:table-cell office:value-type="float" office:value="0.500670051793839" calcext:value-type="float">
            <text:p>0.500670051793839</text:p>
          </table:table-cell>
          <table:table-cell office:value-type="float" office:value="0.817572996654207" calcext:value-type="float">
            <text:p>0.817572996654207</text:p>
          </table:table-cell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7430609092199" calcext:value-type="float">
            <text:p>0.777430609092199</text:p>
          </table:table-cell>
          <table:table-cell office:value-type="float" office:value="0.766022330193585" calcext:value-type="float">
            <text:p>0.766022330193585</text:p>
          </table:table-cell>
          <table:table-cell office:value-type="float" office:value="0.791416243271997" calcext:value-type="float">
            <text:p>0.791416243271997</text:p>
          </table:table-cell>
          <table:table-cell office:value-type="float" office:value="0.822159895199514" calcext:value-type="float">
            <text:p>0.82215989519951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3654306847797" calcext:value-type="float">
            <text:p>0.753654306847797</text:p>
          </table:table-cell>
          <table:table-cell office:value-type="float" office:value="0.750357251566062" calcext:value-type="float">
            <text:p>0.750357251566062</text:p>
          </table:table-cell>
          <table:table-cell office:value-type="float" office:value="0.757540144732127" calcext:value-type="float">
            <text:p>0.757540144732127</text:p>
          </table:table-cell>
          <table:table-cell office:value-type="float" office:value="0.827795452195796" calcext:value-type="float">
            <text:p>0.82779545219579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8_occlusion</text:p>
          </table:table-cell>
          <table:table-cell office:value-type="float" office:value="0.620650036202405" calcext:value-type="float">
            <text:p>0.620650036202405</text:p>
          </table:table-cell>
          <table:table-cell office:value-type="float" office:value="0.768021481360908" calcext:value-type="float">
            <text:p>0.768021481360908</text:p>
          </table:table-cell>
          <table:table-cell office:value-type="float" office:value="0.502441397598831" calcext:value-type="float">
            <text:p>0.502441397598831</text:p>
          </table:table-cell>
          <table:table-cell office:value-type="float" office:value="0.816824663386502" calcext:value-type="float">
            <text:p>0.816824663386502</text:p>
          </table:table-cell>
          <table:table-cell office:value-type="float" office:value="0.968" calcext:value-type="float">
            <text:p>0.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5663543502493" calcext:value-type="float">
            <text:p>0.715663543502493</text:p>
          </table:table-cell>
          <table:table-cell office:value-type="float" office:value="0.762002938948644" calcext:value-type="float">
            <text:p>0.762002938948644</text:p>
          </table:table-cell>
          <table:table-cell office:value-type="float" office:value="0.674711300205148" calcext:value-type="float">
            <text:p>0.674711300205148</text:p>
          </table:table-cell>
          <table:table-cell office:value-type="float" office:value="0.81929845008751" calcext:value-type="float">
            <text:p>0.81929845008751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46253381271386" calcext:value-type="float">
            <text:p>0.746253381271386</text:p>
          </table:table-cell>
          <table:table-cell office:value-type="float" office:value="0.742397802532369" calcext:value-type="float">
            <text:p>0.742397802532369</text:p>
          </table:table-cell>
          <table:table-cell office:value-type="float" office:value="0.750815747060627" calcext:value-type="float">
            <text:p>0.750815747060627</text:p>
          </table:table-cell>
          <table:table-cell office:value-type="float" office:value="0.827334379279893" calcext:value-type="float">
            <text:p>0.827334379279893</text:p>
          </table:table-cell>
          <table:table-cell office:value-type="float" office:value="0.924" calcext:value-type="float">
            <text:p>0.9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0_occlusion</text:p>
          </table:table-cell>
          <table:table-cell office:value-type="float" office:value="0.620091948141366" calcext:value-type="float">
            <text:p>0.620091948141366</text:p>
          </table:table-cell>
          <table:table-cell office:value-type="float" office:value="0.76849158884599" calcext:value-type="float">
            <text:p>0.76849158884599</text:p>
          </table:table-cell>
          <table:table-cell office:value-type="float" office:value="0.501072950378866" calcext:value-type="float">
            <text:p>0.501072950378866</text:p>
          </table:table-cell>
          <table:table-cell office:value-type="float" office:value="0.816083928835091" calcext:value-type="float">
            <text:p>0.816083928835091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7813178451995" calcext:value-type="float">
            <text:p>0.777813178451995</text:p>
          </table:table-cell>
          <table:table-cell office:value-type="float" office:value="0.766469712488165" calcext:value-type="float">
            <text:p>0.766469712488165</text:p>
          </table:table-cell>
          <table:table-cell office:value-type="float" office:value="0.791891626048295" calcext:value-type="float">
            <text:p>0.791891626048295</text:p>
          </table:table-cell>
          <table:table-cell office:value-type="float" office:value="0.821873804123722" calcext:value-type="float">
            <text:p>0.821873804123722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6178647109141" calcext:value-type="float">
            <text:p>0.756178647109141</text:p>
          </table:table-cell>
          <table:table-cell office:value-type="float" office:value="0.75267924673067" calcext:value-type="float">
            <text:p>0.75267924673067</text:p>
          </table:table-cell>
          <table:table-cell office:value-type="float" office:value="0.760464574007264" calcext:value-type="float">
            <text:p>0.760464574007264</text:p>
          </table:table-cell>
          <table:table-cell office:value-type="float" office:value="0.827229146878741" calcext:value-type="float">
            <text:p>0.827229146878741</text:p>
          </table:table-cell>
          <table:table-cell office:value-type="float" office:value="0.932" calcext:value-type="float">
            <text:p>0.9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4_occlusion</text:p>
          </table:table-cell>
          <table:table-cell office:value-type="float" office:value="0.620943878525362" calcext:value-type="float">
            <text:p>0.620943878525362</text:p>
          </table:table-cell>
          <table:table-cell office:value-type="float" office:value="0.769595182365916" calcext:value-type="float">
            <text:p>0.769595182365916</text:p>
          </table:table-cell>
          <table:table-cell office:value-type="float" office:value="0.501780451202531" calcext:value-type="float">
            <text:p>0.501780451202531</text:p>
          </table:table-cell>
          <table:table-cell office:value-type="float" office:value="0.817551492596103" calcext:value-type="float">
            <text:p>0.81755149259610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7251451014239" calcext:value-type="float">
            <text:p>0.777251451014239</text:p>
          </table:table-cell>
          <table:table-cell office:value-type="float" office:value="0.766750785353953" calcext:value-type="float">
            <text:p>0.766750785353953</text:p>
          </table:table-cell>
          <table:table-cell office:value-type="float" office:value="0.790069644919135" calcext:value-type="float">
            <text:p>0.790069644919135</text:p>
          </table:table-cell>
          <table:table-cell office:value-type="float" office:value="0.821732457075748" calcext:value-type="float">
            <text:p>0.821732457075748</text:p>
          </table:table-cell>
          <table:table-cell office:value-type="float" office:value="0.972" calcext:value-type="float">
            <text:p>0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568714787721" calcext:value-type="float">
            <text:p>0.74568714787721</text:p>
          </table:table-cell>
          <table:table-cell office:value-type="float" office:value="0.742554893931861" calcext:value-type="float">
            <text:p>0.742554893931861</text:p>
          </table:table-cell>
          <table:table-cell office:value-type="float" office:value="0.749293199604238" calcext:value-type="float">
            <text:p>0.749293199604238</text:p>
          </table:table-cell>
          <table:table-cell office:value-type="float" office:value="0.828464094041302" calcext:value-type="float">
            <text:p>0.828464094041302</text:p>
          </table:table-cell>
          <table:table-cell office:value-type="float" office:value="0.928" calcext:value-type="float">
            <text:p>0.9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8_occlusion</text:p>
          </table:table-cell>
          <table:table-cell office:value-type="float" office:value="0.61769555536068" calcext:value-type="float">
            <text:p>0.61769555536068</text:p>
          </table:table-cell>
          <table:table-cell office:value-type="float" office:value="0.765254637534653" calcext:value-type="float">
            <text:p>0.765254637534653</text:p>
          </table:table-cell>
          <table:table-cell office:value-type="float" office:value="0.499381987696838" calcext:value-type="float">
            <text:p>0.499381987696838</text:p>
          </table:table-cell>
          <table:table-cell office:value-type="float" office:value="0.813286599127463" calcext:value-type="float">
            <text:p>0.813286599127463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8200448833261" calcext:value-type="float">
            <text:p>0.778200448833261</text:p>
          </table:table-cell>
          <table:table-cell office:value-type="float" office:value="0.767457014522592" calcext:value-type="float">
            <text:p>0.767457014522592</text:p>
          </table:table-cell>
          <table:table-cell office:value-type="float" office:value="0.79143481451844" calcext:value-type="float">
            <text:p>0.79143481451844</text:p>
          </table:table-cell>
          <table:table-cell office:value-type="float" office:value="0.821479055574786" calcext:value-type="float">
            <text:p>0.82147905557478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6016573086835" calcext:value-type="float">
            <text:p>0.746016573086835</text:p>
          </table:table-cell>
          <table:table-cell office:value-type="float" office:value="0.742349174514869" calcext:value-type="float">
            <text:p>0.742349174514869</text:p>
          </table:table-cell>
          <table:table-cell office:value-type="float" office:value="0.750357193061926" calcext:value-type="float">
            <text:p>0.750357193061926</text:p>
          </table:table-cell>
          <table:table-cell office:value-type="float" office:value="0.826675515903698" calcext:value-type="float">
            <text:p>0.826675515903698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0_occlusion</text:p>
          </table:table-cell>
          <table:table-cell office:value-type="float" office:value="0.619325455333417" calcext:value-type="float">
            <text:p>0.619325455333417</text:p>
          </table:table-cell>
          <table:table-cell office:value-type="float" office:value="0.766726709340963" calcext:value-type="float">
            <text:p>0.766726709340963</text:p>
          </table:table-cell>
          <table:table-cell office:value-type="float" office:value="0.501243951374854" calcext:value-type="float">
            <text:p>0.501243951374854</text:p>
          </table:table-cell>
          <table:table-cell office:value-type="float" office:value="0.817308315242486" calcext:value-type="float">
            <text:p>0.817308315242486</text:p>
          </table:table-cell>
          <table:table-cell office:value-type="float" office:value="0.968" calcext:value-type="float">
            <text:p>0.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7436970934595" calcext:value-type="float">
            <text:p>0.777436970934595</text:p>
          </table:table-cell>
          <table:table-cell office:value-type="float" office:value="0.766307680387913" calcext:value-type="float">
            <text:p>0.766307680387913</text:p>
          </table:table-cell>
          <table:table-cell office:value-type="float" office:value="0.791175572254411" calcext:value-type="float">
            <text:p>0.791175572254411</text:p>
          </table:table-cell>
          <table:table-cell office:value-type="float" office:value="0.821430946381661" calcext:value-type="float">
            <text:p>0.821430946381661</text:p>
          </table:table-cell>
          <table:table-cell office:value-type="float" office:value="0.972" calcext:value-type="float">
            <text:p>0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2881401289764" calcext:value-type="float">
            <text:p>0.742881401289764</text:p>
          </table:table-cell>
          <table:table-cell office:value-type="float" office:value="0.742496083737991" calcext:value-type="float">
            <text:p>0.742496083737991</text:p>
          </table:table-cell>
          <table:table-cell office:value-type="float" office:value="0.743834413170942" calcext:value-type="float">
            <text:p>0.743834413170942</text:p>
          </table:table-cell>
          <table:table-cell office:value-type="float" office:value="0.825207719059674" calcext:value-type="float">
            <text:p>0.825207719059674</text:p>
          </table:table-cell>
          <table:table-cell office:value-type="float" office:value="0.929333333333333" calcext:value-type="float">
            <text:p>0.929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4_occlusion</text:p>
          </table:table-cell>
          <table:table-cell office:value-type="float" office:value="0.615857653190282" calcext:value-type="float">
            <text:p>0.615857653190282</text:p>
          </table:table-cell>
          <table:table-cell office:value-type="float" office:value="0.763676143563324" calcext:value-type="float">
            <text:p>0.763676143563324</text:p>
          </table:table-cell>
          <table:table-cell office:value-type="float" office:value="0.497185176543396" calcext:value-type="float">
            <text:p>0.497185176543396</text:p>
          </table:table-cell>
          <table:table-cell office:value-type="float" office:value="0.816709446552389" calcext:value-type="float">
            <text:p>0.816709446552389</text:p>
          </table:table-cell>
          <table:table-cell office:value-type="float" office:value="0.968" calcext:value-type="float">
            <text:p>0.9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5466941775064" calcext:value-type="float">
            <text:p>0.775466941775064</text:p>
          </table:table-cell>
          <table:table-cell office:value-type="float" office:value="0.764581651076344" calcext:value-type="float">
            <text:p>0.764581651076344</text:p>
          </table:table-cell>
          <table:table-cell office:value-type="float" office:value="0.78874802699951" calcext:value-type="float">
            <text:p>0.78874802699951</text:p>
          </table:table-cell>
          <table:table-cell office:value-type="float" office:value="0.821167851972418" calcext:value-type="float">
            <text:p>0.821167851972418</text:p>
          </table:table-cell>
          <table:table-cell office:value-type="float" office:value="0.972" calcext:value-type="float">
            <text:p>0.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7586749001234" calcext:value-type="float">
            <text:p>0.747586749001234</text:p>
          </table:table-cell>
          <table:table-cell office:value-type="float" office:value="0.743691428759072" calcext:value-type="float">
            <text:p>0.743691428759072</text:p>
          </table:table-cell>
          <table:table-cell office:value-type="float" office:value="0.752157022822735" calcext:value-type="float">
            <text:p>0.752157022822735</text:p>
          </table:table-cell>
          <table:table-cell office:value-type="float" office:value="0.828796493699145" calcext:value-type="float">
            <text:p>0.828796493699145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8_occlusion</text:p>
          </table:table-cell>
          <table:table-cell office:value-type="float" office:value="0.618601339598877" calcext:value-type="float">
            <text:p>0.618601339598877</text:p>
          </table:table-cell>
          <table:table-cell office:value-type="float" office:value="0.766368584068453" calcext:value-type="float">
            <text:p>0.766368584068453</text:p>
          </table:table-cell>
          <table:table-cell office:value-type="float" office:value="0.500009173226893" calcext:value-type="float">
            <text:p>0.500009173226893</text:p>
          </table:table-cell>
          <table:table-cell office:value-type="float" office:value="0.816056465003423" calcext:value-type="float">
            <text:p>0.816056465003423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34680619518049" calcext:value-type="float">
            <text:p>0.634680619518049</text:p>
          </table:table-cell>
          <table:table-cell office:value-type="float" office:value="0.760985866308222" calcext:value-type="float">
            <text:p>0.760985866308222</text:p>
          </table:table-cell>
          <table:table-cell office:value-type="float" office:value="0.533626699814653" calcext:value-type="float">
            <text:p>0.533626699814653</text:p>
          </table:table-cell>
          <table:table-cell office:value-type="float" office:value="0.818396213073154" calcext:value-type="float">
            <text:p>0.818396213073154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41790068257007" calcext:value-type="float">
            <text:p>0.741790068257007</text:p>
          </table:table-cell>
          <table:table-cell office:value-type="float" office:value="0.737904201042019" calcext:value-type="float">
            <text:p>0.737904201042019</text:p>
          </table:table-cell>
          <table:table-cell office:value-type="float" office:value="0.746468805118244" calcext:value-type="float">
            <text:p>0.746468805118244</text:p>
          </table:table-cell>
          <table:table-cell office:value-type="float" office:value="0.824701699775115" calcext:value-type="float">
            <text:p>0.824701699775115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0_occlusion</text:p>
          </table:table-cell>
          <table:table-cell office:value-type="float" office:value="0.738980604741057" calcext:value-type="float">
            <text:p>0.738980604741057</text:p>
          </table:table-cell>
          <table:table-cell office:value-type="float" office:value="0.794197371839704" calcext:value-type="float">
            <text:p>0.794197371839704</text:p>
          </table:table-cell>
          <table:table-cell office:value-type="float" office:value="0.690998274596094" calcext:value-type="float">
            <text:p>0.690998274596094</text:p>
          </table:table-cell>
          <table:table-cell office:value-type="float" office:value="0.853762652896814" calcext:value-type="float">
            <text:p>0.853762652896814</text:p>
          </table:table-cell>
          <table:table-cell office:value-type="float" office:value="0.954941860465116" calcext:value-type="float">
            <text:p>0.954941860465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9679518988614" calcext:value-type="float">
            <text:p>0.769679518988614</text:p>
          </table:table-cell>
          <table:table-cell office:value-type="float" office:value="0.75918528079187" calcext:value-type="float">
            <text:p>0.75918528079187</text:p>
          </table:table-cell>
          <table:table-cell office:value-type="float" office:value="0.78454806851729" calcext:value-type="float">
            <text:p>0.78454806851729</text:p>
          </table:table-cell>
          <table:table-cell office:value-type="float" office:value="0.819931334519481" calcext:value-type="float">
            <text:p>0.819931334519481</text:p>
          </table:table-cell>
          <table:table-cell office:value-type="float" office:value="0.949127906976744" calcext:value-type="float">
            <text:p>0.949127906976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3813013286534" calcext:value-type="float">
            <text:p>0.793813013286534</text:p>
          </table:table-cell>
          <table:table-cell office:value-type="float" office:value="0.788171509399198" calcext:value-type="float">
            <text:p>0.788171509399198</text:p>
          </table:table-cell>
          <table:table-cell office:value-type="float" office:value="0.800351647318672" calcext:value-type="float">
            <text:p>0.800351647318672</text:p>
          </table:table-cell>
          <table:table-cell office:value-type="float" office:value="0.843770959824416" calcext:value-type="float">
            <text:p>0.843770959824416</text:p>
          </table:table-cell>
          <table:table-cell office:value-type="float" office:value="0.953488372093023" calcext:value-type="float">
            <text:p>0.95348837209302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4_occlusion</text:p>
          </table:table-cell>
          <table:table-cell office:value-type="float" office:value="0.737941147808046" calcext:value-type="float">
            <text:p>0.737941147808046</text:p>
          </table:table-cell>
          <table:table-cell office:value-type="float" office:value="0.793832962304695" calcext:value-type="float">
            <text:p>0.793832962304695</text:p>
          </table:table-cell>
          <table:table-cell office:value-type="float" office:value="0.688575891332144" calcext:value-type="float">
            <text:p>0.688575891332144</text:p>
          </table:table-cell>
          <table:table-cell office:value-type="float" office:value="0.852031470042751" calcext:value-type="float">
            <text:p>0.852031470042751</text:p>
          </table:table-cell>
          <table:table-cell office:value-type="float" office:value="0.953488372093023" calcext:value-type="float">
            <text:p>0.9534883720930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0717631736209" calcext:value-type="float">
            <text:p>0.770717631736209</text:p>
          </table:table-cell>
          <table:table-cell office:value-type="float" office:value="0.760033184784916" calcext:value-type="float">
            <text:p>0.760033184784916</text:p>
          </table:table-cell>
          <table:table-cell office:value-type="float" office:value="0.785996599638636" calcext:value-type="float">
            <text:p>0.785996599638636</text:p>
          </table:table-cell>
          <table:table-cell office:value-type="float" office:value="0.820451499055723" calcext:value-type="float">
            <text:p>0.820451499055723</text:p>
          </table:table-cell>
          <table:table-cell office:value-type="float" office:value="0.949127906976744" calcext:value-type="float">
            <text:p>0.949127906976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5273948830444" calcext:value-type="float">
            <text:p>0.795273948830444</text:p>
          </table:table-cell>
          <table:table-cell office:value-type="float" office:value="0.789389407831801" calcext:value-type="float">
            <text:p>0.789389407831801</text:p>
          </table:table-cell>
          <table:table-cell office:value-type="float" office:value="0.802276058469166" calcext:value-type="float">
            <text:p>0.802276058469166</text:p>
          </table:table-cell>
          <table:table-cell office:value-type="float" office:value="0.843329947518255" calcext:value-type="float">
            <text:p>0.843329947518255</text:p>
          </table:table-cell>
          <table:table-cell office:value-type="float" office:value="0.956395348837209" calcext:value-type="float">
            <text:p>0.95639534883720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8_occlusion</text:p>
          </table:table-cell>
          <table:table-cell office:value-type="float" office:value="0.737605995529895" calcext:value-type="float">
            <text:p>0.737605995529895</text:p>
          </table:table-cell>
          <table:table-cell office:value-type="float" office:value="0.795177619004301" calcext:value-type="float">
            <text:p>0.795177619004301</text:p>
          </table:table-cell>
          <table:table-cell office:value-type="float" office:value="0.686505884275329" calcext:value-type="float">
            <text:p>0.686505884275329</text:p>
          </table:table-cell>
          <table:table-cell office:value-type="float" office:value="0.852951344866569" calcext:value-type="float">
            <text:p>0.852951344866569</text:p>
          </table:table-cell>
          <table:table-cell office:value-type="float" office:value="0.956331877729258" calcext:value-type="float">
            <text:p>0.9563318777292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358924870995" calcext:value-type="float">
            <text:p>0.77358924870995</text:p>
          </table:table-cell>
          <table:table-cell office:value-type="float" office:value="0.762968970544374" calcext:value-type="float">
            <text:p>0.762968970544374</text:p>
          </table:table-cell>
          <table:table-cell office:value-type="float" office:value="0.788842766491616" calcext:value-type="float">
            <text:p>0.788842766491616</text:p>
          </table:table-cell>
          <table:table-cell office:value-type="float" office:value="0.826019411275456" calcext:value-type="float">
            <text:p>0.826019411275456</text:p>
          </table:table-cell>
          <table:table-cell office:value-type="float" office:value="0.950509461426492" calcext:value-type="float">
            <text:p>0.9505094614264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2856401310593" calcext:value-type="float">
            <text:p>0.792856401310593</text:p>
          </table:table-cell>
          <table:table-cell office:value-type="float" office:value="0.786292204838748" calcext:value-type="float">
            <text:p>0.786292204838748</text:p>
          </table:table-cell>
          <table:table-cell office:value-type="float" office:value="0.800663668699053" calcext:value-type="float">
            <text:p>0.800663668699053</text:p>
          </table:table-cell>
          <table:table-cell office:value-type="float" office:value="0.842187248415126" calcext:value-type="float">
            <text:p>0.842187248415126</text:p>
          </table:table-cell>
          <table:table-cell office:value-type="float" office:value="0.954876273653566" calcext:value-type="float">
            <text:p>0.95487627365356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0_occlusion</text:p>
          </table:table-cell>
          <table:table-cell office:value-type="float" office:value="0.733009451782008" calcext:value-type="float">
            <text:p>0.733009451782008</text:p>
          </table:table-cell>
          <table:table-cell office:value-type="float" office:value="0.789365235445791" calcext:value-type="float">
            <text:p>0.789365235445791</text:p>
          </table:table-cell>
          <table:table-cell office:value-type="float" office:value="0.683326174996761" calcext:value-type="float">
            <text:p>0.683326174996761</text:p>
          </table:table-cell>
          <table:table-cell office:value-type="float" office:value="0.849093886998825" calcext:value-type="float">
            <text:p>0.849093886998825</text:p>
          </table:table-cell>
          <table:table-cell office:value-type="float" office:value="0.954941860465116" calcext:value-type="float">
            <text:p>0.954941860465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0582769129973" calcext:value-type="float">
            <text:p>0.770582769129973</text:p>
          </table:table-cell>
          <table:table-cell office:value-type="float" office:value="0.759847344425952" calcext:value-type="float">
            <text:p>0.759847344425952</text:p>
          </table:table-cell>
          <table:table-cell office:value-type="float" office:value="0.785647681116766" calcext:value-type="float">
            <text:p>0.785647681116766</text:p>
          </table:table-cell>
          <table:table-cell office:value-type="float" office:value="0.822178290765854" calcext:value-type="float">
            <text:p>0.822178290765854</text:p>
          </table:table-cell>
          <table:table-cell office:value-type="float" office:value="0.947674418604651" calcext:value-type="float">
            <text:p>0.9476744186046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7566983780656" calcext:value-type="float">
            <text:p>0.787566983780656</text:p>
          </table:table-cell>
          <table:table-cell office:value-type="float" office:value="0.78193859075571" calcext:value-type="float">
            <text:p>0.78193859075571</text:p>
          </table:table-cell>
          <table:table-cell office:value-type="float" office:value="0.794087111263359" calcext:value-type="float">
            <text:p>0.794087111263359</text:p>
          </table:table-cell>
          <table:table-cell office:value-type="float" office:value="0.842957162877498" calcext:value-type="float">
            <text:p>0.842957162877498</text:p>
          </table:table-cell>
          <table:table-cell office:value-type="float" office:value="0.944767441860465" calcext:value-type="float">
            <text:p>0.94476744186046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4_occlusion</text:p>
          </table:table-cell>
          <table:table-cell office:value-type="float" office:value="0.734455661487179" calcext:value-type="float">
            <text:p>0.734455661487179</text:p>
          </table:table-cell>
          <table:table-cell office:value-type="float" office:value="0.791465656646556" calcext:value-type="float">
            <text:p>0.791465656646556</text:p>
          </table:table-cell>
          <table:table-cell office:value-type="float" office:value="0.683991005658765" calcext:value-type="float">
            <text:p>0.683991005658765</text:p>
          </table:table-cell>
          <table:table-cell office:value-type="float" office:value="0.849942081645371" calcext:value-type="float">
            <text:p>0.849942081645371</text:p>
          </table:table-cell>
          <table:table-cell office:value-type="float" office:value="0.957848837209302" calcext:value-type="float">
            <text:p>0.9578488372093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0905597603164" calcext:value-type="float">
            <text:p>0.770905597603164</text:p>
          </table:table-cell>
          <table:table-cell office:value-type="float" office:value="0.76053155876675" calcext:value-type="float">
            <text:p>0.76053155876675</text:p>
          </table:table-cell>
          <table:table-cell office:value-type="float" office:value="0.785479551181871" calcext:value-type="float">
            <text:p>0.785479551181871</text:p>
          </table:table-cell>
          <table:table-cell office:value-type="float" office:value="0.822621169977782" calcext:value-type="float">
            <text:p>0.822621169977782</text:p>
          </table:table-cell>
          <table:table-cell office:value-type="float" office:value="0.947674418604651" calcext:value-type="float">
            <text:p>0.9476744186046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0573280223605" calcext:value-type="float">
            <text:p>0.790573280223605</text:p>
          </table:table-cell>
          <table:table-cell office:value-type="float" office:value="0.784379838880553" calcext:value-type="float">
            <text:p>0.784379838880553</text:p>
          </table:table-cell>
          <table:table-cell office:value-type="float" office:value="0.797849781680783" calcext:value-type="float">
            <text:p>0.797849781680783</text:p>
          </table:table-cell>
          <table:table-cell office:value-type="float" office:value="0.84348082964525" calcext:value-type="float">
            <text:p>0.84348082964525</text:p>
          </table:table-cell>
          <table:table-cell office:value-type="float" office:value="0.950581395348837" calcext:value-type="float">
            <text:p>0.95058139534883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8_occlusion</text:p>
          </table:table-cell>
          <table:table-cell office:value-type="float" office:value="0.732239913915077" calcext:value-type="float">
            <text:p>0.732239913915077</text:p>
          </table:table-cell>
          <table:table-cell office:value-type="float" office:value="0.790155201792226" calcext:value-type="float">
            <text:p>0.790155201792226</text:p>
          </table:table-cell>
          <table:table-cell office:value-type="float" office:value="0.680483202691392" calcext:value-type="float">
            <text:p>0.680483202691392</text:p>
          </table:table-cell>
          <table:table-cell office:value-type="float" office:value="0.846822433427223" calcext:value-type="float">
            <text:p>0.846822433427223</text:p>
          </table:table-cell>
          <table:table-cell office:value-type="float" office:value="0.954941860465116" calcext:value-type="float">
            <text:p>0.954941860465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253936141764" calcext:value-type="float">
            <text:p>0.77253936141764</text:p>
          </table:table-cell>
          <table:table-cell office:value-type="float" office:value="0.762142508089854" calcext:value-type="float">
            <text:p>0.762142508089854</text:p>
          </table:table-cell>
          <table:table-cell office:value-type="float" office:value="0.786887355338204" calcext:value-type="float">
            <text:p>0.786887355338204</text:p>
          </table:table-cell>
          <table:table-cell office:value-type="float" office:value="0.823943028067458" calcext:value-type="float">
            <text:p>0.823943028067458</text:p>
          </table:table-cell>
          <table:table-cell office:value-type="float" office:value="0.950581395348837" calcext:value-type="float">
            <text:p>0.9505813953488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902686367238" calcext:value-type="float">
            <text:p>0.78902686367238</text:p>
          </table:table-cell>
          <table:table-cell office:value-type="float" office:value="0.782368958644998" calcext:value-type="float">
            <text:p>0.782368958644998</text:p>
          </table:table-cell>
          <table:table-cell office:value-type="float" office:value="0.796823843316794" calcext:value-type="float">
            <text:p>0.796823843316794</text:p>
          </table:table-cell>
          <table:table-cell office:value-type="float" office:value="0.841819406192897" calcext:value-type="float">
            <text:p>0.841819406192897</text:p>
          </table:table-cell>
          <table:table-cell office:value-type="float" office:value="0.950581395348837" calcext:value-type="float">
            <text:p>0.95058139534883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0_occlusion</text:p>
          </table:table-cell>
          <table:table-cell office:value-type="float" office:value="0.731699883501884" calcext:value-type="float">
            <text:p>0.731699883501884</text:p>
          </table:table-cell>
          <table:table-cell office:value-type="float" office:value="0.789548564310449" calcext:value-type="float">
            <text:p>0.789548564310449</text:p>
          </table:table-cell>
          <table:table-cell office:value-type="float" office:value="0.680259831433675" calcext:value-type="float">
            <text:p>0.680259831433675</text:p>
          </table:table-cell>
          <table:table-cell office:value-type="float" office:value="0.847808273427671" calcext:value-type="float">
            <text:p>0.847808273427671</text:p>
          </table:table-cell>
          <table:table-cell office:value-type="float" office:value="0.956395348837209" calcext:value-type="float">
            <text:p>0.9563953488372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7895782862907" calcext:value-type="float">
            <text:p>0.767895782862907</text:p>
          </table:table-cell>
          <table:table-cell office:value-type="float" office:value="0.75616683354995" calcext:value-type="float">
            <text:p>0.75616683354995</text:p>
          </table:table-cell>
          <table:table-cell office:value-type="float" office:value="0.784483782999913" calcext:value-type="float">
            <text:p>0.784483782999913</text:p>
          </table:table-cell>
          <table:table-cell office:value-type="float" office:value="0.820428460001886" calcext:value-type="float">
            <text:p>0.820428460001886</text:p>
          </table:table-cell>
          <table:table-cell office:value-type="float" office:value="0.947674418604651" calcext:value-type="float">
            <text:p>0.9476744186046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7253251199773" calcext:value-type="float">
            <text:p>0.787253251199773</text:p>
          </table:table-cell>
          <table:table-cell office:value-type="float" office:value="0.781679620523254" calcext:value-type="float">
            <text:p>0.781679620523254</text:p>
          </table:table-cell>
          <table:table-cell office:value-type="float" office:value="0.793636043620076" calcext:value-type="float">
            <text:p>0.793636043620076</text:p>
          </table:table-cell>
          <table:table-cell office:value-type="float" office:value="0.843835627303292" calcext:value-type="float">
            <text:p>0.843835627303292</text:p>
          </table:table-cell>
          <table:table-cell office:value-type="float" office:value="0.941860465116279" calcext:value-type="float">
            <text:p>0.9418604651162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4_occlusion</text:p>
          </table:table-cell>
          <table:table-cell office:value-type="float" office:value="0.731400901254435" calcext:value-type="float">
            <text:p>0.731400901254435</text:p>
          </table:table-cell>
          <table:table-cell office:value-type="float" office:value="0.79049739805097" calcext:value-type="float">
            <text:p>0.79049739805097</text:p>
          </table:table-cell>
          <table:table-cell office:value-type="float" office:value="0.67839281655998" calcext:value-type="float">
            <text:p>0.67839281655998</text:p>
          </table:table-cell>
          <table:table-cell office:value-type="float" office:value="0.846370971749605" calcext:value-type="float">
            <text:p>0.846370971749605</text:p>
          </table:table-cell>
          <table:table-cell office:value-type="float" office:value="0.957848837209302" calcext:value-type="float">
            <text:p>0.9578488372093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1199894948066" calcext:value-type="float">
            <text:p>0.771199894948066</text:p>
          </table:table-cell>
          <table:table-cell office:value-type="float" office:value="0.76000393596961" calcext:value-type="float">
            <text:p>0.76000393596961</text:p>
          </table:table-cell>
          <table:table-cell office:value-type="float" office:value="0.786741890530138" calcext:value-type="float">
            <text:p>0.786741890530138</text:p>
          </table:table-cell>
          <table:table-cell office:value-type="float" office:value="0.821877504952607" calcext:value-type="float">
            <text:p>0.821877504952607</text:p>
          </table:table-cell>
          <table:table-cell office:value-type="float" office:value="0.949127906976744" calcext:value-type="float">
            <text:p>0.949127906976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1875169119424" calcext:value-type="float">
            <text:p>0.791875169119424</text:p>
          </table:table-cell>
          <table:table-cell office:value-type="float" office:value="0.784472162629726" calcext:value-type="float">
            <text:p>0.784472162629726</text:p>
          </table:table-cell>
          <table:table-cell office:value-type="float" office:value="0.800716898608929" calcext:value-type="float">
            <text:p>0.800716898608929</text:p>
          </table:table-cell>
          <table:table-cell office:value-type="float" office:value="0.843146269211615" calcext:value-type="float">
            <text:p>0.843146269211615</text:p>
          </table:table-cell>
          <table:table-cell office:value-type="float" office:value="0.953488372093023" calcext:value-type="float">
            <text:p>0.95348837209302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8_occlusion</text:p>
          </table:table-cell>
          <table:table-cell office:value-type="float" office:value="0.730037075380343" calcext:value-type="float">
            <text:p>0.730037075380343</text:p>
          </table:table-cell>
          <table:table-cell office:value-type="float" office:value="0.788729042202075" calcext:value-type="float">
            <text:p>0.788729042202075</text:p>
          </table:table-cell>
          <table:table-cell office:value-type="float" office:value="0.677479907442042" calcext:value-type="float">
            <text:p>0.677479907442042</text:p>
          </table:table-cell>
          <table:table-cell office:value-type="float" office:value="0.846650866914634" calcext:value-type="float">
            <text:p>0.846650866914634</text:p>
          </table:table-cell>
          <table:table-cell office:value-type="float" office:value="0.952104499274311" calcext:value-type="float">
            <text:p>0.9521044992743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7259493671965" calcext:value-type="float">
            <text:p>0.767259493671965</text:p>
          </table:table-cell>
          <table:table-cell office:value-type="float" office:value="0.756528699124861" calcext:value-type="float">
            <text:p>0.756528699124861</text:p>
          </table:table-cell>
          <table:table-cell office:value-type="float" office:value="0.782343888682126" calcext:value-type="float">
            <text:p>0.782343888682126</text:p>
          </table:table-cell>
          <table:table-cell office:value-type="float" office:value="0.820802025170003" calcext:value-type="float">
            <text:p>0.820802025170003</text:p>
          </table:table-cell>
          <table:table-cell office:value-type="float" office:value="0.946298984034833" calcext:value-type="float">
            <text:p>0.9462989840348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6972517042772" calcext:value-type="float">
            <text:p>0.786972517042772</text:p>
          </table:table-cell>
          <table:table-cell office:value-type="float" office:value="0.779764109045025" calcext:value-type="float">
            <text:p>0.779764109045025</text:p>
          </table:table-cell>
          <table:table-cell office:value-type="float" office:value="0.795564042749229" calcext:value-type="float">
            <text:p>0.795564042749229</text:p>
          </table:table-cell>
          <table:table-cell office:value-type="float" office:value="0.841748722966168" calcext:value-type="float">
            <text:p>0.841748722966168</text:p>
          </table:table-cell>
          <table:table-cell office:value-type="float" office:value="0.946298984034833" calcext:value-type="float">
            <text:p>0.9462989840348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0_occlusion</text:p>
          </table:table-cell>
          <table:table-cell office:value-type="float" office:value="0.725208781485369" calcext:value-type="float">
            <text:p>0.725208781485369</text:p>
          </table:table-cell>
          <table:table-cell office:value-type="float" office:value="0.776345702940883" calcext:value-type="float">
            <text:p>0.776345702940883</text:p>
          </table:table-cell>
          <table:table-cell office:value-type="float" office:value="0.678093034541694" calcext:value-type="float">
            <text:p>0.678093034541694</text:p>
          </table:table-cell>
          <table:table-cell office:value-type="float" office:value="0.821487265652885" calcext:value-type="float">
            <text:p>0.821487265652885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2252200299951" calcext:value-type="float">
            <text:p>0.772252200299951</text:p>
          </table:table-cell>
          <table:table-cell office:value-type="float" office:value="0.760129414866891" calcext:value-type="float">
            <text:p>0.760129414866891</text:p>
          </table:table-cell>
          <table:table-cell office:value-type="float" office:value="0.787376025674648" calcext:value-type="float">
            <text:p>0.787376025674648</text:p>
          </table:table-cell>
          <table:table-cell office:value-type="float" office:value="0.819545499375583" calcext:value-type="float">
            <text:p>0.819545499375583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53983713703307" calcext:value-type="float">
            <text:p>0.653983713703307</text:p>
          </table:table-cell>
          <table:table-cell office:value-type="float" office:value="0.704843034176087" calcext:value-type="float">
            <text:p>0.704843034176087</text:p>
          </table:table-cell>
          <table:table-cell office:value-type="float" office:value="0.60687139597003" calcext:value-type="float">
            <text:p>0.60687139597003</text:p>
          </table:table-cell>
          <table:table-cell office:value-type="float" office:value="0.831816478598949" calcext:value-type="float">
            <text:p>0.83181647859894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4_occlusion</text:p>
          </table:table-cell>
          <table:table-cell office:value-type="float" office:value="0.721184602859235" calcext:value-type="float">
            <text:p>0.721184602859235</text:p>
          </table:table-cell>
          <table:table-cell office:value-type="float" office:value="0.772806201046957" calcext:value-type="float">
            <text:p>0.772806201046957</text:p>
          </table:table-cell>
          <table:table-cell office:value-type="float" office:value="0.673527561741432" calcext:value-type="float">
            <text:p>0.673527561741432</text:p>
          </table:table-cell>
          <table:table-cell office:value-type="float" office:value="0.818510223397912" calcext:value-type="float">
            <text:p>0.818510223397912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0023267600325" calcext:value-type="float">
            <text:p>0.720023267600325</text:p>
          </table:table-cell>
          <table:table-cell office:value-type="float" office:value="0.760262404599262" calcext:value-type="float">
            <text:p>0.760262404599262</text:p>
          </table:table-cell>
          <table:table-cell office:value-type="float" office:value="0.684635868919305" calcext:value-type="float">
            <text:p>0.684635868919305</text:p>
          </table:table-cell>
          <table:table-cell office:value-type="float" office:value="0.819011530030551" calcext:value-type="float">
            <text:p>0.819011530030551</text:p>
          </table:table-cell>
          <table:table-cell office:value-type="float" office:value="0.958666666666667" calcext:value-type="float">
            <text:p>0.958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53128309381352" calcext:value-type="float">
            <text:p>0.553128309381352</text:p>
          </table:table-cell>
          <table:table-cell office:value-type="float" office:value="0.700228797854892" calcext:value-type="float">
            <text:p>0.700228797854892</text:p>
          </table:table-cell>
          <table:table-cell office:value-type="float" office:value="0.437554243635654" calcext:value-type="float">
            <text:p>0.437554243635654</text:p>
          </table:table-cell>
          <table:table-cell office:value-type="float" office:value="0.829780327107446" calcext:value-type="float">
            <text:p>0.82978032710744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8_occlusion</text:p>
          </table:table-cell>
          <table:table-cell office:value-type="float" office:value="0.71833137027896" calcext:value-type="float">
            <text:p>0.71833137027896</text:p>
          </table:table-cell>
          <table:table-cell office:value-type="float" office:value="0.769711602034747" calcext:value-type="float">
            <text:p>0.769711602034747</text:p>
          </table:table-cell>
          <table:table-cell office:value-type="float" office:value="0.670629723738765" calcext:value-type="float">
            <text:p>0.670629723738765</text:p>
          </table:table-cell>
          <table:table-cell office:value-type="float" office:value="0.816621678840464" calcext:value-type="float">
            <text:p>0.816621678840464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0120165612902" calcext:value-type="float">
            <text:p>0.720120165612902</text:p>
          </table:table-cell>
          <table:table-cell office:value-type="float" office:value="0.760890473019511" calcext:value-type="float">
            <text:p>0.760890473019511</text:p>
          </table:table-cell>
          <table:table-cell office:value-type="float" office:value="0.684346178644415" calcext:value-type="float">
            <text:p>0.684346178644415</text:p>
          </table:table-cell>
          <table:table-cell office:value-type="float" office:value="0.81818260795177" calcext:value-type="float">
            <text:p>0.81818260795177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2778340397685" calcext:value-type="float">
            <text:p>0.652778340397685</text:p>
          </table:table-cell>
          <table:table-cell office:value-type="float" office:value="0.702494820630788" calcext:value-type="float">
            <text:p>0.702494820630788</text:p>
          </table:table-cell>
          <table:table-cell office:value-type="float" office:value="0.606788728557548" calcext:value-type="float">
            <text:p>0.606788728557548</text:p>
          </table:table-cell>
          <table:table-cell office:value-type="float" office:value="0.829074841917839" calcext:value-type="float">
            <text:p>0.829074841917839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0_occlusion</text:p>
          </table:table-cell>
          <table:table-cell office:value-type="float" office:value="0.723792922299821" calcext:value-type="float">
            <text:p>0.723792922299821</text:p>
          </table:table-cell>
          <table:table-cell office:value-type="float" office:value="0.776194515688603" calcext:value-type="float">
            <text:p>0.776194515688603</text:p>
          </table:table-cell>
          <table:table-cell office:value-type="float" office:value="0.675348120594625" calcext:value-type="float">
            <text:p>0.675348120594625</text:p>
          </table:table-cell>
          <table:table-cell office:value-type="float" office:value="0.819953883338065" calcext:value-type="float">
            <text:p>0.819953883338065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4264967262573" calcext:value-type="float">
            <text:p>0.774264967262573</text:p>
          </table:table-cell>
          <table:table-cell office:value-type="float" office:value="0.762937291041411" calcext:value-type="float">
            <text:p>0.762937291041411</text:p>
          </table:table-cell>
          <table:table-cell office:value-type="float" office:value="0.788295385135924" calcext:value-type="float">
            <text:p>0.788295385135924</text:p>
          </table:table-cell>
          <table:table-cell office:value-type="float" office:value="0.819081969010319" calcext:value-type="float">
            <text:p>0.819081969010319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09380405093274" calcext:value-type="float">
            <text:p>0.709380405093274</text:p>
          </table:table-cell>
          <table:table-cell office:value-type="float" office:value="0.704877544826093" calcext:value-type="float">
            <text:p>0.704877544826093</text:p>
          </table:table-cell>
          <table:table-cell office:value-type="float" office:value="0.714118787336494" calcext:value-type="float">
            <text:p>0.714118787336494</text:p>
          </table:table-cell>
          <table:table-cell office:value-type="float" office:value="0.833145638662691" calcext:value-type="float">
            <text:p>0.833145638662691</text:p>
          </table:table-cell>
          <table:table-cell office:value-type="float" office:value="0.865333333333333" calcext:value-type="float">
            <text:p>0.865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4_occlusion</text:p>
          </table:table-cell>
          <table:table-cell office:value-type="float" office:value="0.721034695555062" calcext:value-type="float">
            <text:p>0.721034695555062</text:p>
          </table:table-cell>
          <table:table-cell office:value-type="float" office:value="0.773038295362557" calcext:value-type="float">
            <text:p>0.773038295362557</text:p>
          </table:table-cell>
          <table:table-cell office:value-type="float" office:value="0.672900772633115" calcext:value-type="float">
            <text:p>0.672900772633115</text:p>
          </table:table-cell>
          <table:table-cell office:value-type="float" office:value="0.818308426058334" calcext:value-type="float">
            <text:p>0.8183084260583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5134039164832" calcext:value-type="float">
            <text:p>0.775134039164832</text:p>
          </table:table-cell>
          <table:table-cell office:value-type="float" office:value="0.763641916758588" calcext:value-type="float">
            <text:p>0.763641916758588</text:p>
          </table:table-cell>
          <table:table-cell office:value-type="float" office:value="0.789565301028474" calcext:value-type="float">
            <text:p>0.789565301028474</text:p>
          </table:table-cell>
          <table:table-cell office:value-type="float" office:value="0.819265925894964" calcext:value-type="float">
            <text:p>0.819265925894964</text:p>
          </table:table-cell>
          <table:table-cell office:value-type="float" office:value="0.964" calcext:value-type="float">
            <text:p>0.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51637653837503" calcext:value-type="float">
            <text:p>0.651637653837503</text:p>
          </table:table-cell>
          <table:table-cell office:value-type="float" office:value="0.702296249932446" calcext:value-type="float">
            <text:p>0.702296249932446</text:p>
          </table:table-cell>
          <table:table-cell office:value-type="float" office:value="0.604805114533406" calcext:value-type="float">
            <text:p>0.604805114533406</text:p>
          </table:table-cell>
          <table:table-cell office:value-type="float" office:value="0.831964816449956" calcext:value-type="float">
            <text:p>0.831964816449956</text:p>
          </table:table-cell>
          <table:table-cell office:value-type="float" office:value="0.862666666666667" calcext:value-type="float">
            <text:p>0.86266666666666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8_occlusion</text:p>
          </table:table-cell>
          <table:table-cell office:value-type="float" office:value="0.720193199281219" calcext:value-type="float">
            <text:p>0.720193199281219</text:p>
          </table:table-cell>
          <table:table-cell office:value-type="float" office:value="0.771723224440567" calcext:value-type="float">
            <text:p>0.771723224440567</text:p>
          </table:table-cell>
          <table:table-cell office:value-type="float" office:value="0.672332838438796" calcext:value-type="float">
            <text:p>0.672332838438796</text:p>
          </table:table-cell>
          <table:table-cell office:value-type="float" office:value="0.81769260980933" calcext:value-type="float">
            <text:p>0.81769260980933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73456654201031" calcext:value-type="float">
            <text:p>0.773456654201031</text:p>
          </table:table-cell>
          <table:table-cell office:value-type="float" office:value="0.762233941801842" calcext:value-type="float">
            <text:p>0.762233941801842</text:p>
          </table:table-cell>
          <table:table-cell office:value-type="float" office:value="0.787404247840831" calcext:value-type="float">
            <text:p>0.787404247840831</text:p>
          </table:table-cell>
          <table:table-cell office:value-type="float" office:value="0.820042868134589" calcext:value-type="float">
            <text:p>0.820042868134589</text:p>
          </table:table-cell>
          <table:table-cell office:value-type="float" office:value="0.964" calcext:value-type="float">
            <text:p>0.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51459254408517" calcext:value-type="float">
            <text:p>0.651459254408517</text:p>
          </table:table-cell>
          <table:table-cell office:value-type="float" office:value="0.701101909320509" calcext:value-type="float">
            <text:p>0.701101909320509</text:p>
          </table:table-cell>
          <table:table-cell office:value-type="float" office:value="0.605480453224736" calcext:value-type="float">
            <text:p>0.605480453224736</text:p>
          </table:table-cell>
          <table:table-cell office:value-type="float" office:value="0.829809682236659" calcext:value-type="float">
            <text:p>0.829809682236659</text:p>
          </table:table-cell>
          <table:table-cell office:value-type="float" office:value="0.865333333333333" calcext:value-type="float">
            <text:p>0.8653333333333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0_occlusion</text:p>
          </table:table-cell>
          <table:table-cell office:value-type="float" office:value="0.723549784013234" calcext:value-type="float">
            <text:p>0.723549784013234</text:p>
          </table:table-cell>
          <table:table-cell office:value-type="float" office:value="0.776120834232447" calcext:value-type="float">
            <text:p>0.776120834232447</text:p>
          </table:table-cell>
          <table:table-cell office:value-type="float" office:value="0.675085449884298" calcext:value-type="float">
            <text:p>0.675085449884298</text:p>
          </table:table-cell>
          <table:table-cell office:value-type="float" office:value="0.819126867670842" calcext:value-type="float">
            <text:p>0.81912686767084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69452397439596" calcext:value-type="float">
            <text:p>0.769452397439596</text:p>
          </table:table-cell>
          <table:table-cell office:value-type="float" office:value="0.756632892914763" calcext:value-type="float">
            <text:p>0.756632892914763</text:p>
          </table:table-cell>
          <table:table-cell office:value-type="float" office:value="0.785738417088434" calcext:value-type="float">
            <text:p>0.785738417088434</text:p>
          </table:table-cell>
          <table:table-cell office:value-type="float" office:value="0.818288965507074" calcext:value-type="float">
            <text:p>0.818288965507074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06692856447576" calcext:value-type="float">
            <text:p>0.706692856447576</text:p>
          </table:table-cell>
          <table:table-cell office:value-type="float" office:value="0.701825665623555" calcext:value-type="float">
            <text:p>0.701825665623555</text:p>
          </table:table-cell>
          <table:table-cell office:value-type="float" office:value="0.711837741663942" calcext:value-type="float">
            <text:p>0.711837741663942</text:p>
          </table:table-cell>
          <table:table-cell office:value-type="float" office:value="0.833576403722406" calcext:value-type="float">
            <text:p>0.833576403722406</text:p>
          </table:table-cell>
          <table:table-cell office:value-type="float" office:value="0.861333333333333" calcext:value-type="float">
            <text:p>0.86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4_occlusion</text:p>
          </table:table-cell>
          <table:table-cell office:value-type="float" office:value="0.719398594320744" calcext:value-type="float">
            <text:p>0.719398594320744</text:p>
          </table:table-cell>
          <table:table-cell office:value-type="float" office:value="0.772037964072135" calcext:value-type="float">
            <text:p>0.772037964072135</text:p>
          </table:table-cell>
          <table:table-cell office:value-type="float" office:value="0.670935665373676" calcext:value-type="float">
            <text:p>0.670935665373676</text:p>
          </table:table-cell>
          <table:table-cell office:value-type="float" office:value="0.818384692310483" calcext:value-type="float">
            <text:p>0.818384692310483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18082236719802" calcext:value-type="float">
            <text:p>0.718082236719802</text:p>
          </table:table-cell>
          <table:table-cell office:value-type="float" office:value="0.759359276193338" calcext:value-type="float">
            <text:p>0.759359276193338</text:p>
          </table:table-cell>
          <table:table-cell office:value-type="float" office:value="0.681620127399455" calcext:value-type="float">
            <text:p>0.681620127399455</text:p>
          </table:table-cell>
          <table:table-cell office:value-type="float" office:value="0.817097095149459" calcext:value-type="float">
            <text:p>0.817097095149459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08201979759037" calcext:value-type="float">
            <text:p>0.708201979759037</text:p>
          </table:table-cell>
          <table:table-cell office:value-type="float" office:value="0.703966067187208" calcext:value-type="float">
            <text:p>0.703966067187208</text:p>
          </table:table-cell>
          <table:table-cell office:value-type="float" office:value="0.712682027862001" calcext:value-type="float">
            <text:p>0.712682027862001</text:p>
          </table:table-cell>
          <table:table-cell office:value-type="float" office:value="0.831106152702313" calcext:value-type="float">
            <text:p>0.831106152702313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8_occlusion</text:p>
          </table:table-cell>
          <table:table-cell office:value-type="float" office:value="0.714622540015949" calcext:value-type="float">
            <text:p>0.714622540015949</text:p>
          </table:table-cell>
          <table:table-cell office:value-type="float" office:value="0.769049998605634" calcext:value-type="float">
            <text:p>0.769049998605634</text:p>
          </table:table-cell>
          <table:table-cell office:value-type="float" office:value="0.66460280695738" calcext:value-type="float">
            <text:p>0.66460280695738</text:p>
          </table:table-cell>
          <table:table-cell office:value-type="float" office:value="0.817286096896636" calcext:value-type="float">
            <text:p>0.817286096896636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011420097715" calcext:value-type="float">
            <text:p>0.77011420097715</text:p>
          </table:table-cell>
          <table:table-cell office:value-type="float" office:value="0.758843593380463" calcext:value-type="float">
            <text:p>0.758843593380463</text:p>
          </table:table-cell>
          <table:table-cell office:value-type="float" office:value="0.784109772599762" calcext:value-type="float">
            <text:p>0.784109772599762</text:p>
          </table:table-cell>
          <table:table-cell office:value-type="float" office:value="0.817090217094645" calcext:value-type="float">
            <text:p>0.817090217094645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08099739351766" calcext:value-type="float">
            <text:p>0.708099739351766</text:p>
          </table:table-cell>
          <table:table-cell office:value-type="float" office:value="0.703004971803647" calcext:value-type="float">
            <text:p>0.703004971803647</text:p>
          </table:table-cell>
          <table:table-cell office:value-type="float" office:value="0.713571763100817" calcext:value-type="float">
            <text:p>0.713571763100817</text:p>
          </table:table-cell>
          <table:table-cell office:value-type="float" office:value="0.829862764423666" calcext:value-type="float">
            <text:p>0.829862764423666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0_occlusion</text:p>
          </table:table-cell>
          <table:table-cell office:value-type="float" office:value="0.55735091935102" calcext:value-type="float">
            <text:p>0.55735091935102</text:p>
          </table:table-cell>
          <table:table-cell office:value-type="float" office:value="0.75735457036094" calcext:value-type="float">
            <text:p>0.75735457036094</text:p>
          </table:table-cell>
          <table:table-cell office:value-type="float" office:value="0.412974108850054" calcext:value-type="float">
            <text:p>0.412974108850054</text:p>
          </table:table-cell>
          <table:table-cell office:value-type="float" office:value="0.82085355144546" calcext:value-type="float">
            <text:p>0.82085355144546</text:p>
          </table:table-cell>
          <table:table-cell office:value-type="float" office:value="0.948" calcext:value-type="float">
            <text:p>0.9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698268551961899" calcext:value-type="float">
            <text:p>0.698268551961899</text:p>
          </table:table-cell>
          <table:table-cell office:value-type="float" office:value="0.772246151445753" calcext:value-type="float">
            <text:p>0.772246151445753</text:p>
          </table:table-cell>
          <table:table-cell office:value-type="float" office:value="0.64010710313588" calcext:value-type="float">
            <text:p>0.64010710313588</text:p>
          </table:table-cell>
          <table:table-cell office:value-type="float" office:value="0.835910445035873" calcext:value-type="float">
            <text:p>0.835910445035873</text:p>
          </table:table-cell>
          <table:table-cell office:value-type="float" office:value="0.957" calcext:value-type="float">
            <text:p>0.9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024886089881" calcext:value-type="float">
            <text:p>0.71024886089881</text:p>
          </table:table-cell>
          <table:table-cell office:value-type="float" office:value="0.756650723142352" calcext:value-type="float">
            <text:p>0.756650723142352</text:p>
          </table:table-cell>
          <table:table-cell office:value-type="float" office:value="0.670711716832476" calcext:value-type="float">
            <text:p>0.670711716832476</text:p>
          </table:table-cell>
          <table:table-cell office:value-type="float" office:value="0.839642108351304" calcext:value-type="float">
            <text:p>0.839642108351304</text:p>
          </table:table-cell>
          <table:table-cell office:value-type="float" office:value="0.931" calcext:value-type="float">
            <text:p>0.9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4_occlusion</text:p>
          </table:table-cell>
          <table:table-cell office:value-type="float" office:value="0.549772599882477" calcext:value-type="float">
            <text:p>0.549772599882477</text:p>
          </table:table-cell>
          <table:table-cell office:value-type="float" office:value="0.758161559307825" calcext:value-type="float">
            <text:p>0.758161559307825</text:p>
          </table:table-cell>
          <table:table-cell office:value-type="float" office:value="0.401490631906353" calcext:value-type="float">
            <text:p>0.401490631906353</text:p>
          </table:table-cell>
          <table:table-cell office:value-type="float" office:value="0.819909518926061" calcext:value-type="float">
            <text:p>0.819909518926061</text:p>
          </table:table-cell>
          <table:table-cell office:value-type="float" office:value="0.95" calcext:value-type="float">
            <text:p>0.9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96855949454801" calcext:value-type="float">
            <text:p>0.696855949454801</text:p>
          </table:table-cell>
          <table:table-cell office:value-type="float" office:value="0.771049991804159" calcext:value-type="float">
            <text:p>0.771049991804159</text:p>
          </table:table-cell>
          <table:table-cell office:value-type="float" office:value="0.638635348190846" calcext:value-type="float">
            <text:p>0.638635348190846</text:p>
          </table:table-cell>
          <table:table-cell office:value-type="float" office:value="0.835629296713196" calcext:value-type="float">
            <text:p>0.835629296713196</text:p>
          </table:table-cell>
          <table:table-cell office:value-type="float" office:value="0.955" calcext:value-type="float">
            <text:p>0.9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09500130866594" calcext:value-type="float">
            <text:p>0.709500130866594</text:p>
          </table:table-cell>
          <table:table-cell office:value-type="float" office:value="0.755688958307914" calcext:value-type="float">
            <text:p>0.755688958307914</text:p>
          </table:table-cell>
          <table:table-cell office:value-type="float" office:value="0.67012343430101" calcext:value-type="float">
            <text:p>0.67012343430101</text:p>
          </table:table-cell>
          <table:table-cell office:value-type="float" office:value="0.839998389006614" calcext:value-type="float">
            <text:p>0.839998389006614</text:p>
          </table:table-cell>
          <table:table-cell office:value-type="float" office:value="0.927" calcext:value-type="float">
            <text:p>0.92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8_occlusion</text:p>
          </table:table-cell>
          <table:table-cell office:value-type="float" office:value="0.485932184749761" calcext:value-type="float">
            <text:p>0.485932184749761</text:p>
          </table:table-cell>
          <table:table-cell office:value-type="float" office:value="0.758801812899459" calcext:value-type="float">
            <text:p>0.758801812899459</text:p>
          </table:table-cell>
          <table:table-cell office:value-type="float" office:value="0.314107204512115" calcext:value-type="float">
            <text:p>0.314107204512115</text:p>
          </table:table-cell>
          <table:table-cell office:value-type="float" office:value="0.821659708820611" calcext:value-type="float">
            <text:p>0.821659708820611</text:p>
          </table:table-cell>
          <table:table-cell office:value-type="float" office:value="0.946" calcext:value-type="float">
            <text:p>0.9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9218705230352" calcext:value-type="float">
            <text:p>0.69218705230352</text:p>
          </table:table-cell>
          <table:table-cell office:value-type="float" office:value="0.769606446921365" calcext:value-type="float">
            <text:p>0.769606446921365</text:p>
          </table:table-cell>
          <table:table-cell office:value-type="float" office:value="0.628921754392434" calcext:value-type="float">
            <text:p>0.628921754392434</text:p>
          </table:table-cell>
          <table:table-cell office:value-type="float" office:value="0.833003523289393" calcext:value-type="float">
            <text:p>0.833003523289393</text:p>
          </table:table-cell>
          <table:table-cell office:value-type="float" office:value="0.957" calcext:value-type="float">
            <text:p>0.9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06417266161573" calcext:value-type="float">
            <text:p>0.706417266161573</text:p>
          </table:table-cell>
          <table:table-cell office:value-type="float" office:value="0.752748803513942" calcext:value-type="float">
            <text:p>0.752748803513942</text:p>
          </table:table-cell>
          <table:table-cell office:value-type="float" office:value="0.666636142811631" calcext:value-type="float">
            <text:p>0.666636142811631</text:p>
          </table:table-cell>
          <table:table-cell office:value-type="float" office:value="0.838165777854918" calcext:value-type="float">
            <text:p>0.838165777854918</text:p>
          </table:table-cell>
          <table:table-cell office:value-type="float" office:value="0.931" calcext:value-type="float">
            <text:p>0.9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0_occlusion</text:p>
          </table:table-cell>
          <table:table-cell office:value-type="float" office:value="0.546332417362202" calcext:value-type="float">
            <text:p>0.546332417362202</text:p>
          </table:table-cell>
          <table:table-cell office:value-type="float" office:value="0.755705884681824" calcext:value-type="float">
            <text:p>0.755705884681824</text:p>
          </table:table-cell>
          <table:table-cell office:value-type="float" office:value="0.397598238188642" calcext:value-type="float">
            <text:p>0.397598238188642</text:p>
          </table:table-cell>
          <table:table-cell office:value-type="float" office:value="0.820010168903846" calcext:value-type="float">
            <text:p>0.820010168903846</text:p>
          </table:table-cell>
          <table:table-cell office:value-type="float" office:value="0.946" calcext:value-type="float">
            <text:p>0.9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97103181496047" calcext:value-type="float">
            <text:p>0.697103181496047</text:p>
          </table:table-cell>
          <table:table-cell office:value-type="float" office:value="0.770230933095317" calcext:value-type="float">
            <text:p>0.770230933095317</text:p>
          </table:table-cell>
          <table:table-cell office:value-type="float" office:value="0.639896834377194" calcext:value-type="float">
            <text:p>0.639896834377194</text:p>
          </table:table-cell>
          <table:table-cell office:value-type="float" office:value="0.834816343117953" calcext:value-type="float">
            <text:p>0.834816343117953</text:p>
          </table:table-cell>
          <table:table-cell office:value-type="float" office:value="0.956" calcext:value-type="float">
            <text:p>0.9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658200073327" calcext:value-type="float">
            <text:p>0.71658200073327</text:p>
          </table:table-cell>
          <table:table-cell office:value-type="float" office:value="0.76279275719143" calcext:value-type="float">
            <text:p>0.76279275719143</text:p>
          </table:table-cell>
          <table:table-cell office:value-type="float" office:value="0.677771100119461" calcext:value-type="float">
            <text:p>0.677771100119461</text:p>
          </table:table-cell>
          <table:table-cell office:value-type="float" office:value="0.839896347814316" calcext:value-type="float">
            <text:p>0.839896347814316</text:p>
          </table:table-cell>
          <table:table-cell office:value-type="float" office:value="0.934" calcext:value-type="float">
            <text:p>0.9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4_occlusion</text:p>
          </table:table-cell>
          <table:table-cell office:value-type="float" office:value="0.471547195640516" calcext:value-type="float">
            <text:p>0.471547195640516</text:p>
          </table:table-cell>
          <table:table-cell office:value-type="float" office:value="0.759601972551894" calcext:value-type="float">
            <text:p>0.759601972551894</text:p>
          </table:table-cell>
          <table:table-cell office:value-type="float" office:value="0.294982648519303" calcext:value-type="float">
            <text:p>0.294982648519303</text:p>
          </table:table-cell>
          <table:table-cell office:value-type="float" office:value="0.820646747008919" calcext:value-type="float">
            <text:p>0.820646747008919</text:p>
          </table:table-cell>
          <table:table-cell office:value-type="float" office:value="0.946" calcext:value-type="float">
            <text:p>0.9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95855107614089" calcext:value-type="float">
            <text:p>0.695855107614089</text:p>
          </table:table-cell>
          <table:table-cell office:value-type="float" office:value="0.77064377756491" calcext:value-type="float">
            <text:p>0.77064377756491</text:p>
          </table:table-cell>
          <table:table-cell office:value-type="float" office:value="0.635944703127861" calcext:value-type="float">
            <text:p>0.635944703127861</text:p>
          </table:table-cell>
          <table:table-cell office:value-type="float" office:value="0.834839347895926" calcext:value-type="float">
            <text:p>0.834839347895926</text:p>
          </table:table-cell>
          <table:table-cell office:value-type="float" office:value="0.959" calcext:value-type="float">
            <text:p>0.9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2587444003756" calcext:value-type="float">
            <text:p>0.712587444003756</text:p>
          </table:table-cell>
          <table:table-cell office:value-type="float" office:value="0.758694502194154" calcext:value-type="float">
            <text:p>0.758694502194154</text:p>
          </table:table-cell>
          <table:table-cell office:value-type="float" office:value="0.673560912302809" calcext:value-type="float">
            <text:p>0.673560912302809</text:p>
          </table:table-cell>
          <table:table-cell office:value-type="float" office:value="0.840321800919475" calcext:value-type="float">
            <text:p>0.840321800919475</text:p>
          </table:table-cell>
          <table:table-cell office:value-type="float" office:value="0.931" calcext:value-type="float">
            <text:p>0.9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8_occlusion</text:p>
          </table:table-cell>
          <table:table-cell office:value-type="float" office:value="0.454214785267128" calcext:value-type="float">
            <text:p>0.454214785267128</text:p>
          </table:table-cell>
          <table:table-cell office:value-type="float" office:value="0.752644380806767" calcext:value-type="float">
            <text:p>0.752644380806767</text:p>
          </table:table-cell>
          <table:table-cell office:value-type="float" office:value="0.276064917761643" calcext:value-type="float">
            <text:p>0.276064917761643</text:p>
          </table:table-cell>
          <table:table-cell office:value-type="float" office:value="0.82113360184418" calcext:value-type="float">
            <text:p>0.82113360184418</text:p>
          </table:table-cell>
          <table:table-cell office:value-type="float" office:value="0.941" calcext:value-type="float">
            <text:p>0.9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92277856487457" calcext:value-type="float">
            <text:p>0.692277856487457</text:p>
          </table:table-cell>
          <table:table-cell office:value-type="float" office:value="0.768961070965579" calcext:value-type="float">
            <text:p>0.768961070965579</text:p>
          </table:table-cell>
          <table:table-cell office:value-type="float" office:value="0.63003594507103" calcext:value-type="float">
            <text:p>0.63003594507103</text:p>
          </table:table-cell>
          <table:table-cell office:value-type="float" office:value="0.833496217990014" calcext:value-type="float">
            <text:p>0.833496217990014</text:p>
          </table:table-cell>
          <table:table-cell office:value-type="float" office:value="0.957" calcext:value-type="float">
            <text:p>0.9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07194593264158" calcext:value-type="float">
            <text:p>0.707194593264158</text:p>
          </table:table-cell>
          <table:table-cell office:value-type="float" office:value="0.752500557661453" calcext:value-type="float">
            <text:p>0.752500557661453</text:p>
          </table:table-cell>
          <table:table-cell office:value-type="float" office:value="0.668334059451823" calcext:value-type="float">
            <text:p>0.668334059451823</text:p>
          </table:table-cell>
          <table:table-cell office:value-type="float" office:value="0.839314864785412" calcext:value-type="float">
            <text:p>0.839314864785412</text:p>
          </table:table-cell>
          <table:table-cell office:value-type="float" office:value="0.923" calcext:value-type="float">
            <text:p>0.9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0_occlusion</text:p>
          </table:table-cell>
          <table:table-cell office:value-type="float" office:value="0.551451148089983" calcext:value-type="float">
            <text:p>0.551451148089983</text:p>
          </table:table-cell>
          <table:table-cell office:value-type="float" office:value="0.757928143072937" calcext:value-type="float">
            <text:p>0.757928143072937</text:p>
          </table:table-cell>
          <table:table-cell office:value-type="float" office:value="0.404130587141742" calcext:value-type="float">
            <text:p>0.404130587141742</text:p>
          </table:table-cell>
          <table:table-cell office:value-type="float" office:value="0.822142127598432" calcext:value-type="float">
            <text:p>0.822142127598432</text:p>
          </table:table-cell>
          <table:table-cell office:value-type="float" office:value="0.949" calcext:value-type="float">
            <text:p>0.9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92215118435679" calcext:value-type="float">
            <text:p>0.692215118435679</text:p>
          </table:table-cell>
          <table:table-cell office:value-type="float" office:value="0.772069708909557" calcext:value-type="float">
            <text:p>0.772069708909557</text:p>
          </table:table-cell>
          <table:table-cell office:value-type="float" office:value="0.629548436744444" calcext:value-type="float">
            <text:p>0.629548436744444</text:p>
          </table:table-cell>
          <table:table-cell office:value-type="float" office:value="0.834900119688959" calcext:value-type="float">
            <text:p>0.834900119688959</text:p>
          </table:table-cell>
          <table:table-cell office:value-type="float" office:value="0.958" calcext:value-type="float">
            <text:p>0.9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5453515435665" calcext:value-type="float">
            <text:p>0.65453515435665</text:p>
          </table:table-cell>
          <table:table-cell office:value-type="float" office:value="0.76016937108266" calcext:value-type="float">
            <text:p>0.76016937108266</text:p>
          </table:table-cell>
          <table:table-cell office:value-type="float" office:value="0.568687320069794" calcext:value-type="float">
            <text:p>0.568687320069794</text:p>
          </table:table-cell>
          <table:table-cell office:value-type="float" office:value="0.840340495830236" calcext:value-type="float">
            <text:p>0.840340495830236</text:p>
          </table:table-cell>
          <table:table-cell office:value-type="float" office:value="0.931" calcext:value-type="float">
            <text:p>0.931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4_occlusion</text:p>
          </table:table-cell>
          <table:table-cell office:value-type="float" office:value="0.560182891262266" calcext:value-type="float">
            <text:p>0.560182891262266</text:p>
          </table:table-cell>
          <table:table-cell office:value-type="float" office:value="0.759864715162978" calcext:value-type="float">
            <text:p>0.759864715162978</text:p>
          </table:table-cell>
          <table:table-cell office:value-type="float" office:value="0.415384472809513" calcext:value-type="float">
            <text:p>0.415384472809513</text:p>
          </table:table-cell>
          <table:table-cell office:value-type="float" office:value="0.819999376999829" calcext:value-type="float">
            <text:p>0.819999376999829</text:p>
          </table:table-cell>
          <table:table-cell office:value-type="float" office:value="0.952" calcext:value-type="float">
            <text:p>0.9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48796978239133" calcext:value-type="float">
            <text:p>0.748796978239133</text:p>
          </table:table-cell>
          <table:table-cell office:value-type="float" office:value="0.771598185151329" calcext:value-type="float">
            <text:p>0.771598185151329</text:p>
          </table:table-cell>
          <table:table-cell office:value-type="float" office:value="0.734391628491804" calcext:value-type="float">
            <text:p>0.734391628491804</text:p>
          </table:table-cell>
          <table:table-cell office:value-type="float" office:value="0.83433525601737" calcext:value-type="float">
            <text:p>0.83433525601737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10590088793856" calcext:value-type="float">
            <text:p>0.710590088793856</text:p>
          </table:table-cell>
          <table:table-cell office:value-type="float" office:value="0.757046306672781" calcext:value-type="float">
            <text:p>0.757046306672781</text:p>
          </table:table-cell>
          <table:table-cell office:value-type="float" office:value="0.670777846452125" calcext:value-type="float">
            <text:p>0.670777846452125</text:p>
          </table:table-cell>
          <table:table-cell office:value-type="float" office:value="0.840643915110271" calcext:value-type="float">
            <text:p>0.840643915110271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8_occlusion</text:p>
          </table:table-cell>
          <table:table-cell office:value-type="float" office:value="0.455568356000883" calcext:value-type="float">
            <text:p>0.455568356000883</text:p>
          </table:table-cell>
          <table:table-cell office:value-type="float" office:value="0.758012091084758" calcext:value-type="float">
            <text:p>0.758012091084758</text:p>
          </table:table-cell>
          <table:table-cell office:value-type="float" office:value="0.275705785219628" calcext:value-type="float">
            <text:p>0.275705785219628</text:p>
          </table:table-cell>
          <table:table-cell office:value-type="float" office:value="0.819484843960609" calcext:value-type="float">
            <text:p>0.819484843960609</text:p>
          </table:table-cell>
          <table:table-cell office:value-type="float" office:value="0.953" calcext:value-type="float">
            <text:p>0.9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90028169812282" calcext:value-type="float">
            <text:p>0.690028169812282</text:p>
          </table:table-cell>
          <table:table-cell office:value-type="float" office:value="0.766343447897366" calcext:value-type="float">
            <text:p>0.766343447897366</text:p>
          </table:table-cell>
          <table:table-cell office:value-type="float" office:value="0.627272519909729" calcext:value-type="float">
            <text:p>0.627272519909729</text:p>
          </table:table-cell>
          <table:table-cell office:value-type="float" office:value="0.831992576759098" calcext:value-type="float">
            <text:p>0.831992576759098</text:p>
          </table:table-cell>
          <table:table-cell office:value-type="float" office:value="0.955" calcext:value-type="float">
            <text:p>0.9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04024794222451" calcext:value-type="float">
            <text:p>0.704024794222451</text:p>
          </table:table-cell>
          <table:table-cell office:value-type="float" office:value="0.748192710309418" calcext:value-type="float">
            <text:p>0.748192710309418</text:p>
          </table:table-cell>
          <table:table-cell office:value-type="float" office:value="0.666315716260667" calcext:value-type="float">
            <text:p>0.666315716260667</text:p>
          </table:table-cell>
          <table:table-cell office:value-type="float" office:value="0.837274554123609" calcext:value-type="float">
            <text:p>0.837274554123609</text:p>
          </table:table-cell>
          <table:table-cell office:value-type="float" office:value="0.924" calcext:value-type="float">
            <text:p>0.9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0_occlusion</text:p>
          </table:table-cell>
          <table:table-cell office:value-type="float" office:value="0.663854738627496" calcext:value-type="float">
            <text:p>0.663854738627496</text:p>
          </table:table-cell>
          <table:table-cell office:value-type="float" office:value="0.774811469876816" calcext:value-type="float">
            <text:p>0.774811469876816</text:p>
          </table:table-cell>
          <table:table-cell office:value-type="float" office:value="0.569007085236321" calcext:value-type="float">
            <text:p>0.569007085236321</text:p>
          </table:table-cell>
          <table:table-cell office:value-type="float" office:value="0.818689239802444" calcext:value-type="float">
            <text:p>0.818689239802444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8196846572699" calcext:value-type="float">
            <text:p>0.778196846572699</text:p>
          </table:table-cell>
          <table:table-cell office:value-type="float" office:value="0.791664122616106" calcext:value-type="float">
            <text:p>0.791664122616106</text:p>
          </table:table-cell>
          <table:table-cell office:value-type="float" office:value="0.772828542147558" calcext:value-type="float">
            <text:p>0.772828542147558</text:p>
          </table:table-cell>
          <table:table-cell office:value-type="float" office:value="0.837122239166918" calcext:value-type="float">
            <text:p>0.837122239166918</text:p>
          </table:table-cell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1747404891068" calcext:value-type="float">
            <text:p>0.791747404891068</text:p>
          </table:table-cell>
          <table:table-cell office:value-type="float" office:value="0.781511328219006" calcext:value-type="float">
            <text:p>0.781511328219006</text:p>
          </table:table-cell>
          <table:table-cell office:value-type="float" office:value="0.806465169910703" calcext:value-type="float">
            <text:p>0.806465169910703</text:p>
          </table:table-cell>
          <table:table-cell office:value-type="float" office:value="0.83676613712822" calcext:value-type="float">
            <text:p>0.83676613712822</text:p>
          </table:table-cell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4_occlusion</text:p>
          </table:table-cell>
          <table:table-cell office:value-type="float" office:value="0.664417888525296" calcext:value-type="float">
            <text:p>0.664417888525296</text:p>
          </table:table-cell>
          <table:table-cell office:value-type="float" office:value="0.775771046170233" calcext:value-type="float">
            <text:p>0.775771046170233</text:p>
          </table:table-cell>
          <table:table-cell office:value-type="float" office:value="0.569275133762443" calcext:value-type="float">
            <text:p>0.569275133762443</text:p>
          </table:table-cell>
          <table:table-cell office:value-type="float" office:value="0.819146427865292" calcext:value-type="float">
            <text:p>0.819146427865292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11646822435258" calcext:value-type="float">
            <text:p>0.811646822435258</text:p>
          </table:table-cell>
          <table:table-cell office:value-type="float" office:value="0.792573462253189" calcext:value-type="float">
            <text:p>0.792573462253189</text:p>
          </table:table-cell>
          <table:table-cell office:value-type="float" office:value="0.836819783456177" calcext:value-type="float">
            <text:p>0.836819783456177</text:p>
          </table:table-cell>
          <table:table-cell office:value-type="float" office:value="0.837484390004171" calcext:value-type="float">
            <text:p>0.837484390004171</text:p>
          </table:table-cell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60849592658061" calcext:value-type="float">
            <text:p>0.760849592658061</text:p>
          </table:table-cell>
          <table:table-cell office:value-type="float" office:value="0.774548203171329" calcext:value-type="float">
            <text:p>0.774548203171329</text:p>
          </table:table-cell>
          <table:table-cell office:value-type="float" office:value="0.751869356965572" calcext:value-type="float">
            <text:p>0.751869356965572</text:p>
          </table:table-cell>
          <table:table-cell office:value-type="float" office:value="0.836818763419255" calcext:value-type="float">
            <text:p>0.836818763419255</text:p>
          </table:table-cell>
          <table:table-cell office:value-type="float" office:value="0.951" calcext:value-type="float">
            <text:p>0.951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8_occlusion</text:p>
          </table:table-cell>
          <table:table-cell office:value-type="float" office:value="0.662612787553806" calcext:value-type="float">
            <text:p>0.662612787553806</text:p>
          </table:table-cell>
          <table:table-cell office:value-type="float" office:value="0.773714732831318" calcext:value-type="float">
            <text:p>0.773714732831318</text:p>
          </table:table-cell>
          <table:table-cell office:value-type="float" office:value="0.567694831001943" calcext:value-type="float">
            <text:p>0.567694831001943</text:p>
          </table:table-cell>
          <table:table-cell office:value-type="float" office:value="0.817172394241186" calcext:value-type="float">
            <text:p>0.817172394241186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0967888278274" calcext:value-type="float">
            <text:p>0.80967888278274</text:p>
          </table:table-cell>
          <table:table-cell office:value-type="float" office:value="0.792907797767384" calcext:value-type="float">
            <text:p>0.792907797767384</text:p>
          </table:table-cell>
          <table:table-cell office:value-type="float" office:value="0.831452618447532" calcext:value-type="float">
            <text:p>0.831452618447532</text:p>
          </table:table-cell>
          <table:table-cell office:value-type="float" office:value="0.835245244677351" calcext:value-type="float">
            <text:p>0.835245244677351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9893003522639" calcext:value-type="float">
            <text:p>0.779893003522639</text:p>
          </table:table-cell>
          <table:table-cell office:value-type="float" office:value="0.770015966028732" calcext:value-type="float">
            <text:p>0.770015966028732</text:p>
          </table:table-cell>
          <table:table-cell office:value-type="float" office:value="0.793610921472277" calcext:value-type="float">
            <text:p>0.793610921472277</text:p>
          </table:table-cell>
          <table:table-cell office:value-type="float" office:value="0.835348567871198" calcext:value-type="float">
            <text:p>0.835348567871198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0_occlusion</text:p>
          </table:table-cell>
          <table:table-cell office:value-type="float" office:value="0.665588836162704" calcext:value-type="float">
            <text:p>0.665588836162704</text:p>
          </table:table-cell>
          <table:table-cell office:value-type="float" office:value="0.776438531366402" calcext:value-type="float">
            <text:p>0.776438531366402</text:p>
          </table:table-cell>
          <table:table-cell office:value-type="float" office:value="0.570864698797503" calcext:value-type="float">
            <text:p>0.570864698797503</text:p>
          </table:table-cell>
          <table:table-cell office:value-type="float" office:value="0.819312733633597" calcext:value-type="float">
            <text:p>0.819312733633597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6963419266175" calcext:value-type="float">
            <text:p>0.776963419266175</text:p>
          </table:table-cell>
          <table:table-cell office:value-type="float" office:value="0.789131907281643" calcext:value-type="float">
            <text:p>0.789131907281643</text:p>
          </table:table-cell>
          <table:table-cell office:value-type="float" office:value="0.773273710819677" calcext:value-type="float">
            <text:p>0.773273710819677</text:p>
          </table:table-cell>
          <table:table-cell office:value-type="float" office:value="0.83671805235105" calcext:value-type="float">
            <text:p>0.83671805235105</text:p>
          </table:table-cell>
          <table:table-cell office:value-type="float" office:value="0.978" calcext:value-type="float">
            <text:p>0.9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88276679745835" calcext:value-type="float">
            <text:p>0.788276679745835</text:p>
          </table:table-cell>
          <table:table-cell office:value-type="float" office:value="0.778053938100741" calcext:value-type="float">
            <text:p>0.778053938100741</text:p>
          </table:table-cell>
          <table:table-cell office:value-type="float" office:value="0.802601000318337" calcext:value-type="float">
            <text:p>0.802601000318337</text:p>
          </table:table-cell>
          <table:table-cell office:value-type="float" office:value="0.838565921213192" calcext:value-type="float">
            <text:p>0.838565921213192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4_occlusion</text:p>
          </table:table-cell>
          <table:table-cell office:value-type="float" office:value="0.662441242314208" calcext:value-type="float">
            <text:p>0.662441242314208</text:p>
          </table:table-cell>
          <table:table-cell office:value-type="float" office:value="0.773762921155318" calcext:value-type="float">
            <text:p>0.773762921155318</text:p>
          </table:table-cell>
          <table:table-cell office:value-type="float" office:value="0.567327716873976" calcext:value-type="float">
            <text:p>0.567327716873976</text:p>
          </table:table-cell>
          <table:table-cell office:value-type="float" office:value="0.818502122933477" calcext:value-type="float">
            <text:p>0.818502122933477</text:p>
          </table:table-cell>
          <table:table-cell office:value-type="float" office:value="0.985" calcext:value-type="float">
            <text:p>0.9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7689095595056" calcext:value-type="float">
            <text:p>0.77689095595056</text:p>
          </table:table-cell>
          <table:table-cell office:value-type="float" office:value="0.791740547668907" calcext:value-type="float">
            <text:p>0.791740547668907</text:p>
          </table:table-cell>
          <table:table-cell office:value-type="float" office:value="0.769677828056834" calcext:value-type="float">
            <text:p>0.769677828056834</text:p>
          </table:table-cell>
          <table:table-cell office:value-type="float" office:value="0.835973809433735" calcext:value-type="float">
            <text:p>0.835973809433735</text:p>
          </table:table-cell>
          <table:table-cell office:value-type="float" office:value="0.982" calcext:value-type="float">
            <text:p>0.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5973489476864" calcext:value-type="float">
            <text:p>0.785973489476864</text:p>
          </table:table-cell>
          <table:table-cell office:value-type="float" office:value="0.775914551736949" calcext:value-type="float">
            <text:p>0.775914551736949</text:p>
          </table:table-cell>
          <table:table-cell office:value-type="float" office:value="0.800049345556317" calcext:value-type="float">
            <text:p>0.800049345556317</text:p>
          </table:table-cell>
          <table:table-cell office:value-type="float" office:value="0.838047721619742" calcext:value-type="float">
            <text:p>0.838047721619742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8_occlusion</text:p>
          </table:table-cell>
          <table:table-cell office:value-type="float" office:value="0.601256703501037" calcext:value-type="float">
            <text:p>0.601256703501037</text:p>
          </table:table-cell>
          <table:table-cell office:value-type="float" office:value="0.773672950163457" calcext:value-type="float">
            <text:p>0.773672950163457</text:p>
          </table:table-cell>
          <table:table-cell office:value-type="float" office:value="0.467682322484147" calcext:value-type="float">
            <text:p>0.467682322484147</text:p>
          </table:table-cell>
          <table:table-cell office:value-type="float" office:value="0.818481637559073" calcext:value-type="float">
            <text:p>0.818481637559073</text:p>
          </table:table-cell>
          <table:table-cell office:value-type="float" office:value="0.985" calcext:value-type="float">
            <text:p>0.9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06937982530214" calcext:value-type="float">
            <text:p>0.806937982530214</text:p>
          </table:table-cell>
          <table:table-cell office:value-type="float" office:value="0.788139064622887" calcext:value-type="float">
            <text:p>0.788139064622887</text:p>
          </table:table-cell>
          <table:table-cell office:value-type="float" office:value="0.83164611483995" calcext:value-type="float">
            <text:p>0.83164611483995</text:p>
          </table:table-cell>
          <table:table-cell office:value-type="float" office:value="0.834793307488408" calcext:value-type="float">
            <text:p>0.834793307488408</text:p>
          </table:table-cell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6836397383049" calcext:value-type="float">
            <text:p>0.786836397383049</text:p>
          </table:table-cell>
          <table:table-cell office:value-type="float" office:value="0.776760074300761" calcext:value-type="float">
            <text:p>0.776760074300761</text:p>
          </table:table-cell>
          <table:table-cell office:value-type="float" office:value="0.801095629292391" calcext:value-type="float">
            <text:p>0.801095629292391</text:p>
          </table:table-cell>
          <table:table-cell office:value-type="float" office:value="0.83807637337563" calcext:value-type="float">
            <text:p>0.83807637337563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0_occlusion</text:p>
          </table:table-cell>
          <table:table-cell office:value-type="float" office:value="0.661721930156925" calcext:value-type="float">
            <text:p>0.661721930156925</text:p>
          </table:table-cell>
          <table:table-cell office:value-type="float" office:value="0.774434828055003" calcext:value-type="float">
            <text:p>0.774434828055003</text:p>
          </table:table-cell>
          <table:table-cell office:value-type="float" office:value="0.565660388084264" calcext:value-type="float">
            <text:p>0.565660388084264</text:p>
          </table:table-cell>
          <table:table-cell office:value-type="float" office:value="0.818599544322863" calcext:value-type="float">
            <text:p>0.818599544322863</text:p>
          </table:table-cell>
          <table:table-cell office:value-type="float" office:value="0.982" calcext:value-type="float">
            <text:p>0.98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6165997495933" calcext:value-type="float">
            <text:p>0.776165997495933</text:p>
          </table:table-cell>
          <table:table-cell office:value-type="float" office:value="0.791326943495621" calcext:value-type="float">
            <text:p>0.791326943495621</text:p>
          </table:table-cell>
          <table:table-cell office:value-type="float" office:value="0.768635055000404" calcext:value-type="float">
            <text:p>0.768635055000404</text:p>
          </table:table-cell>
          <table:table-cell office:value-type="float" office:value="0.835566409361952" calcext:value-type="float">
            <text:p>0.835566409361952</text:p>
          </table:table-cell>
          <table:table-cell office:value-type="float" office:value="0.981" calcext:value-type="float">
            <text:p>0.9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97879716997745" calcext:value-type="float">
            <text:p>0.797879716997745</text:p>
          </table:table-cell>
          <table:table-cell office:value-type="float" office:value="0.788071172307783" calcext:value-type="float">
            <text:p>0.788071172307783</text:p>
          </table:table-cell>
          <table:table-cell office:value-type="float" office:value="0.811719103676635" calcext:value-type="float">
            <text:p>0.811719103676635</text:p>
          </table:table-cell>
          <table:table-cell office:value-type="float" office:value="0.838253834303635" calcext:value-type="float">
            <text:p>0.838253834303635</text:p>
          </table:table-cell>
          <table:table-cell office:value-type="float" office:value="0.965" calcext:value-type="float">
            <text:p>0.96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4_occlusion</text:p>
          </table:table-cell>
          <table:table-cell office:value-type="float" office:value="0.661697475543467" calcext:value-type="float">
            <text:p>0.661697475543467</text:p>
          </table:table-cell>
          <table:table-cell office:value-type="float" office:value="0.773053434123317" calcext:value-type="float">
            <text:p>0.773053434123317</text:p>
          </table:table-cell>
          <table:table-cell office:value-type="float" office:value="0.566616092537246" calcext:value-type="float">
            <text:p>0.566616092537246</text:p>
          </table:table-cell>
          <table:table-cell office:value-type="float" office:value="0.81716825386177" calcext:value-type="float">
            <text:p>0.81716825386177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08825446198913" calcext:value-type="float">
            <text:p>0.808825446198913</text:p>
          </table:table-cell>
          <table:table-cell office:value-type="float" office:value="0.788550991951459" calcext:value-type="float">
            <text:p>0.788550991951459</text:p>
          </table:table-cell>
          <table:table-cell office:value-type="float" office:value="0.835002412217227" calcext:value-type="float">
            <text:p>0.835002412217227</text:p>
          </table:table-cell>
          <table:table-cell office:value-type="float" office:value="0.836281022313777" calcext:value-type="float">
            <text:p>0.836281022313777</text:p>
          </table:table-cell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0012686870858" calcext:value-type="float">
            <text:p>0.790012686870858</text:p>
          </table:table-cell>
          <table:table-cell office:value-type="float" office:value="0.779133386573345" calcext:value-type="float">
            <text:p>0.779133386573345</text:p>
          </table:table-cell>
          <table:table-cell office:value-type="float" office:value="0.805642344377564" calcext:value-type="float">
            <text:p>0.805642344377564</text:p>
          </table:table-cell>
          <table:table-cell office:value-type="float" office:value="0.838018174909811" calcext:value-type="float">
            <text:p>0.838018174909811</text:p>
          </table:table-cell>
          <table:table-cell office:value-type="float" office:value="0.955" calcext:value-type="float">
            <text:p>0.95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8_occlusion</text:p>
          </table:table-cell>
          <table:table-cell office:value-type="float" office:value="0.600968950447654" calcext:value-type="float">
            <text:p>0.600968950447654</text:p>
          </table:table-cell>
          <table:table-cell office:value-type="float" office:value="0.773581403448036" calcext:value-type="float">
            <text:p>0.773581403448036</text:p>
          </table:table-cell>
          <table:table-cell office:value-type="float" office:value="0.467328269441891" calcext:value-type="float">
            <text:p>0.467328269441891</text:p>
          </table:table-cell>
          <table:table-cell office:value-type="float" office:value="0.814980051294587" calcext:value-type="float">
            <text:p>0.814980051294587</text:p>
          </table:table-cell>
          <table:table-cell office:value-type="float" office:value="0.982" calcext:value-type="float">
            <text:p>0.9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265502412682" calcext:value-type="float">
            <text:p>0.77265502412682</text:p>
          </table:table-cell>
          <table:table-cell office:value-type="float" office:value="0.788609641273638" calcext:value-type="float">
            <text:p>0.788609641273638</text:p>
          </table:table-cell>
          <table:table-cell office:value-type="float" office:value="0.763542786477782" calcext:value-type="float">
            <text:p>0.763542786477782</text:p>
          </table:table-cell>
          <table:table-cell office:value-type="float" office:value="0.834187285666042" calcext:value-type="float">
            <text:p>0.834187285666042</text:p>
          </table:table-cell>
          <table:table-cell office:value-type="float" office:value="0.981" calcext:value-type="float">
            <text:p>0.9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80765066930253" calcext:value-type="float">
            <text:p>0.780765066930253</text:p>
          </table:table-cell>
          <table:table-cell office:value-type="float" office:value="0.770481747619379" calcext:value-type="float">
            <text:p>0.770481747619379</text:p>
          </table:table-cell>
          <table:table-cell office:value-type="float" office:value="0.795185871170508" calcext:value-type="float">
            <text:p>0.795185871170508</text:p>
          </table:table-cell>
          <table:table-cell office:value-type="float" office:value="0.836969081031436" calcext:value-type="float">
            <text:p>0.836969081031436</text:p>
          </table:table-cell>
          <table:table-cell office:value-type="float" office:value="0.946" calcext:value-type="float">
            <text:p>0.94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0_occlusion</text:p>
          </table:table-cell>
          <table:table-cell office:value-type="float" office:value="0.706147204188668" calcext:value-type="float">
            <text:p>0.706147204188668</text:p>
          </table:table-cell>
          <table:table-cell office:value-type="float" office:value="0.777043005115024" calcext:value-type="float">
            <text:p>0.777043005115024</text:p>
          </table:table-cell>
          <table:table-cell office:value-type="float" office:value="0.644948145432319" calcext:value-type="float">
            <text:p>0.644948145432319</text:p>
          </table:table-cell>
          <table:table-cell office:value-type="float" office:value="0.848693111728142" calcext:value-type="float">
            <text:p>0.848693111728142</text:p>
          </table:table-cell>
          <table:table-cell office:value-type="float" office:value="0.936383928571429" calcext:value-type="float">
            <text:p>0.93638392857142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22873475335797" calcext:value-type="float">
            <text:p>0.722873475335797</text:p>
          </table:table-cell>
          <table:table-cell office:value-type="float" office:value="0.750533511703767" calcext:value-type="float">
            <text:p>0.750533511703767</text:p>
          </table:table-cell>
          <table:table-cell office:value-type="float" office:value="0.706659695239398" calcext:value-type="float">
            <text:p>0.706659695239398</text:p>
          </table:table-cell>
          <table:table-cell office:value-type="float" office:value="0.831615422305539" calcext:value-type="float">
            <text:p>0.831615422305539</text:p>
          </table:table-cell>
          <table:table-cell office:value-type="float" office:value="0.925223214285714" calcext:value-type="float">
            <text:p>0.9252232142857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8923938652775" calcext:value-type="float">
            <text:p>0.788923938652775</text:p>
          </table:table-cell>
          <table:table-cell office:value-type="float" office:value="0.779879776494225" calcext:value-type="float">
            <text:p>0.779879776494225</text:p>
          </table:table-cell>
          <table:table-cell office:value-type="float" office:value="0.801594892936523" calcext:value-type="float">
            <text:p>0.801594892936523</text:p>
          </table:table-cell>
          <table:table-cell office:value-type="float" office:value="0.852142183463418" calcext:value-type="float">
            <text:p>0.852142183463418</text:p>
          </table:table-cell>
          <table:table-cell office:value-type="float" office:value="0.934151785714286" calcext:value-type="float">
            <text:p>0.9341517857142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4_occlusion</text:p>
          </table:table-cell>
          <table:table-cell office:value-type="float" office:value="0.704896692953991" calcext:value-type="float">
            <text:p>0.704896692953991</text:p>
          </table:table-cell>
          <table:table-cell office:value-type="float" office:value="0.776736563240926" calcext:value-type="float">
            <text:p>0.776736563240926</text:p>
          </table:table-cell>
          <table:table-cell office:value-type="float" office:value="0.642246995214587" calcext:value-type="float">
            <text:p>0.642246995214587</text:p>
          </table:table-cell>
          <table:table-cell office:value-type="float" office:value="0.847809777090457" calcext:value-type="float">
            <text:p>0.847809777090457</text:p>
          </table:table-cell>
          <table:table-cell office:value-type="float" office:value="0.93854748603352" calcext:value-type="float">
            <text:p>0.938547486033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23341206714998" calcext:value-type="float">
            <text:p>0.723341206714998</text:p>
          </table:table-cell>
          <table:table-cell office:value-type="float" office:value="0.752305208051434" calcext:value-type="float">
            <text:p>0.752305208051434</text:p>
          </table:table-cell>
          <table:table-cell office:value-type="float" office:value="0.705650849622353" calcext:value-type="float">
            <text:p>0.705650849622353</text:p>
          </table:table-cell>
          <table:table-cell office:value-type="float" office:value="0.833602145322024" calcext:value-type="float">
            <text:p>0.833602145322024</text:p>
          </table:table-cell>
          <table:table-cell office:value-type="float" office:value="0.928491620111732" calcext:value-type="float">
            <text:p>0.9284916201117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0066107670175" calcext:value-type="float">
            <text:p>0.790066107670175</text:p>
          </table:table-cell>
          <table:table-cell office:value-type="float" office:value="0.781140163841032" calcext:value-type="float">
            <text:p>0.781140163841032</text:p>
          </table:table-cell>
          <table:table-cell office:value-type="float" office:value="0.801917878841335" calcext:value-type="float">
            <text:p>0.801917878841335</text:p>
          </table:table-cell>
          <table:table-cell office:value-type="float" office:value="0.851811527705473" calcext:value-type="float">
            <text:p>0.851811527705473</text:p>
          </table:table-cell>
          <table:table-cell office:value-type="float" office:value="0.935195530726257" calcext:value-type="float">
            <text:p>0.93519553072625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8_occlusion</text:p>
          </table:table-cell>
          <table:table-cell office:value-type="float" office:value="0.705265403092723" calcext:value-type="float">
            <text:p>0.705265403092723</text:p>
          </table:table-cell>
          <table:table-cell office:value-type="float" office:value="0.777326612739977" calcext:value-type="float">
            <text:p>0.777326612739977</text:p>
          </table:table-cell>
          <table:table-cell office:value-type="float" office:value="0.641967637309493" calcext:value-type="float">
            <text:p>0.641967637309493</text:p>
          </table:table-cell>
          <table:table-cell office:value-type="float" office:value="0.845430826879717" calcext:value-type="float">
            <text:p>0.845430826879717</text:p>
          </table:table-cell>
          <table:table-cell office:value-type="float" office:value="0.936312849162011" calcext:value-type="float">
            <text:p>0.936312849162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22822419372417" calcext:value-type="float">
            <text:p>0.722822419372417</text:p>
          </table:table-cell>
          <table:table-cell office:value-type="float" office:value="0.751105659070559" calcext:value-type="float">
            <text:p>0.751105659070559</text:p>
          </table:table-cell>
          <table:table-cell office:value-type="float" office:value="0.703630843600986" calcext:value-type="float">
            <text:p>0.703630843600986</text:p>
          </table:table-cell>
          <table:table-cell office:value-type="float" office:value="0.832754940558982" calcext:value-type="float">
            <text:p>0.832754940558982</text:p>
          </table:table-cell>
          <table:table-cell office:value-type="float" office:value="0.929608938547486" calcext:value-type="float">
            <text:p>0.9296089385474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7355595604738" calcext:value-type="float">
            <text:p>0.787355595604738</text:p>
          </table:table-cell>
          <table:table-cell office:value-type="float" office:value="0.778145395683998" calcext:value-type="float">
            <text:p>0.778145395683998</text:p>
          </table:table-cell>
          <table:table-cell office:value-type="float" office:value="0.799623144695651" calcext:value-type="float">
            <text:p>0.799623144695651</text:p>
          </table:table-cell>
          <table:table-cell office:value-type="float" office:value="0.850594749642718" calcext:value-type="float">
            <text:p>0.850594749642718</text:p>
          </table:table-cell>
          <table:table-cell office:value-type="float" office:value="0.934078212290503" calcext:value-type="float">
            <text:p>0.93407821229050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0_occlusion</text:p>
          </table:table-cell>
          <table:table-cell office:value-type="float" office:value="0.70280729759476" calcext:value-type="float">
            <text:p>0.70280729759476</text:p>
          </table:table-cell>
          <table:table-cell office:value-type="float" office:value="0.775023793220192" calcext:value-type="float">
            <text:p>0.775023793220192</text:p>
          </table:table-cell>
          <table:table-cell office:value-type="float" office:value="0.639264165750392" calcext:value-type="float">
            <text:p>0.639264165750392</text:p>
          </table:table-cell>
          <table:table-cell office:value-type="float" office:value="0.84695648757812" calcext:value-type="float">
            <text:p>0.84695648757812</text:p>
          </table:table-cell>
          <table:table-cell office:value-type="float" office:value="0.9375" calcext:value-type="float">
            <text:p>0.9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7555376181162" calcext:value-type="float">
            <text:p>0.777555376181162</text:p>
          </table:table-cell>
          <table:table-cell office:value-type="float" office:value="0.759802276494975" calcext:value-type="float">
            <text:p>0.759802276494975</text:p>
          </table:table-cell>
          <table:table-cell office:value-type="float" office:value="0.804831124250885" calcext:value-type="float">
            <text:p>0.804831124250885</text:p>
          </table:table-cell>
          <table:table-cell office:value-type="float" office:value="0.833674365546657" calcext:value-type="float">
            <text:p>0.833674365546657</text:p>
          </table:table-cell>
          <table:table-cell office:value-type="float" office:value="0.934151785714286" calcext:value-type="float">
            <text:p>0.934151785714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90628053876812" calcext:value-type="float">
            <text:p>0.790628053876812</text:p>
          </table:table-cell>
          <table:table-cell office:value-type="float" office:value="0.781685073051334" calcext:value-type="float">
            <text:p>0.781685073051334</text:p>
          </table:table-cell>
          <table:table-cell office:value-type="float" office:value="0.80264785565888" calcext:value-type="float">
            <text:p>0.80264785565888</text:p>
          </table:table-cell>
          <table:table-cell office:value-type="float" office:value="0.851548722644258" calcext:value-type="float">
            <text:p>0.851548722644258</text:p>
          </table:table-cell>
          <table:table-cell office:value-type="float" office:value="0.936383928571429" calcext:value-type="float">
            <text:p>0.93638392857142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4_occlusion</text:p>
          </table:table-cell>
          <table:table-cell office:value-type="float" office:value="0.700488625834952" calcext:value-type="float">
            <text:p>0.700488625834952</text:p>
          </table:table-cell>
          <table:table-cell office:value-type="float" office:value="0.773005056360773" calcext:value-type="float">
            <text:p>0.773005056360773</text:p>
          </table:table-cell>
          <table:table-cell office:value-type="float" office:value="0.636872264342325" calcext:value-type="float">
            <text:p>0.636872264342325</text:p>
          </table:table-cell>
          <table:table-cell office:value-type="float" office:value="0.845945739606426" calcext:value-type="float">
            <text:p>0.845945739606426</text:p>
          </table:table-cell>
          <table:table-cell office:value-type="float" office:value="0.936383928571429" calcext:value-type="float">
            <text:p>0.9363839285714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9588360317309" calcext:value-type="float">
            <text:p>0.779588360317309</text:p>
          </table:table-cell>
          <table:table-cell office:value-type="float" office:value="0.762707919770899" calcext:value-type="float">
            <text:p>0.762707919770899</text:p>
          </table:table-cell>
          <table:table-cell office:value-type="float" office:value="0.805856915144736" calcext:value-type="float">
            <text:p>0.805856915144736</text:p>
          </table:table-cell>
          <table:table-cell office:value-type="float" office:value="0.836764313586634" calcext:value-type="float">
            <text:p>0.836764313586634</text:p>
          </table:table-cell>
          <table:table-cell office:value-type="float" office:value="0.936383928571429" calcext:value-type="float">
            <text:p>0.9363839285714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86691305258202" calcext:value-type="float">
            <text:p>0.786691305258202</text:p>
          </table:table-cell>
          <table:table-cell office:value-type="float" office:value="0.776477125042216" calcext:value-type="float">
            <text:p>0.776477125042216</text:p>
          </table:table-cell>
          <table:table-cell office:value-type="float" office:value="0.800539893263132" calcext:value-type="float">
            <text:p>0.800539893263132</text:p>
          </table:table-cell>
          <table:table-cell office:value-type="float" office:value="0.852767567163301" calcext:value-type="float">
            <text:p>0.852767567163301</text:p>
          </table:table-cell>
          <table:table-cell office:value-type="float" office:value="0.930803571428571" calcext:value-type="float">
            <text:p>0.93080357142857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8_occlusion</text:p>
          </table:table-cell>
          <table:table-cell office:value-type="float" office:value="0.700219884348111" calcext:value-type="float">
            <text:p>0.700219884348111</text:p>
          </table:table-cell>
          <table:table-cell office:value-type="float" office:value="0.773458715472113" calcext:value-type="float">
            <text:p>0.773458715472113</text:p>
          </table:table-cell>
          <table:table-cell office:value-type="float" office:value="0.635627547743402" calcext:value-type="float">
            <text:p>0.635627547743402</text:p>
          </table:table-cell>
          <table:table-cell office:value-type="float" office:value="0.844983536216339" calcext:value-type="float">
            <text:p>0.844983536216339</text:p>
          </table:table-cell>
          <table:table-cell office:value-type="float" office:value="0.93854748603352" calcext:value-type="float">
            <text:p>0.938547486033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23526641774436" calcext:value-type="float">
            <text:p>0.723526641774436</text:p>
          </table:table-cell>
          <table:table-cell office:value-type="float" office:value="0.753124465787391" calcext:value-type="float">
            <text:p>0.753124465787391</text:p>
          </table:table-cell>
          <table:table-cell office:value-type="float" office:value="0.703335279211809" calcext:value-type="float">
            <text:p>0.703335279211809</text:p>
          </table:table-cell>
          <table:table-cell office:value-type="float" office:value="0.833708022035355" calcext:value-type="float">
            <text:p>0.833708022035355</text:p>
          </table:table-cell>
          <table:table-cell office:value-type="float" office:value="0.928491620111732" calcext:value-type="float">
            <text:p>0.9284916201117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82492988596266" calcext:value-type="float">
            <text:p>0.782492988596266</text:p>
          </table:table-cell>
          <table:table-cell office:value-type="float" office:value="0.772142533465143" calcext:value-type="float">
            <text:p>0.772142533465143</text:p>
          </table:table-cell>
          <table:table-cell office:value-type="float" office:value="0.796961551677171" calcext:value-type="float">
            <text:p>0.796961551677171</text:p>
          </table:table-cell>
          <table:table-cell office:value-type="float" office:value="0.84995589169172" calcext:value-type="float">
            <text:p>0.84995589169172</text:p>
          </table:table-cell>
          <table:table-cell office:value-type="float" office:value="0.924022346368715" calcext:value-type="float">
            <text:p>0.92402234636871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0_occlusion</text:p>
          </table:table-cell>
          <table:table-cell office:value-type="float" office:value="0.701075192202959" calcext:value-type="float">
            <text:p>0.701075192202959</text:p>
          </table:table-cell>
          <table:table-cell office:value-type="float" office:value="0.774437838459539" calcext:value-type="float">
            <text:p>0.774437838459539</text:p>
          </table:table-cell>
          <table:table-cell office:value-type="float" office:value="0.636401966850845" calcext:value-type="float">
            <text:p>0.636401966850845</text:p>
          </table:table-cell>
          <table:table-cell office:value-type="float" office:value="0.846109933562001" calcext:value-type="float">
            <text:p>0.8461099335620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22025537380071" calcext:value-type="float">
            <text:p>0.722025537380071</text:p>
          </table:table-cell>
          <table:table-cell office:value-type="float" office:value="0.752781034689641" calcext:value-type="float">
            <text:p>0.752781034689641</text:p>
          </table:table-cell>
          <table:table-cell office:value-type="float" office:value="0.700492206694854" calcext:value-type="float">
            <text:p>0.700492206694854</text:p>
          </table:table-cell>
          <table:table-cell office:value-type="float" office:value="0.831102396476682" calcext:value-type="float">
            <text:p>0.831102396476682</text:p>
          </table:table-cell>
          <table:table-cell office:value-type="float" office:value="0.934151785714286" calcext:value-type="float">
            <text:p>0.934151785714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7071630406424" calcext:value-type="float">
            <text:p>0.787071630406424</text:p>
          </table:table-cell>
          <table:table-cell office:value-type="float" office:value="0.777716575648141" calcext:value-type="float">
            <text:p>0.777716575648141</text:p>
          </table:table-cell>
          <table:table-cell office:value-type="float" office:value="0.799780989789036" calcext:value-type="float">
            <text:p>0.799780989789036</text:p>
          </table:table-cell>
          <table:table-cell office:value-type="float" office:value="0.849949104583138" calcext:value-type="float">
            <text:p>0.849949104583138</text:p>
          </table:table-cell>
          <table:table-cell office:value-type="float" office:value="0.934151785714286" calcext:value-type="float">
            <text:p>0.9341517857142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4_occlusion</text:p>
          </table:table-cell>
          <table:table-cell office:value-type="float" office:value="0.701835439962566" calcext:value-type="float">
            <text:p>0.701835439962566</text:p>
          </table:table-cell>
          <table:table-cell office:value-type="float" office:value="0.775922456329414" calcext:value-type="float">
            <text:p>0.775922456329414</text:p>
          </table:table-cell>
          <table:table-cell office:value-type="float" office:value="0.636281361436202" calcext:value-type="float">
            <text:p>0.636281361436202</text:p>
          </table:table-cell>
          <table:table-cell office:value-type="float" office:value="0.844277169305466" calcext:value-type="float">
            <text:p>0.844277169305466</text:p>
          </table:table-cell>
          <table:table-cell office:value-type="float" office:value="0.940715883668904" calcext:value-type="float">
            <text:p>0.9407158836689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9862051936038" calcext:value-type="float">
            <text:p>0.779862051936038</text:p>
          </table:table-cell>
          <table:table-cell office:value-type="float" office:value="0.763111449777427" calcext:value-type="float">
            <text:p>0.763111449777427</text:p>
          </table:table-cell>
          <table:table-cell office:value-type="float" office:value="0.804150343276426" calcext:value-type="float">
            <text:p>0.804150343276426</text:p>
          </table:table-cell>
          <table:table-cell office:value-type="float" office:value="0.831462038910577" calcext:value-type="float">
            <text:p>0.831462038910577</text:p>
          </table:table-cell>
          <table:table-cell office:value-type="float" office:value="0.942953020134228" calcext:value-type="float">
            <text:p>0.9429530201342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6684689190246" calcext:value-type="float">
            <text:p>0.786684689190246</text:p>
          </table:table-cell>
          <table:table-cell office:value-type="float" office:value="0.776765453659988" calcext:value-type="float">
            <text:p>0.776765453659988</text:p>
          </table:table-cell>
          <table:table-cell office:value-type="float" office:value="0.800343156116501" calcext:value-type="float">
            <text:p>0.800343156116501</text:p>
          </table:table-cell>
          <table:table-cell office:value-type="float" office:value="0.852609272191341" calcext:value-type="float">
            <text:p>0.852609272191341</text:p>
          </table:table-cell>
          <table:table-cell office:value-type="float" office:value="0.932885906040268" calcext:value-type="float">
            <text:p>0.93288590604026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8_occlusion</text:p>
          </table:table-cell>
          <table:table-cell office:value-type="float" office:value="0.699094129702003" calcext:value-type="float">
            <text:p>0.699094129702003</text:p>
          </table:table-cell>
          <table:table-cell office:value-type="float" office:value="0.772755247186778" calcext:value-type="float">
            <text:p>0.772755247186778</text:p>
          </table:table-cell>
          <table:table-cell office:value-type="float" office:value="0.633785143809882" calcext:value-type="float">
            <text:p>0.633785143809882</text:p>
          </table:table-cell>
          <table:table-cell office:value-type="float" office:value="0.842051417791022" calcext:value-type="float">
            <text:p>0.842051417791022</text:p>
          </table:table-cell>
          <table:table-cell office:value-type="float" office:value="0.941899441340782" calcext:value-type="float">
            <text:p>0.9418994413407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76649588214165" calcext:value-type="float">
            <text:p>0.776649588214165</text:p>
          </table:table-cell>
          <table:table-cell office:value-type="float" office:value="0.761798237723095" calcext:value-type="float">
            <text:p>0.761798237723095</text:p>
          </table:table-cell>
          <table:table-cell office:value-type="float" office:value="0.798159899838019" calcext:value-type="float">
            <text:p>0.798159899838019</text:p>
          </table:table-cell>
          <table:table-cell office:value-type="float" office:value="0.830625956148335" calcext:value-type="float">
            <text:p>0.830625956148335</text:p>
          </table:table-cell>
          <table:table-cell office:value-type="float" office:value="0.937430167597765" calcext:value-type="float">
            <text:p>0.9374301675977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86285365818016" calcext:value-type="float">
            <text:p>0.786285365818016</text:p>
          </table:table-cell>
          <table:table-cell office:value-type="float" office:value="0.77632962795541" calcext:value-type="float">
            <text:p>0.77632962795541</text:p>
          </table:table-cell>
          <table:table-cell office:value-type="float" office:value="0.799478325641202" calcext:value-type="float">
            <text:p>0.799478325641202</text:p>
          </table:table-cell>
          <table:table-cell office:value-type="float" office:value="0.850966006267597" calcext:value-type="float">
            <text:p>0.850966006267597</text:p>
          </table:table-cell>
          <table:table-cell office:value-type="float" office:value="0.935195530726257" calcext:value-type="float">
            <text:p>0.93519553072625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0_occlusion</text:p>
          </table:table-cell>
          <table:table-cell office:value-type="float" office:value="0.714292197253657" calcext:value-type="float">
            <text:p>0.714292197253657</text:p>
          </table:table-cell>
          <table:table-cell office:value-type="float" office:value="0.768032919477167" calcext:value-type="float">
            <text:p>0.768032919477167</text:p>
          </table:table-cell>
          <table:table-cell office:value-type="float" office:value="0.665687131729403" calcext:value-type="float">
            <text:p>0.665687131729403</text:p>
          </table:table-cell>
          <table:table-cell office:value-type="float" office:value="0.826034793927922" calcext:value-type="float">
            <text:p>0.826034793927922</text:p>
          </table:table-cell>
          <table:table-cell office:value-type="float" office:value="0.959" calcext:value-type="float">
            <text:p>0.9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3163868501531" calcext:value-type="float">
            <text:p>0.73163868501531</text:p>
          </table:table-cell>
          <table:table-cell office:value-type="float" office:value="0.759541749017352" calcext:value-type="float">
            <text:p>0.759541749017352</text:p>
          </table:table-cell>
          <table:table-cell office:value-type="float" office:value="0.714380946904116" calcext:value-type="float">
            <text:p>0.714380946904116</text:p>
          </table:table-cell>
          <table:table-cell office:value-type="float" office:value="0.833607951600894" calcext:value-type="float">
            <text:p>0.833607951600894</text:p>
          </table:table-cell>
          <table:table-cell office:value-type="float" office:value="0.943" calcext:value-type="float">
            <text:p>0.9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89615975127249" calcext:value-type="float">
            <text:p>0.689615975127249</text:p>
          </table:table-cell>
          <table:table-cell office:value-type="float" office:value="0.708510271176421" calcext:value-type="float">
            <text:p>0.708510271176421</text:p>
          </table:table-cell>
          <table:table-cell office:value-type="float" office:value="0.676456667067569" calcext:value-type="float">
            <text:p>0.676456667067569</text:p>
          </table:table-cell>
          <table:table-cell office:value-type="float" office:value="0.843831434817271" calcext:value-type="float">
            <text:p>0.843831434817271</text:p>
          </table:table-cell>
          <table:table-cell office:value-type="float" office:value="0.866" calcext:value-type="float">
            <text:p>0.86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4_occlusion</text:p>
          </table:table-cell>
          <table:table-cell office:value-type="float" office:value="0.711993988147526" calcext:value-type="float">
            <text:p>0.711993988147526</text:p>
          </table:table-cell>
          <table:table-cell office:value-type="float" office:value="0.765573975892475" calcext:value-type="float">
            <text:p>0.765573975892475</text:p>
          </table:table-cell>
          <table:table-cell office:value-type="float" office:value="0.663557533150193" calcext:value-type="float">
            <text:p>0.663557533150193</text:p>
          </table:table-cell>
          <table:table-cell office:value-type="float" office:value="0.823854121933021" calcext:value-type="float">
            <text:p>0.823854121933021</text:p>
          </table:table-cell>
          <table:table-cell office:value-type="float" office:value="0.959" calcext:value-type="float">
            <text:p>0.9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80053970465981" calcext:value-type="float">
            <text:p>0.780053970465981</text:p>
          </table:table-cell>
          <table:table-cell office:value-type="float" office:value="0.761459924389659" calcext:value-type="float">
            <text:p>0.761459924389659</text:p>
          </table:table-cell>
          <table:table-cell office:value-type="float" office:value="0.805306201834983" calcext:value-type="float">
            <text:p>0.805306201834983</text:p>
          </table:table-cell>
          <table:table-cell office:value-type="float" office:value="0.831348961140823" calcext:value-type="float">
            <text:p>0.831348961140823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10037455213196" calcext:value-type="float">
            <text:p>0.710037455213196</text:p>
          </table:table-cell>
          <table:table-cell office:value-type="float" office:value="0.710179697303116" calcext:value-type="float">
            <text:p>0.710179697303116</text:p>
          </table:table-cell>
          <table:table-cell office:value-type="float" office:value="0.715062936438964" calcext:value-type="float">
            <text:p>0.715062936438964</text:p>
          </table:table-cell>
          <table:table-cell office:value-type="float" office:value="0.841353826029708" calcext:value-type="float">
            <text:p>0.841353826029708</text:p>
          </table:table-cell>
          <table:table-cell office:value-type="float" office:value="0.864" calcext:value-type="float">
            <text:p>0.86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8_occlusion</text:p>
          </table:table-cell>
          <table:table-cell office:value-type="float" office:value="0.711253236464321" calcext:value-type="float">
            <text:p>0.711253236464321</text:p>
          </table:table-cell>
          <table:table-cell office:value-type="float" office:value="0.764631837215678" calcext:value-type="float">
            <text:p>0.764631837215678</text:p>
          </table:table-cell>
          <table:table-cell office:value-type="float" office:value="0.662841481382276" calcext:value-type="float">
            <text:p>0.662841481382276</text:p>
          </table:table-cell>
          <table:table-cell office:value-type="float" office:value="0.82318972125569" calcext:value-type="float">
            <text:p>0.82318972125569</text:p>
          </table:table-cell>
          <table:table-cell office:value-type="float" office:value="0.958" calcext:value-type="float">
            <text:p>0.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24416815826418" calcext:value-type="float">
            <text:p>0.724416815826418</text:p>
          </table:table-cell>
          <table:table-cell office:value-type="float" office:value="0.754271066884537" calcext:value-type="float">
            <text:p>0.754271066884537</text:p>
          </table:table-cell>
          <table:table-cell office:value-type="float" office:value="0.703532363294095" calcext:value-type="float">
            <text:p>0.703532363294095</text:p>
          </table:table-cell>
          <table:table-cell office:value-type="float" office:value="0.830186299951563" calcext:value-type="float">
            <text:p>0.830186299951563</text:p>
          </table:table-cell>
          <table:table-cell office:value-type="float" office:value="0.941" calcext:value-type="float">
            <text:p>0.9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91664961874184" calcext:value-type="float">
            <text:p>0.691664961874184</text:p>
          </table:table-cell>
          <table:table-cell office:value-type="float" office:value="0.709308667176656" calcext:value-type="float">
            <text:p>0.709308667176656</text:p>
          </table:table-cell>
          <table:table-cell office:value-type="float" office:value="0.680020662493317" calcext:value-type="float">
            <text:p>0.680020662493317</text:p>
          </table:table-cell>
          <table:table-cell office:value-type="float" office:value="0.841501183324605" calcext:value-type="float">
            <text:p>0.841501183324605</text:p>
          </table:table-cell>
          <table:table-cell office:value-type="float" office:value="0.868" calcext:value-type="float">
            <text:p>0.86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0_occlusion</text:p>
          </table:table-cell>
          <table:table-cell office:value-type="float" office:value="0.714355575643602" calcext:value-type="float">
            <text:p>0.714355575643602</text:p>
          </table:table-cell>
          <table:table-cell office:value-type="float" office:value="0.766908573269779" calcext:value-type="float">
            <text:p>0.766908573269779</text:p>
          </table:table-cell>
          <table:table-cell office:value-type="float" office:value="0.666649366569107" calcext:value-type="float">
            <text:p>0.666649366569107</text:p>
          </table:table-cell>
          <table:table-cell office:value-type="float" office:value="0.825779827069918" calcext:value-type="float">
            <text:p>0.825779827069918</text:p>
          </table:table-cell>
          <table:table-cell office:value-type="float" office:value="0.957" calcext:value-type="float">
            <text:p>0.9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82607084413197" calcext:value-type="float">
            <text:p>0.782607084413197</text:p>
          </table:table-cell>
          <table:table-cell office:value-type="float" office:value="0.762647441369448" calcext:value-type="float">
            <text:p>0.762647441369448</text:p>
          </table:table-cell>
          <table:table-cell office:value-type="float" office:value="0.810754298051326" calcext:value-type="float">
            <text:p>0.810754298051326</text:p>
          </table:table-cell>
          <table:table-cell office:value-type="float" office:value="0.833801168066855" calcext:value-type="float">
            <text:p>0.83380116806685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32020499419752" calcext:value-type="float">
            <text:p>0.732020499419752</text:p>
          </table:table-cell>
          <table:table-cell office:value-type="float" office:value="0.718876520226018" calcext:value-type="float">
            <text:p>0.718876520226018</text:p>
          </table:table-cell>
          <table:table-cell office:value-type="float" office:value="0.749127710017867" calcext:value-type="float">
            <text:p>0.749127710017867</text:p>
          </table:table-cell>
          <table:table-cell office:value-type="float" office:value="0.844483689240198" calcext:value-type="float">
            <text:p>0.844483689240198</text:p>
          </table:table-cell>
          <table:table-cell office:value-type="float" office:value="0.869" calcext:value-type="float">
            <text:p>0.86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4_occlusion</text:p>
          </table:table-cell>
          <table:table-cell office:value-type="float" office:value="0.713188704247787" calcext:value-type="float">
            <text:p>0.713188704247787</text:p>
          </table:table-cell>
          <table:table-cell office:value-type="float" office:value="0.764384232536586" calcext:value-type="float">
            <text:p>0.764384232536586</text:p>
          </table:table-cell>
          <table:table-cell office:value-type="float" office:value="0.667297022179025" calcext:value-type="float">
            <text:p>0.667297022179025</text:p>
          </table:table-cell>
          <table:table-cell office:value-type="float" office:value="0.823976547530578" calcext:value-type="float">
            <text:p>0.823976547530578</text:p>
          </table:table-cell>
          <table:table-cell office:value-type="float" office:value="0.957" calcext:value-type="float">
            <text:p>0.95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64810192370208" calcext:value-type="float">
            <text:p>0.764810192370208</text:p>
          </table:table-cell>
          <table:table-cell office:value-type="float" office:value="0.760038739683918" calcext:value-type="float">
            <text:p>0.760038739683918</text:p>
          </table:table-cell>
          <table:table-cell office:value-type="float" office:value="0.777366087558994" calcext:value-type="float">
            <text:p>0.777366087558994</text:p>
          </table:table-cell>
          <table:table-cell office:value-type="float" office:value="0.832644699269966" calcext:value-type="float">
            <text:p>0.832644699269966</text:p>
          </table:table-cell>
          <table:table-cell office:value-type="float" office:value="0.945" calcext:value-type="float">
            <text:p>0.9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91702052268522" calcext:value-type="float">
            <text:p>0.691702052268522</text:p>
          </table:table-cell>
          <table:table-cell office:value-type="float" office:value="0.705975861086777" calcext:value-type="float">
            <text:p>0.705975861086777</text:p>
          </table:table-cell>
          <table:table-cell office:value-type="float" office:value="0.683777312716984" calcext:value-type="float">
            <text:p>0.683777312716984</text:p>
          </table:table-cell>
          <table:table-cell office:value-type="float" office:value="0.843201786565644" calcext:value-type="float">
            <text:p>0.843201786565644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8_occlusion</text:p>
          </table:table-cell>
          <table:table-cell office:value-type="float" office:value="0.709816763126168" calcext:value-type="float">
            <text:p>0.709816763126168</text:p>
          </table:table-cell>
          <table:table-cell office:value-type="float" office:value="0.761931298340861" calcext:value-type="float">
            <text:p>0.761931298340861</text:p>
          </table:table-cell>
          <table:table-cell office:value-type="float" office:value="0.663194432325954" calcext:value-type="float">
            <text:p>0.663194432325954</text:p>
          </table:table-cell>
          <table:table-cell office:value-type="float" office:value="0.821365539950002" calcext:value-type="float">
            <text:p>0.821365539950002</text:p>
          </table:table-cell>
          <table:table-cell office:value-type="float" office:value="0.958" calcext:value-type="float">
            <text:p>0.9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25751742920972" calcext:value-type="float">
            <text:p>0.725751742920972</text:p>
          </table:table-cell>
          <table:table-cell office:value-type="float" office:value="0.7481758873897" calcext:value-type="float">
            <text:p>0.7481758873897</text:p>
          </table:table-cell>
          <table:table-cell office:value-type="float" office:value="0.71084504201602" calcext:value-type="float">
            <text:p>0.71084504201602</text:p>
          </table:table-cell>
          <table:table-cell office:value-type="float" office:value="0.829747124874717" calcext:value-type="float">
            <text:p>0.829747124874717</text:p>
          </table:table-cell>
          <table:table-cell office:value-type="float" office:value="0.946" calcext:value-type="float">
            <text:p>0.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17176587875272" calcext:value-type="float">
            <text:p>0.717176587875272</text:p>
          </table:table-cell>
          <table:table-cell office:value-type="float" office:value="0.718506859778973" calcext:value-type="float">
            <text:p>0.718506859778973</text:p>
          </table:table-cell>
          <table:table-cell office:value-type="float" office:value="0.720164738430452" calcext:value-type="float">
            <text:p>0.720164738430452</text:p>
          </table:table-cell>
          <table:table-cell office:value-type="float" office:value="0.842195799632998" calcext:value-type="float">
            <text:p>0.842195799632998</text:p>
          </table:table-cell>
          <table:table-cell office:value-type="float" office:value="0.872" calcext:value-type="float">
            <text:p>0.87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0_occlusion</text:p>
          </table:table-cell>
          <table:table-cell office:value-type="float" office:value="0.7115178263138" calcext:value-type="float">
            <text:p>0.7115178263138</text:p>
          </table:table-cell>
          <table:table-cell office:value-type="float" office:value="0.765204295870438" calcext:value-type="float">
            <text:p>0.765204295870438</text:p>
          </table:table-cell>
          <table:table-cell office:value-type="float" office:value="0.662861213617442" calcext:value-type="float">
            <text:p>0.662861213617442</text:p>
          </table:table-cell>
          <table:table-cell office:value-type="float" office:value="0.820804692438136" calcext:value-type="float">
            <text:p>0.820804692438136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67073578406934" calcext:value-type="float">
            <text:p>0.767073578406934</text:p>
          </table:table-cell>
          <table:table-cell office:value-type="float" office:value="0.761875247892918" calcext:value-type="float">
            <text:p>0.761875247892918</text:p>
          </table:table-cell>
          <table:table-cell office:value-type="float" office:value="0.780699528604998" calcext:value-type="float">
            <text:p>0.780699528604998</text:p>
          </table:table-cell>
          <table:table-cell office:value-type="float" office:value="0.832607775727449" calcext:value-type="float">
            <text:p>0.832607775727449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31361852028894" calcext:value-type="float">
            <text:p>0.731361852028894</text:p>
          </table:table-cell>
          <table:table-cell office:value-type="float" office:value="0.717066347921229" calcext:value-type="float">
            <text:p>0.717066347921229</text:p>
          </table:table-cell>
          <table:table-cell office:value-type="float" office:value="0.750112817002813" calcext:value-type="float">
            <text:p>0.750112817002813</text:p>
          </table:table-cell>
          <table:table-cell office:value-type="float" office:value="0.844426385812306" calcext:value-type="float">
            <text:p>0.844426385812306</text:p>
          </table:table-cell>
          <table:table-cell office:value-type="float" office:value="0.868" calcext:value-type="float">
            <text:p>0.86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4_occlusion</text:p>
          </table:table-cell>
          <table:table-cell office:value-type="float" office:value="0.711128132799635" calcext:value-type="float">
            <text:p>0.711128132799635</text:p>
          </table:table-cell>
          <table:table-cell office:value-type="float" office:value="0.764896523429387" calcext:value-type="float">
            <text:p>0.764896523429387</text:p>
          </table:table-cell>
          <table:table-cell office:value-type="float" office:value="0.66248065413367" calcext:value-type="float">
            <text:p>0.66248065413367</text:p>
          </table:table-cell>
          <table:table-cell office:value-type="float" office:value="0.824157309265332" calcext:value-type="float">
            <text:p>0.824157309265332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47501262908198" calcext:value-type="float">
            <text:p>0.747501262908198</text:p>
          </table:table-cell>
          <table:table-cell office:value-type="float" office:value="0.759936550586636" calcext:value-type="float">
            <text:p>0.759936550586636</text:p>
          </table:table-cell>
          <table:table-cell office:value-type="float" office:value="0.741794307282765" calcext:value-type="float">
            <text:p>0.741794307282765</text:p>
          </table:table-cell>
          <table:table-cell office:value-type="float" office:value="0.830774897968782" calcext:value-type="float">
            <text:p>0.830774897968782</text:p>
          </table:table-cell>
          <table:table-cell office:value-type="float" office:value="0.947" calcext:value-type="float">
            <text:p>0.9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31391919849924" calcext:value-type="float">
            <text:p>0.731391919849924</text:p>
          </table:table-cell>
          <table:table-cell office:value-type="float" office:value="0.717482904344084" calcext:value-type="float">
            <text:p>0.717482904344084</text:p>
          </table:table-cell>
          <table:table-cell office:value-type="float" office:value="0.749981349059947" calcext:value-type="float">
            <text:p>0.749981349059947</text:p>
          </table:table-cell>
          <table:table-cell office:value-type="float" office:value="0.843137914427052" calcext:value-type="float">
            <text:p>0.843137914427052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8_occlusion</text:p>
          </table:table-cell>
          <table:table-cell office:value-type="float" office:value="0.712681120931727" calcext:value-type="float">
            <text:p>0.712681120931727</text:p>
          </table:table-cell>
          <table:table-cell office:value-type="float" office:value="0.766009974796859" calcext:value-type="float">
            <text:p>0.766009974796859</text:p>
          </table:table-cell>
          <table:table-cell office:value-type="float" office:value="0.664133835767396" calcext:value-type="float">
            <text:p>0.664133835767396</text:p>
          </table:table-cell>
          <table:table-cell office:value-type="float" office:value="0.822984247054526" calcext:value-type="float">
            <text:p>0.822984247054526</text:p>
          </table:table-cell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5354645777967" calcext:value-type="float">
            <text:p>0.775354645777967</text:p>
          </table:table-cell>
          <table:table-cell office:value-type="float" office:value="0.759202172699732" calcext:value-type="float">
            <text:p>0.759202172699732</text:p>
          </table:table-cell>
          <table:table-cell office:value-type="float" office:value="0.797241139997575" calcext:value-type="float">
            <text:p>0.797241139997575</text:p>
          </table:table-cell>
          <table:table-cell office:value-type="float" office:value="0.828648000207842" calcext:value-type="float">
            <text:p>0.828648000207842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37322496622901" calcext:value-type="float">
            <text:p>0.737322496622901</text:p>
          </table:table-cell>
          <table:table-cell office:value-type="float" office:value="0.724248236521139" calcext:value-type="float">
            <text:p>0.724248236521139</text:p>
          </table:table-cell>
          <table:table-cell office:value-type="float" office:value="0.755127254699098" calcext:value-type="float">
            <text:p>0.755127254699098</text:p>
          </table:table-cell>
          <table:table-cell office:value-type="float" office:value="0.841922363941705" calcext:value-type="float">
            <text:p>0.841922363941705</text:p>
          </table:table-cell>
          <table:table-cell office:value-type="float" office:value="0.885" calcext:value-type="float">
            <text:p>0.88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0_0_occlusion</text:p>
          </table:table-cell>
          <table:table-cell office:value-type="float" office:value="0.600202312427122" calcext:value-type="float">
            <text:p>0.600202312427122</text:p>
          </table:table-cell>
          <table:table-cell office:value-type="float" office:value="0.761022373882042" calcext:value-type="float">
            <text:p>0.761022373882042</text:p>
          </table:table-cell>
          <table:table-cell office:value-type="float" office:value="0.474096861870724" calcext:value-type="float">
            <text:p>0.474096861870724</text:p>
          </table:table-cell>
          <table:table-cell office:value-type="float" office:value="0.822237141919686" calcext:value-type="float">
            <text:p>0.822237141919686</text:p>
          </table:table-cell>
          <table:table-cell office:value-type="float" office:value="0.955" calcext:value-type="float">
            <text:p>0.9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75215910208545" calcext:value-type="float">
            <text:p>0.775215910208545</text:p>
          </table:table-cell>
          <table:table-cell office:value-type="float" office:value="0.759143409784498" calcext:value-type="float">
            <text:p>0.759143409784498</text:p>
          </table:table-cell>
          <table:table-cell office:value-type="float" office:value="0.796444793795553" calcext:value-type="float">
            <text:p>0.796444793795553</text:p>
          </table:table-cell>
          <table:table-cell office:value-type="float" office:value="0.833636262002452" calcext:value-type="float">
            <text:p>0.833636262002452</text:p>
          </table:table-cell>
          <table:table-cell office:value-type="float" office:value="0.952" calcext:value-type="float">
            <text:p>0.9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92302147142382" calcext:value-type="float">
            <text:p>0.692302147142382</text:p>
          </table:table-cell>
          <table:table-cell office:value-type="float" office:value="0.75813380920002" calcext:value-type="float">
            <text:p>0.75813380920002</text:p>
          </table:table-cell>
          <table:table-cell office:value-type="float" office:value="0.63818237482077" calcext:value-type="float">
            <text:p>0.63818237482077</text:p>
          </table:table-cell>
          <table:table-cell office:value-type="float" office:value="0.839709155091648" calcext:value-type="float">
            <text:p>0.839709155091648</text:p>
          </table:table-cell>
          <table:table-cell office:value-type="float" office:value="0.924" calcext:value-type="float">
            <text:p>0.92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0_4_occlusion</text:p>
          </table:table-cell>
          <table:table-cell office:value-type="float" office:value="0.596387274538064" calcext:value-type="float">
            <text:p>0.596387274538064</text:p>
          </table:table-cell>
          <table:table-cell office:value-type="float" office:value="0.757893999252487" calcext:value-type="float">
            <text:p>0.757893999252487</text:p>
          </table:table-cell>
          <table:table-cell office:value-type="float" office:value="0.470066675249885" calcext:value-type="float">
            <text:p>0.470066675249885</text:p>
          </table:table-cell>
          <table:table-cell office:value-type="float" office:value="0.820650259608238" calcext:value-type="float">
            <text:p>0.820650259608238</text:p>
          </table:table-cell>
          <table:table-cell office:value-type="float" office:value="0.952" calcext:value-type="float">
            <text:p>0.95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74408293129665" calcext:value-type="float">
            <text:p>0.774408293129665</text:p>
          </table:table-cell>
          <table:table-cell office:value-type="float" office:value="0.758597663393362" calcext:value-type="float">
            <text:p>0.758597663393362</text:p>
          </table:table-cell>
          <table:table-cell office:value-type="float" office:value="0.795096502155911" calcext:value-type="float">
            <text:p>0.795096502155911</text:p>
          </table:table-cell>
          <table:table-cell office:value-type="float" office:value="0.833433287957425" calcext:value-type="float">
            <text:p>0.833433287957425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8752779036139" calcext:value-type="float">
            <text:p>0.68752779036139</text:p>
          </table:table-cell>
          <table:table-cell office:value-type="float" office:value="0.759354590338556" calcext:value-type="float">
            <text:p>0.759354590338556</text:p>
          </table:table-cell>
          <table:table-cell office:value-type="float" office:value="0.628556652491854" calcext:value-type="float">
            <text:p>0.628556652491854</text:p>
          </table:table-cell>
          <table:table-cell office:value-type="float" office:value="0.839422709114508" calcext:value-type="float">
            <text:p>0.839422709114508</text:p>
          </table:table-cell>
          <table:table-cell office:value-type="float" office:value="0.923" calcext:value-type="float">
            <text:p>0.923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0_8_occlusion</text:p>
          </table:table-cell>
          <table:table-cell office:value-type="float" office:value="0.595988620187099" calcext:value-type="float">
            <text:p>0.595988620187099</text:p>
          </table:table-cell>
          <table:table-cell office:value-type="float" office:value="0.756278812290089" calcext:value-type="float">
            <text:p>0.756278812290089</text:p>
          </table:table-cell>
          <table:table-cell office:value-type="float" office:value="0.470284078107547" calcext:value-type="float">
            <text:p>0.470284078107547</text:p>
          </table:table-cell>
          <table:table-cell office:value-type="float" office:value="0.820575488834445" calcext:value-type="float">
            <text:p>0.820575488834445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67108788159765" calcext:value-type="float">
            <text:p>0.767108788159765</text:p>
          </table:table-cell>
          <table:table-cell office:value-type="float" office:value="0.756385078459503" calcext:value-type="float">
            <text:p>0.756385078459503</text:p>
          </table:table-cell>
          <table:table-cell office:value-type="float" office:value="0.782723675474156" calcext:value-type="float">
            <text:p>0.782723675474156</text:p>
          </table:table-cell>
          <table:table-cell office:value-type="float" office:value="0.83063946849278" calcext:value-type="float">
            <text:p>0.83063946849278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93147343754675" calcext:value-type="float">
            <text:p>0.593147343754675</text:p>
          </table:table-cell>
          <table:table-cell office:value-type="float" office:value="0.753490419499704" calcext:value-type="float">
            <text:p>0.753490419499704</text:p>
          </table:table-cell>
          <table:table-cell office:value-type="float" office:value="0.46852341932043" calcext:value-type="float">
            <text:p>0.46852341932043</text:p>
          </table:table-cell>
          <table:table-cell office:value-type="float" office:value="0.838506912546509" calcext:value-type="float">
            <text:p>0.838506912546509</text:p>
          </table:table-cell>
          <table:table-cell office:value-type="float" office:value="0.914" calcext:value-type="float">
            <text:p>0.91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4_0_occlusion</text:p>
          </table:table-cell>
          <table:table-cell office:value-type="float" office:value="0.65906320619879" calcext:value-type="float">
            <text:p>0.65906320619879</text:p>
          </table:table-cell>
          <table:table-cell office:value-type="float" office:value="0.760724278535311" calcext:value-type="float">
            <text:p>0.760724278535311</text:p>
          </table:table-cell>
          <table:table-cell office:value-type="float" office:value="0.57157075917714" calcext:value-type="float">
            <text:p>0.57157075917714</text:p>
          </table:table-cell>
          <table:table-cell office:value-type="float" office:value="0.823630501814518" calcext:value-type="float">
            <text:p>0.823630501814518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82143053100408" calcext:value-type="float">
            <text:p>0.682143053100408</text:p>
          </table:table-cell>
          <table:table-cell office:value-type="float" office:value="0.757754829415392" calcext:value-type="float">
            <text:p>0.757754829415392</text:p>
          </table:table-cell>
          <table:table-cell office:value-type="float" office:value="0.619632397256185" calcext:value-type="float">
            <text:p>0.619632397256185</text:p>
          </table:table-cell>
          <table:table-cell office:value-type="float" office:value="0.832548666749561" calcext:value-type="float">
            <text:p>0.832548666749561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26536755322127" calcext:value-type="float">
            <text:p>0.726536755322127</text:p>
          </table:table-cell>
          <table:table-cell office:value-type="float" office:value="0.756193216109131" calcext:value-type="float">
            <text:p>0.756193216109131</text:p>
          </table:table-cell>
          <table:table-cell office:value-type="float" office:value="0.702638305738785" calcext:value-type="float">
            <text:p>0.702638305738785</text:p>
          </table:table-cell>
          <table:table-cell office:value-type="float" office:value="0.840839119507163" calcext:value-type="float">
            <text:p>0.840839119507163</text:p>
          </table:table-cell>
          <table:table-cell office:value-type="float" office:value="0.913" calcext:value-type="float">
            <text:p>0.913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4_4_occlusion</text:p>
          </table:table-cell>
          <table:table-cell office:value-type="float" office:value="0.599210778454667" calcext:value-type="float">
            <text:p>0.599210778454667</text:p>
          </table:table-cell>
          <table:table-cell office:value-type="float" office:value="0.759263972534495" calcext:value-type="float">
            <text:p>0.759263972534495</text:p>
          </table:table-cell>
          <table:table-cell office:value-type="float" office:value="0.473533003360113" calcext:value-type="float">
            <text:p>0.473533003360113</text:p>
          </table:table-cell>
          <table:table-cell office:value-type="float" office:value="0.819251513993727" calcext:value-type="float">
            <text:p>0.819251513993727</text:p>
          </table:table-cell>
          <table:table-cell office:value-type="float" office:value="0.957" calcext:value-type="float">
            <text:p>0.9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73963443461915" calcext:value-type="float">
            <text:p>0.773963443461915</text:p>
          </table:table-cell>
          <table:table-cell office:value-type="float" office:value="0.759463506346748" calcext:value-type="float">
            <text:p>0.759463506346748</text:p>
          </table:table-cell>
          <table:table-cell office:value-type="float" office:value="0.792991323563892" calcext:value-type="float">
            <text:p>0.792991323563892</text:p>
          </table:table-cell>
          <table:table-cell office:value-type="float" office:value="0.832014984444477" calcext:value-type="float">
            <text:p>0.832014984444477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73270869688371" calcext:value-type="float">
            <text:p>0.673270869688371</text:p>
          </table:table-cell>
          <table:table-cell office:value-type="float" office:value="0.7494287417489" calcext:value-type="float">
            <text:p>0.7494287417489</text:p>
          </table:table-cell>
          <table:table-cell office:value-type="float" office:value="0.610131733624882" calcext:value-type="float">
            <text:p>0.610131733624882</text:p>
          </table:table-cell>
          <table:table-cell office:value-type="float" office:value="0.840235622065375" calcext:value-type="float">
            <text:p>0.840235622065375</text:p>
          </table:table-cell>
          <table:table-cell office:value-type="float" office:value="0.906" calcext:value-type="float">
            <text:p>0.906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4_8_occlusion</text:p>
          </table:table-cell>
          <table:table-cell office:value-type="float" office:value="0.655570684081189" calcext:value-type="float">
            <text:p>0.655570684081189</text:p>
          </table:table-cell>
          <table:table-cell office:value-type="float" office:value="0.757909362768029" calcext:value-type="float">
            <text:p>0.757909362768029</text:p>
          </table:table-cell>
          <table:table-cell office:value-type="float" office:value="0.567610924506946" calcext:value-type="float">
            <text:p>0.567610924506946</text:p>
          </table:table-cell>
          <table:table-cell office:value-type="float" office:value="0.818314609308635" calcext:value-type="float">
            <text:p>0.818314609308635</text:p>
          </table:table-cell>
          <table:table-cell office:value-type="float" office:value="0.961" calcext:value-type="float">
            <text:p>0.9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67173059237534" calcext:value-type="float">
            <text:p>0.767173059237534</text:p>
          </table:table-cell>
          <table:table-cell office:value-type="float" office:value="0.756548874163893" calcext:value-type="float">
            <text:p>0.756548874163893</text:p>
          </table:table-cell>
          <table:table-cell office:value-type="float" office:value="0.782451677063693" calcext:value-type="float">
            <text:p>0.782451677063693</text:p>
          </table:table-cell>
          <table:table-cell office:value-type="float" office:value="0.831306868648584" calcext:value-type="float">
            <text:p>0.831306868648584</text:p>
          </table:table-cell>
          <table:table-cell office:value-type="float" office:value="0.951" calcext:value-type="float">
            <text:p>0.9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8203849720749" calcext:value-type="float">
            <text:p>0.68203849720749</text:p>
          </table:table-cell>
          <table:table-cell office:value-type="float" office:value="0.751010959792634" calcext:value-type="float">
            <text:p>0.751010959792634</text:p>
          </table:table-cell>
          <table:table-cell office:value-type="float" office:value="0.625332113878434" calcext:value-type="float">
            <text:p>0.625332113878434</text:p>
          </table:table-cell>
          <table:table-cell office:value-type="float" office:value="0.838287109941656" calcext:value-type="float">
            <text:p>0.838287109941656</text:p>
          </table:table-cell>
          <table:table-cell office:value-type="float" office:value="0.914" calcext:value-type="float">
            <text:p>0.91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8_0_occlusion</text:p>
          </table:table-cell>
          <table:table-cell office:value-type="float" office:value="0.652550895977919" calcext:value-type="float">
            <text:p>0.652550895977919</text:p>
          </table:table-cell>
          <table:table-cell office:value-type="float" office:value="0.757870646808213" calcext:value-type="float">
            <text:p>0.757870646808213</text:p>
          </table:table-cell>
          <table:table-cell office:value-type="float" office:value="0.562618176856642" calcext:value-type="float">
            <text:p>0.562618176856642</text:p>
          </table:table-cell>
          <table:table-cell office:value-type="float" office:value="0.822434529677294" calcext:value-type="float">
            <text:p>0.822434529677294</text:p>
          </table:table-cell>
          <table:table-cell office:value-type="float" office:value="0.958" calcext:value-type="float">
            <text:p>0.9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1580216593932" calcext:value-type="float">
            <text:p>0.771580216593932</text:p>
          </table:table-cell>
          <table:table-cell office:value-type="float" office:value="0.759439476957773" calcext:value-type="float">
            <text:p>0.759439476957773</text:p>
          </table:table-cell>
          <table:table-cell office:value-type="float" office:value="0.78833041740356" calcext:value-type="float">
            <text:p>0.78833041740356</text:p>
          </table:table-cell>
          <table:table-cell office:value-type="float" office:value="0.831659053227314" calcext:value-type="float">
            <text:p>0.831659053227314</text:p>
          </table:table-cell>
          <table:table-cell office:value-type="float" office:value="0.952" calcext:value-type="float">
            <text:p>0.9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26235863057647" calcext:value-type="float">
            <text:p>0.726235863057647</text:p>
          </table:table-cell>
          <table:table-cell office:value-type="float" office:value="0.750172308244032" calcext:value-type="float">
            <text:p>0.750172308244032</text:p>
          </table:table-cell>
          <table:table-cell office:value-type="float" office:value="0.70831547888815" calcext:value-type="float">
            <text:p>0.70831547888815</text:p>
          </table:table-cell>
          <table:table-cell office:value-type="float" office:value="0.839252821431363" calcext:value-type="float">
            <text:p>0.839252821431363</text:p>
          </table:table-cell>
          <table:table-cell office:value-type="float" office:value="0.905" calcext:value-type="float">
            <text:p>0.905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8_4_occlusion</text:p>
          </table:table-cell>
          <table:table-cell office:value-type="float" office:value="0.654822047187815" calcext:value-type="float">
            <text:p>0.654822047187815</text:p>
          </table:table-cell>
          <table:table-cell office:value-type="float" office:value="0.755720069669172" calcext:value-type="float">
            <text:p>0.755720069669172</text:p>
          </table:table-cell>
          <table:table-cell office:value-type="float" office:value="0.568107806544058" calcext:value-type="float">
            <text:p>0.568107806544058</text:p>
          </table:table-cell>
          <table:table-cell office:value-type="float" office:value="0.819620909131379" calcext:value-type="float">
            <text:p>0.819620909131379</text:p>
          </table:table-cell>
          <table:table-cell office:value-type="float" office:value="0.958" calcext:value-type="float">
            <text:p>0.9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67586041850842" calcext:value-type="float">
            <text:p>0.767586041850842</text:p>
          </table:table-cell>
          <table:table-cell office:value-type="float" office:value="0.756482695594679" calcext:value-type="float">
            <text:p>0.756482695594679</text:p>
          </table:table-cell>
          <table:table-cell office:value-type="float" office:value="0.783010299984687" calcext:value-type="float">
            <text:p>0.783010299984687</text:p>
          </table:table-cell>
          <table:table-cell office:value-type="float" office:value="0.831059561731939" calcext:value-type="float">
            <text:p>0.831059561731939</text:p>
          </table:table-cell>
          <table:table-cell office:value-type="float" office:value="0.952" calcext:value-type="float">
            <text:p>0.9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78344849297279" calcext:value-type="float">
            <text:p>0.678344849297279</text:p>
          </table:table-cell>
          <table:table-cell office:value-type="float" office:value="0.750033080079648" calcext:value-type="float">
            <text:p>0.750033080079648</text:p>
          </table:table-cell>
          <table:table-cell office:value-type="float" office:value="0.619505129087381" calcext:value-type="float">
            <text:p>0.619505129087381</text:p>
          </table:table-cell>
          <table:table-cell office:value-type="float" office:value="0.839755669898495" calcext:value-type="float">
            <text:p>0.839755669898495</text:p>
          </table:table-cell>
          <table:table-cell office:value-type="float" office:value="0.902" calcext:value-type="float">
            <text:p>0.90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vertical_lemniscate_8_8_occlusion</text:p>
          </table:table-cell>
          <table:table-cell office:value-type="float" office:value="0.648584132891022" calcext:value-type="float">
            <text:p>0.648584132891022</text:p>
          </table:table-cell>
          <table:table-cell office:value-type="float" office:value="0.75616724626771" calcext:value-type="float">
            <text:p>0.75616724626771</text:p>
          </table:table-cell>
          <table:table-cell office:value-type="float" office:value="0.556871164615359" calcext:value-type="float">
            <text:p>0.556871164615359</text:p>
          </table:table-cell>
          <table:table-cell office:value-type="float" office:value="0.818149584784564" calcext:value-type="float">
            <text:p>0.818149584784564</text:p>
          </table:table-cell>
          <table:table-cell office:value-type="float" office:value="0.955" calcext:value-type="float">
            <text:p>0.9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680438826765609" calcext:value-type="float">
            <text:p>0.680438826765609</text:p>
          </table:table-cell>
          <table:table-cell office:value-type="float" office:value="0.757856390229037" calcext:value-type="float">
            <text:p>0.757856390229037</text:p>
          </table:table-cell>
          <table:table-cell office:value-type="float" office:value="0.614744413122686" calcext:value-type="float">
            <text:p>0.614744413122686</text:p>
          </table:table-cell>
          <table:table-cell office:value-type="float" office:value="0.829440976660349" calcext:value-type="float">
            <text:p>0.829440976660349</text:p>
          </table:table-cell>
          <table:table-cell office:value-type="float" office:value="0.953" calcext:value-type="float">
            <text:p>0.9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00002989198582" calcext:value-type="float">
            <text:p>0.600002989198582</text:p>
          </table:table-cell>
          <table:table-cell office:value-type="float" office:value="0.746916150074307" calcext:value-type="float">
            <text:p>0.746916150074307</text:p>
          </table:table-cell>
          <table:table-cell office:value-type="float" office:value="0.489269560823679" calcext:value-type="float">
            <text:p>0.489269560823679</text:p>
          </table:table-cell>
          <table:table-cell office:value-type="float" office:value="0.838565868065368" calcext:value-type="float">
            <text:p>0.838565868065368</text:p>
          </table:table-cell>
          <table:table-cell office:value-type="float" office:value="0.902" calcext:value-type="float">
            <text:p>0.90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0_occlusion</text:p>
          </table:table-cell>
          <table:table-cell office:value-type="float" office:value="0.364830353949675" calcext:value-type="float">
            <text:p>0.364830353949675</text:p>
          </table:table-cell>
          <table:table-cell office:value-type="float" office:value="0.734836901408637" calcext:value-type="float">
            <text:p>0.734836901408637</text:p>
          </table:table-cell>
          <table:table-cell office:value-type="float" office:value="0.183563721714797" calcext:value-type="float">
            <text:p>0.183563721714797</text:p>
          </table:table-cell>
          <table:table-cell office:value-type="float" office:value="0.817712756387813" calcext:value-type="float">
            <text:p>0.817712756387813</text:p>
          </table:table-cell>
          <table:table-cell office:value-type="float" office:value="0.9192" calcext:value-type="float">
            <text:p>0.91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01546425719767" calcext:value-type="float">
            <text:p>0.701546425719767</text:p>
          </table:table-cell>
          <table:table-cell office:value-type="float" office:value="0.754966734566852" calcext:value-type="float">
            <text:p>0.754966734566852</text:p>
          </table:table-cell>
          <table:table-cell office:value-type="float" office:value="0.661951799607022" calcext:value-type="float">
            <text:p>0.661951799607022</text:p>
          </table:table-cell>
          <table:table-cell office:value-type="float" office:value="0.825833527829288" calcext:value-type="float">
            <text:p>0.825833527829288</text:p>
          </table:table-cell>
          <table:table-cell office:value-type="float" office:value="0.9512" calcext:value-type="float">
            <text:p>0.95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89200319847875" calcext:value-type="float">
            <text:p>0.689200319847875</text:p>
          </table:table-cell>
          <table:table-cell office:value-type="float" office:value="0.702815685560659" calcext:value-type="float">
            <text:p>0.702815685560659</text:p>
          </table:table-cell>
          <table:table-cell office:value-type="float" office:value="0.681250599091743" calcext:value-type="float">
            <text:p>0.681250599091743</text:p>
          </table:table-cell>
          <table:table-cell office:value-type="float" office:value="0.831393888890992" calcext:value-type="float">
            <text:p>0.831393888890992</text:p>
          </table:table-cell>
          <table:table-cell office:value-type="float" office:value="0.8696" calcext:value-type="float">
            <text:p>0.8696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4_occlusion</text:p>
          </table:table-cell>
          <table:table-cell office:value-type="float" office:value="0.367756046864747" calcext:value-type="float">
            <text:p>0.367756046864747</text:p>
          </table:table-cell>
          <table:table-cell office:value-type="float" office:value="0.732497673190353" calcext:value-type="float">
            <text:p>0.732497673190353</text:p>
          </table:table-cell>
          <table:table-cell office:value-type="float" office:value="0.1865363729405" calcext:value-type="float">
            <text:p>0.1865363729405</text:p>
          </table:table-cell>
          <table:table-cell office:value-type="float" office:value="0.81758196053817" calcext:value-type="float">
            <text:p>0.81758196053817</text:p>
          </table:table-cell>
          <table:table-cell office:value-type="float" office:value="0.9152" calcext:value-type="float">
            <text:p>0.915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695008633289672" calcext:value-type="float">
            <text:p>0.695008633289672</text:p>
          </table:table-cell>
          <table:table-cell office:value-type="float" office:value="0.749564138431313" calcext:value-type="float">
            <text:p>0.749564138431313</text:p>
          </table:table-cell>
          <table:table-cell office:value-type="float" office:value="0.652804453199738" calcext:value-type="float">
            <text:p>0.652804453199738</text:p>
          </table:table-cell>
          <table:table-cell office:value-type="float" office:value="0.824718890873496" calcext:value-type="float">
            <text:p>0.824718890873496</text:p>
          </table:table-cell>
          <table:table-cell office:value-type="float" office:value="0.9448" calcext:value-type="float">
            <text:p>0.94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12130624655172" calcext:value-type="float">
            <text:p>0.712130624655172</text:p>
          </table:table-cell>
          <table:table-cell office:value-type="float" office:value="0.704374665375788" calcext:value-type="float">
            <text:p>0.704374665375788</text:p>
          </table:table-cell>
          <table:table-cell office:value-type="float" office:value="0.724966530522975" calcext:value-type="float">
            <text:p>0.724966530522975</text:p>
          </table:table-cell>
          <table:table-cell office:value-type="float" office:value="0.830751404385532" calcext:value-type="float">
            <text:p>0.830751404385532</text:p>
          </table:table-cell>
          <table:table-cell office:value-type="float" office:value="0.8704" calcext:value-type="float">
            <text:p>0.870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8_occlusion</text:p>
          </table:table-cell>
          <table:table-cell office:value-type="float" office:value="0.382798994159237" calcext:value-type="float">
            <text:p>0.382798994159237</text:p>
          </table:table-cell>
          <table:table-cell office:value-type="float" office:value="0.729851693044371" calcext:value-type="float">
            <text:p>0.729851693044371</text:p>
          </table:table-cell>
          <table:table-cell office:value-type="float" office:value="0.201572895086053" calcext:value-type="float">
            <text:p>0.201572895086053</text:p>
          </table:table-cell>
          <table:table-cell office:value-type="float" office:value="0.817991002558813" calcext:value-type="float">
            <text:p>0.817991002558813</text:p>
          </table:table-cell>
          <table:table-cell office:value-type="float" office:value="0.9088" calcext:value-type="float">
            <text:p>0.908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666644671437529" calcext:value-type="float">
            <text:p>0.666644671437529</text:p>
          </table:table-cell>
          <table:table-cell office:value-type="float" office:value="0.746145394311537" calcext:value-type="float">
            <text:p>0.746145394311537</text:p>
          </table:table-cell>
          <table:table-cell office:value-type="float" office:value="0.604334142035577" calcext:value-type="float">
            <text:p>0.604334142035577</text:p>
          </table:table-cell>
          <table:table-cell office:value-type="float" office:value="0.823670377069444" calcext:value-type="float">
            <text:p>0.823670377069444</text:p>
          </table:table-cell>
          <table:table-cell office:value-type="float" office:value="0.9416" calcext:value-type="float">
            <text:p>0.9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451503746169" calcext:value-type="float">
            <text:p>0.6451503746169</text:p>
          </table:table-cell>
          <table:table-cell office:value-type="float" office:value="0.694799325137808" calcext:value-type="float">
            <text:p>0.694799325137808</text:p>
          </table:table-cell>
          <table:table-cell office:value-type="float" office:value="0.604787325321098" calcext:value-type="float">
            <text:p>0.604787325321098</text:p>
          </table:table-cell>
          <table:table-cell office:value-type="float" office:value="0.83024178846423" calcext:value-type="float">
            <text:p>0.83024178846423</text:p>
          </table:table-cell>
          <table:table-cell office:value-type="float" office:value="0.8616" calcext:value-type="float">
            <text:p>0.861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0_occlusion</text:p>
          </table:table-cell>
          <table:table-cell office:value-type="float" office:value="0.375397435832986" calcext:value-type="float">
            <text:p>0.375397435832986</text:p>
          </table:table-cell>
          <table:table-cell office:value-type="float" office:value="0.729997579640558" calcext:value-type="float">
            <text:p>0.729997579640558</text:p>
          </table:table-cell>
          <table:table-cell office:value-type="float" office:value="0.194276171724792" calcext:value-type="float">
            <text:p>0.194276171724792</text:p>
          </table:table-cell>
          <table:table-cell office:value-type="float" office:value="0.81780167282887" calcext:value-type="float">
            <text:p>0.81780167282887</text:p>
          </table:table-cell>
          <table:table-cell office:value-type="float" office:value="0.9104" calcext:value-type="float">
            <text:p>0.91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00670796812623" calcext:value-type="float">
            <text:p>0.700670796812623</text:p>
          </table:table-cell>
          <table:table-cell office:value-type="float" office:value="0.754347862001782" calcext:value-type="float">
            <text:p>0.754347862001782</text:p>
          </table:table-cell>
          <table:table-cell office:value-type="float" office:value="0.660620359737271" calcext:value-type="float">
            <text:p>0.660620359737271</text:p>
          </table:table-cell>
          <table:table-cell office:value-type="float" office:value="0.826378232814838" calcext:value-type="float">
            <text:p>0.826378232814838</text:p>
          </table:table-cell>
          <table:table-cell office:value-type="float" office:value="0.9472" calcext:value-type="float">
            <text:p>0.94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54856164343602" calcext:value-type="float">
            <text:p>0.554856164343602</text:p>
          </table:table-cell>
          <table:table-cell office:value-type="float" office:value="0.709352399795611" calcext:value-type="float">
            <text:p>0.709352399795611</text:p>
          </table:table-cell>
          <table:table-cell office:value-type="float" office:value="0.436579291630925" calcext:value-type="float">
            <text:p>0.436579291630925</text:p>
          </table:table-cell>
          <table:table-cell office:value-type="float" office:value="0.831620655629652" calcext:value-type="float">
            <text:p>0.831620655629652</text:p>
          </table:table-cell>
          <table:table-cell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4_occlusion</text:p>
          </table:table-cell>
          <table:table-cell office:value-type="float" office:value="0.380593441110028" calcext:value-type="float">
            <text:p>0.380593441110028</text:p>
          </table:table-cell>
          <table:table-cell office:value-type="float" office:value="0.732421054576201" calcext:value-type="float">
            <text:p>0.732421054576201</text:p>
          </table:table-cell>
          <table:table-cell office:value-type="float" office:value="0.199081822634903" calcext:value-type="float">
            <text:p>0.199081822634903</text:p>
          </table:table-cell>
          <table:table-cell office:value-type="float" office:value="0.814956099376157" calcext:value-type="float">
            <text:p>0.814956099376157</text:p>
          </table:table-cell>
          <table:table-cell office:value-type="float" office:value="0.9152" calcext:value-type="float">
            <text:p>0.91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76217299666452" calcext:value-type="float">
            <text:p>0.676217299666452</text:p>
          </table:table-cell>
          <table:table-cell office:value-type="float" office:value="0.749475753991178" calcext:value-type="float">
            <text:p>0.749475753991178</text:p>
          </table:table-cell>
          <table:table-cell office:value-type="float" office:value="0.619220420949707" calcext:value-type="float">
            <text:p>0.619220420949707</text:p>
          </table:table-cell>
          <table:table-cell office:value-type="float" office:value="0.82361689270053" calcext:value-type="float">
            <text:p>0.82361689270053</text:p>
          </table:table-cell>
          <table:table-cell office:value-type="float" office:value="0.9496" calcext:value-type="float">
            <text:p>0.94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596968289053377" calcext:value-type="float">
            <text:p>0.596968289053377</text:p>
          </table:table-cell>
          <table:table-cell office:value-type="float" office:value="0.706442983053363" calcext:value-type="float">
            <text:p>0.706442983053363</text:p>
          </table:table-cell>
          <table:table-cell office:value-type="float" office:value="0.506155395458887" calcext:value-type="float">
            <text:p>0.506155395458887</text:p>
          </table:table-cell>
          <table:table-cell office:value-type="float" office:value="0.831242775989068" calcext:value-type="float">
            <text:p>0.831242775989068</text:p>
          </table:table-cell>
          <table:table-cell office:value-type="float" office:value="0.8728" calcext:value-type="float">
            <text:p>0.872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8_occlusion</text:p>
          </table:table-cell>
          <table:table-cell office:value-type="float" office:value="0.357805424915351" calcext:value-type="float">
            <text:p>0.357805424915351</text:p>
          </table:table-cell>
          <table:table-cell office:value-type="float" office:value="0.723506452871037" calcext:value-type="float">
            <text:p>0.723506452871037</text:p>
          </table:table-cell>
          <table:table-cell office:value-type="float" office:value="0.178363688020672" calcext:value-type="float">
            <text:p>0.178363688020672</text:p>
          </table:table-cell>
          <table:table-cell office:value-type="float" office:value="0.817156699101516" calcext:value-type="float">
            <text:p>0.817156699101516</text:p>
          </table:table-cell>
          <table:table-cell office:value-type="float" office:value="0.9056" calcext:value-type="float">
            <text:p>0.90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07646951998752" calcext:value-type="float">
            <text:p>0.607646951998752</text:p>
          </table:table-cell>
          <table:table-cell office:value-type="float" office:value="0.74466953429798" calcext:value-type="float">
            <text:p>0.74466953429798</text:p>
          </table:table-cell>
          <table:table-cell office:value-type="float" office:value="0.499358952171374" calcext:value-type="float">
            <text:p>0.499358952171374</text:p>
          </table:table-cell>
          <table:table-cell office:value-type="float" office:value="0.821270070233452" calcext:value-type="float">
            <text:p>0.821270070233452</text:p>
          </table:table-cell>
          <table:table-cell office:value-type="float" office:value="0.9448" calcext:value-type="float">
            <text:p>0.94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98599519738296" calcext:value-type="float">
            <text:p>0.598599519738296</text:p>
          </table:table-cell>
          <table:table-cell office:value-type="float" office:value="0.707286244966482" calcext:value-type="float">
            <text:p>0.707286244966482</text:p>
          </table:table-cell>
          <table:table-cell office:value-type="float" office:value="0.508635617401114" calcext:value-type="float">
            <text:p>0.508635617401114</text:p>
          </table:table-cell>
          <table:table-cell office:value-type="float" office:value="0.831832503747665" calcext:value-type="float">
            <text:p>0.831832503747665</text:p>
          </table:table-cell>
          <table:table-cell office:value-type="float" office:value="0.8744" calcext:value-type="float">
            <text:p>0.874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0_occlusion</text:p>
          </table:table-cell>
          <table:table-cell office:value-type="float" office:value="0.391348236787689" calcext:value-type="float">
            <text:p>0.391348236787689</text:p>
          </table:table-cell>
          <table:table-cell office:value-type="float" office:value="0.734481441421131" calcext:value-type="float">
            <text:p>0.734481441421131</text:p>
          </table:table-cell>
          <table:table-cell office:value-type="float" office:value="0.209330327123516" calcext:value-type="float">
            <text:p>0.209330327123516</text:p>
          </table:table-cell>
          <table:table-cell office:value-type="float" office:value="0.818267809269842" calcext:value-type="float">
            <text:p>0.818267809269842</text:p>
          </table:table-cell>
          <table:table-cell office:value-type="float" office:value="0.9184" calcext:value-type="float">
            <text:p>0.918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604381598962485" calcext:value-type="float">
            <text:p>0.604381598962485</text:p>
          </table:table-cell>
          <table:table-cell office:value-type="float" office:value="0.74828624463969" calcext:value-type="float">
            <text:p>0.74828624463969</text:p>
          </table:table-cell>
          <table:table-cell office:value-type="float" office:value="0.490484273682137" calcext:value-type="float">
            <text:p>0.490484273682137</text:p>
          </table:table-cell>
          <table:table-cell office:value-type="float" office:value="0.823025872217877" calcext:value-type="float">
            <text:p>0.823025872217877</text:p>
          </table:table-cell>
          <table:table-cell office:value-type="float" office:value="0.9472" calcext:value-type="float">
            <text:p>0.94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00737814870409" calcext:value-type="float">
            <text:p>0.600737814870409</text:p>
          </table:table-cell>
          <table:table-cell office:value-type="float" office:value="0.710884300889991" calcext:value-type="float">
            <text:p>0.710884300889991</text:p>
          </table:table-cell>
          <table:table-cell office:value-type="float" office:value="0.509797889113552" calcext:value-type="float">
            <text:p>0.509797889113552</text:p>
          </table:table-cell>
          <table:table-cell office:value-type="float" office:value="0.832269801712602" calcext:value-type="float">
            <text:p>0.832269801712602</text:p>
          </table:table-cell>
          <table:table-cell office:value-type="float" office:value="0.8704" calcext:value-type="float">
            <text:p>0.870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4_occlusion</text:p>
          </table:table-cell>
          <table:table-cell office:value-type="float" office:value="0.3853008402805" calcext:value-type="float">
            <text:p>0.3853008402805</text:p>
          </table:table-cell>
          <table:table-cell office:value-type="float" office:value="0.727679902273589" calcext:value-type="float">
            <text:p>0.727679902273589</text:p>
          </table:table-cell>
          <table:table-cell office:value-type="float" office:value="0.204807469773987" calcext:value-type="float">
            <text:p>0.204807469773987</text:p>
          </table:table-cell>
          <table:table-cell office:value-type="float" office:value="0.81615076522207" calcext:value-type="float">
            <text:p>0.81615076522207</text:p>
          </table:table-cell>
          <table:table-cell office:value-type="float" office:value="0.9104" calcext:value-type="float">
            <text:p>0.91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94558124210839" calcext:value-type="float">
            <text:p>0.694558124210839</text:p>
          </table:table-cell>
          <table:table-cell office:value-type="float" office:value="0.748415351531658" calcext:value-type="float">
            <text:p>0.748415351531658</text:p>
          </table:table-cell>
          <table:table-cell office:value-type="float" office:value="0.652651165179453" calcext:value-type="float">
            <text:p>0.652651165179453</text:p>
          </table:table-cell>
          <table:table-cell office:value-type="float" office:value="0.823372518054837" calcext:value-type="float">
            <text:p>0.823372518054837</text:p>
          </table:table-cell>
          <table:table-cell office:value-type="float" office:value="0.9456" calcext:value-type="float">
            <text:p>0.94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76185320445896" calcext:value-type="float">
            <text:p>0.676185320445896</text:p>
          </table:table-cell>
          <table:table-cell office:value-type="float" office:value="0.697614529267579" calcext:value-type="float">
            <text:p>0.697614529267579</text:p>
          </table:table-cell>
          <table:table-cell office:value-type="float" office:value="0.660725761659287" calcext:value-type="float">
            <text:p>0.660725761659287</text:p>
          </table:table-cell>
          <table:table-cell office:value-type="float" office:value="0.831122552590928" calcext:value-type="float">
            <text:p>0.831122552590928</text:p>
          </table:table-cell>
          <table:table-cell office:value-type="float" office:value="0.8736" calcext:value-type="float">
            <text:p>0.873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8_occlusion</text:p>
          </table:table-cell>
          <table:table-cell office:value-type="float" office:value="0.377580458991497" calcext:value-type="float">
            <text:p>0.377580458991497</text:p>
          </table:table-cell>
          <table:table-cell office:value-type="float" office:value="0.732302121062829" calcext:value-type="float">
            <text:p>0.732302121062829</text:p>
          </table:table-cell>
          <table:table-cell office:value-type="float" office:value="0.195982296848875" calcext:value-type="float">
            <text:p>0.195982296848875</text:p>
          </table:table-cell>
          <table:table-cell office:value-type="float" office:value="0.81627958966252" calcext:value-type="float">
            <text:p>0.816279589662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63059412928015" calcext:value-type="float">
            <text:p>0.63059412928015</text:p>
          </table:table-cell>
          <table:table-cell office:value-type="float" office:value="0.74750344681648" calcext:value-type="float">
            <text:p>0.74750344681648</text:p>
          </table:table-cell>
          <table:table-cell office:value-type="float" office:value="0.534125687280815" calcext:value-type="float">
            <text:p>0.534125687280815</text:p>
          </table:table-cell>
          <table:table-cell office:value-type="float" office:value="0.822272884388774" calcext:value-type="float">
            <text:p>0.822272884388774</text:p>
          </table:table-cell>
          <table:table-cell office:value-type="float" office:value="0.9472" calcext:value-type="float">
            <text:p>0.94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92675517714436" calcext:value-type="float">
            <text:p>0.592675517714436</text:p>
          </table:table-cell>
          <table:table-cell office:value-type="float" office:value="0.699278936672295" calcext:value-type="float">
            <text:p>0.699278936672295</text:p>
          </table:table-cell>
          <table:table-cell office:value-type="float" office:value="0.504342975374617" calcext:value-type="float">
            <text:p>0.504342975374617</text:p>
          </table:table-cell>
          <table:table-cell office:value-type="float" office:value="0.830203974051834" calcext:value-type="float">
            <text:p>0.830203974051834</text:p>
          </table:table-cell>
          <table:table-cell office:value-type="float" office:value="0.8664" calcext:value-type="float">
            <text:p>0.866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0_occlusion</text:p>
          </table:table-cell>
          <table:table-cell office:value-type="float" office:value="0.704327089221242" calcext:value-type="float">
            <text:p>0.704327089221242</text:p>
          </table:table-cell>
          <table:table-cell office:value-type="float" office:value="0.772562197671162" calcext:value-type="float">
            <text:p>0.772562197671162</text:p>
          </table:table-cell>
          <table:table-cell office:value-type="float" office:value="0.646670627715826" calcext:value-type="float">
            <text:p>0.646670627715826</text:p>
          </table:table-cell>
          <table:table-cell office:value-type="float" office:value="0.842413453743353" calcext:value-type="float">
            <text:p>0.842413453743353</text:p>
          </table:table-cell>
          <table:table-cell office:value-type="float" office:value="0.936479128856624" calcext:value-type="float">
            <text:p>0.9364791288566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0575964067429" calcext:value-type="float">
            <text:p>0.70575964067429</text:p>
          </table:table-cell>
          <table:table-cell office:value-type="float" office:value="0.747216759616219" calcext:value-type="float">
            <text:p>0.747216759616219</text:p>
          </table:table-cell>
          <table:table-cell office:value-type="float" office:value="0.677269210021079" calcext:value-type="float">
            <text:p>0.677269210021079</text:p>
          </table:table-cell>
          <table:table-cell office:value-type="float" office:value="0.835949509262234" calcext:value-type="float">
            <text:p>0.835949509262234</text:p>
          </table:table-cell>
          <table:table-cell office:value-type="float" office:value="0.91470054446461" calcext:value-type="float">
            <text:p>0.914700544464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9068849132356" calcext:value-type="float">
            <text:p>0.789068849132356</text:p>
          </table:table-cell>
          <table:table-cell office:value-type="float" office:value="0.780156876812086" calcext:value-type="float">
            <text:p>0.780156876812086</text:p>
          </table:table-cell>
          <table:table-cell office:value-type="float" office:value="0.800785062372697" calcext:value-type="float">
            <text:p>0.800785062372697</text:p>
          </table:table-cell>
          <table:table-cell office:value-type="float" office:value="0.850961057473152" calcext:value-type="float">
            <text:p>0.850961057473152</text:p>
          </table:table-cell>
          <table:table-cell office:value-type="float" office:value="0.938294010889292" calcext:value-type="float">
            <text:p>0.9382940108892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4_occlusion</text:p>
          </table:table-cell>
          <table:table-cell office:value-type="float" office:value="0.704016579308025" calcext:value-type="float">
            <text:p>0.704016579308025</text:p>
          </table:table-cell>
          <table:table-cell office:value-type="float" office:value="0.77374722487797" calcext:value-type="float">
            <text:p>0.77374722487797</text:p>
          </table:table-cell>
          <table:table-cell office:value-type="float" office:value="0.644118304602148" calcext:value-type="float">
            <text:p>0.644118304602148</text:p>
          </table:table-cell>
          <table:table-cell office:value-type="float" office:value="0.843168231201678" calcext:value-type="float">
            <text:p>0.843168231201678</text:p>
          </table:table-cell>
          <table:table-cell office:value-type="float" office:value="0.93557168784029" calcext:value-type="float">
            <text:p>0.935571687840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10305221908949" calcext:value-type="float">
            <text:p>0.710305221908949</text:p>
          </table:table-cell>
          <table:table-cell office:value-type="float" office:value="0.752100833104923" calcext:value-type="float">
            <text:p>0.752100833104923</text:p>
          </table:table-cell>
          <table:table-cell office:value-type="float" office:value="0.681734708804596" calcext:value-type="float">
            <text:p>0.681734708804596</text:p>
          </table:table-cell>
          <table:table-cell office:value-type="float" office:value="0.834656587292629" calcext:value-type="float">
            <text:p>0.834656587292629</text:p>
          </table:table-cell>
          <table:table-cell office:value-type="float" office:value="0.924682395644283" calcext:value-type="float">
            <text:p>0.9246823956442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7270759386382" calcext:value-type="float">
            <text:p>0.787270759386382</text:p>
          </table:table-cell>
          <table:table-cell office:value-type="float" office:value="0.778286365059739" calcext:value-type="float">
            <text:p>0.778286365059739</text:p>
          </table:table-cell>
          <table:table-cell office:value-type="float" office:value="0.798799838263147" calcext:value-type="float">
            <text:p>0.798799838263147</text:p>
          </table:table-cell>
          <table:table-cell office:value-type="float" office:value="0.849504966365606" calcext:value-type="float">
            <text:p>0.849504966365606</text:p>
          </table:table-cell>
          <table:table-cell office:value-type="float" office:value="0.938294010889292" calcext:value-type="float">
            <text:p>0.9382940108892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8_occlusion</text:p>
          </table:table-cell>
          <table:table-cell office:value-type="float" office:value="0.700934720808821" calcext:value-type="float">
            <text:p>0.700934720808821</text:p>
          </table:table-cell>
          <table:table-cell office:value-type="float" office:value="0.769647353322204" calcext:value-type="float">
            <text:p>0.769647353322204</text:p>
          </table:table-cell>
          <table:table-cell office:value-type="float" office:value="0.641878909571341" calcext:value-type="float">
            <text:p>0.641878909571341</text:p>
          </table:table-cell>
          <table:table-cell office:value-type="float" office:value="0.840523784719581" calcext:value-type="float">
            <text:p>0.840523784719581</text:p>
          </table:table-cell>
          <table:table-cell office:value-type="float" office:value="0.937443336355394" calcext:value-type="float">
            <text:p>0.9374433363553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65947467559873" calcext:value-type="float">
            <text:p>0.765947467559873</text:p>
          </table:table-cell>
          <table:table-cell office:value-type="float" office:value="0.747787441102177" calcext:value-type="float">
            <text:p>0.747787441102177</text:p>
          </table:table-cell>
          <table:table-cell office:value-type="float" office:value="0.793135880773802" calcext:value-type="float">
            <text:p>0.793135880773802</text:p>
          </table:table-cell>
          <table:table-cell office:value-type="float" office:value="0.834754951768985" calcext:value-type="float">
            <text:p>0.834754951768985</text:p>
          </table:table-cell>
          <table:table-cell office:value-type="float" office:value="0.915684496826836" calcext:value-type="float">
            <text:p>0.9156844968268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4627307231427" calcext:value-type="float">
            <text:p>0.784627307231427</text:p>
          </table:table-cell>
          <table:table-cell office:value-type="float" office:value="0.775528870650885" calcext:value-type="float">
            <text:p>0.775528870650885</text:p>
          </table:table-cell>
          <table:table-cell office:value-type="float" office:value="0.796155931308153" calcext:value-type="float">
            <text:p>0.796155931308153</text:p>
          </table:table-cell>
          <table:table-cell office:value-type="float" office:value="0.848931341222904" calcext:value-type="float">
            <text:p>0.848931341222904</text:p>
          </table:table-cell>
          <table:table-cell office:value-type="float" office:value="0.936536718041704" calcext:value-type="float">
            <text:p>0.93653671804170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0_occlusion</text:p>
          </table:table-cell>
          <table:table-cell office:value-type="float" office:value="0.701960687870623" calcext:value-type="float">
            <text:p>0.701960687870623</text:p>
          </table:table-cell>
          <table:table-cell office:value-type="float" office:value="0.772189226861968" calcext:value-type="float">
            <text:p>0.772189226861968</text:p>
          </table:table-cell>
          <table:table-cell office:value-type="float" office:value="0.640966111815474" calcext:value-type="float">
            <text:p>0.640966111815474</text:p>
          </table:table-cell>
          <table:table-cell office:value-type="float" office:value="0.842194570538062" calcext:value-type="float">
            <text:p>0.842194570538062</text:p>
          </table:table-cell>
          <table:table-cell office:value-type="float" office:value="0.933756805807623" calcext:value-type="float">
            <text:p>0.9337568058076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69861269708177" calcext:value-type="float">
            <text:p>0.769861269708177</text:p>
          </table:table-cell>
          <table:table-cell office:value-type="float" office:value="0.753300912227894" calcext:value-type="float">
            <text:p>0.753300912227894</text:p>
          </table:table-cell>
          <table:table-cell office:value-type="float" office:value="0.796007629281338" calcext:value-type="float">
            <text:p>0.796007629281338</text:p>
          </table:table-cell>
          <table:table-cell office:value-type="float" office:value="0.835045963926714" calcext:value-type="float">
            <text:p>0.835045963926714</text:p>
          </table:table-cell>
          <table:table-cell office:value-type="float" office:value="0.916515426497278" calcext:value-type="float">
            <text:p>0.916515426497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1687295441855" calcext:value-type="float">
            <text:p>0.791687295441855</text:p>
          </table:table-cell>
          <table:table-cell office:value-type="float" office:value="0.782712418409882" calcext:value-type="float">
            <text:p>0.782712418409882</text:p>
          </table:table-cell>
          <table:table-cell office:value-type="float" office:value="0.8037219555488" calcext:value-type="float">
            <text:p>0.8037219555488</text:p>
          </table:table-cell>
          <table:table-cell office:value-type="float" office:value="0.852400941949623" calcext:value-type="float">
            <text:p>0.852400941949623</text:p>
          </table:table-cell>
          <table:table-cell office:value-type="float" office:value="0.938294010889292" calcext:value-type="float">
            <text:p>0.9382940108892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4_occlusion</text:p>
          </table:table-cell>
          <table:table-cell office:value-type="float" office:value="0.699271129717976" calcext:value-type="float">
            <text:p>0.699271129717976</text:p>
          </table:table-cell>
          <table:table-cell office:value-type="float" office:value="0.770326446596863" calcext:value-type="float">
            <text:p>0.770326446596863</text:p>
          </table:table-cell>
          <table:table-cell office:value-type="float" office:value="0.636997246676636" calcext:value-type="float">
            <text:p>0.636997246676636</text:p>
          </table:table-cell>
          <table:table-cell office:value-type="float" office:value="0.841560728602435" calcext:value-type="float">
            <text:p>0.841560728602435</text:p>
          </table:table-cell>
          <table:table-cell office:value-type="float" office:value="0.936479128856624" calcext:value-type="float">
            <text:p>0.93647912885662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0536618679933" calcext:value-type="float">
            <text:p>0.770536618679933</text:p>
          </table:table-cell>
          <table:table-cell office:value-type="float" office:value="0.752657813931972" calcext:value-type="float">
            <text:p>0.752657813931972</text:p>
          </table:table-cell>
          <table:table-cell office:value-type="float" office:value="0.798855783503253" calcext:value-type="float">
            <text:p>0.798855783503253</text:p>
          </table:table-cell>
          <table:table-cell office:value-type="float" office:value="0.835190116243044" calcext:value-type="float">
            <text:p>0.835190116243044</text:p>
          </table:table-cell>
          <table:table-cell office:value-type="float" office:value="0.918330308529946" calcext:value-type="float">
            <text:p>0.9183303085299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90542005157124" calcext:value-type="float">
            <text:p>0.790542005157124</text:p>
          </table:table-cell>
          <table:table-cell office:value-type="float" office:value="0.781555968723661" calcext:value-type="float">
            <text:p>0.781555968723661</text:p>
          </table:table-cell>
          <table:table-cell office:value-type="float" office:value="0.802452544205122" calcext:value-type="float">
            <text:p>0.802452544205122</text:p>
          </table:table-cell>
          <table:table-cell office:value-type="float" office:value="0.851261357258862" calcext:value-type="float">
            <text:p>0.851261357258862</text:p>
          </table:table-cell>
          <table:table-cell office:value-type="float" office:value="0.93557168784029" calcext:value-type="float">
            <text:p>0.93557168784029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8_occlusion</text:p>
          </table:table-cell>
          <table:table-cell office:value-type="float" office:value="0.698539973219244" calcext:value-type="float">
            <text:p>0.698539973219244</text:p>
          </table:table-cell>
          <table:table-cell office:value-type="float" office:value="0.76891672776295" calcext:value-type="float">
            <text:p>0.76891672776295</text:p>
          </table:table-cell>
          <table:table-cell office:value-type="float" office:value="0.637019450728885" calcext:value-type="float">
            <text:p>0.637019450728885</text:p>
          </table:table-cell>
          <table:table-cell office:value-type="float" office:value="0.840339737224439" calcext:value-type="float">
            <text:p>0.840339737224439</text:p>
          </table:table-cell>
          <table:table-cell office:value-type="float" office:value="0.93369663941871" calcext:value-type="float">
            <text:p>0.933696639418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74318590040024" calcext:value-type="float">
            <text:p>0.774318590040024</text:p>
          </table:table-cell>
          <table:table-cell office:value-type="float" office:value="0.757748046493733" calcext:value-type="float">
            <text:p>0.757748046493733</text:p>
          </table:table-cell>
          <table:table-cell office:value-type="float" office:value="0.798906728026037" calcext:value-type="float">
            <text:p>0.798906728026037</text:p>
          </table:table-cell>
          <table:table-cell office:value-type="float" office:value="0.836706383687379" calcext:value-type="float">
            <text:p>0.836706383687379</text:p>
          </table:table-cell>
          <table:table-cell office:value-type="float" office:value="0.925522252497729" calcext:value-type="float">
            <text:p>0.9255222524977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1029665276553" calcext:value-type="float">
            <text:p>0.791029665276553</text:p>
          </table:table-cell>
          <table:table-cell office:value-type="float" office:value="0.781605692577077" calcext:value-type="float">
            <text:p>0.781605692577077</text:p>
          </table:table-cell>
          <table:table-cell office:value-type="float" office:value="0.803119377219887" calcext:value-type="float">
            <text:p>0.803119377219887</text:p>
          </table:table-cell>
          <table:table-cell office:value-type="float" office:value="0.849651508324251" calcext:value-type="float">
            <text:p>0.849651508324251</text:p>
          </table:table-cell>
          <table:table-cell office:value-type="float" office:value="0.940962761126249" calcext:value-type="float">
            <text:p>0.940962761126249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0_occlusion</text:p>
          </table:table-cell>
          <table:table-cell office:value-type="float" office:value="0.698518291314747" calcext:value-type="float">
            <text:p>0.698518291314747</text:p>
          </table:table-cell>
          <table:table-cell office:value-type="float" office:value="0.76991570879337" calcext:value-type="float">
            <text:p>0.76991570879337</text:p>
          </table:table-cell>
          <table:table-cell office:value-type="float" office:value="0.636459807465492" calcext:value-type="float">
            <text:p>0.636459807465492</text:p>
          </table:table-cell>
          <table:table-cell office:value-type="float" office:value="0.842631092388502" calcext:value-type="float">
            <text:p>0.842631092388502</text:p>
          </table:table-cell>
          <table:table-cell office:value-type="float" office:value="0.93557168784029" calcext:value-type="float">
            <text:p>0.935571687840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2611306669069" calcext:value-type="float">
            <text:p>0.772611306669069</text:p>
          </table:table-cell>
          <table:table-cell office:value-type="float" office:value="0.756244000683908" calcext:value-type="float">
            <text:p>0.756244000683908</text:p>
          </table:table-cell>
          <table:table-cell office:value-type="float" office:value="0.796698125703712" calcext:value-type="float">
            <text:p>0.796698125703712</text:p>
          </table:table-cell>
          <table:table-cell office:value-type="float" office:value="0.835548225545532" calcext:value-type="float">
            <text:p>0.835548225545532</text:p>
          </table:table-cell>
          <table:table-cell office:value-type="float" office:value="0.928312159709619" calcext:value-type="float">
            <text:p>0.9283121597096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0036265181665" calcext:value-type="float">
            <text:p>0.790036265181665</text:p>
          </table:table-cell>
          <table:table-cell office:value-type="float" office:value="0.781841916626804" calcext:value-type="float">
            <text:p>0.781841916626804</text:p>
          </table:table-cell>
          <table:table-cell office:value-type="float" office:value="0.800559596579012" calcext:value-type="float">
            <text:p>0.800559596579012</text:p>
          </table:table-cell>
          <table:table-cell office:value-type="float" office:value="0.851407420007517" calcext:value-type="float">
            <text:p>0.851407420007517</text:p>
          </table:table-cell>
          <table:table-cell office:value-type="float" office:value="0.936479128856624" calcext:value-type="float">
            <text:p>0.93647912885662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4_occlusion</text:p>
          </table:table-cell>
          <table:table-cell office:value-type="float" office:value="0.699462107060993" calcext:value-type="float">
            <text:p>0.699462107060993</text:p>
          </table:table-cell>
          <table:table-cell office:value-type="float" office:value="0.771221639068307" calcext:value-type="float">
            <text:p>0.771221639068307</text:p>
          </table:table-cell>
          <table:table-cell office:value-type="float" office:value="0.636543290251382" calcext:value-type="float">
            <text:p>0.636543290251382</text:p>
          </table:table-cell>
          <table:table-cell office:value-type="float" office:value="0.840961838616286" calcext:value-type="float">
            <text:p>0.840961838616286</text:p>
          </table:table-cell>
          <table:table-cell office:value-type="float" office:value="0.931941923774955" calcext:value-type="float">
            <text:p>0.9319419237749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5808756107097" calcext:value-type="float">
            <text:p>0.775808756107097</text:p>
          </table:table-cell>
          <table:table-cell office:value-type="float" office:value="0.759431118616049" calcext:value-type="float">
            <text:p>0.759431118616049</text:p>
          </table:table-cell>
          <table:table-cell office:value-type="float" office:value="0.800560148681523" calcext:value-type="float">
            <text:p>0.800560148681523</text:p>
          </table:table-cell>
          <table:table-cell office:value-type="float" office:value="0.834515475328449" calcext:value-type="float">
            <text:p>0.834515475328449</text:p>
          </table:table-cell>
          <table:table-cell office:value-type="float" office:value="0.929219600725953" calcext:value-type="float">
            <text:p>0.9292196007259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9436021712187" calcext:value-type="float">
            <text:p>0.789436021712187</text:p>
          </table:table-cell>
          <table:table-cell office:value-type="float" office:value="0.781005819980962" calcext:value-type="float">
            <text:p>0.781005819980962</text:p>
          </table:table-cell>
          <table:table-cell office:value-type="float" office:value="0.80016159532635" calcext:value-type="float">
            <text:p>0.80016159532635</text:p>
          </table:table-cell>
          <table:table-cell office:value-type="float" office:value="0.850880330160766" calcext:value-type="float">
            <text:p>0.850880330160766</text:p>
          </table:table-cell>
          <table:table-cell office:value-type="float" office:value="0.93557168784029" calcext:value-type="float">
            <text:p>0.93557168784029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8_occlusion</text:p>
          </table:table-cell>
          <table:table-cell office:value-type="float" office:value="0.689629344275617" calcext:value-type="float">
            <text:p>0.689629344275617</text:p>
          </table:table-cell>
          <table:table-cell office:value-type="float" office:value="0.767278437256263" calcext:value-type="float">
            <text:p>0.767278437256263</text:p>
          </table:table-cell>
          <table:table-cell office:value-type="float" office:value="0.621887674268866" calcext:value-type="float">
            <text:p>0.621887674268866</text:p>
          </table:table-cell>
          <table:table-cell office:value-type="float" office:value="0.840748229465441" calcext:value-type="float">
            <text:p>0.840748229465441</text:p>
          </table:table-cell>
          <table:table-cell office:value-type="float" office:value="0.926497277676951" calcext:value-type="float">
            <text:p>0.9264972776769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3087253655748" calcext:value-type="float">
            <text:p>0.73087253655748</text:p>
          </table:table-cell>
          <table:table-cell office:value-type="float" office:value="0.755486563287491" calcext:value-type="float">
            <text:p>0.755486563287491</text:p>
          </table:table-cell>
          <table:table-cell office:value-type="float" office:value="0.714967185166015" calcext:value-type="float">
            <text:p>0.714967185166015</text:p>
          </table:table-cell>
          <table:table-cell office:value-type="float" office:value="0.835804460057243" calcext:value-type="float">
            <text:p>0.835804460057243</text:p>
          </table:table-cell>
          <table:table-cell office:value-type="float" office:value="0.928312159709619" calcext:value-type="float">
            <text:p>0.9283121597096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88338391368233" calcext:value-type="float">
            <text:p>0.788338391368233</text:p>
          </table:table-cell>
          <table:table-cell office:value-type="float" office:value="0.779146312138959" calcext:value-type="float">
            <text:p>0.779146312138959</text:p>
          </table:table-cell>
          <table:table-cell office:value-type="float" office:value="0.799949381170312" calcext:value-type="float">
            <text:p>0.799949381170312</text:p>
          </table:table-cell>
          <table:table-cell office:value-type="float" office:value="0.850870786823482" calcext:value-type="float">
            <text:p>0.850870786823482</text:p>
          </table:table-cell>
          <table:table-cell office:value-type="float" office:value="0.937386569872958" calcext:value-type="float">
            <text:p>0.93738656987295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0_occlusion</text:p>
          </table:table-cell>
          <table:table-cell office:value-type="float" office:value="0.716598324890847" calcext:value-type="float">
            <text:p>0.716598324890847</text:p>
          </table:table-cell>
          <table:table-cell office:value-type="float" office:value="0.76317303612451" calcext:value-type="float">
            <text:p>0.76317303612451</text:p>
          </table:table-cell>
          <table:table-cell office:value-type="float" office:value="0.673827035760538" calcext:value-type="float">
            <text:p>0.673827035760538</text:p>
          </table:table-cell>
          <table:table-cell office:value-type="float" office:value="0.82273136341192" calcext:value-type="float">
            <text:p>0.82273136341192</text:p>
          </table:table-cell>
          <table:table-cell office:value-type="float" office:value="0.9608" calcext:value-type="float">
            <text:p>0.96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8916029257677" calcext:value-type="float">
            <text:p>0.698916029257677</text:p>
          </table:table-cell>
          <table:table-cell office:value-type="float" office:value="0.738799059223053" calcext:value-type="float">
            <text:p>0.738799059223053</text:p>
          </table:table-cell>
          <table:table-cell office:value-type="float" office:value="0.674283016521719" calcext:value-type="float">
            <text:p>0.674283016521719</text:p>
          </table:table-cell>
          <table:table-cell office:value-type="float" office:value="0.821367951204651" calcext:value-type="float">
            <text:p>0.821367951204651</text:p>
          </table:table-cell>
          <table:table-cell office:value-type="float" office:value="0.9368" calcext:value-type="float">
            <text:p>0.93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69003120687798" calcext:value-type="float">
            <text:p>0.669003120687798</text:p>
          </table:table-cell>
          <table:table-cell office:value-type="float" office:value="0.665174480533831" calcext:value-type="float">
            <text:p>0.665174480533831</text:p>
          </table:table-cell>
          <table:table-cell office:value-type="float" office:value="0.679073840379752" calcext:value-type="float">
            <text:p>0.679073840379752</text:p>
          </table:table-cell>
          <table:table-cell office:value-type="float" office:value="0.839343723906455" calcext:value-type="float">
            <text:p>0.839343723906455</text:p>
          </table:table-cell>
          <table:table-cell office:value-type="float" office:value="0.8128" calcext:value-type="float">
            <text:p>0.812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4_occlusion</text:p>
          </table:table-cell>
          <table:table-cell office:value-type="float" office:value="0.713301872578625" calcext:value-type="float">
            <text:p>0.713301872578625</text:p>
          </table:table-cell>
          <table:table-cell office:value-type="float" office:value="0.761119484186817" calcext:value-type="float">
            <text:p>0.761119484186817</text:p>
          </table:table-cell>
          <table:table-cell office:value-type="float" office:value="0.669334192270921" calcext:value-type="float">
            <text:p>0.669334192270921</text:p>
          </table:table-cell>
          <table:table-cell office:value-type="float" office:value="0.820006557377631" calcext:value-type="float">
            <text:p>0.820006557377631</text:p>
          </table:table-cell>
          <table:table-cell office:value-type="float" office:value="0.9616" calcext:value-type="float">
            <text:p>0.96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695110711982352" calcext:value-type="float">
            <text:p>0.695110711982352</text:p>
          </table:table-cell>
          <table:table-cell office:value-type="float" office:value="0.73720881002239" calcext:value-type="float">
            <text:p>0.73720881002239</text:p>
          </table:table-cell>
          <table:table-cell office:value-type="float" office:value="0.666032511610756" calcext:value-type="float">
            <text:p>0.666032511610756</text:p>
          </table:table-cell>
          <table:table-cell office:value-type="float" office:value="0.819211532766286" calcext:value-type="float">
            <text:p>0.819211532766286</text:p>
          </table:table-cell>
          <table:table-cell office:value-type="float" office:value="0.936" calcext:value-type="float">
            <text:p>0.9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70134887142966" calcext:value-type="float">
            <text:p>0.670134887142966</text:p>
          </table:table-cell>
          <table:table-cell office:value-type="float" office:value="0.659362764244972" calcext:value-type="float">
            <text:p>0.659362764244972</text:p>
          </table:table-cell>
          <table:table-cell office:value-type="float" office:value="0.687223342766685" calcext:value-type="float">
            <text:p>0.687223342766685</text:p>
          </table:table-cell>
          <table:table-cell office:value-type="float" office:value="0.836115860935659" calcext:value-type="float">
            <text:p>0.836115860935659</text:p>
          </table:table-cell>
          <table:table-cell office:value-type="float" office:value="0.812" calcext:value-type="float">
            <text:p>0.8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8_occlusion</text:p>
          </table:table-cell>
          <table:table-cell office:value-type="float" office:value="0.708452633339881" calcext:value-type="float">
            <text:p>0.708452633339881</text:p>
          </table:table-cell>
          <table:table-cell office:value-type="float" office:value="0.756766978642756" calcext:value-type="float">
            <text:p>0.756766978642756</text:p>
          </table:table-cell>
          <table:table-cell office:value-type="float" office:value="0.663884072329333" calcext:value-type="float">
            <text:p>0.663884072329333</text:p>
          </table:table-cell>
          <table:table-cell office:value-type="float" office:value="0.819855047369153" calcext:value-type="float">
            <text:p>0.819855047369153</text:p>
          </table:table-cell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6936318128773" calcext:value-type="float">
            <text:p>0.6936318128773</text:p>
          </table:table-cell>
          <table:table-cell office:value-type="float" office:value="0.737787705480306" calcext:value-type="float">
            <text:p>0.737787705480306</text:p>
          </table:table-cell>
          <table:table-cell office:value-type="float" office:value="0.660790531232464" calcext:value-type="float">
            <text:p>0.660790531232464</text:p>
          </table:table-cell>
          <table:table-cell office:value-type="float" office:value="0.819017801731997" calcext:value-type="float">
            <text:p>0.819017801731997</text:p>
          </table:table-cell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51789291191627" calcext:value-type="float">
            <text:p>0.651789291191627</text:p>
          </table:table-cell>
          <table:table-cell office:value-type="float" office:value="0.643407113263863" calcext:value-type="float">
            <text:p>0.643407113263863</text:p>
          </table:table-cell>
          <table:table-cell office:value-type="float" office:value="0.666704531502963" calcext:value-type="float">
            <text:p>0.666704531502963</text:p>
          </table:table-cell>
          <table:table-cell office:value-type="float" office:value="0.834987216097575" calcext:value-type="float">
            <text:p>0.834987216097575</text:p>
          </table:table-cell>
          <table:table-cell office:value-type="float" office:value="0.7936" calcext:value-type="float">
            <text:p>0.793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0_occlusion</text:p>
          </table:table-cell>
          <table:table-cell office:value-type="float" office:value="0.716826893649826" calcext:value-type="float">
            <text:p>0.716826893649826</text:p>
          </table:table-cell>
          <table:table-cell office:value-type="float" office:value="0.764890778143476" calcext:value-type="float">
            <text:p>0.764890778143476</text:p>
          </table:table-cell>
          <table:table-cell office:value-type="float" office:value="0.672812452235223" calcext:value-type="float">
            <text:p>0.672812452235223</text:p>
          </table:table-cell>
          <table:table-cell office:value-type="float" office:value="0.823175016670537" calcext:value-type="float">
            <text:p>0.823175016670537</text:p>
          </table:table-cell>
          <table:table-cell office:value-type="float" office:value="0.9624" calcext:value-type="float">
            <text:p>0.96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26322635041872" calcext:value-type="float">
            <text:p>0.726322635041872</text:p>
          </table:table-cell>
          <table:table-cell office:value-type="float" office:value="0.737608213979901" calcext:value-type="float">
            <text:p>0.737608213979901</text:p>
          </table:table-cell>
          <table:table-cell office:value-type="float" office:value="0.728406189129897" calcext:value-type="float">
            <text:p>0.728406189129897</text:p>
          </table:table-cell>
          <table:table-cell office:value-type="float" office:value="0.821636727097476" calcext:value-type="float">
            <text:p>0.821636727097476</text:p>
          </table:table-cell>
          <table:table-cell office:value-type="float" office:value="0.936" calcext:value-type="float">
            <text:p>0.9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62157120927323" calcext:value-type="float">
            <text:p>0.662157120927323</text:p>
          </table:table-cell>
          <table:table-cell office:value-type="float" office:value="0.65864039464125" calcext:value-type="float">
            <text:p>0.65864039464125</text:p>
          </table:table-cell>
          <table:table-cell office:value-type="float" office:value="0.671922934502019" calcext:value-type="float">
            <text:p>0.671922934502019</text:p>
          </table:table-cell>
          <table:table-cell office:value-type="float" office:value="0.838641003679229" calcext:value-type="float">
            <text:p>0.838641003679229</text:p>
          </table:table-cell>
          <table:table-cell office:value-type="float" office:value="0.8056" calcext:value-type="float">
            <text:p>0.805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4_occlusion</text:p>
          </table:table-cell>
          <table:table-cell office:value-type="float" office:value="0.714500970807833" calcext:value-type="float">
            <text:p>0.714500970807833</text:p>
          </table:table-cell>
          <table:table-cell office:value-type="float" office:value="0.762765620390166" calcext:value-type="float">
            <text:p>0.762765620390166</text:p>
          </table:table-cell>
          <table:table-cell office:value-type="float" office:value="0.67014539678939" calcext:value-type="float">
            <text:p>0.67014539678939</text:p>
          </table:table-cell>
          <table:table-cell office:value-type="float" office:value="0.821307185752991" calcext:value-type="float">
            <text:p>0.821307185752991</text:p>
          </table:table-cell>
          <table:table-cell office:value-type="float" office:value="0.9624" calcext:value-type="float">
            <text:p>0.962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6631199069861" calcext:value-type="float">
            <text:p>0.696631199069861</text:p>
          </table:table-cell>
          <table:table-cell office:value-type="float" office:value="0.738226722021974" calcext:value-type="float">
            <text:p>0.738226722021974</text:p>
          </table:table-cell>
          <table:table-cell office:value-type="float" office:value="0.666535936945313" calcext:value-type="float">
            <text:p>0.666535936945313</text:p>
          </table:table-cell>
          <table:table-cell office:value-type="float" office:value="0.819368289075159" calcext:value-type="float">
            <text:p>0.819368289075159</text:p>
          </table:table-cell>
          <table:table-cell office:value-type="float" office:value="0.9384" calcext:value-type="float">
            <text:p>0.93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60730645473911" calcext:value-type="float">
            <text:p>0.660730645473911</text:p>
          </table:table-cell>
          <table:table-cell office:value-type="float" office:value="0.65600944010901" calcext:value-type="float">
            <text:p>0.65600944010901</text:p>
          </table:table-cell>
          <table:table-cell office:value-type="float" office:value="0.672201863006431" calcext:value-type="float">
            <text:p>0.672201863006431</text:p>
          </table:table-cell>
          <table:table-cell office:value-type="float" office:value="0.836370955762326" calcext:value-type="float">
            <text:p>0.836370955762326</text:p>
          </table:table-cell>
          <table:table-cell office:value-type="float" office:value="0.804" calcext:value-type="float">
            <text:p>0.80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8_occlusion</text:p>
          </table:table-cell>
          <table:table-cell office:value-type="float" office:value="0.713433481403363" calcext:value-type="float">
            <text:p>0.713433481403363</text:p>
          </table:table-cell>
          <table:table-cell office:value-type="float" office:value="0.76218374437277" calcext:value-type="float">
            <text:p>0.76218374437277</text:p>
          </table:table-cell>
          <table:table-cell office:value-type="float" office:value="0.668716056686551" calcext:value-type="float">
            <text:p>0.668716056686551</text:p>
          </table:table-cell>
          <table:table-cell office:value-type="float" office:value="0.820842265883375" calcext:value-type="float">
            <text:p>0.820842265883375</text:p>
          </table:table-cell>
          <table:table-cell office:value-type="float" office:value="0.9632" calcext:value-type="float">
            <text:p>0.96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38969345781097" calcext:value-type="float">
            <text:p>0.738969345781097</text:p>
          </table:table-cell>
          <table:table-cell office:value-type="float" office:value="0.738024292212631" calcext:value-type="float">
            <text:p>0.738024292212631</text:p>
          </table:table-cell>
          <table:table-cell office:value-type="float" office:value="0.747567083241125" calcext:value-type="float">
            <text:p>0.747567083241125</text:p>
          </table:table-cell>
          <table:table-cell office:value-type="float" office:value="0.817394123456894" calcext:value-type="float">
            <text:p>0.817394123456894</text:p>
          </table:table-cell>
          <table:table-cell office:value-type="float" office:value="0.9392" calcext:value-type="float">
            <text:p>0.93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5347977438225" calcext:value-type="float">
            <text:p>0.675347977438225</text:p>
          </table:table-cell>
          <table:table-cell office:value-type="float" office:value="0.65575490567423" calcext:value-type="float">
            <text:p>0.65575490567423</text:p>
          </table:table-cell>
          <table:table-cell office:value-type="float" office:value="0.700533250444684" calcext:value-type="float">
            <text:p>0.700533250444684</text:p>
          </table:table-cell>
          <table:table-cell office:value-type="float" office:value="0.837053722595263" calcext:value-type="float">
            <text:p>0.837053722595263</text:p>
          </table:table-cell>
          <table:table-cell office:value-type="float" office:value="0.8016" calcext:value-type="float">
            <text:p>0.8016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0_occlusion</text:p>
          </table:table-cell>
          <table:table-cell office:value-type="float" office:value="0.719136175542374" calcext:value-type="float">
            <text:p>0.719136175542374</text:p>
          </table:table-cell>
          <table:table-cell office:value-type="float" office:value="0.768407903039254" calcext:value-type="float">
            <text:p>0.768407903039254</text:p>
          </table:table-cell>
          <table:table-cell office:value-type="float" office:value="0.673734949289252" calcext:value-type="float">
            <text:p>0.673734949289252</text:p>
          </table:table-cell>
          <table:table-cell office:value-type="float" office:value="0.824110568372077" calcext:value-type="float">
            <text:p>0.824110568372077</text:p>
          </table:table-cell>
          <table:table-cell office:value-type="float" office:value="0.9624" calcext:value-type="float">
            <text:p>0.96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17048849972984" calcext:value-type="float">
            <text:p>0.717048849972984</text:p>
          </table:table-cell>
          <table:table-cell office:value-type="float" office:value="0.73848614318855" calcext:value-type="float">
            <text:p>0.73848614318855</text:p>
          </table:table-cell>
          <table:table-cell office:value-type="float" office:value="0.708911560694589" calcext:value-type="float">
            <text:p>0.708911560694589</text:p>
          </table:table-cell>
          <table:table-cell office:value-type="float" office:value="0.819786208842998" calcext:value-type="float">
            <text:p>0.819786208842998</text:p>
          </table:table-cell>
          <table:table-cell office:value-type="float" office:value="0.9416" calcext:value-type="float">
            <text:p>0.9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94552054105818" calcext:value-type="float">
            <text:p>0.594552054105818</text:p>
          </table:table-cell>
          <table:table-cell office:value-type="float" office:value="0.659734370719157" calcext:value-type="float">
            <text:p>0.659734370719157</text:p>
          </table:table-cell>
          <table:table-cell office:value-type="float" office:value="0.543813216406223" calcext:value-type="float">
            <text:p>0.543813216406223</text:p>
          </table:table-cell>
          <table:table-cell office:value-type="float" office:value="0.837680065902667" calcext:value-type="float">
            <text:p>0.837680065902667</text:p>
          </table:table-cell>
          <table:table-cell office:value-type="float" office:value="0.8024" calcext:value-type="float">
            <text:p>0.802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4_occlusion</text:p>
          </table:table-cell>
          <table:table-cell office:value-type="float" office:value="0.685722477127901" calcext:value-type="float">
            <text:p>0.685722477127901</text:p>
          </table:table-cell>
          <table:table-cell office:value-type="float" office:value="0.762949760599066" calcext:value-type="float">
            <text:p>0.762949760599066</text:p>
          </table:table-cell>
          <table:table-cell office:value-type="float" office:value="0.617413967516575" calcext:value-type="float">
            <text:p>0.617413967516575</text:p>
          </table:table-cell>
          <table:table-cell office:value-type="float" office:value="0.821475774751741" calcext:value-type="float">
            <text:p>0.821475774751741</text:p>
          </table:table-cell>
          <table:table-cell office:value-type="float" office:value="0.9584" calcext:value-type="float">
            <text:p>0.95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1660079351591" calcext:value-type="float">
            <text:p>0.71660079351591</text:p>
          </table:table-cell>
          <table:table-cell office:value-type="float" office:value="0.739514432006108" calcext:value-type="float">
            <text:p>0.739514432006108</text:p>
          </table:table-cell>
          <table:table-cell office:value-type="float" office:value="0.703240181450923" calcext:value-type="float">
            <text:p>0.703240181450923</text:p>
          </table:table-cell>
          <table:table-cell office:value-type="float" office:value="0.820313373742179" calcext:value-type="float">
            <text:p>0.820313373742179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5573972811449" calcext:value-type="float">
            <text:p>0.675573972811449</text:p>
          </table:table-cell>
          <table:table-cell office:value-type="float" office:value="0.655742709121664" calcext:value-type="float">
            <text:p>0.655742709121664</text:p>
          </table:table-cell>
          <table:table-cell office:value-type="float" office:value="0.701369420581699" calcext:value-type="float">
            <text:p>0.701369420581699</text:p>
          </table:table-cell>
          <table:table-cell office:value-type="float" office:value="0.83796873377998" calcext:value-type="float">
            <text:p>0.83796873377998</text:p>
          </table:table-cell>
          <table:table-cell office:value-type="float" office:value="0.8048" calcext:value-type="float">
            <text:p>0.804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8_occlusion</text:p>
          </table:table-cell>
          <table:table-cell office:value-type="float" office:value="0.709942170755976" calcext:value-type="float">
            <text:p>0.709942170755976</text:p>
          </table:table-cell>
          <table:table-cell office:value-type="float" office:value="0.757006639144689" calcext:value-type="float">
            <text:p>0.757006639144689</text:p>
          </table:table-cell>
          <table:table-cell office:value-type="float" office:value="0.666345699178733" calcext:value-type="float">
            <text:p>0.666345699178733</text:p>
          </table:table-cell>
          <table:table-cell office:value-type="float" office:value="0.819459645131069" calcext:value-type="float">
            <text:p>0.819459645131069</text:p>
          </table:table-cell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36795925056629" calcext:value-type="float">
            <text:p>0.736795925056629</text:p>
          </table:table-cell>
          <table:table-cell office:value-type="float" office:value="0.734595311418299" calcext:value-type="float">
            <text:p>0.734595311418299</text:p>
          </table:table-cell>
          <table:table-cell office:value-type="float" office:value="0.74616194258168" calcext:value-type="float">
            <text:p>0.74616194258168</text:p>
          </table:table-cell>
          <table:table-cell office:value-type="float" office:value="0.818457451417721" calcext:value-type="float">
            <text:p>0.818457451417721</text:p>
          </table:table-cell>
          <table:table-cell office:value-type="float" office:value="0.9344" calcext:value-type="float">
            <text:p>0.93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65298468942128" calcext:value-type="float">
            <text:p>0.665298468942128</text:p>
          </table:table-cell>
          <table:table-cell office:value-type="float" office:value="0.662629502611158" calcext:value-type="float">
            <text:p>0.662629502611158</text:p>
          </table:table-cell>
          <table:table-cell office:value-type="float" office:value="0.674158933778215" calcext:value-type="float">
            <text:p>0.674158933778215</text:p>
          </table:table-cell>
          <table:table-cell office:value-type="float" office:value="0.836504868150093" calcext:value-type="float">
            <text:p>0.836504868150093</text:p>
          </table:table-cell>
          <table:table-cell office:value-type="float" office:value="0.812" calcext:value-type="float">
            <text:p>0.81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0_occlusion</text:p>
          </table:table-cell>
          <table:table-cell office:value-type="float" office:value="0.340546834286564" calcext:value-type="float">
            <text:p>0.340546834286564</text:p>
          </table:table-cell>
          <table:table-cell office:value-type="float" office:value="0.713873668397121" calcext:value-type="float">
            <text:p>0.713873668397121</text:p>
          </table:table-cell>
          <table:table-cell office:value-type="float" office:value="0.163881089441234" calcext:value-type="float">
            <text:p>0.163881089441234</text:p>
          </table:table-cell>
          <table:table-cell office:value-type="float" office:value="0.8166533230464" calcext:value-type="float">
            <text:p>0.816653323046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729568637563095" calcext:value-type="float">
            <text:p>0.729568637563095</text:p>
          </table:table-cell>
          <table:table-cell office:value-type="float" office:value="0.744872010475652" calcext:value-type="float">
            <text:p>0.744872010475652</text:p>
          </table:table-cell>
          <table:table-cell office:value-type="float" office:value="0.718673222944892" calcext:value-type="float">
            <text:p>0.718673222944892</text:p>
          </table:table-cell>
          <table:table-cell office:value-type="float" office:value="0.830520163832765" calcext:value-type="float">
            <text:p>0.830520163832765</text:p>
          </table:table-cell>
          <table:table-cell office:value-type="float" office:value="0.928666666666667" calcext:value-type="float">
            <text:p>0.928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15056720054892" calcext:value-type="float">
            <text:p>0.515056720054892</text:p>
          </table:table-cell>
          <table:table-cell office:value-type="float" office:value="0.656355158626273" calcext:value-type="float">
            <text:p>0.656355158626273</text:p>
          </table:table-cell>
          <table:table-cell office:value-type="float" office:value="0.40545995621637" calcext:value-type="float">
            <text:p>0.40545995621637</text:p>
          </table:table-cell>
          <table:table-cell office:value-type="float" office:value="0.832555314124237" calcext:value-type="float">
            <text:p>0.832555314124237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4_occlusion</text:p>
          </table:table-cell>
          <table:table-cell office:value-type="float" office:value="0.319901036695612" calcext:value-type="float">
            <text:p>0.319901036695612</text:p>
          </table:table-cell>
          <table:table-cell office:value-type="float" office:value="0.712824660465806" calcext:value-type="float">
            <text:p>0.712824660465806</text:p>
          </table:table-cell>
          <table:table-cell office:value-type="float" office:value="0.144868769145909" calcext:value-type="float">
            <text:p>0.144868769145909</text:p>
          </table:table-cell>
          <table:table-cell office:value-type="float" office:value="0.81661992572509" calcext:value-type="float">
            <text:p>0.8166199257250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726798718326615" calcext:value-type="float">
            <text:p>0.726798718326615</text:p>
          </table:table-cell>
          <table:table-cell office:value-type="float" office:value="0.742146332934899" calcext:value-type="float">
            <text:p>0.742146332934899</text:p>
          </table:table-cell>
          <table:table-cell office:value-type="float" office:value="0.715785041789628" calcext:value-type="float">
            <text:p>0.715785041789628</text:p>
          </table:table-cell>
          <table:table-cell office:value-type="float" office:value="0.829222556895891" calcext:value-type="float">
            <text:p>0.829222556895891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68971346966009" calcext:value-type="float">
            <text:p>0.568971346966009</text:p>
          </table:table-cell>
          <table:table-cell office:value-type="float" office:value="0.642107243948443" calcext:value-type="float">
            <text:p>0.642107243948443</text:p>
          </table:table-cell>
          <table:table-cell office:value-type="float" office:value="0.506571988184931" calcext:value-type="float">
            <text:p>0.506571988184931</text:p>
          </table:table-cell>
          <table:table-cell office:value-type="float" office:value="0.831017649935227" calcext:value-type="float">
            <text:p>0.831017649935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8_occlusion</text:p>
          </table:table-cell>
          <table:table-cell office:value-type="float" office:value="0.384274386248808" calcext:value-type="float">
            <text:p>0.384274386248808</text:p>
          </table:table-cell>
          <table:table-cell office:value-type="float" office:value="0.710009103198771" calcext:value-type="float">
            <text:p>0.710009103198771</text:p>
          </table:table-cell>
          <table:table-cell office:value-type="float" office:value="0.209171093006796" calcext:value-type="float">
            <text:p>0.209171093006796</text:p>
          </table:table-cell>
          <table:table-cell office:value-type="float" office:value="0.815074229513317" calcext:value-type="float">
            <text:p>0.81507422951331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692085960162132" calcext:value-type="float">
            <text:p>0.692085960162132</text:p>
          </table:table-cell>
          <table:table-cell office:value-type="float" office:value="0.736826904016471" calcext:value-type="float">
            <text:p>0.736826904016471</text:p>
          </table:table-cell>
          <table:table-cell office:value-type="float" office:value="0.655194880528325" calcext:value-type="float">
            <text:p>0.655194880528325</text:p>
          </table:table-cell>
          <table:table-cell office:value-type="float" office:value="0.825476492093162" calcext:value-type="float">
            <text:p>0.825476492093162</text:p>
          </table:table-cell>
          <table:table-cell office:value-type="float" office:value="0.928" calcext:value-type="float">
            <text:p>0.9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483054168122792" calcext:value-type="float">
            <text:p>0.483054168122792</text:p>
          </table:table-cell>
          <table:table-cell office:value-type="float" office:value="0.643571075026044" calcext:value-type="float">
            <text:p>0.643571075026044</text:p>
          </table:table-cell>
          <table:table-cell office:value-type="float" office:value="0.364224546506643" calcext:value-type="float">
            <text:p>0.364224546506643</text:p>
          </table:table-cell>
          <table:table-cell office:value-type="float" office:value="0.830593285330573" calcext:value-type="float">
            <text:p>0.830593285330573</text:p>
          </table:table-cell>
          <table:table-cell office:value-type="float" office:value="0.784666666666667" calcext:value-type="float">
            <text:p>0.784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0_occlusion</text:p>
          </table:table-cell>
          <table:table-cell office:value-type="float" office:value="0.344788999564114" calcext:value-type="float">
            <text:p>0.344788999564114</text:p>
          </table:table-cell>
          <table:table-cell office:value-type="float" office:value="0.715127845955894" calcext:value-type="float">
            <text:p>0.715127845955894</text:p>
          </table:table-cell>
          <table:table-cell office:value-type="float" office:value="0.167376389416729" calcext:value-type="float">
            <text:p>0.167376389416729</text:p>
          </table:table-cell>
          <table:table-cell office:value-type="float" office:value="0.817241675215961" calcext:value-type="float">
            <text:p>0.81724167521596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616035537903123" calcext:value-type="float">
            <text:p>0.616035537903123</text:p>
          </table:table-cell>
          <table:table-cell office:value-type="float" office:value="0.738475930799834" calcext:value-type="float">
            <text:p>0.738475930799834</text:p>
          </table:table-cell>
          <table:table-cell office:value-type="float" office:value="0.518490550346331" calcext:value-type="float">
            <text:p>0.518490550346331</text:p>
          </table:table-cell>
          <table:table-cell office:value-type="float" office:value="0.827385764826699" calcext:value-type="float">
            <text:p>0.82738576482669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592326256270602" calcext:value-type="float">
            <text:p>0.592326256270602</text:p>
          </table:table-cell>
          <table:table-cell office:value-type="float" office:value="0.645434060129633" calcext:value-type="float">
            <text:p>0.645434060129633</text:p>
          </table:table-cell>
          <table:table-cell office:value-type="float" office:value="0.547504327720552" calcext:value-type="float">
            <text:p>0.547504327720552</text:p>
          </table:table-cell>
          <table:table-cell office:value-type="float" office:value="0.831233049896995" calcext:value-type="float">
            <text:p>0.831233049896995</text:p>
          </table:table-cell>
          <table:table-cell office:value-type="float" office:value="0.790666666666667" calcext:value-type="float">
            <text:p>0.790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4_occlusion</text:p>
          </table:table-cell>
          <table:table-cell office:value-type="float" office:value="0.331175500732829" calcext:value-type="float">
            <text:p>0.331175500732829</text:p>
          </table:table-cell>
          <table:table-cell office:value-type="float" office:value="0.716490458559294" calcext:value-type="float">
            <text:p>0.716490458559294</text:p>
          </table:table-cell>
          <table:table-cell office:value-type="float" office:value="0.154197322347768" calcext:value-type="float">
            <text:p>0.154197322347768</text:p>
          </table:table-cell>
          <table:table-cell office:value-type="float" office:value="0.816161258978403" calcext:value-type="float">
            <text:p>0.8161612589784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67942592731856" calcext:value-type="float">
            <text:p>0.67942592731856</text:p>
          </table:table-cell>
          <table:table-cell office:value-type="float" office:value="0.74264304190741" calcext:value-type="float">
            <text:p>0.74264304190741</text:p>
          </table:table-cell>
          <table:table-cell office:value-type="float" office:value="0.627808054588289" calcext:value-type="float">
            <text:p>0.627808054588289</text:p>
          </table:table-cell>
          <table:table-cell office:value-type="float" office:value="0.827755863889049" calcext:value-type="float">
            <text:p>0.827755863889049</text:p>
          </table:table-cell>
          <table:table-cell office:value-type="float" office:value="0.927333333333333" calcext:value-type="float">
            <text:p>0.9273333333333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10490222834252" calcext:value-type="float">
            <text:p>0.510490222834252</text:p>
          </table:table-cell>
          <table:table-cell office:value-type="float" office:value="0.646299155747496" calcext:value-type="float">
            <text:p>0.646299155747496</text:p>
          </table:table-cell>
          <table:table-cell office:value-type="float" office:value="0.405047265785018" calcext:value-type="float">
            <text:p>0.405047265785018</text:p>
          </table:table-cell>
          <table:table-cell office:value-type="float" office:value="0.832174511816334" calcext:value-type="float">
            <text:p>0.832174511816334</text:p>
          </table:table-cell>
          <table:table-cell office:value-type="float" office:value="0.784666666666667" calcext:value-type="float">
            <text:p>0.784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8_occlusion</text:p>
          </table:table-cell>
          <table:table-cell office:value-type="float" office:value="0.370524280233135" calcext:value-type="float">
            <text:p>0.370524280233135</text:p>
          </table:table-cell>
          <table:table-cell office:value-type="float" office:value="0.706114232356878" calcext:value-type="float">
            <text:p>0.706114232356878</text:p>
          </table:table-cell>
          <table:table-cell office:value-type="float" office:value="0.195498046922266" calcext:value-type="float">
            <text:p>0.195498046922266</text:p>
          </table:table-cell>
          <table:table-cell office:value-type="float" office:value="0.813759025847621" calcext:value-type="float">
            <text:p>0.813759025847621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618198467420192" calcext:value-type="float">
            <text:p>0.618198467420192</text:p>
          </table:table-cell>
          <table:table-cell office:value-type="float" office:value="0.737572785925841" calcext:value-type="float">
            <text:p>0.737572785925841</text:p>
          </table:table-cell>
          <table:table-cell office:value-type="float" office:value="0.52016842749251" calcext:value-type="float">
            <text:p>0.52016842749251</text:p>
          </table:table-cell>
          <table:table-cell office:value-type="float" office:value="0.82669272229077" calcext:value-type="float">
            <text:p>0.82669272229077</text:p>
          </table:table-cell>
          <table:table-cell office:value-type="float" office:value="0.924" calcext:value-type="float">
            <text:p>0.9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27708382932574" calcext:value-type="float">
            <text:p>0.527708382932574</text:p>
          </table:table-cell>
          <table:table-cell office:value-type="float" office:value="0.641784039904759" calcext:value-type="float">
            <text:p>0.641784039904759</text:p>
          </table:table-cell>
          <table:table-cell office:value-type="float" office:value="0.436556639245872" calcext:value-type="float">
            <text:p>0.436556639245872</text:p>
          </table:table-cell>
          <table:table-cell office:value-type="float" office:value="0.831265662132467" calcext:value-type="float">
            <text:p>0.831265662132467</text:p>
          </table:table-cell>
          <table:table-cell office:value-type="float" office:value="0.779333333333333" calcext:value-type="float">
            <text:p>0.779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0_occlusion</text:p>
          </table:table-cell>
          <table:table-cell office:value-type="float" office:value="0.383752110719001" calcext:value-type="float">
            <text:p>0.383752110719001</text:p>
          </table:table-cell>
          <table:table-cell office:value-type="float" office:value="0.708130015774687" calcext:value-type="float">
            <text:p>0.708130015774687</text:p>
          </table:table-cell>
          <table:table-cell office:value-type="float" office:value="0.209049507348154" calcext:value-type="float">
            <text:p>0.209049507348154</text:p>
          </table:table-cell>
          <table:table-cell office:value-type="float" office:value="0.813522891516399" calcext:value-type="float">
            <text:p>0.81352289151639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673275023019493" calcext:value-type="float">
            <text:p>0.673275023019493</text:p>
          </table:table-cell>
          <table:table-cell office:value-type="float" office:value="0.737419562109363" calcext:value-type="float">
            <text:p>0.737419562109363</text:p>
          </table:table-cell>
          <table:table-cell office:value-type="float" office:value="0.619419502702145" calcext:value-type="float">
            <text:p>0.619419502702145</text:p>
          </table:table-cell>
          <table:table-cell office:value-type="float" office:value="0.826220482968766" calcext:value-type="float">
            <text:p>0.826220482968766</text:p>
          </table:table-cell>
          <table:table-cell office:value-type="float" office:value="0.926" calcext:value-type="float">
            <text:p>0.9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08138213251192" calcext:value-type="float">
            <text:p>0.608138213251192</text:p>
          </table:table-cell>
          <table:table-cell office:value-type="float" office:value="0.650152181725344" calcext:value-type="float">
            <text:p>0.650152181725344</text:p>
          </table:table-cell>
          <table:table-cell office:value-type="float" office:value="0.570949753579154" calcext:value-type="float">
            <text:p>0.570949753579154</text:p>
          </table:table-cell>
          <table:table-cell office:value-type="float" office:value="0.832377867813694" calcext:value-type="float">
            <text:p>0.832377867813694</text:p>
          </table:table-cell>
          <table:table-cell office:value-type="float" office:value="0.788666666666667" calcext:value-type="float">
            <text:p>0.788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4_occlusion</text:p>
          </table:table-cell>
          <table:table-cell office:value-type="float" office:value="0.351590989545993" calcext:value-type="float">
            <text:p>0.351590989545993</text:p>
          </table:table-cell>
          <table:table-cell office:value-type="float" office:value="0.710922884170784" calcext:value-type="float">
            <text:p>0.710922884170784</text:p>
          </table:table-cell>
          <table:table-cell office:value-type="float" office:value="0.174589961853834" calcext:value-type="float">
            <text:p>0.174589961853834</text:p>
          </table:table-cell>
          <table:table-cell office:value-type="float" office:value="0.817057155912117" calcext:value-type="float">
            <text:p>0.817057155912117</text:p>
          </table:table-cell>
          <table:table-cell office:value-type="float" office:value="0.892" calcext:value-type="float">
            <text:p>0.8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757945331911126" calcext:value-type="float">
            <text:p>0.757945331911126</text:p>
          </table:table-cell>
          <table:table-cell office:value-type="float" office:value="0.745556333143517" calcext:value-type="float">
            <text:p>0.745556333143517</text:p>
          </table:table-cell>
          <table:table-cell office:value-type="float" office:value="0.773792715675869" calcext:value-type="float">
            <text:p>0.773792715675869</text:p>
          </table:table-cell>
          <table:table-cell office:value-type="float" office:value="0.82709206535381" calcext:value-type="float">
            <text:p>0.82709206535381</text:p>
          </table:table-cell>
          <table:table-cell office:value-type="float" office:value="0.934666666666667" calcext:value-type="float">
            <text:p>0.934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3312485549725" calcext:value-type="float">
            <text:p>0.53312485549725</text:p>
          </table:table-cell>
          <table:table-cell office:value-type="float" office:value="0.642512440836528" calcext:value-type="float">
            <text:p>0.642512440836528</text:p>
          </table:table-cell>
          <table:table-cell office:value-type="float" office:value="0.446480982046026" calcext:value-type="float">
            <text:p>0.446480982046026</text:p>
          </table:table-cell>
          <table:table-cell office:value-type="float" office:value="0.831183010209644" calcext:value-type="float">
            <text:p>0.831183010209644</text:p>
          </table:table-cell>
          <table:table-cell office:value-type="float" office:value="0.769333333333333" calcext:value-type="float">
            <text:p>0.76933333333333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8_occlusion</text:p>
          </table:table-cell>
          <table:table-cell office:value-type="float" office:value="0.368348423414523" calcext:value-type="float">
            <text:p>0.368348423414523</text:p>
          </table:table-cell>
          <table:table-cell office:value-type="float" office:value="0.708341675545564" calcext:value-type="float">
            <text:p>0.708341675545564</text:p>
          </table:table-cell>
          <table:table-cell office:value-type="float" office:value="0.192433944478173" calcext:value-type="float">
            <text:p>0.192433944478173</text:p>
          </table:table-cell>
          <table:table-cell office:value-type="float" office:value="0.813029898867482" calcext:value-type="float">
            <text:p>0.8130298988674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701598561107845" calcext:value-type="float">
            <text:p>0.701598561107845</text:p>
          </table:table-cell>
          <table:table-cell office:value-type="float" office:value="0.741161004762767" calcext:value-type="float">
            <text:p>0.741161004762767</text:p>
          </table:table-cell>
          <table:table-cell office:value-type="float" office:value="0.667874762678125" calcext:value-type="float">
            <text:p>0.667874762678125</text:p>
          </table:table-cell>
          <table:table-cell office:value-type="float" office:value="0.825754824507729" calcext:value-type="float">
            <text:p>0.825754824507729</text:p>
          </table:table-cell>
          <table:table-cell office:value-type="float" office:value="0.934" calcext:value-type="float">
            <text:p>0.93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87862927084215" calcext:value-type="float">
            <text:p>0.487862927084215</text:p>
          </table:table-cell>
          <table:table-cell office:value-type="float" office:value="0.640923522005183" calcext:value-type="float">
            <text:p>0.640923522005183</text:p>
          </table:table-cell>
          <table:table-cell office:value-type="float" office:value="0.372817090286455" calcext:value-type="float">
            <text:p>0.372817090286455</text:p>
          </table:table-cell>
          <table:table-cell office:value-type="float" office:value="0.830486201185629" calcext:value-type="float">
            <text:p>0.830486201185629</text:p>
          </table:table-cell>
          <table:table-cell office:value-type="float" office:value="0.788" calcext:value-type="float">
            <text:p>0.78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0_0_occlusion</text:p>
          </table:table-cell>
          <table:table-cell office:value-type="float" office:value="0.569817838874611" calcext:value-type="float">
            <text:p>0.569817838874611</text:p>
          </table:table-cell>
          <table:table-cell office:value-type="float" office:value="0.769393880786744" calcext:value-type="float">
            <text:p>0.769393880786744</text:p>
          </table:table-cell>
          <table:table-cell office:value-type="float" office:value="0.423138517098251" calcext:value-type="float">
            <text:p>0.423138517098251</text:p>
          </table:table-cell>
          <table:table-cell office:value-type="float" office:value="0.815636833123464" calcext:value-type="float">
            <text:p>0.815636833123464</text:p>
          </table:table-cell>
          <table:table-cell office:value-type="float" office:value="0.980666666666667" calcext:value-type="float">
            <text:p>0.9806666666666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80524179897368" calcext:value-type="float">
            <text:p>0.80524179897368</text:p>
          </table:table-cell>
          <table:table-cell office:value-type="float" office:value="0.790409463738097" calcext:value-type="float">
            <text:p>0.790409463738097</text:p>
          </table:table-cell>
          <table:table-cell office:value-type="float" office:value="0.826037114259856" calcext:value-type="float">
            <text:p>0.826037114259856</text:p>
          </table:table-cell>
          <table:table-cell office:value-type="float" office:value="0.829202767857229" calcext:value-type="float">
            <text:p>0.829202767857229</text:p>
          </table:table-cell>
          <table:table-cell office:value-type="float" office:value="0.990666666666667" calcext:value-type="float">
            <text:p>0.990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34874671980803" calcext:value-type="float">
            <text:p>0.634874671980803</text:p>
          </table:table-cell>
          <table:table-cell office:value-type="float" office:value="0.668141869773874" calcext:value-type="float">
            <text:p>0.668141869773874</text:p>
          </table:table-cell>
          <table:table-cell office:value-type="float" office:value="0.608929701490158" calcext:value-type="float">
            <text:p>0.608929701490158</text:p>
          </table:table-cell>
          <table:table-cell office:value-type="float" office:value="0.827994824722883" calcext:value-type="float">
            <text:p>0.827994824722883</text:p>
          </table:table-cell>
          <table:table-cell office:value-type="float" office:value="0.822666666666667" calcext:value-type="float">
            <text:p>0.822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0_4_occlusion</text:p>
          </table:table-cell>
          <table:table-cell office:value-type="float" office:value="0.518452481711756" calcext:value-type="float">
            <text:p>0.518452481711756</text:p>
          </table:table-cell>
          <table:table-cell office:value-type="float" office:value="0.772868524572038" calcext:value-type="float">
            <text:p>0.772868524572038</text:p>
          </table:table-cell>
          <table:table-cell office:value-type="float" office:value="0.3486364364529" calcext:value-type="float">
            <text:p>0.3486364364529</text:p>
          </table:table-cell>
          <table:table-cell office:value-type="float" office:value="0.815267150032198" calcext:value-type="float">
            <text:p>0.815267150032198</text:p>
          </table:table-cell>
          <table:table-cell office:value-type="float" office:value="0.985333333333333" calcext:value-type="float">
            <text:p>0.9853333333333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802130593808216" calcext:value-type="float">
            <text:p>0.802130593808216</text:p>
          </table:table-cell>
          <table:table-cell office:value-type="float" office:value="0.787493618129115" calcext:value-type="float">
            <text:p>0.787493618129115</text:p>
          </table:table-cell>
          <table:table-cell office:value-type="float" office:value="0.822161702511546" calcext:value-type="float">
            <text:p>0.822161702511546</text:p>
          </table:table-cell>
          <table:table-cell office:value-type="float" office:value="0.827710860746961" calcext:value-type="float">
            <text:p>0.827710860746961</text:p>
          </table:table-cell>
          <table:table-cell office:value-type="float" office:value="0.990666666666667" calcext:value-type="float">
            <text:p>0.990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42629255759361" calcext:value-type="float">
            <text:p>0.642629255759361</text:p>
          </table:table-cell>
          <table:table-cell office:value-type="float" office:value="0.666994965962995" calcext:value-type="float">
            <text:p>0.666994965962995</text:p>
          </table:table-cell>
          <table:table-cell office:value-type="float" office:value="0.624751829690545" calcext:value-type="float">
            <text:p>0.624751829690545</text:p>
          </table:table-cell>
          <table:table-cell office:value-type="float" office:value="0.829015371108183" calcext:value-type="float">
            <text:p>0.829015371108183</text:p>
          </table:table-cell>
          <table:table-cell office:value-type="float" office:value="0.822666666666667" calcext:value-type="float">
            <text:p>0.822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0_8_occlusion</text:p>
          </table:table-cell>
          <table:table-cell office:value-type="float" office:value="0.568008617490504" calcext:value-type="float">
            <text:p>0.568008617490504</text:p>
          </table:table-cell>
          <table:table-cell office:value-type="float" office:value="0.76797191790923" calcext:value-type="float">
            <text:p>0.76797191790923</text:p>
          </table:table-cell>
          <table:table-cell office:value-type="float" office:value="0.421003959642397" calcext:value-type="float">
            <text:p>0.421003959642397</text:p>
          </table:table-cell>
          <table:table-cell office:value-type="float" office:value="0.813084789741747" calcext:value-type="float">
            <text:p>0.813084789741747</text:p>
          </table:table-cell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798845646405199" calcext:value-type="float">
            <text:p>0.798845646405199</text:p>
          </table:table-cell>
          <table:table-cell office:value-type="float" office:value="0.785725412652523" calcext:value-type="float">
            <text:p>0.785725412652523</text:p>
          </table:table-cell>
          <table:table-cell office:value-type="float" office:value="0.816608883922736" calcext:value-type="float">
            <text:p>0.816608883922736</text:p>
          </table:table-cell>
          <table:table-cell office:value-type="float" office:value="0.826367145140249" calcext:value-type="float">
            <text:p>0.826367145140249</text:p>
          </table:table-cell>
          <table:table-cell office:value-type="float" office:value="0.992" calcext:value-type="float">
            <text:p>0.9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58219294317199" calcext:value-type="float">
            <text:p>0.658219294317199</text:p>
          </table:table-cell>
          <table:table-cell office:value-type="float" office:value="0.657375609794804" calcext:value-type="float">
            <text:p>0.657375609794804</text:p>
          </table:table-cell>
          <table:table-cell office:value-type="float" office:value="0.664368236248349" calcext:value-type="float">
            <text:p>0.664368236248349</text:p>
          </table:table-cell>
          <table:table-cell office:value-type="float" office:value="0.82732881373327" calcext:value-type="float">
            <text:p>0.82732881373327</text:p>
          </table:table-cell>
          <table:table-cell office:value-type="float" office:value="0.818" calcext:value-type="float">
            <text:p>0.818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4_0_occlusion</text:p>
          </table:table-cell>
          <table:table-cell office:value-type="float" office:value="0.547091296351075" calcext:value-type="float">
            <text:p>0.547091296351075</text:p>
          </table:table-cell>
          <table:table-cell office:value-type="float" office:value="0.770598851288122" calcext:value-type="float">
            <text:p>0.770598851288122</text:p>
          </table:table-cell>
          <table:table-cell office:value-type="float" office:value="0.389779608875323" calcext:value-type="float">
            <text:p>0.389779608875323</text:p>
          </table:table-cell>
          <table:table-cell office:value-type="float" office:value="0.815352800263207" calcext:value-type="float">
            <text:p>0.815352800263207</text:p>
          </table:table-cell>
          <table:table-cell office:value-type="float" office:value="0.982666666666667" calcext:value-type="float">
            <text:p>0.98266666666666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807252754528053" calcext:value-type="float">
            <text:p>0.807252754528053</text:p>
          </table:table-cell>
          <table:table-cell office:value-type="float" office:value="0.791861804058601" calcext:value-type="float">
            <text:p>0.791861804058601</text:p>
          </table:table-cell>
          <table:table-cell office:value-type="float" office:value="0.829250203915633" calcext:value-type="float">
            <text:p>0.829250203915633</text:p>
          </table:table-cell>
          <table:table-cell office:value-type="float" office:value="0.828838337345612" calcext:value-type="float">
            <text:p>0.828838337345612</text:p>
          </table:table-cell>
          <table:table-cell office:value-type="float" office:value="0.994" calcext:value-type="float">
            <text:p>0.9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5053933593037" calcext:value-type="float">
            <text:p>0.635053933593037</text:p>
          </table:table-cell>
          <table:table-cell office:value-type="float" office:value="0.67224453068655" calcext:value-type="float">
            <text:p>0.67224453068655</text:p>
          </table:table-cell>
          <table:table-cell office:value-type="float" office:value="0.605992512064623" calcext:value-type="float">
            <text:p>0.605992512064623</text:p>
          </table:table-cell>
          <table:table-cell office:value-type="float" office:value="0.828004646741453" calcext:value-type="float">
            <text:p>0.828004646741453</text:p>
          </table:table-cell>
          <table:table-cell office:value-type="float" office:value="0.830666666666667" calcext:value-type="float">
            <text:p>0.830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4_4_occlusion</text:p>
          </table:table-cell>
          <table:table-cell office:value-type="float" office:value="0.578744373090179" calcext:value-type="float">
            <text:p>0.578744373090179</text:p>
          </table:table-cell>
          <table:table-cell office:value-type="float" office:value="0.771894555926735" calcext:value-type="float">
            <text:p>0.771894555926735</text:p>
          </table:table-cell>
          <table:table-cell office:value-type="float" office:value="0.43479507873767" calcext:value-type="float">
            <text:p>0.43479507873767</text:p>
          </table:table-cell>
          <table:table-cell office:value-type="float" office:value="0.813540193688734" calcext:value-type="float">
            <text:p>0.813540193688734</text:p>
          </table:table-cell>
          <table:table-cell office:value-type="float" office:value="0.99" calcext:value-type="float">
            <text:p>0.9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803199751552422" calcext:value-type="float">
            <text:p>0.803199751552422</text:p>
          </table:table-cell>
          <table:table-cell office:value-type="float" office:value="0.788643432999589" calcext:value-type="float">
            <text:p>0.788643432999589</text:p>
          </table:table-cell>
          <table:table-cell office:value-type="float" office:value="0.823150351624799" calcext:value-type="float">
            <text:p>0.823150351624799</text:p>
          </table:table-cell>
          <table:table-cell office:value-type="float" office:value="0.828211651948407" calcext:value-type="float">
            <text:p>0.82821165194840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34652744125955" calcext:value-type="float">
            <text:p>0.634652744125955</text:p>
          </table:table-cell>
          <table:table-cell office:value-type="float" office:value="0.668121140968981" calcext:value-type="float">
            <text:p>0.668121140968981</text:p>
          </table:table-cell>
          <table:table-cell office:value-type="float" office:value="0.608577380684678" calcext:value-type="float">
            <text:p>0.608577380684678</text:p>
          </table:table-cell>
          <table:table-cell office:value-type="float" office:value="0.828840168771139" calcext:value-type="float">
            <text:p>0.828840168771139</text:p>
          </table:table-cell>
          <table:table-cell office:value-type="float" office:value="0.826" calcext:value-type="float">
            <text:p>0.82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4_8_occlusion</text:p>
          </table:table-cell>
          <table:table-cell office:value-type="float" office:value="0.532382838129832" calcext:value-type="float">
            <text:p>0.532382838129832</text:p>
          </table:table-cell>
          <table:table-cell office:value-type="float" office:value="0.768273924270312" calcext:value-type="float">
            <text:p>0.768273924270312</text:p>
          </table:table-cell>
          <table:table-cell office:value-type="float" office:value="0.369965742167813" calcext:value-type="float">
            <text:p>0.369965742167813</text:p>
          </table:table-cell>
          <table:table-cell office:value-type="float" office:value="0.813570839759161" calcext:value-type="float">
            <text:p>0.813570839759161</text:p>
          </table:table-cell>
          <table:table-cell office:value-type="float" office:value="0.986" calcext:value-type="float">
            <text:p>0.9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95800298552098" calcext:value-type="float">
            <text:p>0.795800298552098</text:p>
          </table:table-cell>
          <table:table-cell office:value-type="float" office:value="0.782884750804067" calcext:value-type="float">
            <text:p>0.782884750804067</text:p>
          </table:table-cell>
          <table:table-cell office:value-type="float" office:value="0.813203850901586" calcext:value-type="float">
            <text:p>0.813203850901586</text:p>
          </table:table-cell>
          <table:table-cell office:value-type="float" office:value="0.824632388577382" calcext:value-type="float">
            <text:p>0.824632388577382</text:p>
          </table:table-cell>
          <table:table-cell office:value-type="float" office:value="0.990666666666667" calcext:value-type="float">
            <text:p>0.990666666666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59274718502063" calcext:value-type="float">
            <text:p>0.659274718502063</text:p>
          </table:table-cell>
          <table:table-cell office:value-type="float" office:value="0.662033732810015" calcext:value-type="float">
            <text:p>0.662033732810015</text:p>
          </table:table-cell>
          <table:table-cell office:value-type="float" office:value="0.661009935641587" calcext:value-type="float">
            <text:p>0.661009935641587</text:p>
          </table:table-cell>
          <table:table-cell office:value-type="float" office:value="0.82772577853081" calcext:value-type="float">
            <text:p>0.82772577853081</text:p>
          </table:table-cell>
          <table:table-cell office:value-type="float" office:value="0.827333333333333" calcext:value-type="float">
            <text:p>0.827333333333333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8_0_occlusion</text:p>
          </table:table-cell>
          <table:table-cell office:value-type="float" office:value="0.451343693453136" calcext:value-type="float">
            <text:p>0.451343693453136</text:p>
          </table:table-cell>
          <table:table-cell office:value-type="float" office:value="0.770735755472467" calcext:value-type="float">
            <text:p>0.770735755472467</text:p>
          </table:table-cell>
          <table:table-cell office:value-type="float" office:value="0.265410752868192" calcext:value-type="float">
            <text:p>0.265410752868192</text:p>
          </table:table-cell>
          <table:table-cell office:value-type="float" office:value="0.813776097720904" calcext:value-type="float">
            <text:p>0.813776097720904</text:p>
          </table:table-cell>
          <table:table-cell office:value-type="float" office:value="0.982666666666667" calcext:value-type="float">
            <text:p>0.98266666666666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804242355320321" calcext:value-type="float">
            <text:p>0.804242355320321</text:p>
          </table:table-cell>
          <table:table-cell office:value-type="float" office:value="0.788526632427909" calcext:value-type="float">
            <text:p>0.788526632427909</text:p>
          </table:table-cell>
          <table:table-cell office:value-type="float" office:value="0.826220761603996" calcext:value-type="float">
            <text:p>0.826220761603996</text:p>
          </table:table-cell>
          <table:table-cell office:value-type="float" office:value="0.827328225236052" calcext:value-type="float">
            <text:p>0.827328225236052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2436368648079" calcext:value-type="float">
            <text:p>0.632436368648079</text:p>
          </table:table-cell>
          <table:table-cell office:value-type="float" office:value="0.664206203969054" calcext:value-type="float">
            <text:p>0.664206203969054</text:p>
          </table:table-cell>
          <table:table-cell office:value-type="float" office:value="0.607119043165164" calcext:value-type="float">
            <text:p>0.607119043165164</text:p>
          </table:table-cell>
          <table:table-cell office:value-type="float" office:value="0.829309747112846" calcext:value-type="float">
            <text:p>0.829309747112846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8_4_occlusion</text:p>
          </table:table-cell>
          <table:table-cell office:value-type="float" office:value="0.54304639277455" calcext:value-type="float">
            <text:p>0.54304639277455</text:p>
          </table:table-cell>
          <table:table-cell office:value-type="float" office:value="0.771567046806259" calcext:value-type="float">
            <text:p>0.771567046806259</text:p>
          </table:table-cell>
          <table:table-cell office:value-type="float" office:value="0.383509214212186" calcext:value-type="float">
            <text:p>0.383509214212186</text:p>
          </table:table-cell>
          <table:table-cell office:value-type="float" office:value="0.814466005574774" calcext:value-type="float">
            <text:p>0.814466005574774</text:p>
          </table:table-cell>
          <table:table-cell office:value-type="float" office:value="0.980666666666667" calcext:value-type="float">
            <text:p>0.9806666666666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802690924342729" calcext:value-type="float">
            <text:p>0.802690924342729</text:p>
          </table:table-cell>
          <table:table-cell office:value-type="float" office:value="0.788188883678484" calcext:value-type="float">
            <text:p>0.788188883678484</text:p>
          </table:table-cell>
          <table:table-cell office:value-type="float" office:value="0.822573789299092" calcext:value-type="float">
            <text:p>0.822573789299092</text:p>
          </table:table-cell>
          <table:table-cell office:value-type="float" office:value="0.826646784899997" calcext:value-type="float">
            <text:p>0.82664678489999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07571834728057" calcext:value-type="float">
            <text:p>0.607571834728057</text:p>
          </table:table-cell>
          <table:table-cell office:value-type="float" office:value="0.667742156968127" calcext:value-type="float">
            <text:p>0.667742156968127</text:p>
          </table:table-cell>
          <table:table-cell office:value-type="float" office:value="0.557933325197804" calcext:value-type="float">
            <text:p>0.557933325197804</text:p>
          </table:table-cell>
          <table:table-cell office:value-type="float" office:value="0.829893819828155" calcext:value-type="float">
            <text:p>0.829893819828155</text:p>
          </table:table-cell>
          <table:table-cell office:value-type="float" office:value="0.798" calcext:value-type="float">
            <text:p>0.79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emniscate_8_8_occlusion</text:p>
          </table:table-cell>
          <table:table-cell office:value-type="float" office:value="0.542113668931673" calcext:value-type="float">
            <text:p>0.542113668931673</text:p>
          </table:table-cell>
          <table:table-cell office:value-type="float" office:value="0.769128003087087" calcext:value-type="float">
            <text:p>0.769128003087087</text:p>
          </table:table-cell>
          <table:table-cell office:value-type="float" office:value="0.382917948310166" calcext:value-type="float">
            <text:p>0.382917948310166</text:p>
          </table:table-cell>
          <table:table-cell office:value-type="float" office:value="0.813658939098041" calcext:value-type="float">
            <text:p>0.813658939098041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95976883699512" calcext:value-type="float">
            <text:p>0.795976883699512</text:p>
          </table:table-cell>
          <table:table-cell office:value-type="float" office:value="0.783210708114186" calcext:value-type="float">
            <text:p>0.783210708114186</text:p>
          </table:table-cell>
          <table:table-cell office:value-type="float" office:value="0.813066148892725" calcext:value-type="float">
            <text:p>0.813066148892725</text:p>
          </table:table-cell>
          <table:table-cell office:value-type="float" office:value="0.824305883286297" calcext:value-type="float">
            <text:p>0.82430588328629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40632922968421" calcext:value-type="float">
            <text:p>0.640632922968421</text:p>
          </table:table-cell>
          <table:table-cell office:value-type="float" office:value="0.660644394550521" calcext:value-type="float">
            <text:p>0.660644394550521</text:p>
          </table:table-cell>
          <table:table-cell office:value-type="float" office:value="0.62584041628933" calcext:value-type="float">
            <text:p>0.62584041628933</text:p>
          </table:table-cell>
          <table:table-cell office:value-type="float" office:value="0.827571826723413" calcext:value-type="float">
            <text:p>0.827571826723413</text:p>
          </table:table-cell>
          <table:table-cell office:value-type="float" office:value="0.818666666666667" calcext:value-type="float">
            <text:p>0.818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0_occlusion</text:p>
          </table:table-cell>
          <table:table-cell office:value-type="float" office:value="0.696378817932893" calcext:value-type="float">
            <text:p>0.696378817932893</text:p>
          </table:table-cell>
          <table:table-cell office:value-type="float" office:value="0.775442032796626" calcext:value-type="float">
            <text:p>0.775442032796626</text:p>
          </table:table-cell>
          <table:table-cell office:value-type="float" office:value="0.63502790161743" calcext:value-type="float">
            <text:p>0.63502790161743</text:p>
          </table:table-cell>
          <table:table-cell office:value-type="float" office:value="0.847574742012792" calcext:value-type="float">
            <text:p>0.847574742012792</text:p>
          </table:table-cell>
          <table:table-cell office:value-type="float" office:value="0.932875667429443" calcext:value-type="float">
            <text:p>0.9328756674294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69426256564095" calcext:value-type="float">
            <text:p>0.769426256564095</text:p>
          </table:table-cell>
          <table:table-cell office:value-type="float" office:value="0.752251656640181" calcext:value-type="float">
            <text:p>0.752251656640181</text:p>
          </table:table-cell>
          <table:table-cell office:value-type="float" office:value="0.794403666248611" calcext:value-type="float">
            <text:p>0.794403666248611</text:p>
          </table:table-cell>
          <table:table-cell office:value-type="float" office:value="0.839093261834382" calcext:value-type="float">
            <text:p>0.839093261834382</text:p>
          </table:table-cell>
          <table:table-cell office:value-type="float" office:value="0.917620137299771" calcext:value-type="float">
            <text:p>0.9176201372997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44422038764593" calcext:value-type="float">
            <text:p>0.744422038764593</text:p>
          </table:table-cell>
          <table:table-cell office:value-type="float" office:value="0.726225850173452" calcext:value-type="float">
            <text:p>0.726225850173452</text:p>
          </table:table-cell>
          <table:table-cell office:value-type="float" office:value="0.765381299027693" calcext:value-type="float">
            <text:p>0.765381299027693</text:p>
          </table:table-cell>
          <table:table-cell office:value-type="float" office:value="0.851289391424935" calcext:value-type="float">
            <text:p>0.851289391424935</text:p>
          </table:table-cell>
          <table:table-cell office:value-type="float" office:value="0.871090770404271" calcext:value-type="float">
            <text:p>0.871090770404271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4_occlusion</text:p>
          </table:table-cell>
          <table:table-cell office:value-type="float" office:value="0.694957792192202" calcext:value-type="float">
            <text:p>0.694957792192202</text:p>
          </table:table-cell>
          <table:table-cell office:value-type="float" office:value="0.775233256430335" calcext:value-type="float">
            <text:p>0.775233256430335</text:p>
          </table:table-cell>
          <table:table-cell office:value-type="float" office:value="0.630721576088629" calcext:value-type="float">
            <text:p>0.630721576088629</text:p>
          </table:table-cell>
          <table:table-cell office:value-type="float" office:value="0.846189803204315" calcext:value-type="float">
            <text:p>0.846189803204315</text:p>
          </table:table-cell>
          <table:table-cell office:value-type="float" office:value="0.933587786259542" calcext:value-type="float">
            <text:p>0.9335877862595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48000073304769" calcext:value-type="float">
            <text:p>0.748000073304769</text:p>
          </table:table-cell>
          <table:table-cell office:value-type="float" office:value="0.753434601755886" calcext:value-type="float">
            <text:p>0.753434601755886</text:p>
          </table:table-cell>
          <table:table-cell office:value-type="float" office:value="0.750170644669844" calcext:value-type="float">
            <text:p>0.750170644669844</text:p>
          </table:table-cell>
          <table:table-cell office:value-type="float" office:value="0.839213325649153" calcext:value-type="float">
            <text:p>0.839213325649153</text:p>
          </table:table-cell>
          <table:table-cell office:value-type="float" office:value="0.922137404580153" calcext:value-type="float">
            <text:p>0.92213740458015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48614338500186" calcext:value-type="float">
            <text:p>0.748614338500186</text:p>
          </table:table-cell>
          <table:table-cell office:value-type="float" office:value="0.730588597783823" calcext:value-type="float">
            <text:p>0.730588597783823</text:p>
          </table:table-cell>
          <table:table-cell office:value-type="float" office:value="0.768837508966418" calcext:value-type="float">
            <text:p>0.768837508966418</text:p>
          </table:table-cell>
          <table:table-cell office:value-type="float" office:value="0.85202059674336" calcext:value-type="float">
            <text:p>0.85202059674336</text:p>
          </table:table-cell>
          <table:table-cell office:value-type="float" office:value="0.874809160305344" calcext:value-type="float">
            <text:p>0.87480916030534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8_occlusion</text:p>
          </table:table-cell>
          <table:table-cell office:value-type="float" office:value="0.69263863543026" calcext:value-type="float">
            <text:p>0.69263863543026</text:p>
          </table:table-cell>
          <table:table-cell office:value-type="float" office:value="0.774192653546007" calcext:value-type="float">
            <text:p>0.774192653546007</text:p>
          </table:table-cell>
          <table:table-cell office:value-type="float" office:value="0.626927311000958" calcext:value-type="float">
            <text:p>0.626927311000958</text:p>
          </table:table-cell>
          <table:table-cell office:value-type="float" office:value="0.844539522813452" calcext:value-type="float">
            <text:p>0.844539522813452</text:p>
          </table:table-cell>
          <table:table-cell office:value-type="float" office:value="0.93353705118411" calcext:value-type="float">
            <text:p>0.933537051184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66924942840791" calcext:value-type="float">
            <text:p>0.766924942840791</text:p>
          </table:table-cell>
          <table:table-cell office:value-type="float" office:value="0.750634598302964" calcext:value-type="float">
            <text:p>0.750634598302964</text:p>
          </table:table-cell>
          <table:table-cell office:value-type="float" office:value="0.789753301268129" calcext:value-type="float">
            <text:p>0.789753301268129</text:p>
          </table:table-cell>
          <table:table-cell office:value-type="float" office:value="0.837843481300053" calcext:value-type="float">
            <text:p>0.837843481300053</text:p>
          </table:table-cell>
          <table:table-cell office:value-type="float" office:value="0.912910618792972" calcext:value-type="float">
            <text:p>0.9129106187929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44874701545808" calcext:value-type="float">
            <text:p>0.744874701545808</text:p>
          </table:table-cell>
          <table:table-cell office:value-type="float" office:value="0.723948119527999" calcext:value-type="float">
            <text:p>0.723948119527999</text:p>
          </table:table-cell>
          <table:table-cell office:value-type="float" office:value="0.768039627280016" calcext:value-type="float">
            <text:p>0.768039627280016</text:p>
          </table:table-cell>
          <table:table-cell office:value-type="float" office:value="0.85042837964496" calcext:value-type="float">
            <text:p>0.85042837964496</text:p>
          </table:table-cell>
          <table:table-cell office:value-type="float" office:value="0.868601986249045" calcext:value-type="float">
            <text:p>0.868601986249045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0_occlusion</text:p>
          </table:table-cell>
          <table:table-cell office:value-type="float" office:value="0.693471919454168" calcext:value-type="float">
            <text:p>0.693471919454168</text:p>
          </table:table-cell>
          <table:table-cell office:value-type="float" office:value="0.773905873835069" calcext:value-type="float">
            <text:p>0.773905873835069</text:p>
          </table:table-cell>
          <table:table-cell office:value-type="float" office:value="0.628491526445696" calcext:value-type="float">
            <text:p>0.628491526445696</text:p>
          </table:table-cell>
          <table:table-cell office:value-type="float" office:value="0.847151135533247" calcext:value-type="float">
            <text:p>0.847151135533247</text:p>
          </table:table-cell>
          <table:table-cell office:value-type="float" office:value="0.932875667429443" calcext:value-type="float">
            <text:p>0.9328756674294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74192805227673" calcext:value-type="float">
            <text:p>0.774192805227673</text:p>
          </table:table-cell>
          <table:table-cell office:value-type="float" office:value="0.757278421204671" calcext:value-type="float">
            <text:p>0.757278421204671</text:p>
          </table:table-cell>
          <table:table-cell office:value-type="float" office:value="0.798697159761717" calcext:value-type="float">
            <text:p>0.798697159761717</text:p>
          </table:table-cell>
          <table:table-cell office:value-type="float" office:value="0.837765665023042" calcext:value-type="float">
            <text:p>0.837765665023042</text:p>
          </table:table-cell>
          <table:table-cell office:value-type="float" office:value="0.926010678871091" calcext:value-type="float">
            <text:p>0.9260106788710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49287169639106" calcext:value-type="float">
            <text:p>0.749287169639106</text:p>
          </table:table-cell>
          <table:table-cell office:value-type="float" office:value="0.730612294186937" calcext:value-type="float">
            <text:p>0.730612294186937</text:p>
          </table:table-cell>
          <table:table-cell office:value-type="float" office:value="0.770502024449182" calcext:value-type="float">
            <text:p>0.770502024449182</text:p>
          </table:table-cell>
          <table:table-cell office:value-type="float" office:value="0.854431427352273" calcext:value-type="float">
            <text:p>0.854431427352273</text:p>
          </table:table-cell>
          <table:table-cell office:value-type="float" office:value="0.871853546910755" calcext:value-type="float">
            <text:p>0.871853546910755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4_occlusion</text:p>
          </table:table-cell>
          <table:table-cell office:value-type="float" office:value="0.70770779338968" calcext:value-type="float">
            <text:p>0.70770779338968</text:p>
          </table:table-cell>
          <table:table-cell office:value-type="float" office:value="0.773647017189631" calcext:value-type="float">
            <text:p>0.773647017189631</text:p>
          </table:table-cell>
          <table:table-cell office:value-type="float" office:value="0.654809849634639" calcext:value-type="float">
            <text:p>0.654809849634639</text:p>
          </table:table-cell>
          <table:table-cell office:value-type="float" office:value="0.846275012067094" calcext:value-type="float">
            <text:p>0.846275012067094</text:p>
          </table:table-cell>
          <table:table-cell office:value-type="float" office:value="0.932824427480916" calcext:value-type="float">
            <text:p>0.9328244274809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73765242591048" calcext:value-type="float">
            <text:p>0.773765242591048</text:p>
          </table:table-cell>
          <table:table-cell office:value-type="float" office:value="0.757571817943333" calcext:value-type="float">
            <text:p>0.757571817943333</text:p>
          </table:table-cell>
          <table:table-cell office:value-type="float" office:value="0.796665403872292" calcext:value-type="float">
            <text:p>0.796665403872292</text:p>
          </table:table-cell>
          <table:table-cell office:value-type="float" office:value="0.838765304001014" calcext:value-type="float">
            <text:p>0.838765304001014</text:p>
          </table:table-cell>
          <table:table-cell office:value-type="float" office:value="0.925190839694657" calcext:value-type="float">
            <text:p>0.9251908396946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47136114317272" calcext:value-type="float">
            <text:p>0.747136114317272</text:p>
          </table:table-cell>
          <table:table-cell office:value-type="float" office:value="0.723026279977954" calcext:value-type="float">
            <text:p>0.723026279977954</text:p>
          </table:table-cell>
          <table:table-cell office:value-type="float" office:value="0.774180570261514" calcext:value-type="float">
            <text:p>0.774180570261514</text:p>
          </table:table-cell>
          <table:table-cell office:value-type="float" office:value="0.853950568082748" calcext:value-type="float">
            <text:p>0.853950568082748</text:p>
          </table:table-cell>
          <table:table-cell office:value-type="float" office:value="0.86412213740458" calcext:value-type="float">
            <text:p>0.86412213740458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8_occlusion</text:p>
          </table:table-cell>
          <table:table-cell office:value-type="float" office:value="0.69329919614089" calcext:value-type="float">
            <text:p>0.69329919614089</text:p>
          </table:table-cell>
          <table:table-cell office:value-type="float" office:value="0.771889650997378" calcext:value-type="float">
            <text:p>0.771889650997378</text:p>
          </table:table-cell>
          <table:table-cell office:value-type="float" office:value="0.628459332320917" calcext:value-type="float">
            <text:p>0.628459332320917</text:p>
          </table:table-cell>
          <table:table-cell office:value-type="float" office:value="0.84436821629013" calcext:value-type="float">
            <text:p>0.84436821629013</text:p>
          </table:table-cell>
          <table:table-cell office:value-type="float" office:value="0.937356760886173" calcext:value-type="float">
            <text:p>0.9373567608861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70297856641464" calcext:value-type="float">
            <text:p>0.770297856641464</text:p>
          </table:table-cell>
          <table:table-cell office:value-type="float" office:value="0.754391981503315" calcext:value-type="float">
            <text:p>0.754391981503315</text:p>
          </table:table-cell>
          <table:table-cell office:value-type="float" office:value="0.792664485974515" calcext:value-type="float">
            <text:p>0.792664485974515</text:p>
          </table:table-cell>
          <table:table-cell office:value-type="float" office:value="0.837929828062907" calcext:value-type="float">
            <text:p>0.837929828062907</text:p>
          </table:table-cell>
          <table:table-cell office:value-type="float" office:value="0.922841864018335" calcext:value-type="float">
            <text:p>0.922841864018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48068174515463" calcext:value-type="float">
            <text:p>0.748068174515463</text:p>
          </table:table-cell>
          <table:table-cell office:value-type="float" office:value="0.729348198037105" calcext:value-type="float">
            <text:p>0.729348198037105</text:p>
          </table:table-cell>
          <table:table-cell office:value-type="float" office:value="0.768966412125728" calcext:value-type="float">
            <text:p>0.768966412125728</text:p>
          </table:table-cell>
          <table:table-cell office:value-type="float" office:value="0.852516195009292" calcext:value-type="float">
            <text:p>0.852516195009292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0_occlusion</text:p>
          </table:table-cell>
          <table:table-cell office:value-type="float" office:value="0.693013863479849" calcext:value-type="float">
            <text:p>0.693013863479849</text:p>
          </table:table-cell>
          <table:table-cell office:value-type="float" office:value="0.773472514057589" calcext:value-type="float">
            <text:p>0.773472514057589</text:p>
          </table:table-cell>
          <table:table-cell office:value-type="float" office:value="0.628798786440856" calcext:value-type="float">
            <text:p>0.628798786440856</text:p>
          </table:table-cell>
          <table:table-cell office:value-type="float" office:value="0.846204759001454" calcext:value-type="float">
            <text:p>0.846204759001454</text:p>
          </table:table-cell>
          <table:table-cell office:value-type="float" office:value="0.932875667429443" calcext:value-type="float">
            <text:p>0.9328756674294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78833815904799" calcext:value-type="float">
            <text:p>0.778833815904799</text:p>
          </table:table-cell>
          <table:table-cell office:value-type="float" office:value="0.762562323627139" calcext:value-type="float">
            <text:p>0.762562323627139</text:p>
          </table:table-cell>
          <table:table-cell office:value-type="float" office:value="0.801711370461606" calcext:value-type="float">
            <text:p>0.801711370461606</text:p>
          </table:table-cell>
          <table:table-cell office:value-type="float" office:value="0.834706178729411" calcext:value-type="float">
            <text:p>0.834706178729411</text:p>
          </table:table-cell>
          <table:table-cell office:value-type="float" office:value="0.936689549961861" calcext:value-type="float">
            <text:p>0.936689549961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53529414970651" calcext:value-type="float">
            <text:p>0.753529414970651</text:p>
          </table:table-cell>
          <table:table-cell office:value-type="float" office:value="0.732526005954447" calcext:value-type="float">
            <text:p>0.732526005954447</text:p>
          </table:table-cell>
          <table:table-cell office:value-type="float" office:value="0.777531765377166" calcext:value-type="float">
            <text:p>0.777531765377166</text:p>
          </table:table-cell>
          <table:table-cell office:value-type="float" office:value="0.855750947972904" calcext:value-type="float">
            <text:p>0.855750947972904</text:p>
          </table:table-cell>
          <table:table-cell office:value-type="float" office:value="0.874141876430206" calcext:value-type="float">
            <text:p>0.87414187643020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4_occlusion</text:p>
          </table:table-cell>
          <table:table-cell office:value-type="float" office:value="0.70738425749947" calcext:value-type="float">
            <text:p>0.70738425749947</text:p>
          </table:table-cell>
          <table:table-cell office:value-type="float" office:value="0.77403190368523" calcext:value-type="float">
            <text:p>0.77403190368523</text:p>
          </table:table-cell>
          <table:table-cell office:value-type="float" office:value="0.653775781616817" calcext:value-type="float">
            <text:p>0.653775781616817</text:p>
          </table:table-cell>
          <table:table-cell office:value-type="float" office:value="0.845597475021629" calcext:value-type="float">
            <text:p>0.845597475021629</text:p>
          </table:table-cell>
          <table:table-cell office:value-type="float" office:value="0.93587786259542" calcext:value-type="float">
            <text:p>0.935877862595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77368773121802" calcext:value-type="float">
            <text:p>0.777368773121802</text:p>
          </table:table-cell>
          <table:table-cell office:value-type="float" office:value="0.76221475293153" calcext:value-type="float">
            <text:p>0.76221475293153</text:p>
          </table:table-cell>
          <table:table-cell office:value-type="float" office:value="0.798684078765079" calcext:value-type="float">
            <text:p>0.798684078765079</text:p>
          </table:table-cell>
          <table:table-cell office:value-type="float" office:value="0.836043952148687" calcext:value-type="float">
            <text:p>0.836043952148687</text:p>
          </table:table-cell>
          <table:table-cell office:value-type="float" office:value="0.935114503816794" calcext:value-type="float">
            <text:p>0.9351145038167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55448121762804" calcext:value-type="float">
            <text:p>0.755448121762804</text:p>
          </table:table-cell>
          <table:table-cell office:value-type="float" office:value="0.735251885665857" calcext:value-type="float">
            <text:p>0.735251885665857</text:p>
          </table:table-cell>
          <table:table-cell office:value-type="float" office:value="0.779637732903266" calcext:value-type="float">
            <text:p>0.779637732903266</text:p>
          </table:table-cell>
          <table:table-cell office:value-type="float" office:value="0.855143153447785" calcext:value-type="float">
            <text:p>0.855143153447785</text:p>
          </table:table-cell>
          <table:table-cell office:value-type="float" office:value="0.877099236641221" calcext:value-type="float">
            <text:p>0.87709923664122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8_occlusion</text:p>
          </table:table-cell>
          <table:table-cell office:value-type="float" office:value="0.689725202633151" calcext:value-type="float">
            <text:p>0.689725202633151</text:p>
          </table:table-cell>
          <table:table-cell office:value-type="float" office:value="0.769474419858416" calcext:value-type="float">
            <text:p>0.769474419858416</text:p>
          </table:table-cell>
          <table:table-cell office:value-type="float" office:value="0.623407055233495" calcext:value-type="float">
            <text:p>0.623407055233495</text:p>
          </table:table-cell>
          <table:table-cell office:value-type="float" office:value="0.843391692370596" calcext:value-type="float">
            <text:p>0.843391692370596</text:p>
          </table:table-cell>
          <table:table-cell office:value-type="float" office:value="0.938167938931298" calcext:value-type="float">
            <text:p>0.93816793893129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41200237181862" calcext:value-type="float">
            <text:p>0.741200237181862</text:p>
          </table:table-cell>
          <table:table-cell office:value-type="float" office:value="0.745332024195871" calcext:value-type="float">
            <text:p>0.745332024195871</text:p>
          </table:table-cell>
          <table:table-cell office:value-type="float" office:value="0.743600808750738" calcext:value-type="float">
            <text:p>0.743600808750738</text:p>
          </table:table-cell>
          <table:table-cell office:value-type="float" office:value="0.835332088369306" calcext:value-type="float">
            <text:p>0.835332088369306</text:p>
          </table:table-cell>
          <table:table-cell office:value-type="float" office:value="0.927480916030534" calcext:value-type="float">
            <text:p>0.92748091603053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3952116302601" calcext:value-type="float">
            <text:p>0.753952116302601</text:p>
          </table:table-cell>
          <table:table-cell office:value-type="float" office:value="0.732963702533758" calcext:value-type="float">
            <text:p>0.732963702533758</text:p>
          </table:table-cell>
          <table:table-cell office:value-type="float" office:value="0.778273242125947" calcext:value-type="float">
            <text:p>0.778273242125947</text:p>
          </table:table-cell>
          <table:table-cell office:value-type="float" office:value="0.853920522860056" calcext:value-type="float">
            <text:p>0.853920522860056</text:p>
          </table:table-cell>
          <table:table-cell office:value-type="float" office:value="0.876335877862595" calcext:value-type="float">
            <text:p>0.87633587786259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0_0_occlusion</text:p>
          </table:table-cell>
          <table:table-cell office:value-type="float" office:value="0.543870196555323" calcext:value-type="float">
            <text:p>0.543870196555323</text:p>
          </table:table-cell>
          <table:table-cell office:value-type="float" office:value="0.755072590146738" calcext:value-type="float">
            <text:p>0.755072590146738</text:p>
          </table:table-cell>
          <table:table-cell office:value-type="float" office:value="0.393468627465939" calcext:value-type="float">
            <text:p>0.393468627465939</text:p>
          </table:table-cell>
          <table:table-cell office:value-type="float" office:value="0.8211989952674" calcext:value-type="float">
            <text:p>0.82119899526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7209520205264" calcext:value-type="float">
            <text:p>0.77209520205264</text:p>
          </table:table-cell>
          <table:table-cell office:value-type="float" office:value="0.758917098350603" calcext:value-type="float">
            <text:p>0.758917098350603</text:p>
          </table:table-cell>
          <table:table-cell office:value-type="float" office:value="0.790569976741755" calcext:value-type="float">
            <text:p>0.790569976741755</text:p>
          </table:table-cell>
          <table:table-cell office:value-type="float" office:value="0.825164211008634" calcext:value-type="float">
            <text:p>0.825164211008634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25497468939565" calcext:value-type="float">
            <text:p>0.525497468939565</text:p>
          </table:table-cell>
          <table:table-cell office:value-type="float" office:value="0.659248075953548" calcext:value-type="float">
            <text:p>0.659248075953548</text:p>
          </table:table-cell>
          <table:table-cell office:value-type="float" office:value="0.421964297266657" calcext:value-type="float">
            <text:p>0.421964297266657</text:p>
          </table:table-cell>
          <table:table-cell office:value-type="float" office:value="0.837575664861012" calcext:value-type="float">
            <text:p>0.837575664861012</text:p>
          </table:table-cell>
          <table:table-cell office:value-type="float" office:value="0.799333333333333" calcext:value-type="float">
            <text:p>0.799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0_4_occlusion</text:p>
          </table:table-cell>
          <table:table-cell office:value-type="float" office:value="0.544767658454236" calcext:value-type="float">
            <text:p>0.544767658454236</text:p>
          </table:table-cell>
          <table:table-cell office:value-type="float" office:value="0.754525728790457" calcext:value-type="float">
            <text:p>0.754525728790457</text:p>
          </table:table-cell>
          <table:table-cell office:value-type="float" office:value="0.394508573196962" calcext:value-type="float">
            <text:p>0.394508573196962</text:p>
          </table:table-cell>
          <table:table-cell office:value-type="float" office:value="0.8183178099422" calcext:value-type="float">
            <text:p>0.818317809942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774471775708574" calcext:value-type="float">
            <text:p>0.774471775708574</text:p>
          </table:table-cell>
          <table:table-cell office:value-type="float" office:value="0.75963638527681" calcext:value-type="float">
            <text:p>0.75963638527681</text:p>
          </table:table-cell>
          <table:table-cell office:value-type="float" office:value="0.794341214334704" calcext:value-type="float">
            <text:p>0.794341214334704</text:p>
          </table:table-cell>
          <table:table-cell office:value-type="float" office:value="0.824960137851534" calcext:value-type="float">
            <text:p>0.824960137851534</text:p>
          </table:table-cell>
          <table:table-cell office:value-type="float" office:value="0.962" calcext:value-type="float">
            <text:p>0.9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29392231962607" calcext:value-type="float">
            <text:p>0.529392231962607</text:p>
          </table:table-cell>
          <table:table-cell office:value-type="float" office:value="0.65499281568915" calcext:value-type="float">
            <text:p>0.65499281568915</text:p>
          </table:table-cell>
          <table:table-cell office:value-type="float" office:value="0.433130166430908" calcext:value-type="float">
            <text:p>0.433130166430908</text:p>
          </table:table-cell>
          <table:table-cell office:value-type="float" office:value="0.837487718710664" calcext:value-type="float">
            <text:p>0.837487718710664</text:p>
          </table:table-cell>
          <table:table-cell office:value-type="float" office:value="0.789333333333333" calcext:value-type="float">
            <text:p>0.789333333333333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0_8_occlusion</text:p>
          </table:table-cell>
          <table:table-cell office:value-type="float" office:value="0.467924530660794" calcext:value-type="float">
            <text:p>0.467924530660794</text:p>
          </table:table-cell>
          <table:table-cell office:value-type="float" office:value="0.74925474614401" calcext:value-type="float">
            <text:p>0.74925474614401</text:p>
          </table:table-cell>
          <table:table-cell office:value-type="float" office:value="0.293032034870523" calcext:value-type="float">
            <text:p>0.293032034870523</text:p>
          </table:table-cell>
          <table:table-cell office:value-type="float" office:value="0.817057342339661" calcext:value-type="float">
            <text:p>0.817057342339661</text:p>
          </table:table-cell>
          <table:table-cell office:value-type="float" office:value="0.954" calcext:value-type="float">
            <text:p>0.9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67831541135083" calcext:value-type="float">
            <text:p>0.767831541135083</text:p>
          </table:table-cell>
          <table:table-cell office:value-type="float" office:value="0.755158774804121" calcext:value-type="float">
            <text:p>0.755158774804121</text:p>
          </table:table-cell>
          <table:table-cell office:value-type="float" office:value="0.784029163106" calcext:value-type="float">
            <text:p>0.784029163106</text:p>
          </table:table-cell>
          <table:table-cell office:value-type="float" office:value="0.822478459547211" calcext:value-type="float">
            <text:p>0.822478459547211</text:p>
          </table:table-cell>
          <table:table-cell office:value-type="float" office:value="0.964" calcext:value-type="float">
            <text:p>0.9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48762081245893" calcext:value-type="float">
            <text:p>0.448762081245893</text:p>
          </table:table-cell>
          <table:table-cell office:value-type="float" office:value="0.651234103173072" calcext:value-type="float">
            <text:p>0.651234103173072</text:p>
          </table:table-cell>
          <table:table-cell office:value-type="float" office:value="0.313968800403007" calcext:value-type="float">
            <text:p>0.313968800403007</text:p>
          </table:table-cell>
          <table:table-cell office:value-type="float" office:value="0.836004836017751" calcext:value-type="float">
            <text:p>0.836004836017751</text:p>
          </table:table-cell>
          <table:table-cell office:value-type="float" office:value="0.794666666666667" calcext:value-type="float">
            <text:p>0.79466666666666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4_0_occlusion</text:p>
          </table:table-cell>
          <table:table-cell office:value-type="float" office:value="0.549206774436818" calcext:value-type="float">
            <text:p>0.549206774436818</text:p>
          </table:table-cell>
          <table:table-cell office:value-type="float" office:value="0.75807838586826" calcext:value-type="float">
            <text:p>0.75807838586826</text:p>
          </table:table-cell>
          <table:table-cell office:value-type="float" office:value="0.399922108642629" calcext:value-type="float">
            <text:p>0.399922108642629</text:p>
          </table:table-cell>
          <table:table-cell office:value-type="float" office:value="0.820785499611127" calcext:value-type="float">
            <text:p>0.820785499611127</text:p>
          </table:table-cell>
          <table:table-cell office:value-type="float" office:value="0.954" calcext:value-type="float">
            <text:p>0.9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74339131281407" calcext:value-type="float">
            <text:p>0.774339131281407</text:p>
          </table:table-cell>
          <table:table-cell office:value-type="float" office:value="0.759171902985638" calcext:value-type="float">
            <text:p>0.759171902985638</text:p>
          </table:table-cell>
          <table:table-cell office:value-type="float" office:value="0.794799095042452" calcext:value-type="float">
            <text:p>0.794799095042452</text:p>
          </table:table-cell>
          <table:table-cell office:value-type="float" office:value="0.82598778556469" calcext:value-type="float">
            <text:p>0.82598778556469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64776399157895" calcext:value-type="float">
            <text:p>0.464776399157895</text:p>
          </table:table-cell>
          <table:table-cell office:value-type="float" office:value="0.652839418833478" calcext:value-type="float">
            <text:p>0.652839418833478</text:p>
          </table:table-cell>
          <table:table-cell office:value-type="float" office:value="0.334376935226278" calcext:value-type="float">
            <text:p>0.334376935226278</text:p>
          </table:table-cell>
          <table:table-cell office:value-type="float" office:value="0.837956049566855" calcext:value-type="float">
            <text:p>0.837956049566855</text:p>
          </table:table-cell>
          <table:table-cell office:value-type="float" office:value="0.79" calcext:value-type="float">
            <text:p>0.79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4_4_occlusion</text:p>
          </table:table-cell>
          <table:table-cell office:value-type="float" office:value="0.525645117495129" calcext:value-type="float">
            <text:p>0.525645117495129</text:p>
          </table:table-cell>
          <table:table-cell office:value-type="float" office:value="0.754293616386128" calcext:value-type="float">
            <text:p>0.754293616386128</text:p>
          </table:table-cell>
          <table:table-cell office:value-type="float" office:value="0.367099079573706" calcext:value-type="float">
            <text:p>0.367099079573706</text:p>
          </table:table-cell>
          <table:table-cell office:value-type="float" office:value="0.818719066927568" calcext:value-type="float">
            <text:p>0.81871906692756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73194100294742" calcext:value-type="float">
            <text:p>0.773194100294742</text:p>
          </table:table-cell>
          <table:table-cell office:value-type="float" office:value="0.758290498911569" calcext:value-type="float">
            <text:p>0.758290498911569</text:p>
          </table:table-cell>
          <table:table-cell office:value-type="float" office:value="0.79270780819854" calcext:value-type="float">
            <text:p>0.79270780819854</text:p>
          </table:table-cell>
          <table:table-cell office:value-type="float" office:value="0.82462409482301" calcext:value-type="float">
            <text:p>0.82462409482301</text:p>
          </table:table-cell>
          <table:table-cell office:value-type="float" office:value="0.966" calcext:value-type="float">
            <text:p>0.9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21013148183346" calcext:value-type="float">
            <text:p>0.521013148183346</text:p>
          </table:table-cell>
          <table:table-cell office:value-type="float" office:value="0.657988999643762" calcext:value-type="float">
            <text:p>0.657988999643762</text:p>
          </table:table-cell>
          <table:table-cell office:value-type="float" office:value="0.415695009266567" calcext:value-type="float">
            <text:p>0.415695009266567</text:p>
          </table:table-cell>
          <table:table-cell office:value-type="float" office:value="0.835610717365127" calcext:value-type="float">
            <text:p>0.835610717365127</text:p>
          </table:table-cell>
          <table:table-cell office:value-type="float" office:value="0.797333333333333" calcext:value-type="float">
            <text:p>0.797333333333333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4_8_occlusion</text:p>
          </table:table-cell>
          <table:table-cell office:value-type="float" office:value="0.461447384444451" calcext:value-type="float">
            <text:p>0.461447384444451</text:p>
          </table:table-cell>
          <table:table-cell office:value-type="float" office:value="0.747386618722968" calcext:value-type="float">
            <text:p>0.747386618722968</text:p>
          </table:table-cell>
          <table:table-cell office:value-type="float" office:value="0.28616155235302" calcext:value-type="float">
            <text:p>0.28616155235302</text:p>
          </table:table-cell>
          <table:table-cell office:value-type="float" office:value="0.816784074391596" calcext:value-type="float">
            <text:p>0.816784074391596</text:p>
          </table:table-cell>
          <table:table-cell office:value-type="float" office:value="0.952" calcext:value-type="float">
            <text:p>0.9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763915574970781" calcext:value-type="float">
            <text:p>0.763915574970781</text:p>
          </table:table-cell>
          <table:table-cell office:value-type="float" office:value="0.754129105870424" calcext:value-type="float">
            <text:p>0.754129105870424</text:p>
          </table:table-cell>
          <table:table-cell office:value-type="float" office:value="0.777315971548546" calcext:value-type="float">
            <text:p>0.777315971548546</text:p>
          </table:table-cell>
          <table:table-cell office:value-type="float" office:value="0.821643687150464" calcext:value-type="float">
            <text:p>0.821643687150464</text:p>
          </table:table-cell>
          <table:table-cell office:value-type="float" office:value="0.958666666666667" calcext:value-type="float">
            <text:p>0.958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469880534528234" calcext:value-type="float">
            <text:p>0.469880534528234</text:p>
          </table:table-cell>
          <table:table-cell office:value-type="float" office:value="0.640576812742096" calcext:value-type="float">
            <text:p>0.640576812742096</text:p>
          </table:table-cell>
          <table:table-cell office:value-type="float" office:value="0.348771109272138" calcext:value-type="float">
            <text:p>0.348771109272138</text:p>
          </table:table-cell>
          <table:table-cell office:value-type="float" office:value="0.836016896181982" calcext:value-type="float">
            <text:p>0.836016896181982</text:p>
          </table:table-cell>
          <table:table-cell office:value-type="float" office:value="0.768666666666667" calcext:value-type="float">
            <text:p>0.76866666666666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8_0_occlusion</text:p>
          </table:table-cell>
          <table:table-cell office:value-type="float" office:value="0.477593651657647" calcext:value-type="float">
            <text:p>0.477593651657647</text:p>
          </table:table-cell>
          <table:table-cell office:value-type="float" office:value="0.755180662953082" calcext:value-type="float">
            <text:p>0.755180662953082</text:p>
          </table:table-cell>
          <table:table-cell office:value-type="float" office:value="0.303071811668318" calcext:value-type="float">
            <text:p>0.303071811668318</text:p>
          </table:table-cell>
          <table:table-cell office:value-type="float" office:value="0.818945772401663" calcext:value-type="float">
            <text:p>0.818945772401663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70383787004432" calcext:value-type="float">
            <text:p>0.770383787004432</text:p>
          </table:table-cell>
          <table:table-cell office:value-type="float" office:value="0.756303886973505" calcext:value-type="float">
            <text:p>0.756303886973505</text:p>
          </table:table-cell>
          <table:table-cell office:value-type="float" office:value="0.789101492623544" calcext:value-type="float">
            <text:p>0.789101492623544</text:p>
          </table:table-cell>
          <table:table-cell office:value-type="float" office:value="0.823796708454186" calcext:value-type="float">
            <text:p>0.823796708454186</text:p>
          </table:table-cell>
          <table:table-cell office:value-type="float" office:value="0.960666666666667" calcext:value-type="float">
            <text:p>0.960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15270569038327" calcext:value-type="float">
            <text:p>0.615270569038327</text:p>
          </table:table-cell>
          <table:table-cell office:value-type="float" office:value="0.655427830602312" calcext:value-type="float">
            <text:p>0.655427830602312</text:p>
          </table:table-cell>
          <table:table-cell office:value-type="float" office:value="0.58208773380043" calcext:value-type="float">
            <text:p>0.58208773380043</text:p>
          </table:table-cell>
          <table:table-cell office:value-type="float" office:value="0.836883292489868" calcext:value-type="float">
            <text:p>0.836883292489868</text:p>
          </table:table-cell>
          <table:table-cell office:value-type="float" office:value="0.781333333333333" calcext:value-type="float">
            <text:p>0.78133333333333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8_4_occlusion</text:p>
          </table:table-cell>
          <table:table-cell office:value-type="float" office:value="0.477456920940067" calcext:value-type="float">
            <text:p>0.477456920940067</text:p>
          </table:table-cell>
          <table:table-cell office:value-type="float" office:value="0.754747263709457" calcext:value-type="float">
            <text:p>0.754747263709457</text:p>
          </table:table-cell>
          <table:table-cell office:value-type="float" office:value="0.302921680102059" calcext:value-type="float">
            <text:p>0.302921680102059</text:p>
          </table:table-cell>
          <table:table-cell office:value-type="float" office:value="0.818167266453208" calcext:value-type="float">
            <text:p>0.818167266453208</text:p>
          </table:table-cell>
          <table:table-cell office:value-type="float" office:value="0.954" calcext:value-type="float">
            <text:p>0.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769211013868731" calcext:value-type="float">
            <text:p>0.769211013868731</text:p>
          </table:table-cell>
          <table:table-cell office:value-type="float" office:value="0.757194227359456" calcext:value-type="float">
            <text:p>0.757194227359456</text:p>
          </table:table-cell>
          <table:table-cell office:value-type="float" office:value="0.785655619723916" calcext:value-type="float">
            <text:p>0.785655619723916</text:p>
          </table:table-cell>
          <table:table-cell office:value-type="float" office:value="0.822995038357009" calcext:value-type="float">
            <text:p>0.822995038357009</text:p>
          </table:table-cell>
          <table:table-cell office:value-type="float" office:value="0.962" calcext:value-type="float">
            <text:p>0.9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03938254672277" calcext:value-type="float">
            <text:p>0.503938254672277</text:p>
          </table:table-cell>
          <table:table-cell office:value-type="float" office:value="0.650209363546645" calcext:value-type="float">
            <text:p>0.650209363546645</text:p>
          </table:table-cell>
          <table:table-cell office:value-type="float" office:value="0.393979144749145" calcext:value-type="float">
            <text:p>0.393979144749145</text:p>
          </table:table-cell>
          <table:table-cell office:value-type="float" office:value="0.836864826512555" calcext:value-type="float">
            <text:p>0.836864826512555</text:p>
          </table:table-cell>
          <table:table-cell office:value-type="float" office:value="0.792666666666667" calcext:value-type="float">
            <text:p>0.792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lemniscate_8_8_occlusion</text:p>
          </table:table-cell>
          <table:table-cell office:value-type="float" office:value="0.546887674109169" calcext:value-type="float">
            <text:p>0.546887674109169</text:p>
          </table:table-cell>
          <table:table-cell office:value-type="float" office:value="0.748431639411172" calcext:value-type="float">
            <text:p>0.748431639411172</text:p>
          </table:table-cell>
          <table:table-cell office:value-type="float" office:value="0.400835760618186" calcext:value-type="float">
            <text:p>0.400835760618186</text:p>
          </table:table-cell>
          <table:table-cell office:value-type="float" office:value="0.816935999140957" calcext:value-type="float">
            <text:p>0.816935999140957</text:p>
          </table:table-cell>
          <table:table-cell office:value-type="float" office:value="0.956" calcext:value-type="float">
            <text:p>0.9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49451916846998" calcext:value-type="float">
            <text:p>0.749451916846998</text:p>
          </table:table-cell>
          <table:table-cell office:value-type="float" office:value="0.754282834240885" calcext:value-type="float">
            <text:p>0.754282834240885</text:p>
          </table:table-cell>
          <table:table-cell office:value-type="float" office:value="0.74798617830808" calcext:value-type="float">
            <text:p>0.74798617830808</text:p>
          </table:table-cell>
          <table:table-cell office:value-type="float" office:value="0.82112187676041" calcext:value-type="float">
            <text:p>0.82112187676041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40605991146342" calcext:value-type="float">
            <text:p>0.540605991146342</text:p>
          </table:table-cell>
          <table:table-cell office:value-type="float" office:value="0.642624169550858" calcext:value-type="float">
            <text:p>0.642624169550858</text:p>
          </table:table-cell>
          <table:table-cell office:value-type="float" office:value="0.460316880093825" calcext:value-type="float">
            <text:p>0.460316880093825</text:p>
          </table:table-cell>
          <table:table-cell office:value-type="float" office:value="0.835371649505075" calcext:value-type="float">
            <text:p>0.835371649505075</text:p>
          </table:table-cell>
          <table:table-cell office:value-type="float" office:value="0.772666666666667" calcext:value-type="float">
            <text:p>0.772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0_0_occlusion</text:p>
          </table:table-cell>
          <table:table-cell office:value-type="float" office:value="0.60041736646481" calcext:value-type="float">
            <text:p>0.60041736646481</text:p>
          </table:table-cell>
          <table:table-cell office:value-type="float" office:value="0.744413028423731" calcext:value-type="float">
            <text:p>0.744413028423731</text:p>
          </table:table-cell>
          <table:table-cell office:value-type="float" office:value="0.486104297229562" calcext:value-type="float">
            <text:p>0.486104297229562</text:p>
          </table:table-cell>
          <table:table-cell office:value-type="float" office:value="0.821706725958297" calcext:value-type="float">
            <text:p>0.82170672595829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9240808991197" calcext:value-type="float">
            <text:p>0.69240808991197</text:p>
          </table:table-cell>
          <table:table-cell office:value-type="float" office:value="0.742771319930603" calcext:value-type="float">
            <text:p>0.742771319930603</text:p>
          </table:table-cell>
          <table:table-cell office:value-type="float" office:value="0.657363832332745" calcext:value-type="float">
            <text:p>0.657363832332745</text:p>
          </table:table-cell>
          <table:table-cell office:value-type="float" office:value="0.836951878885003" calcext:value-type="float">
            <text:p>0.836951878885003</text:p>
          </table:table-cell>
          <table:table-cell office:value-type="float" office:value="0.916" calcext:value-type="float">
            <text:p>0.9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36338376028647" calcext:value-type="float">
            <text:p>0.636338376028647</text:p>
          </table:table-cell>
          <table:table-cell office:value-type="float" office:value="0.603899801225521" calcext:value-type="float">
            <text:p>0.603899801225521</text:p>
          </table:table-cell>
          <table:table-cell office:value-type="float" office:value="0.672877786943077" calcext:value-type="float">
            <text:p>0.672877786943077</text:p>
          </table:table-cell>
          <table:table-cell office:value-type="float" office:value="0.825810936429136" calcext:value-type="float">
            <text:p>0.825810936429136</text:p>
          </table:table-cell>
          <table:table-cell office:value-type="float" office:value="0.755333333333333" calcext:value-type="float">
            <text:p>0.755333333333333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0_4_occlusion</text:p>
          </table:table-cell>
          <table:table-cell office:value-type="float" office:value="0.640613786833459" calcext:value-type="float">
            <text:p>0.640613786833459</text:p>
          </table:table-cell>
          <table:table-cell office:value-type="float" office:value="0.748029844234592" calcext:value-type="float">
            <text:p>0.748029844234592</text:p>
          </table:table-cell>
          <table:table-cell office:value-type="float" office:value="0.550889634775878" calcext:value-type="float">
            <text:p>0.550889634775878</text:p>
          </table:table-cell>
          <table:table-cell office:value-type="float" office:value="0.822889439802651" calcext:value-type="float">
            <text:p>0.822889439802651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758033801204523" calcext:value-type="float">
            <text:p>0.758033801204523</text:p>
          </table:table-cell>
          <table:table-cell office:value-type="float" office:value="0.740581867161091" calcext:value-type="float">
            <text:p>0.740581867161091</text:p>
          </table:table-cell>
          <table:table-cell office:value-type="float" office:value="0.783838659930174" calcext:value-type="float">
            <text:p>0.783838659930174</text:p>
          </table:table-cell>
          <table:table-cell office:value-type="float" office:value="0.836839302444897" calcext:value-type="float">
            <text:p>0.836839302444897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4522785327224" calcext:value-type="float">
            <text:p>0.634522785327224</text:p>
          </table:table-cell>
          <table:table-cell office:value-type="float" office:value="0.602630251954471" calcext:value-type="float">
            <text:p>0.602630251954471</text:p>
          </table:table-cell>
          <table:table-cell office:value-type="float" office:value="0.669913278631277" calcext:value-type="float">
            <text:p>0.669913278631277</text:p>
          </table:table-cell>
          <table:table-cell office:value-type="float" office:value="0.826256311088367" calcext:value-type="float">
            <text:p>0.826256311088367</text:p>
          </table:table-cell>
          <table:table-cell office:value-type="float" office:value="0.755333333333333" calcext:value-type="float">
            <text:p>0.75533333333333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0_8_occlusion</text:p>
          </table:table-cell>
          <table:table-cell office:value-type="float" office:value="0.572887991035617" calcext:value-type="float">
            <text:p>0.572887991035617</text:p>
          </table:table-cell>
          <table:table-cell office:value-type="float" office:value="0.741142893064435" calcext:value-type="float">
            <text:p>0.741142893064435</text:p>
          </table:table-cell>
          <table:table-cell office:value-type="float" office:value="0.444588195385854" calcext:value-type="float">
            <text:p>0.444588195385854</text:p>
          </table:table-cell>
          <table:table-cell office:value-type="float" office:value="0.820342866779398" calcext:value-type="float">
            <text:p>0.820342866779398</text:p>
          </table:table-cell>
          <table:table-cell office:value-type="float" office:value="0.941333333333333" calcext:value-type="float">
            <text:p>0.9413333333333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18988453124471" calcext:value-type="float">
            <text:p>0.718988453124471</text:p>
          </table:table-cell>
          <table:table-cell office:value-type="float" office:value="0.73377630844951" calcext:value-type="float">
            <text:p>0.73377630844951</text:p>
          </table:table-cell>
          <table:table-cell office:value-type="float" office:value="0.712369727194222" calcext:value-type="float">
            <text:p>0.712369727194222</text:p>
          </table:table-cell>
          <table:table-cell office:value-type="float" office:value="0.836093176689266" calcext:value-type="float">
            <text:p>0.836093176689266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41378152099346" calcext:value-type="float">
            <text:p>0.641378152099346</text:p>
          </table:table-cell>
          <table:table-cell office:value-type="float" office:value="0.605000324243972" calcext:value-type="float">
            <text:p>0.605000324243972</text:p>
          </table:table-cell>
          <table:table-cell office:value-type="float" office:value="0.681441327352105" calcext:value-type="float">
            <text:p>0.681441327352105</text:p>
          </table:table-cell>
          <table:table-cell office:value-type="float" office:value="0.82721891056192" calcext:value-type="float">
            <text:p>0.82721891056192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4_0_occlusion</text:p>
          </table:table-cell>
          <table:table-cell office:value-type="float" office:value="0.551679410544396" calcext:value-type="float">
            <text:p>0.551679410544396</text:p>
          </table:table-cell>
          <table:table-cell office:value-type="float" office:value="0.742715466138503" calcext:value-type="float">
            <text:p>0.742715466138503</text:p>
          </table:table-cell>
          <table:table-cell office:value-type="float" office:value="0.412246866603187" calcext:value-type="float">
            <text:p>0.412246866603187</text:p>
          </table:table-cell>
          <table:table-cell office:value-type="float" office:value="0.822122390055158" calcext:value-type="float">
            <text:p>0.822122390055158</text:p>
          </table:table-cell>
          <table:table-cell office:value-type="float" office:value="0.939333333333333" calcext:value-type="float">
            <text:p>0.9393333333333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28065910202247" calcext:value-type="float">
            <text:p>0.728065910202247</text:p>
          </table:table-cell>
          <table:table-cell office:value-type="float" office:value="0.734208636334042" calcext:value-type="float">
            <text:p>0.734208636334042</text:p>
          </table:table-cell>
          <table:table-cell office:value-type="float" office:value="0.731609582339554" calcext:value-type="float">
            <text:p>0.731609582339554</text:p>
          </table:table-cell>
          <table:table-cell office:value-type="float" office:value="0.837946869568903" calcext:value-type="float">
            <text:p>0.837946869568903</text:p>
          </table:table-cell>
          <table:table-cell office:value-type="float" office:value="0.906" calcext:value-type="float">
            <text:p>0.9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31055498374074" calcext:value-type="float">
            <text:p>0.631055498374074</text:p>
          </table:table-cell>
          <table:table-cell office:value-type="float" office:value="0.601232448570729" calcext:value-type="float">
            <text:p>0.601232448570729</text:p>
          </table:table-cell>
          <table:table-cell office:value-type="float" office:value="0.664152037560377" calcext:value-type="float">
            <text:p>0.664152037560377</text:p>
          </table:table-cell>
          <table:table-cell office:value-type="float" office:value="0.825512679989397" calcext:value-type="float">
            <text:p>0.825512679989397</text:p>
          </table:table-cell>
          <table:table-cell office:value-type="float" office:value="0.754666666666667" calcext:value-type="float">
            <text:p>0.75466666666666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4_4_occlusion</text:p>
          </table:table-cell>
          <table:table-cell office:value-type="float" office:value="0.56642017545238" calcext:value-type="float">
            <text:p>0.56642017545238</text:p>
          </table:table-cell>
          <table:table-cell office:value-type="float" office:value="0.739379568637017" calcext:value-type="float">
            <text:p>0.739379568637017</text:p>
          </table:table-cell>
          <table:table-cell office:value-type="float" office:value="0.43614222402299" calcext:value-type="float">
            <text:p>0.43614222402299</text:p>
          </table:table-cell>
          <table:table-cell office:value-type="float" office:value="0.820716416023016" calcext:value-type="float">
            <text:p>0.820716416023016</text:p>
          </table:table-cell>
          <table:table-cell office:value-type="float" office:value="0.942666666666667" calcext:value-type="float">
            <text:p>0.9426666666666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5421998236512" calcext:value-type="float">
            <text:p>0.755421998236512</text:p>
          </table:table-cell>
          <table:table-cell office:value-type="float" office:value="0.737229421347103" calcext:value-type="float">
            <text:p>0.737229421347103</text:p>
          </table:table-cell>
          <table:table-cell office:value-type="float" office:value="0.78155564703335" calcext:value-type="float">
            <text:p>0.78155564703335</text:p>
          </table:table-cell>
          <table:table-cell office:value-type="float" office:value="0.836404907776109" calcext:value-type="float">
            <text:p>0.83640490777610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33530412423343" calcext:value-type="float">
            <text:p>0.633530412423343</text:p>
          </table:table-cell>
          <table:table-cell office:value-type="float" office:value="0.603885695556996" calcext:value-type="float">
            <text:p>0.603885695556996</text:p>
          </table:table-cell>
          <table:table-cell office:value-type="float" office:value="0.666289034222685" calcext:value-type="float">
            <text:p>0.666289034222685</text:p>
          </table:table-cell>
          <table:table-cell office:value-type="float" office:value="0.826776421344006" calcext:value-type="float">
            <text:p>0.826776421344006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4_8_occlusion</text:p>
          </table:table-cell>
          <table:table-cell office:value-type="float" office:value="0.564099128825551" calcext:value-type="float">
            <text:p>0.564099128825551</text:p>
          </table:table-cell>
          <table:table-cell office:value-type="float" office:value="0.733586591980534" calcext:value-type="float">
            <text:p>0.733586591980534</text:p>
          </table:table-cell>
          <table:table-cell office:value-type="float" office:value="0.435313063430784" calcext:value-type="float">
            <text:p>0.435313063430784</text:p>
          </table:table-cell>
          <table:table-cell office:value-type="float" office:value="0.818694566591398" calcext:value-type="float">
            <text:p>0.818694566591398</text:p>
          </table:table-cell>
          <table:table-cell office:value-type="float" office:value="0.937333333333333" calcext:value-type="float">
            <text:p>0.9373333333333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680008174213694" calcext:value-type="float">
            <text:p>0.680008174213694</text:p>
          </table:table-cell>
          <table:table-cell office:value-type="float" office:value="0.731989228198423" calcext:value-type="float">
            <text:p>0.731989228198423</text:p>
          </table:table-cell>
          <table:table-cell office:value-type="float" office:value="0.641447072279808" calcext:value-type="float">
            <text:p>0.641447072279808</text:p>
          </table:table-cell>
          <table:table-cell office:value-type="float" office:value="0.834959846247106" calcext:value-type="float">
            <text:p>0.834959846247106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6552870887101" calcext:value-type="float">
            <text:p>0.636552870887101</text:p>
          </table:table-cell>
          <table:table-cell office:value-type="float" office:value="0.606558073184702" calcext:value-type="float">
            <text:p>0.606558073184702</text:p>
          </table:table-cell>
          <table:table-cell office:value-type="float" office:value="0.669524805732804" calcext:value-type="float">
            <text:p>0.669524805732804</text:p>
          </table:table-cell>
          <table:table-cell office:value-type="float" office:value="0.825857369591769" calcext:value-type="float">
            <text:p>0.825857369591769</text:p>
          </table:table-cell>
          <table:table-cell office:value-type="float" office:value="0.758" calcext:value-type="float">
            <text:p>0.758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8_0_occlusion</text:p>
          </table:table-cell>
          <table:table-cell office:value-type="float" office:value="0.491959391255877" calcext:value-type="float">
            <text:p>0.491959391255877</text:p>
          </table:table-cell>
          <table:table-cell office:value-type="float" office:value="0.733867816458569" calcext:value-type="float">
            <text:p>0.733867816458569</text:p>
          </table:table-cell>
          <table:table-cell office:value-type="float" office:value="0.332922809641364" calcext:value-type="float">
            <text:p>0.332922809641364</text:p>
          </table:table-cell>
          <table:table-cell office:value-type="float" office:value="0.819937640238229" calcext:value-type="float">
            <text:p>0.819937640238229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20616288299941" calcext:value-type="float">
            <text:p>0.720616288299941</text:p>
          </table:table-cell>
          <table:table-cell office:value-type="float" office:value="0.736333367092224" calcext:value-type="float">
            <text:p>0.736333367092224</text:p>
          </table:table-cell>
          <table:table-cell office:value-type="float" office:value="0.711537157807676" calcext:value-type="float">
            <text:p>0.711537157807676</text:p>
          </table:table-cell>
          <table:table-cell office:value-type="float" office:value="0.836828478633817" calcext:value-type="float">
            <text:p>0.83682847863381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9526029754891" calcext:value-type="float">
            <text:p>0.639526029754891</text:p>
          </table:table-cell>
          <table:table-cell office:value-type="float" office:value="0.610139411315434" calcext:value-type="float">
            <text:p>0.610139411315434</text:p>
          </table:table-cell>
          <table:table-cell office:value-type="float" office:value="0.672425060003656" calcext:value-type="float">
            <text:p>0.672425060003656</text:p>
          </table:table-cell>
          <table:table-cell office:value-type="float" office:value="0.826545347135273" calcext:value-type="float">
            <text:p>0.826545347135273</text:p>
          </table:table-cell>
          <table:table-cell office:value-type="float" office:value="0.761333333333333" calcext:value-type="float">
            <text:p>0.761333333333333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8_4_occlusion</text:p>
          </table:table-cell>
          <table:table-cell office:value-type="float" office:value="0.55429908186918" calcext:value-type="float">
            <text:p>0.55429908186918</text:p>
          </table:table-cell>
          <table:table-cell office:value-type="float" office:value="0.735846424123372" calcext:value-type="float">
            <text:p>0.735846424123372</text:p>
          </table:table-cell>
          <table:table-cell office:value-type="float" office:value="0.419015053149809" calcext:value-type="float">
            <text:p>0.419015053149809</text:p>
          </table:table-cell>
          <table:table-cell office:value-type="float" office:value="0.818640204734428" calcext:value-type="float">
            <text:p>0.818640204734428</text:p>
          </table:table-cell>
          <table:table-cell office:value-type="float" office:value="0.935333333333333" calcext:value-type="float">
            <text:p>0.93533333333333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749354579202601" calcext:value-type="float">
            <text:p>0.749354579202601</text:p>
          </table:table-cell>
          <table:table-cell office:value-type="float" office:value="0.733225560054202" calcext:value-type="float">
            <text:p>0.733225560054202</text:p>
          </table:table-cell>
          <table:table-cell office:value-type="float" office:value="0.771880753684205" calcext:value-type="float">
            <text:p>0.771880753684205</text:p>
          </table:table-cell>
          <table:table-cell office:value-type="float" office:value="0.836277477274848" calcext:value-type="float">
            <text:p>0.83627747727484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33235534299799" calcext:value-type="float">
            <text:p>0.633235534299799</text:p>
          </table:table-cell>
          <table:table-cell office:value-type="float" office:value="0.604173763739087" calcext:value-type="float">
            <text:p>0.604173763739087</text:p>
          </table:table-cell>
          <table:table-cell office:value-type="float" office:value="0.665256137852846" calcext:value-type="float">
            <text:p>0.665256137852846</text:p>
          </table:table-cell>
          <table:table-cell office:value-type="float" office:value="0.825334535301219" calcext:value-type="float">
            <text:p>0.825334535301219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vertical_sinusoidal_8_8_occlusion</text:p>
          </table:table-cell>
          <table:table-cell office:value-type="float" office:value="0.474005912670409" calcext:value-type="float">
            <text:p>0.474005912670409</text:p>
          </table:table-cell>
          <table:table-cell office:value-type="float" office:value="0.731232105745015" calcext:value-type="float">
            <text:p>0.731232105745015</text:p>
          </table:table-cell>
          <table:table-cell office:value-type="float" office:value="0.309570525719095" calcext:value-type="float">
            <text:p>0.309570525719095</text:p>
          </table:table-cell>
          <table:table-cell office:value-type="float" office:value="0.818699493931047" calcext:value-type="float">
            <text:p>0.818699493931047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47846784522913" calcext:value-type="float">
            <text:p>0.747846784522913</text:p>
          </table:table-cell>
          <table:table-cell office:value-type="float" office:value="0.731291881197309" calcext:value-type="float">
            <text:p>0.731291881197309</text:p>
          </table:table-cell>
          <table:table-cell office:value-type="float" office:value="0.769575584617806" calcext:value-type="float">
            <text:p>0.769575584617806</text:p>
          </table:table-cell>
          <table:table-cell office:value-type="float" office:value="0.831910949745989" calcext:value-type="float">
            <text:p>0.831910949745989</text:p>
          </table:table-cell>
          <table:table-cell office:value-type="float" office:value="0.908" calcext:value-type="float">
            <text:p>0.9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27754146742966" calcext:value-type="float">
            <text:p>0.627754146742966</text:p>
          </table:table-cell>
          <table:table-cell office:value-type="float" office:value="0.597565174374571" calcext:value-type="float">
            <text:p>0.597565174374571</text:p>
          </table:table-cell>
          <table:table-cell office:value-type="float" office:value="0.661656969226636" calcext:value-type="float">
            <text:p>0.661656969226636</text:p>
          </table:table-cell>
          <table:table-cell office:value-type="float" office:value="0.824454655323076" calcext:value-type="float">
            <text:p>0.824454655323076</text:p>
          </table:table-cell>
          <table:table-cell office:value-type="float" office:value="0.756" calcext:value-type="float">
            <text:p>0.756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0_0_occlusion</text:p>
          </table:table-cell>
          <table:table-cell office:value-type="float" office:value="0.638440996338712" calcext:value-type="float">
            <text:p>0.638440996338712</text:p>
          </table:table-cell>
          <table:table-cell office:value-type="float" office:value="0.765323073304949" calcext:value-type="float">
            <text:p>0.765323073304949</text:p>
          </table:table-cell>
          <table:table-cell office:value-type="float" office:value="0.533458752702425" calcext:value-type="float">
            <text:p>0.533458752702425</text:p>
          </table:table-cell>
          <table:table-cell office:value-type="float" office:value="0.81381544783885" calcext:value-type="float">
            <text:p>0.81381544783885</text:p>
          </table:table-cell>
          <table:table-cell office:value-type="float" office:value="0.9875" calcext:value-type="float">
            <text:p>0.98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94641273653548" calcext:value-type="float">
            <text:p>0.794641273653548</text:p>
          </table:table-cell>
          <table:table-cell office:value-type="float" office:value="0.782229657776246" calcext:value-type="float">
            <text:p>0.782229657776246</text:p>
          </table:table-cell>
          <table:table-cell office:value-type="float" office:value="0.811859979979991" calcext:value-type="float">
            <text:p>0.811859979979991</text:p>
          </table:table-cell>
          <table:table-cell office:value-type="float" office:value="0.824848748404135" calcext:value-type="float">
            <text:p>0.824848748404135</text:p>
          </table:table-cell>
          <table:table-cell office:value-type="float" office:value="0.9865" calcext:value-type="float">
            <text:p>0.98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6539117043463" calcext:value-type="float">
            <text:p>0.696539117043463</text:p>
          </table:table-cell>
          <table:table-cell office:value-type="float" office:value="0.692419264407787" calcext:value-type="float">
            <text:p>0.692419264407787</text:p>
          </table:table-cell>
          <table:table-cell office:value-type="float" office:value="0.703437936066562" calcext:value-type="float">
            <text:p>0.703437936066562</text:p>
          </table:table-cell>
          <table:table-cell office:value-type="float" office:value="0.821904867093875" calcext:value-type="float">
            <text:p>0.821904867093875</text:p>
          </table:table-cell>
          <table:table-cell office:value-type="float" office:value="0.8795" calcext:value-type="float">
            <text:p>0.879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0_4_occlusion</text:p>
          </table:table-cell>
          <table:table-cell office:value-type="float" office:value="0.617306614799273" calcext:value-type="float">
            <text:p>0.617306614799273</text:p>
          </table:table-cell>
          <table:table-cell office:value-type="float" office:value="0.761862888916879" calcext:value-type="float">
            <text:p>0.761862888916879</text:p>
          </table:table-cell>
          <table:table-cell office:value-type="float" office:value="0.500985343150505" calcext:value-type="float">
            <text:p>0.500985343150505</text:p>
          </table:table-cell>
          <table:table-cell office:value-type="float" office:value="0.811062486817101" calcext:value-type="float">
            <text:p>0.811062486817101</text:p>
          </table:table-cell>
          <table:table-cell office:value-type="float" office:value="0.9865" calcext:value-type="float">
            <text:p>0.986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91084531989697" calcext:value-type="float">
            <text:p>0.791084531989697</text:p>
          </table:table-cell>
          <table:table-cell office:value-type="float" office:value="0.77875714820593" calcext:value-type="float">
            <text:p>0.77875714820593</text:p>
          </table:table-cell>
          <table:table-cell office:value-type="float" office:value="0.807070039016701" calcext:value-type="float">
            <text:p>0.807070039016701</text:p>
          </table:table-cell>
          <table:table-cell office:value-type="float" office:value="0.822496555492369" calcext:value-type="float">
            <text:p>0.822496555492369</text:p>
          </table:table-cell>
          <table:table-cell office:value-type="float" office:value="0.9905" calcext:value-type="float">
            <text:p>0.99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3730013177869" calcext:value-type="float">
            <text:p>0.693730013177869</text:p>
          </table:table-cell>
          <table:table-cell office:value-type="float" office:value="0.69019905457184" calcext:value-type="float">
            <text:p>0.69019905457184</text:p>
          </table:table-cell>
          <table:table-cell office:value-type="float" office:value="0.699647490365562" calcext:value-type="float">
            <text:p>0.699647490365562</text:p>
          </table:table-cell>
          <table:table-cell office:value-type="float" office:value="0.821699987801631" calcext:value-type="float">
            <text:p>0.821699987801631</text:p>
          </table:table-cell>
          <table:table-cell office:value-type="float" office:value="0.8805" calcext:value-type="float">
            <text:p>0.880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0_8_occlusion</text:p>
          </table:table-cell>
          <table:table-cell office:value-type="float" office:value="0.613345397175916" calcext:value-type="float">
            <text:p>0.613345397175916</text:p>
          </table:table-cell>
          <table:table-cell office:value-type="float" office:value="0.757606904791285" calcext:value-type="float">
            <text:p>0.757606904791285</text:p>
          </table:table-cell>
          <table:table-cell office:value-type="float" office:value="0.497144796729758" calcext:value-type="float">
            <text:p>0.497144796729758</text:p>
          </table:table-cell>
          <table:table-cell office:value-type="float" office:value="0.809685596958249" calcext:value-type="float">
            <text:p>0.809685596958249</text:p>
          </table:table-cell>
          <table:table-cell office:value-type="float" office:value="0.9835" calcext:value-type="float">
            <text:p>0.98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85393826465689" calcext:value-type="float">
            <text:p>0.785393826465689</text:p>
          </table:table-cell>
          <table:table-cell office:value-type="float" office:value="0.774331324865158" calcext:value-type="float">
            <text:p>0.774331324865158</text:p>
          </table:table-cell>
          <table:table-cell office:value-type="float" office:value="0.79918824643358" calcext:value-type="float">
            <text:p>0.79918824643358</text:p>
          </table:table-cell>
          <table:table-cell office:value-type="float" office:value="0.820789901144674" calcext:value-type="float">
            <text:p>0.820789901144674</text:p>
          </table:table-cell>
          <table:table-cell office:value-type="float" office:value="0.9905" calcext:value-type="float">
            <text:p>0.99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87079001743964" calcext:value-type="float">
            <text:p>0.687079001743964</text:p>
          </table:table-cell>
          <table:table-cell office:value-type="float" office:value="0.685118840434198" calcext:value-type="float">
            <text:p>0.685118840434198</text:p>
          </table:table-cell>
          <table:table-cell office:value-type="float" office:value="0.691929539470977" calcext:value-type="float">
            <text:p>0.691929539470977</text:p>
          </table:table-cell>
          <table:table-cell office:value-type="float" office:value="0.82106813260485" calcext:value-type="float">
            <text:p>0.82106813260485</text:p>
          </table:table-cell>
          <table:table-cell office:value-type="float" office:value="0.868" calcext:value-type="float">
            <text:p>0.86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4_0_occlusion</text:p>
          </table:table-cell>
          <table:table-cell office:value-type="float" office:value="0.607444079248923" calcext:value-type="float">
            <text:p>0.607444079248923</text:p>
          </table:table-cell>
          <table:table-cell office:value-type="float" office:value="0.764137983882425" calcext:value-type="float">
            <text:p>0.764137983882425</text:p>
          </table:table-cell>
          <table:table-cell office:value-type="float" office:value="0.483655894161875" calcext:value-type="float">
            <text:p>0.483655894161875</text:p>
          </table:table-cell>
          <table:table-cell office:value-type="float" office:value="0.811578521560123" calcext:value-type="float">
            <text:p>0.811578521560123</text:p>
          </table:table-cell>
          <table:table-cell office:value-type="float" office:value="0.986" calcext:value-type="float">
            <text:p>0.98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794695512955409" calcext:value-type="float">
            <text:p>0.794695512955409</text:p>
          </table:table-cell>
          <table:table-cell office:value-type="float" office:value="0.782112621363568" calcext:value-type="float">
            <text:p>0.782112621363568</text:p>
          </table:table-cell>
          <table:table-cell office:value-type="float" office:value="0.811959017539695" calcext:value-type="float">
            <text:p>0.811959017539695</text:p>
          </table:table-cell>
          <table:table-cell office:value-type="float" office:value="0.824065294416213" calcext:value-type="float">
            <text:p>0.824065294416213</text:p>
          </table:table-cell>
          <table:table-cell office:value-type="float" office:value="0.9885" calcext:value-type="float">
            <text:p>0.98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82396245768519" calcext:value-type="float">
            <text:p>0.682396245768519</text:p>
          </table:table-cell>
          <table:table-cell office:value-type="float" office:value="0.695914866999954" calcext:value-type="float">
            <text:p>0.695914866999954</text:p>
          </table:table-cell>
          <table:table-cell office:value-type="float" office:value="0.672638512300214" calcext:value-type="float">
            <text:p>0.672638512300214</text:p>
          </table:table-cell>
          <table:table-cell office:value-type="float" office:value="0.822663797808703" calcext:value-type="float">
            <text:p>0.822663797808703</text:p>
          </table:table-cell>
          <table:table-cell office:value-type="float" office:value="0.879" calcext:value-type="float">
            <text:p>0.87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4_4_occlusion</text:p>
          </table:table-cell>
          <table:table-cell office:value-type="float" office:value="0.61743975279087" calcext:value-type="float">
            <text:p>0.61743975279087</text:p>
          </table:table-cell>
          <table:table-cell office:value-type="float" office:value="0.763152311239285" calcext:value-type="float">
            <text:p>0.763152311239285</text:p>
          </table:table-cell>
          <table:table-cell office:value-type="float" office:value="0.50029458555024" calcext:value-type="float">
            <text:p>0.50029458555024</text:p>
          </table:table-cell>
          <table:table-cell office:value-type="float" office:value="0.813580626455318" calcext:value-type="float">
            <text:p>0.813580626455318</text:p>
          </table:table-cell>
          <table:table-cell office:value-type="float" office:value="0.988" calcext:value-type="float">
            <text:p>0.9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84468330791204" calcext:value-type="float">
            <text:p>0.784468330791204</text:p>
          </table:table-cell>
          <table:table-cell office:value-type="float" office:value="0.780999102101462" calcext:value-type="float">
            <text:p>0.780999102101462</text:p>
          </table:table-cell>
          <table:table-cell office:value-type="float" office:value="0.792422680750582" calcext:value-type="float">
            <text:p>0.792422680750582</text:p>
          </table:table-cell>
          <table:table-cell office:value-type="float" office:value="0.823327308744429" calcext:value-type="float">
            <text:p>0.823327308744429</text:p>
          </table:table-cell>
          <table:table-cell office:value-type="float" office:value="0.9905" calcext:value-type="float">
            <text:p>0.99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84761122341939" calcext:value-type="float">
            <text:p>0.684761122341939</text:p>
          </table:table-cell>
          <table:table-cell office:value-type="float" office:value="0.696866466293921" calcext:value-type="float">
            <text:p>0.696866466293921</text:p>
          </table:table-cell>
          <table:table-cell office:value-type="float" office:value="0.676789830266431" calcext:value-type="float">
            <text:p>0.676789830266431</text:p>
          </table:table-cell>
          <table:table-cell office:value-type="float" office:value="0.821975022401006" calcext:value-type="float">
            <text:p>0.821975022401006</text:p>
          </table:table-cell>
          <table:table-cell office:value-type="float" office:value="0.8855" calcext:value-type="float">
            <text:p>0.885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4_8_occlusion</text:p>
          </table:table-cell>
          <table:table-cell office:value-type="float" office:value="0.52534913915829" calcext:value-type="float">
            <text:p>0.52534913915829</text:p>
          </table:table-cell>
          <table:table-cell office:value-type="float" office:value="0.758786329018367" calcext:value-type="float">
            <text:p>0.758786329018367</text:p>
          </table:table-cell>
          <table:table-cell office:value-type="float" office:value="0.36488062301356" calcext:value-type="float">
            <text:p>0.36488062301356</text:p>
          </table:table-cell>
          <table:table-cell office:value-type="float" office:value="0.811141067089527" calcext:value-type="float">
            <text:p>0.811141067089527</text:p>
          </table:table-cell>
          <table:table-cell office:value-type="float" office:value="0.9835" calcext:value-type="float">
            <text:p>0.983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82094907957979" calcext:value-type="float">
            <text:p>0.782094907957979</text:p>
          </table:table-cell>
          <table:table-cell office:value-type="float" office:value="0.772637884464181" calcext:value-type="float">
            <text:p>0.772637884464181</text:p>
          </table:table-cell>
          <table:table-cell office:value-type="float" office:value="0.795021290682354" calcext:value-type="float">
            <text:p>0.795021290682354</text:p>
          </table:table-cell>
          <table:table-cell office:value-type="float" office:value="0.820513816416248" calcext:value-type="float">
            <text:p>0.820513816416248</text:p>
          </table:table-cell>
          <table:table-cell office:value-type="float" office:value="0.9815" calcext:value-type="float">
            <text:p>0.98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98351473055698" calcext:value-type="float">
            <text:p>0.698351473055698</text:p>
          </table:table-cell>
          <table:table-cell office:value-type="float" office:value="0.689056325851986" calcext:value-type="float">
            <text:p>0.689056325851986</text:p>
          </table:table-cell>
          <table:table-cell office:value-type="float" office:value="0.710659289203122" calcext:value-type="float">
            <text:p>0.710659289203122</text:p>
          </table:table-cell>
          <table:table-cell office:value-type="float" office:value="0.823013320405511" calcext:value-type="float">
            <text:p>0.823013320405511</text:p>
          </table:table-cell>
          <table:table-cell office:value-type="float" office:value="0.8815" calcext:value-type="float">
            <text:p>0.88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8_0_occlusion</text:p>
          </table:table-cell>
          <table:table-cell office:value-type="float" office:value="0.633020483710785" calcext:value-type="float">
            <text:p>0.633020483710785</text:p>
          </table:table-cell>
          <table:table-cell office:value-type="float" office:value="0.764863253084135" calcext:value-type="float">
            <text:p>0.764863253084135</text:p>
          </table:table-cell>
          <table:table-cell office:value-type="float" office:value="0.524580742983643" calcext:value-type="float">
            <text:p>0.524580742983643</text:p>
          </table:table-cell>
          <table:table-cell office:value-type="float" office:value="0.812703373744591" calcext:value-type="float">
            <text:p>0.812703373744591</text:p>
          </table:table-cell>
          <table:table-cell office:value-type="float" office:value="0.9835" calcext:value-type="float">
            <text:p>0.983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9504141739286" calcext:value-type="float">
            <text:p>0.79504141739286</text:p>
          </table:table-cell>
          <table:table-cell office:value-type="float" office:value="0.782399923471748" calcext:value-type="float">
            <text:p>0.782399923471748</text:p>
          </table:table-cell>
          <table:table-cell office:value-type="float" office:value="0.812144313380285" calcext:value-type="float">
            <text:p>0.812144313380285</text:p>
          </table:table-cell>
          <table:table-cell office:value-type="float" office:value="0.823214028714864" calcext:value-type="float">
            <text:p>0.823214028714864</text:p>
          </table:table-cell>
          <table:table-cell office:value-type="float" office:value="0.9905" calcext:value-type="float">
            <text:p>0.99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83739851667126" calcext:value-type="float">
            <text:p>0.683739851667126</text:p>
          </table:table-cell>
          <table:table-cell office:value-type="float" office:value="0.696679948257523" calcext:value-type="float">
            <text:p>0.696679948257523</text:p>
          </table:table-cell>
          <table:table-cell office:value-type="float" office:value="0.674243426006528" calcext:value-type="float">
            <text:p>0.674243426006528</text:p>
          </table:table-cell>
          <table:table-cell office:value-type="float" office:value="0.822411593872264" calcext:value-type="float">
            <text:p>0.822411593872264</text:p>
          </table:table-cell>
          <table:table-cell office:value-type="float" office:value="0.882" calcext:value-type="float">
            <text:p>0.882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8_4_occlusion</text:p>
          </table:table-cell>
          <table:table-cell office:value-type="float" office:value="0.62910853770269" calcext:value-type="float">
            <text:p>0.62910853770269</text:p>
          </table:table-cell>
          <table:table-cell office:value-type="float" office:value="0.761743566101901" calcext:value-type="float">
            <text:p>0.761743566101901</text:p>
          </table:table-cell>
          <table:table-cell office:value-type="float" office:value="0.520292146277318" calcext:value-type="float">
            <text:p>0.520292146277318</text:p>
          </table:table-cell>
          <table:table-cell office:value-type="float" office:value="0.811306069775224" calcext:value-type="float">
            <text:p>0.811306069775224</text:p>
          </table:table-cell>
          <table:table-cell office:value-type="float" office:value="0.986" calcext:value-type="float">
            <text:p>0.98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89816538720495" calcext:value-type="float">
            <text:p>0.789816538720495</text:p>
          </table:table-cell>
          <table:table-cell office:value-type="float" office:value="0.777806968884938" calcext:value-type="float">
            <text:p>0.777806968884938</text:p>
          </table:table-cell>
          <table:table-cell office:value-type="float" office:value="0.805506952566721" calcext:value-type="float">
            <text:p>0.805506952566721</text:p>
          </table:table-cell>
          <table:table-cell office:value-type="float" office:value="0.821403441035804" calcext:value-type="float">
            <text:p>0.821403441035804</text:p>
          </table:table-cell>
          <table:table-cell office:value-type="float" office:value="0.991" calcext:value-type="float">
            <text:p>0.9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615188430965913" calcext:value-type="float">
            <text:p>0.615188430965913</text:p>
          </table:table-cell>
          <table:table-cell office:value-type="float" office:value="0.692498180157348" calcext:value-type="float">
            <text:p>0.692498180157348</text:p>
          </table:table-cell>
          <table:table-cell office:value-type="float" office:value="0.550569846521032" calcext:value-type="float">
            <text:p>0.550569846521032</text:p>
          </table:table-cell>
          <table:table-cell office:value-type="float" office:value="0.820899128902817" calcext:value-type="float">
            <text:p>0.820899128902817</text:p>
          </table:table-cell>
          <table:table-cell office:value-type="float" office:value="0.8605" calcext:value-type="float">
            <text:p>0.860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emniscate_8_8_occlusion</text:p>
          </table:table-cell>
          <table:table-cell office:value-type="float" office:value="0.644594063709561" calcext:value-type="float">
            <text:p>0.644594063709561</text:p>
          </table:table-cell>
          <table:table-cell office:value-type="float" office:value="0.760687342020758" calcext:value-type="float">
            <text:p>0.760687342020758</text:p>
          </table:table-cell>
          <table:table-cell office:value-type="float" office:value="0.546645913131778" calcext:value-type="float">
            <text:p>0.546645913131778</text:p>
          </table:table-cell>
          <table:table-cell office:value-type="float" office:value="0.810883433529765" calcext:value-type="float">
            <text:p>0.810883433529765</text:p>
          </table:table-cell>
          <table:table-cell office:value-type="float" office:value="0.987" calcext:value-type="float">
            <text:p>0.98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784700540483919" calcext:value-type="float">
            <text:p>0.784700540483919</text:p>
          </table:table-cell>
          <table:table-cell office:value-type="float" office:value="0.774288997727053" calcext:value-type="float">
            <text:p>0.774288997727053</text:p>
          </table:table-cell>
          <table:table-cell office:value-type="float" office:value="0.79827011805515" calcext:value-type="float">
            <text:p>0.79827011805515</text:p>
          </table:table-cell>
          <table:table-cell office:value-type="float" office:value="0.819624159260196" calcext:value-type="float">
            <text:p>0.819624159260196</text:p>
          </table:table-cell>
          <table:table-cell office:value-type="float" office:value="0.99" calcext:value-type="float">
            <text:p>0.9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667648116996903" calcext:value-type="float">
            <text:p>0.667648116996903</text:p>
          </table:table-cell>
          <table:table-cell office:value-type="float" office:value="0.686776941326619" calcext:value-type="float">
            <text:p>0.686776941326619</text:p>
          </table:table-cell>
          <table:table-cell office:value-type="float" office:value="0.652240759769121" calcext:value-type="float">
            <text:p>0.652240759769121</text:p>
          </table:table-cell>
          <table:table-cell office:value-type="float" office:value="0.820517673040195" calcext:value-type="float">
            <text:p>0.820517673040195</text:p>
          </table:table-cell>
          <table:table-cell office:value-type="float" office:value="0.8695" calcext:value-type="float">
            <text:p>0.869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0_occlusion</text:p>
          </table:table-cell>
          <table:table-cell office:value-type="float" office:value="0.68170960403498" calcext:value-type="float">
            <text:p>0.68170960403498</text:p>
          </table:table-cell>
          <table:table-cell office:value-type="float" office:value="0.752752578822329" calcext:value-type="float">
            <text:p>0.752752578822329</text:p>
          </table:table-cell>
          <table:table-cell office:value-type="float" office:value="0.6263916528988" calcext:value-type="float">
            <text:p>0.6263916528988</text:p>
          </table:table-cell>
          <table:table-cell office:value-type="float" office:value="0.838958194846986" calcext:value-type="float">
            <text:p>0.838958194846986</text:p>
          </table:table-cell>
          <table:table-cell office:value-type="float" office:value="0.919767441860465" calcext:value-type="float">
            <text:p>0.9197674418604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745739508989556" calcext:value-type="float">
            <text:p>0.745739508989556</text:p>
          </table:table-cell>
          <table:table-cell office:value-type="float" office:value="0.739936954113458" calcext:value-type="float">
            <text:p>0.739936954113458</text:p>
          </table:table-cell>
          <table:table-cell office:value-type="float" office:value="0.759462881591547" calcext:value-type="float">
            <text:p>0.759462881591547</text:p>
          </table:table-cell>
          <table:table-cell office:value-type="float" office:value="0.837334845578184" calcext:value-type="float">
            <text:p>0.837334845578184</text:p>
          </table:table-cell>
          <table:table-cell office:value-type="float" office:value="0.909883720930232" calcext:value-type="float">
            <text:p>0.90988372093023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62353646012439" calcext:value-type="float">
            <text:p>0.762353646012439</text:p>
          </table:table-cell>
          <table:table-cell office:value-type="float" office:value="0.748683322836711" calcext:value-type="float">
            <text:p>0.748683322836711</text:p>
          </table:table-cell>
          <table:table-cell office:value-type="float" office:value="0.785595561224936" calcext:value-type="float">
            <text:p>0.785595561224936</text:p>
          </table:table-cell>
          <table:table-cell office:value-type="float" office:value="0.849788237241923" calcext:value-type="float">
            <text:p>0.849788237241923</text:p>
          </table:table-cell>
          <table:table-cell office:value-type="float" office:value="0.905232558139535" calcext:value-type="float">
            <text:p>0.90523255813953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4_occlusion</text:p>
          </table:table-cell>
          <table:table-cell office:value-type="float" office:value="0.687353286302937" calcext:value-type="float">
            <text:p>0.687353286302937</text:p>
          </table:table-cell>
          <table:table-cell office:value-type="float" office:value="0.760488814648522" calcext:value-type="float">
            <text:p>0.760488814648522</text:p>
          </table:table-cell>
          <table:table-cell office:value-type="float" office:value="0.628369392124725" calcext:value-type="float">
            <text:p>0.628369392124725</text:p>
          </table:table-cell>
          <table:table-cell office:value-type="float" office:value="0.839122954116659" calcext:value-type="float">
            <text:p>0.839122954116659</text:p>
          </table:table-cell>
          <table:table-cell office:value-type="float" office:value="0.926701570680628" calcext:value-type="float">
            <text:p>0.9267015706806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47235711240917" calcext:value-type="float">
            <text:p>0.747235711240917</text:p>
          </table:table-cell>
          <table:table-cell office:value-type="float" office:value="0.743015246371987" calcext:value-type="float">
            <text:p>0.743015246371987</text:p>
          </table:table-cell>
          <table:table-cell office:value-type="float" office:value="0.758520556080747" calcext:value-type="float">
            <text:p>0.758520556080747</text:p>
          </table:table-cell>
          <table:table-cell office:value-type="float" office:value="0.834817413884447" calcext:value-type="float">
            <text:p>0.834817413884447</text:p>
          </table:table-cell>
          <table:table-cell office:value-type="float" office:value="0.912739965095986" calcext:value-type="float">
            <text:p>0.9127399650959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59400426746883" calcext:value-type="float">
            <text:p>0.759400426746883</text:p>
          </table:table-cell>
          <table:table-cell office:value-type="float" office:value="0.744967638911245" calcext:value-type="float">
            <text:p>0.744967638911245</text:p>
          </table:table-cell>
          <table:table-cell office:value-type="float" office:value="0.783735835539477" calcext:value-type="float">
            <text:p>0.783735835539477</text:p>
          </table:table-cell>
          <table:table-cell office:value-type="float" office:value="0.849395163182845" calcext:value-type="float">
            <text:p>0.849395163182845</text:p>
          </table:table-cell>
          <table:table-cell office:value-type="float" office:value="0.897033158813263" calcext:value-type="float">
            <text:p>0.89703315881326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8_occlusion</text:p>
          </table:table-cell>
          <table:table-cell office:value-type="float" office:value="0.668964627433471" calcext:value-type="float">
            <text:p>0.668964627433471</text:p>
          </table:table-cell>
          <table:table-cell office:value-type="float" office:value="0.751831416929387" calcext:value-type="float">
            <text:p>0.751831416929387</text:p>
          </table:table-cell>
          <table:table-cell office:value-type="float" office:value="0.601590298279233" calcext:value-type="float">
            <text:p>0.601590298279233</text:p>
          </table:table-cell>
          <table:table-cell office:value-type="float" office:value="0.836855977997791" calcext:value-type="float">
            <text:p>0.836855977997791</text:p>
          </table:table-cell>
          <table:table-cell office:value-type="float" office:value="0.919720767888307" calcext:value-type="float">
            <text:p>0.91972076788830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22671697911188" calcext:value-type="float">
            <text:p>0.722671697911188</text:p>
          </table:table-cell>
          <table:table-cell office:value-type="float" office:value="0.745216611902745" calcext:value-type="float">
            <text:p>0.745216611902745</text:p>
          </table:table-cell>
          <table:table-cell office:value-type="float" office:value="0.706551160267918" calcext:value-type="float">
            <text:p>0.706551160267918</text:p>
          </table:table-cell>
          <table:table-cell office:value-type="float" office:value="0.835633098031869" calcext:value-type="float">
            <text:p>0.835633098031869</text:p>
          </table:table-cell>
          <table:table-cell office:value-type="float" office:value="0.910994764397906" calcext:value-type="float">
            <text:p>0.9109947643979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7102247359335" calcext:value-type="float">
            <text:p>0.757102247359335</text:p>
          </table:table-cell>
          <table:table-cell office:value-type="float" office:value="0.742406219965521" calcext:value-type="float">
            <text:p>0.742406219965521</text:p>
          </table:table-cell>
          <table:table-cell office:value-type="float" office:value="0.779793599224046" calcext:value-type="float">
            <text:p>0.779793599224046</text:p>
          </table:table-cell>
          <table:table-cell office:value-type="float" office:value="0.847801461392312" calcext:value-type="float">
            <text:p>0.847801461392312</text:p>
          </table:table-cell>
          <table:table-cell office:value-type="float" office:value="0.900523560209424" calcext:value-type="float">
            <text:p>0.900523560209424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0_occlusion</text:p>
          </table:table-cell>
          <table:table-cell office:value-type="float" office:value="0.658900551146577" calcext:value-type="float">
            <text:p>0.658900551146577</text:p>
          </table:table-cell>
          <table:table-cell office:value-type="float" office:value="0.752631190681436" calcext:value-type="float">
            <text:p>0.752631190681436</text:p>
          </table:table-cell>
          <table:table-cell office:value-type="float" office:value="0.586002686949668" calcext:value-type="float">
            <text:p>0.586002686949668</text:p>
          </table:table-cell>
          <table:table-cell office:value-type="float" office:value="0.839677153171685" calcext:value-type="float">
            <text:p>0.839677153171685</text:p>
          </table:table-cell>
          <table:table-cell office:value-type="float" office:value="0.913372093023256" calcext:value-type="float">
            <text:p>0.913372093023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4936103277345" calcext:value-type="float">
            <text:p>0.74936103277345</text:p>
          </table:table-cell>
          <table:table-cell office:value-type="float" office:value="0.745074313262863" calcext:value-type="float">
            <text:p>0.745074313262863</text:p>
          </table:table-cell>
          <table:table-cell office:value-type="float" office:value="0.760823469329316" calcext:value-type="float">
            <text:p>0.760823469329316</text:p>
          </table:table-cell>
          <table:table-cell office:value-type="float" office:value="0.836411271782213" calcext:value-type="float">
            <text:p>0.836411271782213</text:p>
          </table:table-cell>
          <table:table-cell office:value-type="float" office:value="0.916860465116279" calcext:value-type="float">
            <text:p>0.916860465116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64591303910439" calcext:value-type="float">
            <text:p>0.764591303910439</text:p>
          </table:table-cell>
          <table:table-cell office:value-type="float" office:value="0.75161364537286" calcext:value-type="float">
            <text:p>0.75161364537286</text:p>
          </table:table-cell>
          <table:table-cell office:value-type="float" office:value="0.784519123967585" calcext:value-type="float">
            <text:p>0.784519123967585</text:p>
          </table:table-cell>
          <table:table-cell office:value-type="float" office:value="0.852510098806108" calcext:value-type="float">
            <text:p>0.852510098806108</text:p>
          </table:table-cell>
          <table:table-cell office:value-type="float" office:value="0.902906976744186" calcext:value-type="float">
            <text:p>0.90290697674418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4_occlusion</text:p>
          </table:table-cell>
          <table:table-cell office:value-type="float" office:value="0.66799691689238" calcext:value-type="float">
            <text:p>0.66799691689238</text:p>
          </table:table-cell>
          <table:table-cell office:value-type="float" office:value="0.759742745486261" calcext:value-type="float">
            <text:p>0.759742745486261</text:p>
          </table:table-cell>
          <table:table-cell office:value-type="float" office:value="0.594762562209901" calcext:value-type="float">
            <text:p>0.594762562209901</text:p>
          </table:table-cell>
          <table:table-cell office:value-type="float" office:value="0.839332957708794" calcext:value-type="float">
            <text:p>0.839332957708794</text:p>
          </table:table-cell>
          <table:table-cell office:value-type="float" office:value="0.914485165794066" calcext:value-type="float">
            <text:p>0.91448516579406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55058231320615" calcext:value-type="float">
            <text:p>0.755058231320615</text:p>
          </table:table-cell>
          <table:table-cell office:value-type="float" office:value="0.749239963404169" calcext:value-type="float">
            <text:p>0.749239963404169</text:p>
          </table:table-cell>
          <table:table-cell office:value-type="float" office:value="0.7667802617495" calcext:value-type="float">
            <text:p>0.7667802617495</text:p>
          </table:table-cell>
          <table:table-cell office:value-type="float" office:value="0.836622658539721" calcext:value-type="float">
            <text:p>0.836622658539721</text:p>
          </table:table-cell>
          <table:table-cell office:value-type="float" office:value="0.91390343222804" calcext:value-type="float">
            <text:p>0.913903432228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758642516682221" calcext:value-type="float">
            <text:p>0.758642516682221</text:p>
          </table:table-cell>
          <table:table-cell office:value-type="float" office:value="0.744385745864336" calcext:value-type="float">
            <text:p>0.744385745864336</text:p>
          </table:table-cell>
          <table:table-cell office:value-type="float" office:value="0.780254405287216" calcext:value-type="float">
            <text:p>0.780254405287216</text:p>
          </table:table-cell>
          <table:table-cell office:value-type="float" office:value="0.852381028986374" calcext:value-type="float">
            <text:p>0.852381028986374</text:p>
          </table:table-cell>
          <table:table-cell office:value-type="float" office:value="0.89412449098313" calcext:value-type="float">
            <text:p>0.8941244909831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8_occlusion</text:p>
          </table:table-cell>
          <table:table-cell office:value-type="float" office:value="0.655224751327597" calcext:value-type="float">
            <text:p>0.655224751327597</text:p>
          </table:table-cell>
          <table:table-cell office:value-type="float" office:value="0.749597043782564" calcext:value-type="float">
            <text:p>0.749597043782564</text:p>
          </table:table-cell>
          <table:table-cell office:value-type="float" office:value="0.579208806978754" calcext:value-type="float">
            <text:p>0.579208806978754</text:p>
          </table:table-cell>
          <table:table-cell office:value-type="float" office:value="0.836859104702248" calcext:value-type="float">
            <text:p>0.836859104702248</text:p>
          </table:table-cell>
          <table:table-cell office:value-type="float" office:value="0.91564863292612" calcext:value-type="float">
            <text:p>0.915648632926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52334063719933" calcext:value-type="float">
            <text:p>0.752334063719933</text:p>
          </table:table-cell>
          <table:table-cell office:value-type="float" office:value="0.74671899081426" calcext:value-type="float">
            <text:p>0.74671899081426</text:p>
          </table:table-cell>
          <table:table-cell office:value-type="float" office:value="0.762763574807946" calcext:value-type="float">
            <text:p>0.762763574807946</text:p>
          </table:table-cell>
          <table:table-cell office:value-type="float" office:value="0.836777152804506" calcext:value-type="float">
            <text:p>0.836777152804506</text:p>
          </table:table-cell>
          <table:table-cell office:value-type="float" office:value="0.918557300756254" calcext:value-type="float">
            <text:p>0.9185573007562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8351801770765" calcext:value-type="float">
            <text:p>0.758351801770765</text:p>
          </table:table-cell>
          <table:table-cell office:value-type="float" office:value="0.743910929693347" calcext:value-type="float">
            <text:p>0.743910929693347</text:p>
          </table:table-cell>
          <table:table-cell office:value-type="float" office:value="0.778922433900167" calcext:value-type="float">
            <text:p>0.778922433900167</text:p>
          </table:table-cell>
          <table:table-cell office:value-type="float" office:value="0.850287892040537" calcext:value-type="float">
            <text:p>0.850287892040537</text:p>
          </table:table-cell>
          <table:table-cell office:value-type="float" office:value="0.899941826643397" calcext:value-type="float">
            <text:p>0.89994182664339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0_occlusion</text:p>
          </table:table-cell>
          <table:table-cell office:value-type="float" office:value="0.65284812520293" calcext:value-type="float">
            <text:p>0.65284812520293</text:p>
          </table:table-cell>
          <table:table-cell office:value-type="float" office:value="0.759819806408467" calcext:value-type="float">
            <text:p>0.759819806408467</text:p>
          </table:table-cell>
          <table:table-cell office:value-type="float" office:value="0.570007782745482" calcext:value-type="float">
            <text:p>0.570007782745482</text:p>
          </table:table-cell>
          <table:table-cell office:value-type="float" office:value="0.839882108134514" calcext:value-type="float">
            <text:p>0.839882108134514</text:p>
          </table:table-cell>
          <table:table-cell office:value-type="float" office:value="0.918604651162791" calcext:value-type="float">
            <text:p>0.9186046511627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55104172755237" calcext:value-type="float">
            <text:p>0.755104172755237</text:p>
          </table:table-cell>
          <table:table-cell office:value-type="float" office:value="0.746293236968932" calcext:value-type="float">
            <text:p>0.746293236968932</text:p>
          </table:table-cell>
          <table:table-cell office:value-type="float" office:value="0.770127309058572" calcext:value-type="float">
            <text:p>0.770127309058572</text:p>
          </table:table-cell>
          <table:table-cell office:value-type="float" office:value="0.833751303388477" calcext:value-type="float">
            <text:p>0.833751303388477</text:p>
          </table:table-cell>
          <table:table-cell office:value-type="float" office:value="0.920348837209302" calcext:value-type="float">
            <text:p>0.9203488372093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65214348689179" calcext:value-type="float">
            <text:p>0.765214348689179</text:p>
          </table:table-cell>
          <table:table-cell office:value-type="float" office:value="0.752180786402953" calcext:value-type="float">
            <text:p>0.752180786402953</text:p>
          </table:table-cell>
          <table:table-cell office:value-type="float" office:value="0.784437488084359" calcext:value-type="float">
            <text:p>0.784437488084359</text:p>
          </table:table-cell>
          <table:table-cell office:value-type="float" office:value="0.85361853253963" calcext:value-type="float">
            <text:p>0.85361853253963</text:p>
          </table:table-cell>
          <table:table-cell office:value-type="float" office:value="0.901744186046512" calcext:value-type="float">
            <text:p>0.901744186046512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4_occlusion</text:p>
          </table:table-cell>
          <table:table-cell office:value-type="float" office:value="0.672965752923465" calcext:value-type="float">
            <text:p>0.672965752923465</text:p>
          </table:table-cell>
          <table:table-cell office:value-type="float" office:value="0.748596092765474" calcext:value-type="float">
            <text:p>0.748596092765474</text:p>
          </table:table-cell>
          <table:table-cell office:value-type="float" office:value="0.611380949935639" calcext:value-type="float">
            <text:p>0.611380949935639</text:p>
          </table:table-cell>
          <table:table-cell office:value-type="float" office:value="0.838659603666189" calcext:value-type="float">
            <text:p>0.838659603666189</text:p>
          </table:table-cell>
          <table:table-cell office:value-type="float" office:value="0.915066899360093" calcext:value-type="float">
            <text:p>0.91506689936009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49525113330274" calcext:value-type="float">
            <text:p>0.749525113330274</text:p>
          </table:table-cell>
          <table:table-cell office:value-type="float" office:value="0.755143243641132" calcext:value-type="float">
            <text:p>0.755143243641132</text:p>
          </table:table-cell>
          <table:table-cell office:value-type="float" office:value="0.749574035692118" calcext:value-type="float">
            <text:p>0.749574035692118</text:p>
          </table:table-cell>
          <table:table-cell office:value-type="float" office:value="0.834293213583038" calcext:value-type="float">
            <text:p>0.834293213583038</text:p>
          </table:table-cell>
          <table:table-cell office:value-type="float" office:value="0.923792902850494" calcext:value-type="float">
            <text:p>0.9237929028504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61896449053935" calcext:value-type="float">
            <text:p>0.761896449053935</text:p>
          </table:table-cell>
          <table:table-cell office:value-type="float" office:value="0.749898458607357" calcext:value-type="float">
            <text:p>0.749898458607357</text:p>
          </table:table-cell>
          <table:table-cell office:value-type="float" office:value="0.779536351764915" calcext:value-type="float">
            <text:p>0.779536351764915</text:p>
          </table:table-cell>
          <table:table-cell office:value-type="float" office:value="0.852309351881481" calcext:value-type="float">
            <text:p>0.852309351881481</text:p>
          </table:table-cell>
          <table:table-cell office:value-type="float" office:value="0.902268760907504" calcext:value-type="float">
            <text:p>0.902268760907504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8_occlusion</text:p>
          </table:table-cell>
          <table:table-cell office:value-type="float" office:value="0.673154960203784" calcext:value-type="float">
            <text:p>0.673154960203784</text:p>
          </table:table-cell>
          <table:table-cell office:value-type="float" office:value="0.750900268643243" calcext:value-type="float">
            <text:p>0.750900268643243</text:p>
          </table:table-cell>
          <table:table-cell office:value-type="float" office:value="0.608789145702675" calcext:value-type="float">
            <text:p>0.608789145702675</text:p>
          </table:table-cell>
          <table:table-cell office:value-type="float" office:value="0.836559267896902" calcext:value-type="float">
            <text:p>0.836559267896902</text:p>
          </table:table-cell>
          <table:table-cell office:value-type="float" office:value="0.922093023255814" calcext:value-type="float">
            <text:p>0.9220930232558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744824856931389" calcext:value-type="float">
            <text:p>0.744824856931389</text:p>
          </table:table-cell>
          <table:table-cell office:value-type="float" office:value="0.741617822661839" calcext:value-type="float">
            <text:p>0.741617822661839</text:p>
          </table:table-cell>
          <table:table-cell office:value-type="float" office:value="0.753180176930761" calcext:value-type="float">
            <text:p>0.753180176930761</text:p>
          </table:table-cell>
          <table:table-cell office:value-type="float" office:value="0.832648124646484" calcext:value-type="float">
            <text:p>0.832648124646484</text:p>
          </table:table-cell>
          <table:table-cell office:value-type="float" office:value="0.917441860465116" calcext:value-type="float">
            <text:p>0.9174418604651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3580773256416" calcext:value-type="float">
            <text:p>0.753580773256416</text:p>
          </table:table-cell>
          <table:table-cell office:value-type="float" office:value="0.741411803701787" calcext:value-type="float">
            <text:p>0.741411803701787</text:p>
          </table:table-cell>
          <table:table-cell office:value-type="float" office:value="0.770728261825285" calcext:value-type="float">
            <text:p>0.770728261825285</text:p>
          </table:table-cell>
          <table:table-cell office:value-type="float" office:value="0.850475764598152" calcext:value-type="float">
            <text:p>0.850475764598152</text:p>
          </table:table-cell>
          <table:table-cell office:value-type="float" office:value="0.894186046511628" calcext:value-type="float">
            <text:p>0.89418604651162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0_occlusion</text:p>
          </table:table-cell>
          <table:table-cell office:value-type="float" office:value="0.646373096413616" calcext:value-type="float">
            <text:p>0.646373096413616</text:p>
          </table:table-cell>
          <table:table-cell office:value-type="float" office:value="0.740538154189883" calcext:value-type="float">
            <text:p>0.740538154189883</text:p>
          </table:table-cell>
          <table:table-cell office:value-type="float" office:value="0.571573936891114" calcext:value-type="float">
            <text:p>0.571573936891114</text:p>
          </table:table-cell>
          <table:table-cell office:value-type="float" office:value="0.832595946224823" calcext:value-type="float">
            <text:p>0.832595946224823</text:p>
          </table:table-cell>
          <table:table-cell office:value-type="float" office:value="0.905164319248826" calcext:value-type="float">
            <text:p>0.9051643192488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40233086476672" calcext:value-type="float">
            <text:p>0.740233086476672</text:p>
          </table:table-cell>
          <table:table-cell office:value-type="float" office:value="0.743685836621302" calcext:value-type="float">
            <text:p>0.743685836621302</text:p>
          </table:table-cell>
          <table:table-cell office:value-type="float" office:value="0.746433318169019" calcext:value-type="float">
            <text:p>0.746433318169019</text:p>
          </table:table-cell>
          <table:table-cell office:value-type="float" office:value="0.837168135649369" calcext:value-type="float">
            <text:p>0.837168135649369</text:p>
          </table:table-cell>
          <table:table-cell office:value-type="float" office:value="0.908450704225352" calcext:value-type="float">
            <text:p>0.90845070422535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690844946753908" calcext:value-type="float">
            <text:p>0.690844946753908</text:p>
          </table:table-cell>
          <table:table-cell office:value-type="float" office:value="0.741167604528447" calcext:value-type="float">
            <text:p>0.741167604528447</text:p>
          </table:table-cell>
          <table:table-cell office:value-type="float" office:value="0.64986498899959" calcext:value-type="float">
            <text:p>0.64986498899959</text:p>
          </table:table-cell>
          <table:table-cell office:value-type="float" office:value="0.849773705054713" calcext:value-type="float">
            <text:p>0.849773705054713</text:p>
          </table:table-cell>
          <table:table-cell office:value-type="float" office:value="0.886854460093897" calcext:value-type="float">
            <text:p>0.88685446009389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4_occlusion</text:p>
          </table:table-cell>
          <table:table-cell office:value-type="float" office:value="0.635826216115045" calcext:value-type="float">
            <text:p>0.635826216115045</text:p>
          </table:table-cell>
          <table:table-cell office:value-type="float" office:value="0.740474968524619" calcext:value-type="float">
            <text:p>0.740474968524619</text:p>
          </table:table-cell>
          <table:table-cell office:value-type="float" office:value="0.552192398511685" calcext:value-type="float">
            <text:p>0.552192398511685</text:p>
          </table:table-cell>
          <table:table-cell office:value-type="float" office:value="0.832411123380225" calcext:value-type="float">
            <text:p>0.832411123380225</text:p>
          </table:table-cell>
          <table:table-cell office:value-type="float" office:value="0.912165335838422" calcext:value-type="float">
            <text:p>0.9121653358384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3925547016427" calcext:value-type="float">
            <text:p>0.73925547016427</text:p>
          </table:table-cell>
          <table:table-cell office:value-type="float" office:value="0.743624671982027" calcext:value-type="float">
            <text:p>0.743624671982027</text:p>
          </table:table-cell>
          <table:table-cell office:value-type="float" office:value="0.742562396671207" calcext:value-type="float">
            <text:p>0.742562396671207</text:p>
          </table:table-cell>
          <table:table-cell office:value-type="float" office:value="0.837307735198729" calcext:value-type="float">
            <text:p>0.837307735198729</text:p>
          </table:table-cell>
          <table:table-cell office:value-type="float" office:value="0.904180366369187" calcext:value-type="float">
            <text:p>0.9041803663691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687908722518118" calcext:value-type="float">
            <text:p>0.687908722518118</text:p>
          </table:table-cell>
          <table:table-cell office:value-type="float" office:value="0.740159197416305" calcext:value-type="float">
            <text:p>0.740159197416305</text:p>
          </table:table-cell>
          <table:table-cell office:value-type="float" office:value="0.644961649505527" calcext:value-type="float">
            <text:p>0.644961649505527</text:p>
          </table:table-cell>
          <table:table-cell office:value-type="float" office:value="0.849779856432198" calcext:value-type="float">
            <text:p>0.849779856432198</text:p>
          </table:table-cell>
          <table:table-cell office:value-type="float" office:value="0.877407233442931" calcext:value-type="float">
            <text:p>0.87740723344293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8_occlusion</text:p>
          </table:table-cell>
          <table:table-cell office:value-type="float" office:value="0.63158935105882" calcext:value-type="float">
            <text:p>0.63158935105882</text:p>
          </table:table-cell>
          <table:table-cell office:value-type="float" office:value="0.736931700511313" calcext:value-type="float">
            <text:p>0.736931700511313</text:p>
          </table:table-cell>
          <table:table-cell office:value-type="float" office:value="0.546740170513136" calcext:value-type="float">
            <text:p>0.546740170513136</text:p>
          </table:table-cell>
          <table:table-cell office:value-type="float" office:value="0.829770757393327" calcext:value-type="float">
            <text:p>0.829770757393327</text:p>
          </table:table-cell>
          <table:table-cell office:value-type="float" office:value="0.914044152184124" calcext:value-type="float">
            <text:p>0.9140441521841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69630294428386" calcext:value-type="float">
            <text:p>0.69630294428386</text:p>
          </table:table-cell>
          <table:table-cell office:value-type="float" office:value="0.738153969352759" calcext:value-type="float">
            <text:p>0.738153969352759</text:p>
          </table:table-cell>
          <table:table-cell office:value-type="float" office:value="0.661704415069751" calcext:value-type="float">
            <text:p>0.661704415069751</text:p>
          </table:table-cell>
          <table:table-cell office:value-type="float" office:value="0.836070689755043" calcext:value-type="float">
            <text:p>0.836070689755043</text:p>
          </table:table-cell>
          <table:table-cell office:value-type="float" office:value="0.904650070455613" calcext:value-type="float">
            <text:p>0.9046500704556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7373321382669" calcext:value-type="float">
            <text:p>0.67373321382669</text:p>
          </table:table-cell>
          <table:table-cell office:value-type="float" office:value="0.741734968755858" calcext:value-type="float">
            <text:p>0.741734968755858</text:p>
          </table:table-cell>
          <table:table-cell office:value-type="float" office:value="0.616219859910387" calcext:value-type="float">
            <text:p>0.616219859910387</text:p>
          </table:table-cell>
          <table:table-cell office:value-type="float" office:value="0.848895764277138" calcext:value-type="float">
            <text:p>0.848895764277138</text:p>
          </table:table-cell>
          <table:table-cell office:value-type="float" office:value="0.873179896665101" calcext:value-type="float">
            <text:p>0.87317989666510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0_occlusion</text:p>
          </table:table-cell>
          <table:table-cell office:value-type="float" office:value="0.658291284696934" calcext:value-type="float">
            <text:p>0.658291284696934</text:p>
          </table:table-cell>
          <table:table-cell office:value-type="float" office:value="0.747621325867361" calcext:value-type="float">
            <text:p>0.747621325867361</text:p>
          </table:table-cell>
          <table:table-cell office:value-type="float" office:value="0.585808359313534" calcext:value-type="float">
            <text:p>0.585808359313534</text:p>
          </table:table-cell>
          <table:table-cell office:value-type="float" office:value="0.83645640145215" calcext:value-type="float">
            <text:p>0.83645640145215</text:p>
          </table:table-cell>
          <table:table-cell office:value-type="float" office:value="0.911267605633803" calcext:value-type="float">
            <text:p>0.9112676056338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02937645837384" calcext:value-type="float">
            <text:p>0.702937645837384</text:p>
          </table:table-cell>
          <table:table-cell office:value-type="float" office:value="0.743303656719353" calcext:value-type="float">
            <text:p>0.743303656719353</text:p>
          </table:table-cell>
          <table:table-cell office:value-type="float" office:value="0.670796368291508" calcext:value-type="float">
            <text:p>0.670796368291508</text:p>
          </table:table-cell>
          <table:table-cell office:value-type="float" office:value="0.838985826830779" calcext:value-type="float">
            <text:p>0.838985826830779</text:p>
          </table:table-cell>
          <table:table-cell office:value-type="float" office:value="0.909389671361502" calcext:value-type="float">
            <text:p>0.9093896713615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9124876081718" calcext:value-type="float">
            <text:p>0.69124876081718</text:p>
          </table:table-cell>
          <table:table-cell office:value-type="float" office:value="0.741819259448115" calcext:value-type="float">
            <text:p>0.741819259448115</text:p>
          </table:table-cell>
          <table:table-cell office:value-type="float" office:value="0.64899750503164" calcext:value-type="float">
            <text:p>0.64899750503164</text:p>
          </table:table-cell>
          <table:table-cell office:value-type="float" office:value="0.852258348627539" calcext:value-type="float">
            <text:p>0.852258348627539</text:p>
          </table:table-cell>
          <table:table-cell office:value-type="float" office:value="0.88169014084507" calcext:value-type="float">
            <text:p>0.8816901408450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4_occlusion</text:p>
          </table:table-cell>
          <table:table-cell office:value-type="float" office:value="0.645746460475462" calcext:value-type="float">
            <text:p>0.645746460475462</text:p>
          </table:table-cell>
          <table:table-cell office:value-type="float" office:value="0.739577785564356" calcext:value-type="float">
            <text:p>0.739577785564356</text:p>
          </table:table-cell>
          <table:table-cell office:value-type="float" office:value="0.569983036396256" calcext:value-type="float">
            <text:p>0.569983036396256</text:p>
          </table:table-cell>
          <table:table-cell office:value-type="float" office:value="0.834289341368618" calcext:value-type="float">
            <text:p>0.834289341368618</text:p>
          </table:table-cell>
          <table:table-cell office:value-type="float" office:value="0.915492957746479" calcext:value-type="float">
            <text:p>0.91549295774647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39654991745034" calcext:value-type="float">
            <text:p>0.739654991745034</text:p>
          </table:table-cell>
          <table:table-cell office:value-type="float" office:value="0.743461512802831" calcext:value-type="float">
            <text:p>0.743461512802831</text:p>
          </table:table-cell>
          <table:table-cell office:value-type="float" office:value="0.74270149546417" calcext:value-type="float">
            <text:p>0.74270149546417</text:p>
          </table:table-cell>
          <table:table-cell office:value-type="float" office:value="0.839111900484148" calcext:value-type="float">
            <text:p>0.839111900484148</text:p>
          </table:table-cell>
          <table:table-cell office:value-type="float" office:value="0.906572769953052" calcext:value-type="float">
            <text:p>0.9065727699530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2348502879377" calcext:value-type="float">
            <text:p>0.72348502879377</text:p>
          </table:table-cell>
          <table:table-cell office:value-type="float" office:value="0.743977697204054" calcext:value-type="float">
            <text:p>0.743977697204054</text:p>
          </table:table-cell>
          <table:table-cell office:value-type="float" office:value="0.711759497425003" calcext:value-type="float">
            <text:p>0.711759497425003</text:p>
          </table:table-cell>
          <table:table-cell office:value-type="float" office:value="0.852679858945099" calcext:value-type="float">
            <text:p>0.852679858945099</text:p>
          </table:table-cell>
          <table:table-cell office:value-type="float" office:value="0.881220657276995" calcext:value-type="float">
            <text:p>0.881220657276995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8_occlusion</text:p>
          </table:table-cell>
          <table:table-cell office:value-type="float" office:value="0.64207838667814" calcext:value-type="float">
            <text:p>0.64207838667814</text:p>
          </table:table-cell>
          <table:table-cell office:value-type="float" office:value="0.741782516690516" calcext:value-type="float">
            <text:p>0.741782516690516</text:p>
          </table:table-cell>
          <table:table-cell office:value-type="float" office:value="0.560634017134932" calcext:value-type="float">
            <text:p>0.560634017134932</text:p>
          </table:table-cell>
          <table:table-cell office:value-type="float" office:value="0.834039872548518" calcext:value-type="float">
            <text:p>0.834039872548518</text:p>
          </table:table-cell>
          <table:table-cell office:value-type="float" office:value="0.913963328631876" calcext:value-type="float">
            <text:p>0.9139633286318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735489765927494" calcext:value-type="float">
            <text:p>0.735489765927494</text:p>
          </table:table-cell>
          <table:table-cell office:value-type="float" office:value="0.742451291328144" calcext:value-type="float">
            <text:p>0.742451291328144</text:p>
          </table:table-cell>
          <table:table-cell office:value-type="float" office:value="0.733558714276481" calcext:value-type="float">
            <text:p>0.733558714276481</text:p>
          </table:table-cell>
          <table:table-cell office:value-type="float" office:value="0.836808350317366" calcext:value-type="float">
            <text:p>0.836808350317366</text:p>
          </table:table-cell>
          <table:table-cell office:value-type="float" office:value="0.905970850963799" calcext:value-type="float">
            <text:p>0.90597085096379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75774503916238" calcext:value-type="float">
            <text:p>0.675774503916238</text:p>
          </table:table-cell>
          <table:table-cell office:value-type="float" office:value="0.735845494551344" calcext:value-type="float">
            <text:p>0.735845494551344</text:p>
          </table:table-cell>
          <table:table-cell office:value-type="float" office:value="0.624633014620941" calcext:value-type="float">
            <text:p>0.624633014620941</text:p>
          </table:table-cell>
          <table:table-cell office:value-type="float" office:value="0.850286685766402" calcext:value-type="float">
            <text:p>0.850286685766402</text:p>
          </table:table-cell>
          <table:table-cell office:value-type="float" office:value="0.874941231781852" calcext:value-type="float">
            <text:p>0.87494123178185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0_occlusion</text:p>
          </table:table-cell>
          <table:table-cell office:value-type="float" office:value="0.673541357149793" calcext:value-type="float">
            <text:p>0.673541357149793</text:p>
          </table:table-cell>
          <table:table-cell office:value-type="float" office:value="0.749653487361409" calcext:value-type="float">
            <text:p>0.749653487361409</text:p>
          </table:table-cell>
          <table:table-cell office:value-type="float" office:value="0.610536341019147" calcext:value-type="float">
            <text:p>0.610536341019147</text:p>
          </table:table-cell>
          <table:table-cell office:value-type="float" office:value="0.837719392673197" calcext:value-type="float">
            <text:p>0.837719392673197</text:p>
          </table:table-cell>
          <table:table-cell office:value-type="float" office:value="0.923943661971831" calcext:value-type="float">
            <text:p>0.92394366197183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27140324129963" calcext:value-type="float">
            <text:p>0.727140324129963</text:p>
          </table:table-cell>
          <table:table-cell office:value-type="float" office:value="0.742945758115692" calcext:value-type="float">
            <text:p>0.742945758115692</text:p>
          </table:table-cell>
          <table:table-cell office:value-type="float" office:value="0.720360995993888" calcext:value-type="float">
            <text:p>0.720360995993888</text:p>
          </table:table-cell>
          <table:table-cell office:value-type="float" office:value="0.834916215003354" calcext:value-type="float">
            <text:p>0.834916215003354</text:p>
          </table:table-cell>
          <table:table-cell office:value-type="float" office:value="0.908920187793427" calcext:value-type="float">
            <text:p>0.9089201877934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707744633716774" calcext:value-type="float">
            <text:p>0.707744633716774</text:p>
          </table:table-cell>
          <table:table-cell office:value-type="float" office:value="0.750197632952826" calcext:value-type="float">
            <text:p>0.750197632952826</text:p>
          </table:table-cell>
          <table:table-cell office:value-type="float" office:value="0.672045181947405" calcext:value-type="float">
            <text:p>0.672045181947405</text:p>
          </table:table-cell>
          <table:table-cell office:value-type="float" office:value="0.853720249382569" calcext:value-type="float">
            <text:p>0.853720249382569</text:p>
          </table:table-cell>
          <table:table-cell office:value-type="float" office:value="0.889671361502347" calcext:value-type="float">
            <text:p>0.88967136150234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4_occlusion</text:p>
          </table:table-cell>
          <table:table-cell office:value-type="float" office:value="0.645238024197837" calcext:value-type="float">
            <text:p>0.645238024197837</text:p>
          </table:table-cell>
          <table:table-cell office:value-type="float" office:value="0.744667644568121" calcext:value-type="float">
            <text:p>0.744667644568121</text:p>
          </table:table-cell>
          <table:table-cell office:value-type="float" office:value="0.564026665476427" calcext:value-type="float">
            <text:p>0.564026665476427</text:p>
          </table:table-cell>
          <table:table-cell office:value-type="float" office:value="0.837133800818099" calcext:value-type="float">
            <text:p>0.837133800818099</text:p>
          </table:table-cell>
          <table:table-cell office:value-type="float" office:value="0.91451385627055" calcext:value-type="float">
            <text:p>0.9145138562705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71820408559483" calcext:value-type="float">
            <text:p>0.71820408559483</text:p>
          </table:table-cell>
          <table:table-cell office:value-type="float" office:value="0.73378531561825" calcext:value-type="float">
            <text:p>0.73378531561825</text:p>
          </table:table-cell>
          <table:table-cell office:value-type="float" office:value="0.709435122801943" calcext:value-type="float">
            <text:p>0.709435122801943</text:p>
          </table:table-cell>
          <table:table-cell office:value-type="float" office:value="0.836016739766347" calcext:value-type="float">
            <text:p>0.836016739766347</text:p>
          </table:table-cell>
          <table:table-cell office:value-type="float" office:value="0.903240958196336" calcext:value-type="float">
            <text:p>0.903240958196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684242933371208" calcext:value-type="float">
            <text:p>0.684242933371208</text:p>
          </table:table-cell>
          <table:table-cell office:value-type="float" office:value="0.750852598017887" calcext:value-type="float">
            <text:p>0.750852598017887</text:p>
          </table:table-cell>
          <table:table-cell office:value-type="float" office:value="0.628061178240764" calcext:value-type="float">
            <text:p>0.628061178240764</text:p>
          </table:table-cell>
          <table:table-cell office:value-type="float" office:value="0.854032974231993" calcext:value-type="float">
            <text:p>0.854032974231993</text:p>
          </table:table-cell>
          <table:table-cell office:value-type="float" office:value="0.882104274307186" calcext:value-type="float">
            <text:p>0.88210427430718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8_occlusion</text:p>
          </table:table-cell>
          <table:table-cell office:value-type="float" office:value="0.640180230436883" calcext:value-type="float">
            <text:p>0.640180230436883</text:p>
          </table:table-cell>
          <table:table-cell office:value-type="float" office:value="0.746711304393891" calcext:value-type="float">
            <text:p>0.746711304393891</text:p>
          </table:table-cell>
          <table:table-cell office:value-type="float" office:value="0.553494421304526" calcext:value-type="float">
            <text:p>0.553494421304526</text:p>
          </table:table-cell>
          <table:table-cell office:value-type="float" office:value="0.835187927034367" calcext:value-type="float">
            <text:p>0.835187927034367</text:p>
          </table:table-cell>
          <table:table-cell office:value-type="float" office:value="0.917801784875528" calcext:value-type="float">
            <text:p>0.9178017848755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26440994825188" calcext:value-type="float">
            <text:p>0.726440994825188</text:p>
          </table:table-cell>
          <table:table-cell office:value-type="float" office:value="0.739438970813926" calcext:value-type="float">
            <text:p>0.739438970813926</text:p>
          </table:table-cell>
          <table:table-cell office:value-type="float" office:value="0.720267054386874" calcext:value-type="float">
            <text:p>0.720267054386874</text:p>
          </table:table-cell>
          <table:table-cell office:value-type="float" office:value="0.835384919004617" calcext:value-type="float">
            <text:p>0.835384919004617</text:p>
          </table:table-cell>
          <table:table-cell office:value-type="float" office:value="0.910756223579145" calcext:value-type="float">
            <text:p>0.91075622357914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666330019666885" calcext:value-type="float">
            <text:p>0.666330019666885</text:p>
          </table:table-cell>
          <table:table-cell office:value-type="float" office:value="0.742150933794735" calcext:value-type="float">
            <text:p>0.742150933794735</text:p>
          </table:table-cell>
          <table:table-cell office:value-type="float" office:value="0.603256199667828" calcext:value-type="float">
            <text:p>0.603256199667828</text:p>
          </table:table-cell>
          <table:table-cell office:value-type="float" office:value="0.852487548916373" calcext:value-type="float">
            <text:p>0.852487548916373</text:p>
          </table:table-cell>
          <table:table-cell office:value-type="float" office:value="0.864725223109441" calcext:value-type="float">
            <text:p>0.86472522310944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0.622267130519785" calcext:value-type="float">
            <text:p>0.622267130519785</text:p>
          </table:table-cell>
          <table:table-cell office:value-type="float" office:value="0.757664498888182" calcext:value-type="float">
            <text:p>0.757664498888182</text:p>
          </table:table-cell>
          <table:table-cell office:value-type="float" office:value="0.516408373719979" calcext:value-type="float">
            <text:p>0.516408373719979</text:p>
          </table:table-cell>
          <table:table-cell office:value-type="float" office:value="0.825351945082193" calcext:value-type="float">
            <text:p>0.825351945082193</text:p>
          </table:table-cell>
          <table:table-cell office:value-type="float" office:value="0.947886765053527" calcext:value-type="float">
            <text:p>0.947886765053527</text:p>
          </table:table-cell>
          <table:table-cell office:value-type="float" office:value="2426" calcext:value-type="float">
            <text:p>2426</text:p>
          </table:table-cell>
          <table:table-cell/>
          <table:table-cell office:value-type="float" office:value="0.747911571748425" calcext:value-type="float">
            <text:p>0.747911571748425</text:p>
          </table:table-cell>
          <table:table-cell office:value-type="float" office:value="0.755442779659153" calcext:value-type="float">
            <text:p>0.755442779659153</text:p>
          </table:table-cell>
          <table:table-cell office:value-type="float" office:value="0.747909218640858" calcext:value-type="float">
            <text:p>0.747909218640858</text:p>
          </table:table-cell>
          <table:table-cell office:value-type="float" office:value="0.82704530375494" calcext:value-type="float">
            <text:p>0.82704530375494</text:p>
          </table:table-cell>
          <table:table-cell office:value-type="float" office:value="0.946704771875317" calcext:value-type="float">
            <text:p>0.94670477187531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0.695062794403502" calcext:value-type="float">
            <text:p>0.695062794403502</text:p>
          </table:table-cell>
          <table:table-cell office:value-type="float" office:value="0.714692001964067" calcext:value-type="float">
            <text:p>0.714692001964067</text:p>
          </table:table-cell>
          <table:table-cell office:value-type="float" office:value="0.681258211447406" calcext:value-type="float">
            <text:p>0.681258211447406</text:p>
          </table:table-cell>
          <table:table-cell office:value-type="float" office:value="0.837174437015053" calcext:value-type="float">
            <text:p>0.837174437015053</text:p>
          </table:table-cell>
          <table:table-cell office:value-type="float" office:value="0.874784708385397" calcext:value-type="float">
            <text:p>0.874784708385397</text:p>
          </table:table-cell>
          <table:table-cell office:value-type="float" office:value="1284" calcext:value-type="float">
            <text:p>128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0:53:34.503446647</meta:creation-date>
    <dc:date>2024-04-30T21:26:50.753200321</dc:date>
    <meta:editing-duration>PT23M</meta:editing-duration>
    <meta:editing-cycles>11</meta:editing-cycles>
    <meta:generator>LibreOffice/7.3.7.2$Linux_X86_64 LibreOffice_project/30$Build-2</meta:generator>
    <meta:document-statistic meta:table-count="1" meta:cell-count="4146" meta:object-count="0"/>
  </office:meta>
</office:document-meta>
</file>